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1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4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9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3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3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3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45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4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4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4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4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5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7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8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06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07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08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2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2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2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Text_20_body">
      <style:paragraph-properties fo:text-align="start" style:justify-single-word="false"/>
      <style:text-properties officeooo:paragraph-rsid="00152b8b"/>
    </style:style>
    <style:style style:name="P327" style:family="paragraph" style:parent-style-name="Text_20_body">
      <style:paragraph-properties fo:text-align="center" style:justify-single-word="false"/>
      <style:text-properties officeooo:paragraph-rsid="001305cd"/>
    </style:style>
    <style:style style:name="P32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2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3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3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3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3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3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3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4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4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4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4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4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4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4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5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5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5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5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5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5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5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6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6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6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6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6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6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36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37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37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37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7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7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7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37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7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7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7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8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8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8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8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8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8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8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8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8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8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9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9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9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9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9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9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9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9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9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9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0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0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0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0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0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0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0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0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0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0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1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1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1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1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1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1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2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2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2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2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2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2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2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2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2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3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3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3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3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3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3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3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3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3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3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4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4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4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4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4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4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4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4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4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4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5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5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5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5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5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5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5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5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5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5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6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6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6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6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6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6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6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6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6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6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7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7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7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7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7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7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7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7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78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479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480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81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82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83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84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85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86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87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88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89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90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91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92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93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94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95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96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97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98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99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00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01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02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03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04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05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06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07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08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09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10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11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12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13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14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15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16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17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18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19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20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21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22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23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24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25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26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27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28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29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30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31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32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33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34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35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36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37" style:family="paragraph" style:parent-style-name="Table_20_Contents">
      <style:paragraph-properties fo:text-align="center" style:justify-single-word="false"/>
      <style:text-properties officeooo:rsid="0535a840"/>
    </style:style>
    <style:style style:name="P538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39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40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41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42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43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44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45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46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47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48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49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50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51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52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53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54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55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56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57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58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59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60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61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62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63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64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65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66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67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68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69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70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71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72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73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74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75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76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77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78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79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80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81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82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83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84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85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86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87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88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89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90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91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92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93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94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95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96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97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98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99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00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01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02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03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04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05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06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07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08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09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10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11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12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13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14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15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16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17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18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19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20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21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22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23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24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25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26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27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28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29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30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31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32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33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34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35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36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37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38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39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40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41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42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43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57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58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59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60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61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62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63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64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65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66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67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68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69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70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71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72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73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74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75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76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77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78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79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80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81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82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83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84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85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86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87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88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89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90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91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92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93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94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95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96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97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98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99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00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01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02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03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04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05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06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07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08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09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10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11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12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13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14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15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16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17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18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19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20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21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22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23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24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25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26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27" style:family="paragraph" style:parent-style-name="Table_20_Contents">
      <style:paragraph-properties fo:text-align="center" style:justify-single-word="false"/>
      <style:text-properties officeooo:rsid="0a1173ea"/>
    </style:style>
    <style:style style:name="P728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29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30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31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32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33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34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35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36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37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38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39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40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41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42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43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44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45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46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47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48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49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50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51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52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53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54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55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56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57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58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59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60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61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62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63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64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65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66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67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68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69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70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71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72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73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74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75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76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77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78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79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80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81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82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83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84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85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86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87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88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89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90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91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92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93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94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95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96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97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98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799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00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01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02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03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04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05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06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07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08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09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10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11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12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13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14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15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16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17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18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19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20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21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22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23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24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25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26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27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28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29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30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31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32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33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34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35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36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37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38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39" style:family="paragraph" style:parent-style-name="Table_20_Contents">
      <style:paragraph-properties fo:text-align="center" style:justify-single-word="false"/>
      <style:text-properties officeooo:rsid="0bf8aca0"/>
    </style:style>
    <style:style style:name="P840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41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42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43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44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45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46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47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48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49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50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51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52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53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54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55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56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57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58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59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60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61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62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63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64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65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66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67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68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69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70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71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72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73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74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75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76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77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78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79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80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81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82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83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84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85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86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87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88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89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90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91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92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93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94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95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96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97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98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99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00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01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02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03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04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05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06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07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08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09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10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11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12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13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14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15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16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17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18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19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20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21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22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23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24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25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26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27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28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29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30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31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32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33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34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35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36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37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38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39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40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41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42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43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44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45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46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47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48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49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50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51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52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53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54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55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56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57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58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59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60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61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62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63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64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65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66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67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68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69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70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71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72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73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74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75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76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77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78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79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80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81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82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83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84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85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86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87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88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89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90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91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92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93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94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95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96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997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998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999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00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01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02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03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04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05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06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07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08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09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10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11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12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13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14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15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16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17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18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19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20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21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22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23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24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25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26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27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28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29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30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31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32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33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34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35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36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37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38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39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40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41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42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43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44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45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46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47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48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49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50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51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52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53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54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55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56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57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58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59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60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061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062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063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064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065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066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067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068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069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070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071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072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073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074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075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076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077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078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079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080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081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082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083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084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0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0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0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0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0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0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0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0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0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09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09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09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09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098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099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100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101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102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103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10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10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106" style:family="paragraph" style:parent-style-name="Standard">
      <style:paragraph-properties fo:text-align="center" style:justify-single-word="false"/>
      <style:text-properties officeooo:paragraph-rsid="02e48904"/>
    </style:style>
    <style:style style:name="P1107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108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109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110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111" style:family="paragraph" style:parent-style-name="Heading_20_1">
      <style:paragraph-properties fo:text-align="center" style:justify-single-word="false"/>
      <style:text-properties officeooo:paragraph-rsid="001305cd"/>
    </style:style>
    <style:style style:name="P1112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113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114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115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116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117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118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119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120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121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122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123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124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125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126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127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128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129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130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131" style:family="paragraph" style:parent-style-name="Standard" style:list-style-name="L19">
      <style:paragraph-properties fo:text-align="end" style:justify-single-word="false" style:writing-mode="rl-tb"/>
      <style:text-properties officeooo:paragraph-rsid="02e48904"/>
    </style:style>
    <style:style style:name="P1132" style:family="paragraph" style:parent-style-name="Standard" style:list-style-name="L19">
      <style:paragraph-properties fo:text-align="end" style:justify-single-word="false" style:writing-mode="rl-tb"/>
      <style:text-properties officeooo:paragraph-rsid="03e1f152"/>
    </style:style>
    <style:style style:name="P1133" style:family="paragraph" style:parent-style-name="Standard" style:list-style-name="L20">
      <style:paragraph-properties fo:text-align="end" style:justify-single-word="false" style:writing-mode="rl-tb"/>
      <style:text-properties officeooo:paragraph-rsid="032f13da"/>
    </style:style>
    <style:style style:name="P1134" style:family="paragraph" style:parent-style-name="Standard" style:list-style-name="L22">
      <style:paragraph-properties fo:text-align="end" style:justify-single-word="false" style:writing-mode="rl-tb"/>
      <style:text-properties officeooo:paragraph-rsid="042865e2"/>
    </style:style>
    <style:style style:name="P1135" style:family="paragraph" style:parent-style-name="Standard" style:list-style-name="L25">
      <style:paragraph-properties fo:text-align="end" style:justify-single-word="false" style:writing-mode="rl-tb"/>
      <style:text-properties officeooo:paragraph-rsid="04cf7db4"/>
    </style:style>
    <style:style style:name="P1136" style:family="paragraph" style:parent-style-name="Standard" style:list-style-name="L26">
      <style:paragraph-properties fo:text-align="end" style:justify-single-word="false" style:writing-mode="rl-tb"/>
      <style:text-properties officeooo:paragraph-rsid="05ed58c7"/>
    </style:style>
    <style:style style:name="P1137" style:family="paragraph" style:parent-style-name="Standard" style:list-style-name="L26">
      <style:paragraph-properties fo:text-align="end" style:justify-single-word="false" style:writing-mode="rl-tb"/>
      <style:text-properties officeooo:paragraph-rsid="05f313c9"/>
    </style:style>
    <style:style style:name="P1138" style:family="paragraph" style:parent-style-name="Standard" style:list-style-name="L28">
      <style:paragraph-properties fo:text-align="end" style:justify-single-word="false" style:writing-mode="rl-tb"/>
      <style:text-properties officeooo:paragraph-rsid="073d1527"/>
    </style:style>
    <style:style style:name="P1139" style:family="paragraph" style:parent-style-name="Standard" style:list-style-name="L29">
      <style:paragraph-properties fo:text-align="end" style:justify-single-word="false" style:writing-mode="rl-tb"/>
      <style:text-properties officeooo:paragraph-rsid="05839662"/>
    </style:style>
    <style:style style:name="P1140" style:family="paragraph" style:parent-style-name="Standard" style:list-style-name="L32">
      <style:paragraph-properties fo:text-align="end" style:justify-single-word="false" style:writing-mode="rl-tb"/>
      <style:text-properties officeooo:paragraph-rsid="09e8bf62"/>
    </style:style>
    <style:style style:name="P1141" style:family="paragraph" style:parent-style-name="Standard" style:list-style-name="L34">
      <style:paragraph-properties fo:text-align="end" style:justify-single-word="false" style:writing-mode="rl-tb"/>
      <style:text-properties officeooo:paragraph-rsid="0997db92"/>
    </style:style>
    <style:style style:name="P1142" style:family="paragraph" style:parent-style-name="Standard" style:list-style-name="L34">
      <style:paragraph-properties fo:text-align="end" style:justify-single-word="false" style:writing-mode="rl-tb"/>
      <style:text-properties officeooo:paragraph-rsid="098d8ed8"/>
    </style:style>
    <style:style style:name="P1143" style:family="paragraph" style:parent-style-name="Standard" style:list-style-name="L35">
      <style:paragraph-properties fo:text-align="end" style:justify-single-word="false" style:writing-mode="rl-tb"/>
      <style:text-properties officeooo:paragraph-rsid="071f50e6"/>
    </style:style>
    <style:style style:name="P1144" style:family="paragraph" style:parent-style-name="Standard" style:list-style-name="L40">
      <style:paragraph-properties fo:text-align="end" style:justify-single-word="false" style:writing-mode="rl-tb"/>
      <style:text-properties officeooo:paragraph-rsid="0abe73ac"/>
    </style:style>
    <style:style style:name="P1145" style:family="paragraph" style:parent-style-name="Standard" style:list-style-name="L43">
      <style:paragraph-properties fo:text-align="end" style:justify-single-word="false" style:writing-mode="rl-tb"/>
      <style:text-properties officeooo:paragraph-rsid="0b66c048"/>
    </style:style>
    <style:style style:name="P1146" style:family="paragraph" style:parent-style-name="Standard" style:list-style-name="L50">
      <style:paragraph-properties fo:text-align="end" style:justify-single-word="false" style:writing-mode="rl-tb"/>
      <style:text-properties officeooo:paragraph-rsid="0cee6437"/>
    </style:style>
    <style:style style:name="P1147" style:family="paragraph" style:parent-style-name="Standard" style:list-style-name="L53">
      <style:paragraph-properties fo:text-align="end" style:justify-single-word="false" style:writing-mode="rl-tb"/>
      <style:text-properties officeooo:paragraph-rsid="0dbc5c0c"/>
    </style:style>
    <style:style style:name="P1148" style:family="paragraph" style:parent-style-name="Standard" style:list-style-name="L53">
      <style:paragraph-properties fo:text-align="end" style:justify-single-word="false" style:writing-mode="rl-tb"/>
      <style:text-properties officeooo:paragraph-rsid="0dd81dff"/>
    </style:style>
    <style:style style:name="P1149" style:family="paragraph" style:parent-style-name="Standard" style:list-style-name="L54">
      <style:paragraph-properties fo:text-align="end" style:justify-single-word="false" style:writing-mode="rl-tb"/>
      <style:text-properties officeooo:paragraph-rsid="1003327b"/>
    </style:style>
    <style:style style:name="P1150" style:family="paragraph" style:parent-style-name="Standard" style:list-style-name="L54">
      <style:paragraph-properties fo:text-align="end" style:justify-single-word="false" style:writing-mode="rl-tb"/>
      <style:text-properties officeooo:paragraph-rsid="100456e9"/>
    </style:style>
    <style:style style:name="P1151" style:family="paragraph" style:parent-style-name="Standard" style:list-style-name="L54">
      <style:paragraph-properties fo:text-align="end" style:justify-single-word="false" style:writing-mode="rl-tb"/>
      <style:text-properties officeooo:paragraph-rsid="10064d35"/>
    </style:style>
    <style:style style:name="P1152" style:family="paragraph" style:parent-style-name="Standard" style:list-style-name="L55">
      <style:paragraph-properties fo:text-align="end" style:justify-single-word="false" style:writing-mode="rl-tb"/>
      <style:text-properties officeooo:paragraph-rsid="0df8dc18"/>
    </style:style>
    <style:style style:name="P1153" style:family="paragraph" style:parent-style-name="Standard" style:list-style-name="L55">
      <style:paragraph-properties fo:text-align="end" style:justify-single-word="false" style:writing-mode="rl-tb"/>
      <style:text-properties officeooo:paragraph-rsid="0df97d9e"/>
    </style:style>
    <style:style style:name="P1154" style:family="paragraph" style:parent-style-name="Standard" style:list-style-name="L55">
      <style:paragraph-properties fo:text-align="end" style:justify-single-word="false" style:writing-mode="rl-tb"/>
      <style:text-properties officeooo:paragraph-rsid="0df99b39"/>
    </style:style>
    <style:style style:name="P1155" style:family="paragraph" style:parent-style-name="Standard" style:list-style-name="L55">
      <style:paragraph-properties fo:text-align="end" style:justify-single-word="false" style:writing-mode="rl-tb"/>
      <style:text-properties officeooo:paragraph-rsid="0eed20ab"/>
    </style:style>
    <style:style style:name="P1156" style:family="paragraph" style:parent-style-name="Standard" style:list-style-name="L55">
      <style:paragraph-properties fo:text-align="end" style:justify-single-word="false" style:writing-mode="rl-tb"/>
      <style:text-properties officeooo:paragraph-rsid="0fa63d11"/>
    </style:style>
    <style:style style:name="P1157" style:family="paragraph" style:parent-style-name="Standard" style:list-style-name="L57">
      <style:paragraph-properties fo:text-align="end" style:justify-single-word="false" style:writing-mode="rl-tb"/>
      <style:text-properties officeooo:paragraph-rsid="0e986829"/>
    </style:style>
    <style:style style:name="P1158" style:family="paragraph" style:parent-style-name="Standard" style:list-style-name="L58">
      <style:paragraph-properties fo:text-align="end" style:justify-single-word="false" style:writing-mode="rl-tb"/>
      <style:text-properties officeooo:paragraph-rsid="0e6bb53f"/>
    </style:style>
    <style:style style:name="P1159" style:family="paragraph" style:parent-style-name="Standard" style:list-style-name="L60">
      <style:paragraph-properties fo:text-align="end" style:justify-single-word="false" style:writing-mode="rl-tb"/>
      <style:text-properties officeooo:paragraph-rsid="0da8b0f4"/>
    </style:style>
    <style:style style:name="P1160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161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162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163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164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165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166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167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168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169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170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171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172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173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174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175" style:family="paragraph" style:parent-style-name="Standard" style:list-style-name="L19">
      <style:paragraph-properties fo:text-align="end" style:justify-single-word="false" style:writing-mode="rl-tb"/>
      <style:text-properties officeooo:rsid="02d915b9" officeooo:paragraph-rsid="02e48904"/>
    </style:style>
    <style:style style:name="P1176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177" style:family="paragraph" style:parent-style-name="Standard" style:list-style-name="L24">
      <style:paragraph-properties fo:text-align="end" style:justify-single-word="false" style:writing-mode="rl-tb"/>
      <style:text-properties officeooo:rsid="049cb184" officeooo:paragraph-rsid="049cb184"/>
    </style:style>
    <style:style style:name="P1178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179" style:family="paragraph" style:parent-style-name="Standard" style:list-style-name="L24">
      <style:paragraph-properties fo:text-align="end" style:justify-single-word="false" style:writing-mode="rl-tb"/>
      <style:text-properties officeooo:rsid="049cfdb2" officeooo:paragraph-rsid="049cfdb2"/>
    </style:style>
    <style:style style:name="P1180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181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182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183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184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185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186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187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188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189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190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191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192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193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194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195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196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197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198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199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200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201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202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203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204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205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206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207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208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209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210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211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212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21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214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215" style:family="paragraph" style:parent-style-name="Standard" style:list-style-name="L19">
      <style:paragraph-properties fo:text-align="end" style:justify-single-word="false" style:writing-mode="rl-tb"/>
      <style:text-properties officeooo:rsid="02bc0017" officeooo:paragraph-rsid="02e48904"/>
    </style:style>
    <style:style style:name="P1216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217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218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219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220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221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222" style:family="paragraph" style:parent-style-name="Standard" style:list-style-name="L23">
      <style:paragraph-properties fo:text-align="end" style:justify-single-word="false" style:writing-mode="rl-tb"/>
      <style:text-properties officeooo:rsid="046f93c3" officeooo:paragraph-rsid="046f93c3"/>
    </style:style>
    <style:style style:name="P1223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22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22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226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22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228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22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23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231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232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233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234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235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236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237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238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239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240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241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242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243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244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245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246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247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248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249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250" style:family="paragraph" style:parent-style-name="Standard" style:list-style-name="L27">
      <style:paragraph-properties fo:text-align="end" style:justify-single-word="false" style:writing-mode="rl-tb"/>
      <style:text-properties officeooo:rsid="04fe4164" officeooo:paragraph-rsid="04fe4164"/>
    </style:style>
    <style:style style:name="P1251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252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253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254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255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256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257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258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259" style:family="paragraph" style:parent-style-name="Standard" style:list-style-name="L19">
      <style:paragraph-properties fo:text-align="end" style:justify-single-word="false" style:writing-mode="rl-tb"/>
      <style:text-properties officeooo:rsid="02b52d2e" officeooo:paragraph-rsid="02e48904"/>
    </style:style>
    <style:style style:name="P1260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261" style:family="paragraph" style:parent-style-name="Standard" style:list-style-name="L19">
      <style:paragraph-properties fo:text-align="end" style:justify-single-word="false" style:writing-mode="rl-tb"/>
      <style:text-properties officeooo:rsid="0367fc93" officeooo:paragraph-rsid="0380772d"/>
    </style:style>
    <style:style style:name="P1262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263" style:family="paragraph" style:parent-style-name="Standard" style:list-style-name="L19">
      <style:paragraph-properties fo:text-align="end" style:justify-single-word="false" style:writing-mode="rl-tb"/>
      <style:text-properties officeooo:rsid="036a41fc" officeooo:paragraph-rsid="038009df"/>
    </style:style>
    <style:style style:name="P1264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265" style:family="paragraph" style:parent-style-name="Standard" style:list-style-name="L19">
      <style:paragraph-properties fo:text-align="end" style:justify-single-word="false" style:writing-mode="rl-tb"/>
      <style:text-properties officeooo:rsid="036d747c" officeooo:paragraph-rsid="038009df"/>
    </style:style>
    <style:style style:name="P1266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267" style:family="paragraph" style:parent-style-name="Standard" style:list-style-name="L19">
      <style:paragraph-properties fo:text-align="end" style:justify-single-word="false" style:writing-mode="rl-tb"/>
      <style:text-properties officeooo:rsid="037c0585" officeooo:paragraph-rsid="038009df"/>
    </style:style>
    <style:style style:name="P1268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269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270" style:family="paragraph" style:parent-style-name="Standard" style:list-style-name="L23">
      <style:paragraph-properties fo:text-align="end" style:justify-single-word="false" style:writing-mode="rl-tb"/>
      <style:text-properties officeooo:rsid="04755cdb" officeooo:paragraph-rsid="04755cdb"/>
    </style:style>
    <style:style style:name="P1271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272" style:family="paragraph" style:parent-style-name="Standard" style:list-style-name="L24">
      <style:paragraph-properties fo:text-align="end" style:justify-single-word="false" style:writing-mode="rl-tb"/>
      <style:text-properties officeooo:rsid="04a12534" officeooo:paragraph-rsid="04a12534"/>
    </style:style>
    <style:style style:name="P1273" style:family="paragraph" style:parent-style-name="Standard" style:list-style-name="L18">
      <style:paragraph-properties fo:text-align="end" style:justify-single-word="false" style:writing-mode="rl-tb"/>
      <style:text-properties officeooo:rsid="020232db" officeooo:paragraph-rsid="02e48904"/>
    </style:style>
    <style:style style:name="P1274" style:family="paragraph" style:parent-style-name="Standard" style:list-style-name="L19">
      <style:paragraph-properties fo:text-align="end" style:justify-single-word="false" style:writing-mode="rl-tb"/>
      <style:text-properties officeooo:rsid="0245b22d" officeooo:paragraph-rsid="02e48904"/>
    </style:style>
    <style:style style:name="P1275" style:family="paragraph" style:parent-style-name="Standard" style:list-style-name="L19">
      <style:paragraph-properties fo:text-align="end" style:justify-single-word="false" style:writing-mode="rl-tb"/>
      <style:text-properties officeooo:rsid="02a88b41" officeooo:paragraph-rsid="02e48904"/>
    </style:style>
    <style:style style:name="P1276" style:family="paragraph" style:parent-style-name="Standard" style:list-style-name="L19">
      <style:paragraph-properties fo:text-align="end" style:justify-single-word="false" style:writing-mode="rl-tb"/>
      <style:text-properties officeooo:rsid="02aef665" officeooo:paragraph-rsid="02e48904"/>
    </style:style>
    <style:style style:name="P1277" style:family="paragraph" style:parent-style-name="Standard" style:list-style-name="L19">
      <style:paragraph-properties fo:text-align="end" style:justify-single-word="false" style:writing-mode="rl-tb"/>
      <style:text-properties officeooo:rsid="02b41201" officeooo:paragraph-rsid="02e48904"/>
    </style:style>
    <style:style style:name="P1278" style:family="paragraph" style:parent-style-name="Standard" style:list-style-name="L19">
      <style:paragraph-properties fo:text-align="end" style:justify-single-word="false" style:writing-mode="rl-tb"/>
      <style:text-properties officeooo:rsid="02ba0247" officeooo:paragraph-rsid="02e48904"/>
    </style:style>
    <style:style style:name="P1279" style:family="paragraph" style:parent-style-name="Standard" style:list-style-name="L19">
      <style:paragraph-properties fo:text-align="end" style:justify-single-word="false" style:writing-mode="rl-tb"/>
      <style:text-properties officeooo:rsid="02d7a202" officeooo:paragraph-rsid="02e48904"/>
    </style:style>
    <style:style style:name="P1280" style:family="paragraph" style:parent-style-name="Standard" style:list-style-name="L19">
      <style:paragraph-properties fo:text-align="end" style:justify-single-word="false" style:writing-mode="rl-tb"/>
      <style:text-properties officeooo:rsid="01eb15fd" officeooo:paragraph-rsid="02e48904"/>
    </style:style>
    <style:style style:name="P1281" style:family="paragraph" style:parent-style-name="Standard" style:list-style-name="L21">
      <style:paragraph-properties fo:text-align="end" style:justify-single-word="false" style:writing-mode="rl-tb"/>
      <style:text-properties officeooo:rsid="0426cc60" officeooo:paragraph-rsid="043ce427"/>
    </style:style>
    <style:style style:name="P1282" style:family="paragraph" style:parent-style-name="Standard" style:list-style-name="L22">
      <style:paragraph-properties fo:text-align="end" style:justify-single-word="false" style:writing-mode="rl-tb"/>
      <style:text-properties officeooo:rsid="0426cc60" officeooo:paragraph-rsid="0426cc60"/>
    </style:style>
    <style:style style:name="P1283" style:family="paragraph" style:parent-style-name="Standard" style:list-style-name="L21">
      <style:paragraph-properties fo:text-align="end" style:justify-single-word="false" style:writing-mode="rl-tb"/>
      <style:text-properties officeooo:rsid="042865e2" officeooo:paragraph-rsid="043a4555"/>
    </style:style>
    <style:style style:name="P1284" style:family="paragraph" style:parent-style-name="Standard" style:list-style-name="L21">
      <style:paragraph-properties fo:text-align="end" style:justify-single-word="false" style:writing-mode="rl-tb"/>
      <style:text-properties officeooo:rsid="03fa6d20" officeooo:paragraph-rsid="03fa6d20"/>
    </style:style>
    <style:style style:name="P1285" style:family="paragraph" style:parent-style-name="Standard" style:list-style-name="L22">
      <style:paragraph-properties fo:text-align="end" style:justify-single-word="false" style:writing-mode="rl-tb"/>
      <style:text-properties officeooo:rsid="041ffe0f" officeooo:paragraph-rsid="041ffe0f"/>
    </style:style>
    <style:style style:name="P1286" style:family="paragraph" style:parent-style-name="Standard" style:list-style-name="L22">
      <style:paragraph-properties fo:text-align="end" style:justify-single-word="false" style:writing-mode="rl-tb"/>
      <style:text-properties officeooo:rsid="042e44fe" officeooo:paragraph-rsid="042e44fe"/>
    </style:style>
    <style:style style:name="P1287" style:family="paragraph" style:parent-style-name="Standard" style:list-style-name="L22">
      <style:paragraph-properties fo:text-align="end" style:justify-single-word="false" style:writing-mode="rl-tb"/>
      <style:text-properties officeooo:rsid="044f3299" officeooo:paragraph-rsid="044f3299"/>
    </style:style>
    <style:style style:name="P1288" style:family="paragraph" style:parent-style-name="Standard" style:list-style-name="L23">
      <style:paragraph-properties fo:text-align="end" style:justify-single-word="false" style:writing-mode="rl-tb"/>
      <style:text-properties officeooo:rsid="046bad04" officeooo:paragraph-rsid="046bad04"/>
    </style:style>
    <style:style style:name="P1289" style:family="paragraph" style:parent-style-name="Standard" style:list-style-name="L23">
      <style:paragraph-properties fo:text-align="end" style:justify-single-word="false" style:writing-mode="rl-tb"/>
      <style:text-properties officeooo:rsid="046ecd2a" officeooo:paragraph-rsid="046ecd2a"/>
    </style:style>
    <style:style style:name="P1290" style:family="paragraph" style:parent-style-name="Standard" style:list-style-name="L23">
      <style:paragraph-properties fo:text-align="end" style:justify-single-word="false" style:writing-mode="rl-tb"/>
      <style:text-properties officeooo:rsid="04740be1" officeooo:paragraph-rsid="04740be1"/>
    </style:style>
    <style:style style:name="P1291" style:family="paragraph" style:parent-style-name="Standard" style:list-style-name="L23">
      <style:paragraph-properties fo:text-align="end" style:justify-single-word="false" style:writing-mode="rl-tb"/>
      <style:text-properties officeooo:rsid="04760349" officeooo:paragraph-rsid="04760349"/>
    </style:style>
    <style:style style:name="P1292" style:family="paragraph" style:parent-style-name="Standard" style:list-style-name="L23">
      <style:paragraph-properties fo:text-align="end" style:justify-single-word="false" style:writing-mode="rl-tb"/>
      <style:text-properties officeooo:rsid="048a9a2e" officeooo:paragraph-rsid="048a9a2e"/>
    </style:style>
    <style:style style:name="P1293" style:family="paragraph" style:parent-style-name="Standard" style:list-style-name="L24">
      <style:paragraph-properties fo:text-align="end" style:justify-single-word="false" style:writing-mode="rl-tb"/>
      <style:text-properties officeooo:rsid="04989d07" officeooo:paragraph-rsid="04989d07"/>
    </style:style>
    <style:style style:name="P1294" style:family="paragraph" style:parent-style-name="Standard" style:list-style-name="L24">
      <style:paragraph-properties fo:text-align="end" style:justify-single-word="false" style:writing-mode="rl-tb"/>
      <style:text-properties officeooo:rsid="049af696" officeooo:paragraph-rsid="049af696"/>
    </style:style>
    <style:style style:name="P1295" style:family="paragraph" style:parent-style-name="Standard" style:list-style-name="L24">
      <style:paragraph-properties fo:text-align="end" style:justify-single-word="false" style:writing-mode="rl-tb"/>
      <style:text-properties officeooo:rsid="049ebe11" officeooo:paragraph-rsid="049ebe11"/>
    </style:style>
    <style:style style:name="P1296" style:family="paragraph" style:parent-style-name="Standard" style:list-style-name="L24">
      <style:paragraph-properties fo:text-align="end" style:justify-single-word="false" style:writing-mode="rl-tb"/>
      <style:text-properties officeooo:rsid="04a29880" officeooo:paragraph-rsid="04a29880"/>
    </style:style>
    <style:style style:name="P1297" style:family="paragraph" style:parent-style-name="Standard" style:list-style-name="L24">
      <style:paragraph-properties fo:text-align="end" style:justify-single-word="false" style:writing-mode="rl-tb"/>
      <style:text-properties officeooo:rsid="04badf0a" officeooo:paragraph-rsid="04badf0a"/>
    </style:style>
    <style:style style:name="P1298" style:family="paragraph" style:parent-style-name="Standard" style:list-style-name="L25">
      <style:paragraph-properties fo:text-align="end" style:justify-single-word="false" style:writing-mode="rl-tb"/>
      <style:text-properties officeooo:rsid="04cd6612" officeooo:paragraph-rsid="04cd6612"/>
    </style:style>
    <style:style style:name="P1299" style:family="paragraph" style:parent-style-name="Standard" style:list-style-name="L25">
      <style:paragraph-properties fo:text-align="end" style:justify-single-word="false" style:writing-mode="rl-tb"/>
      <style:text-properties officeooo:rsid="06442649" officeooo:paragraph-rsid="06442649"/>
    </style:style>
    <style:style style:name="P1300" style:family="paragraph" style:parent-style-name="Standard" style:list-style-name="L25">
      <style:paragraph-properties fo:text-align="end" style:justify-single-word="false" style:writing-mode="rl-tb"/>
      <style:text-properties officeooo:rsid="0646b8a8" officeooo:paragraph-rsid="0646b8a8"/>
    </style:style>
    <style:style style:name="P1301" style:family="paragraph" style:parent-style-name="Standard" style:list-style-name="L25">
      <style:paragraph-properties fo:text-align="end" style:justify-single-word="false" style:writing-mode="rl-tb"/>
      <style:text-properties officeooo:rsid="04ceba2a" officeooo:paragraph-rsid="04ceba2a"/>
    </style:style>
    <style:style style:name="P1302" style:family="paragraph" style:parent-style-name="Standard" style:list-style-name="L25">
      <style:paragraph-properties fo:text-align="end" style:justify-single-word="false" style:writing-mode="rl-tb"/>
      <style:text-properties officeooo:rsid="04cf4b46" officeooo:paragraph-rsid="04cf4b46"/>
    </style:style>
    <style:style style:name="P1303" style:family="paragraph" style:parent-style-name="Standard" style:list-style-name="L25">
      <style:paragraph-properties fo:text-align="end" style:justify-single-word="false" style:writing-mode="rl-tb"/>
      <style:text-properties officeooo:rsid="054a9c89" officeooo:paragraph-rsid="054d06cd"/>
    </style:style>
    <style:style style:name="P1304" style:family="paragraph" style:parent-style-name="Standard" style:list-style-name="L27">
      <style:paragraph-properties fo:text-align="end" style:justify-single-word="false" style:writing-mode="rl-tb"/>
      <style:text-properties officeooo:rsid="054a9c89" officeooo:paragraph-rsid="054a9c89"/>
    </style:style>
    <style:style style:name="P1305" style:family="paragraph" style:parent-style-name="Standard" style:list-style-name="L25">
      <style:paragraph-properties fo:text-align="end" style:justify-single-word="false" style:writing-mode="rl-tb"/>
      <style:text-properties officeooo:rsid="054c67a0" officeooo:paragraph-rsid="054e2c14"/>
    </style:style>
    <style:style style:name="P1306" style:family="paragraph" style:parent-style-name="Standard" style:list-style-name="L25">
      <style:paragraph-properties fo:text-align="end" style:justify-single-word="false" style:writing-mode="rl-tb"/>
      <style:text-properties officeooo:rsid="054c67a0" officeooo:paragraph-rsid="055141cb"/>
    </style:style>
    <style:style style:name="P1307" style:family="paragraph" style:parent-style-name="Standard" style:list-style-name="L27">
      <style:paragraph-properties fo:text-align="end" style:justify-single-word="false" style:writing-mode="rl-tb"/>
      <style:text-properties officeooo:rsid="054c67a0" officeooo:paragraph-rsid="054e2c14"/>
    </style:style>
    <style:style style:name="P1308" style:family="paragraph" style:parent-style-name="Standard" style:list-style-name="L27">
      <style:paragraph-properties fo:text-align="end" style:justify-single-word="false" style:writing-mode="rl-tb"/>
      <style:text-properties officeooo:rsid="054c67a0" officeooo:paragraph-rsid="0550f87b"/>
    </style:style>
    <style:style style:name="P1309" style:family="paragraph" style:parent-style-name="Standard" style:list-style-name="L25">
      <style:paragraph-properties fo:text-align="end" style:justify-single-word="false" style:writing-mode="rl-tb"/>
      <style:text-properties officeooo:rsid="05885a97" officeooo:paragraph-rsid="05885a97"/>
    </style:style>
    <style:style style:name="P1310" style:family="paragraph" style:parent-style-name="Standard" style:list-style-name="L25">
      <style:paragraph-properties fo:text-align="end" style:justify-single-word="false" style:writing-mode="rl-tb"/>
      <style:text-properties officeooo:rsid="05885a97" officeooo:paragraph-rsid="05a35da0"/>
    </style:style>
    <style:style style:name="P1311" style:family="paragraph" style:parent-style-name="Standard" style:list-style-name="L25">
      <style:paragraph-properties fo:text-align="end" style:justify-single-word="false" style:writing-mode="rl-tb"/>
      <style:text-properties officeooo:rsid="0589562a" officeooo:paragraph-rsid="0589562a"/>
    </style:style>
    <style:style style:name="P1312" style:family="paragraph" style:parent-style-name="Standard" style:list-style-name="L25">
      <style:paragraph-properties fo:text-align="end" style:justify-single-word="false" style:writing-mode="rl-tb"/>
      <style:text-properties officeooo:rsid="0589562a" officeooo:paragraph-rsid="05a1e332"/>
    </style:style>
    <style:style style:name="P1313" style:family="paragraph" style:parent-style-name="Standard" style:list-style-name="L26">
      <style:paragraph-properties fo:text-align="end" style:justify-single-word="false" style:writing-mode="rl-tb"/>
      <style:text-properties officeooo:rsid="05ccfafe" officeooo:paragraph-rsid="05ed58c7"/>
    </style:style>
    <style:style style:name="P1314" style:family="paragraph" style:parent-style-name="Standard" style:list-style-name="L26">
      <style:paragraph-properties fo:text-align="end" style:justify-single-word="false" style:writing-mode="rl-tb"/>
      <style:text-properties officeooo:rsid="05ccfafe" officeooo:paragraph-rsid="05ccfafe"/>
    </style:style>
    <style:style style:name="P1315" style:family="paragraph" style:parent-style-name="Standard" style:list-style-name="L25">
      <style:paragraph-properties fo:text-align="end" style:justify-single-word="false" style:writing-mode="rl-tb"/>
      <style:text-properties officeooo:rsid="04e1ac9d" officeooo:paragraph-rsid="04e1ac9d"/>
    </style:style>
    <style:style style:name="P1316" style:family="paragraph" style:parent-style-name="Standard" style:list-style-name="L27">
      <style:paragraph-properties fo:text-align="end" style:justify-single-word="false" style:writing-mode="rl-tb"/>
      <style:text-properties officeooo:rsid="04faedaf" officeooo:paragraph-rsid="04faedaf"/>
    </style:style>
    <style:style style:name="P1317" style:family="paragraph" style:parent-style-name="Standard" style:list-style-name="L27">
      <style:paragraph-properties fo:text-align="end" style:justify-single-word="false" style:writing-mode="rl-tb"/>
      <style:text-properties officeooo:rsid="06534575" officeooo:paragraph-rsid="06534575"/>
    </style:style>
    <style:style style:name="P1318" style:family="paragraph" style:parent-style-name="Standard" style:list-style-name="L27">
      <style:paragraph-properties fo:text-align="end" style:justify-single-word="false" style:writing-mode="rl-tb"/>
      <style:text-properties officeooo:rsid="0654274f" officeooo:paragraph-rsid="065c9926"/>
    </style:style>
    <style:style style:name="P1319" style:family="paragraph" style:parent-style-name="Standard" style:list-style-name="L27">
      <style:paragraph-properties fo:text-align="end" style:justify-single-word="false" style:writing-mode="rl-tb"/>
      <style:text-properties officeooo:rsid="04fb5104" officeooo:paragraph-rsid="04fb5104"/>
    </style:style>
    <style:style style:name="P1320" style:family="paragraph" style:parent-style-name="Standard" style:list-style-name="L27">
      <style:paragraph-properties fo:text-align="end" style:justify-single-word="false" style:writing-mode="rl-tb"/>
      <style:text-properties officeooo:rsid="04fd264a" officeooo:paragraph-rsid="04fd264a"/>
    </style:style>
    <style:style style:name="P1321" style:family="paragraph" style:parent-style-name="Standard" style:list-style-name="L27">
      <style:paragraph-properties fo:text-align="end" style:justify-single-word="false" style:writing-mode="rl-tb"/>
      <style:text-properties officeooo:rsid="05962f1f" officeooo:paragraph-rsid="05962f1f"/>
    </style:style>
    <style:style style:name="P1322" style:family="paragraph" style:parent-style-name="Standard" style:list-style-name="L27">
      <style:paragraph-properties fo:text-align="end" style:justify-single-word="false" style:writing-mode="rl-tb"/>
      <style:text-properties officeooo:rsid="05962f1f" officeooo:paragraph-rsid="059e8535"/>
    </style:style>
    <style:style style:name="P1323" style:family="paragraph" style:parent-style-name="Standard" style:list-style-name="L27">
      <style:paragraph-properties fo:text-align="end" style:justify-single-word="false" style:writing-mode="rl-tb"/>
      <style:text-properties officeooo:rsid="05975a91" officeooo:paragraph-rsid="05975a91"/>
    </style:style>
    <style:style style:name="P1324" style:family="paragraph" style:parent-style-name="Standard" style:list-style-name="L27">
      <style:paragraph-properties fo:text-align="end" style:justify-single-word="false" style:writing-mode="rl-tb"/>
      <style:text-properties officeooo:rsid="05975a91" officeooo:paragraph-rsid="059e6611"/>
    </style:style>
    <style:style style:name="P1325" style:family="paragraph" style:parent-style-name="Standard" style:list-style-name="L27">
      <style:paragraph-properties fo:text-align="end" style:justify-single-word="false" style:writing-mode="rl-tb"/>
      <style:text-properties officeooo:rsid="0598052a" officeooo:paragraph-rsid="0598052a"/>
    </style:style>
    <style:style style:name="P1326" style:family="paragraph" style:parent-style-name="Standard" style:list-style-name="L27">
      <style:paragraph-properties fo:text-align="end" style:justify-single-word="false" style:writing-mode="rl-tb"/>
      <style:text-properties officeooo:rsid="0598052a" officeooo:paragraph-rsid="059e6611"/>
    </style:style>
    <style:style style:name="P1327" style:family="paragraph" style:parent-style-name="Standard" style:list-style-name="L26">
      <style:paragraph-properties fo:text-align="end" style:justify-single-word="false" style:writing-mode="rl-tb"/>
      <style:text-properties officeooo:rsid="05d05fa6" officeooo:paragraph-rsid="05eaff8e"/>
    </style:style>
    <style:style style:name="P1328" style:family="paragraph" style:parent-style-name="Standard" style:list-style-name="L26">
      <style:paragraph-properties fo:text-align="end" style:justify-single-word="false" style:writing-mode="rl-tb"/>
      <style:text-properties officeooo:rsid="05d05fa6" officeooo:paragraph-rsid="05d05fa6"/>
    </style:style>
    <style:style style:name="P1329" style:family="paragraph" style:parent-style-name="Standard" style:list-style-name="L27">
      <style:paragraph-properties fo:text-align="end" style:justify-single-word="false" style:writing-mode="rl-tb"/>
      <style:text-properties officeooo:rsid="0521ec36" officeooo:paragraph-rsid="0521ec36"/>
    </style:style>
    <style:style style:name="P1330" style:family="paragraph" style:parent-style-name="Standard" style:list-style-name="L27">
      <style:paragraph-properties fo:text-align="end" style:justify-single-word="false" style:writing-mode="rl-tb"/>
      <style:text-properties officeooo:rsid="0516f96a" officeooo:paragraph-rsid="0516f96a"/>
    </style:style>
    <style:style style:name="P1331" style:family="paragraph" style:parent-style-name="Standard" style:list-style-name="L29">
      <style:paragraph-properties fo:text-align="end" style:justify-single-word="false" style:writing-mode="rl-tb"/>
      <style:text-properties officeooo:rsid="054075bd" officeooo:paragraph-rsid="054075bd"/>
    </style:style>
    <style:style style:name="P1332" style:family="paragraph" style:parent-style-name="Standard" style:list-style-name="L29">
      <style:paragraph-properties fo:text-align="end" style:justify-single-word="false" style:writing-mode="rl-tb"/>
      <style:text-properties officeooo:rsid="05418628" officeooo:paragraph-rsid="05418628"/>
    </style:style>
    <style:style style:name="P1333" style:family="paragraph" style:parent-style-name="Standard" style:list-style-name="L29">
      <style:paragraph-properties fo:text-align="end" style:justify-single-word="false" style:writing-mode="rl-tb"/>
      <style:text-properties officeooo:rsid="05428b81" officeooo:paragraph-rsid="05428b81"/>
    </style:style>
    <style:style style:name="P1334" style:family="paragraph" style:parent-style-name="Standard" style:list-style-name="L29">
      <style:paragraph-properties fo:text-align="end" style:justify-single-word="false" style:writing-mode="rl-tb"/>
      <style:text-properties officeooo:rsid="05454e51" officeooo:paragraph-rsid="05454e51"/>
    </style:style>
    <style:style style:name="P1335" style:family="paragraph" style:parent-style-name="Standard" style:list-style-name="L29">
      <style:paragraph-properties fo:text-align="end" style:justify-single-word="false" style:writing-mode="rl-tb"/>
      <style:text-properties officeooo:rsid="05708016" officeooo:paragraph-rsid="05839662"/>
    </style:style>
    <style:style style:name="P1336" style:family="paragraph" style:parent-style-name="Standard" style:list-style-name="L30">
      <style:paragraph-properties fo:text-align="end" style:justify-single-word="false" style:writing-mode="rl-tb"/>
      <style:text-properties officeooo:rsid="05708016" officeooo:paragraph-rsid="05708016"/>
    </style:style>
    <style:style style:name="P1337" style:family="paragraph" style:parent-style-name="Standard" style:list-style-name="L29">
      <style:paragraph-properties fo:text-align="end" style:justify-single-word="false" style:writing-mode="rl-tb"/>
      <style:text-properties officeooo:rsid="055d1fab" officeooo:paragraph-rsid="055d1fab"/>
    </style:style>
    <style:style style:name="P1338" style:family="paragraph" style:parent-style-name="Standard" style:list-style-name="L30">
      <style:paragraph-properties fo:text-align="end" style:justify-single-word="false" style:writing-mode="rl-tb"/>
      <style:text-properties officeooo:rsid="05692546" officeooo:paragraph-rsid="05692546"/>
    </style:style>
    <style:style style:name="P1339" style:family="paragraph" style:parent-style-name="Standard" style:list-style-name="L30">
      <style:paragraph-properties fo:text-align="end" style:justify-single-word="false" style:writing-mode="rl-tb"/>
      <style:text-properties officeooo:rsid="066466fd" officeooo:paragraph-rsid="066466fd"/>
    </style:style>
    <style:style style:name="P1340" style:family="paragraph" style:parent-style-name="Standard" style:list-style-name="L30">
      <style:paragraph-properties fo:text-align="end" style:justify-single-word="false" style:writing-mode="rl-tb"/>
      <style:text-properties officeooo:rsid="0665fbf4" officeooo:paragraph-rsid="0665fbf4"/>
    </style:style>
    <style:style style:name="P1341" style:family="paragraph" style:parent-style-name="Standard" style:list-style-name="L30">
      <style:paragraph-properties fo:text-align="end" style:justify-single-word="false" style:writing-mode="rl-tb"/>
      <style:text-properties officeooo:rsid="056c94a8" officeooo:paragraph-rsid="056c94a8"/>
    </style:style>
    <style:style style:name="P1342" style:family="paragraph" style:parent-style-name="Standard" style:list-style-name="L30">
      <style:paragraph-properties fo:text-align="end" style:justify-single-word="false" style:writing-mode="rl-tb"/>
      <style:text-properties officeooo:rsid="056f8036" officeooo:paragraph-rsid="056f8036"/>
    </style:style>
    <style:style style:name="P1343" style:family="paragraph" style:parent-style-name="Standard" style:list-style-name="L26">
      <style:paragraph-properties fo:text-align="end" style:justify-single-word="false" style:writing-mode="rl-tb"/>
      <style:text-properties officeooo:rsid="05e96620" officeooo:paragraph-rsid="05f313c9"/>
    </style:style>
    <style:style style:name="P1344" style:family="paragraph" style:parent-style-name="Standard" style:list-style-name="L26">
      <style:paragraph-properties fo:text-align="end" style:justify-single-word="false" style:writing-mode="rl-tb"/>
      <style:text-properties officeooo:rsid="05e96620" officeooo:paragraph-rsid="05e96620"/>
    </style:style>
    <style:style style:name="P1345" style:family="paragraph" style:parent-style-name="Standard" style:list-style-name="L31">
      <style:paragraph-properties fo:text-align="end" style:justify-single-word="false" style:writing-mode="rl-tb"/>
      <style:text-properties officeooo:rsid="05aee95a" officeooo:paragraph-rsid="05aee95a"/>
    </style:style>
    <style:style style:name="P1346" style:family="paragraph" style:parent-style-name="Standard" style:list-style-name="L26">
      <style:paragraph-properties fo:text-align="end" style:justify-single-word="false" style:writing-mode="rl-tb"/>
      <style:text-properties officeooo:rsid="05c8dba7" officeooo:paragraph-rsid="05c8dba7"/>
    </style:style>
    <style:style style:name="P1347" style:family="paragraph" style:parent-style-name="Standard" style:list-style-name="L26">
      <style:paragraph-properties fo:text-align="end" style:justify-single-word="false" style:writing-mode="rl-tb"/>
      <style:text-properties officeooo:rsid="05cc135e" officeooo:paragraph-rsid="05cc135e"/>
    </style:style>
    <style:style style:name="P1348" style:family="paragraph" style:parent-style-name="Standard" style:list-style-name="L26">
      <style:paragraph-properties fo:text-align="end" style:justify-single-word="false" style:writing-mode="rl-tb"/>
      <style:text-properties officeooo:rsid="05cff0f9" officeooo:paragraph-rsid="05cff0f9"/>
    </style:style>
    <style:style style:name="P1349" style:family="paragraph" style:parent-style-name="Standard" style:list-style-name="L26">
      <style:paragraph-properties fo:text-align="end" style:justify-single-word="false" style:writing-mode="rl-tb"/>
      <style:text-properties officeooo:rsid="05d483c6" officeooo:paragraph-rsid="05d483c6"/>
    </style:style>
    <style:style style:name="P1350" style:family="paragraph" style:parent-style-name="Standard" style:list-style-name="L26">
      <style:paragraph-properties fo:text-align="end" style:justify-single-word="false" style:writing-mode="rl-tb"/>
      <style:text-properties officeooo:rsid="09b9191d" officeooo:paragraph-rsid="09b9191d"/>
    </style:style>
    <style:style style:name="P1351" style:family="paragraph" style:parent-style-name="Standard" style:list-style-name="L26">
      <style:paragraph-properties fo:text-align="end" style:justify-single-word="false" style:writing-mode="rl-tb"/>
      <style:text-properties officeooo:rsid="09bfcbc8" officeooo:paragraph-rsid="09bfcbc8"/>
    </style:style>
    <style:style style:name="P1352" style:family="paragraph" style:parent-style-name="Standard" style:list-style-name="L32">
      <style:paragraph-properties fo:text-align="end" style:justify-single-word="false" style:writing-mode="rl-tb"/>
      <style:text-properties officeooo:rsid="09dc19d4" officeooo:paragraph-rsid="09dc19d4"/>
    </style:style>
    <style:style style:name="P1353" style:family="paragraph" style:parent-style-name="Standard" style:list-style-name="L32">
      <style:paragraph-properties fo:text-align="end" style:justify-single-word="false" style:writing-mode="rl-tb"/>
      <style:text-properties officeooo:rsid="09df40d4" officeooo:paragraph-rsid="09df40d4"/>
    </style:style>
    <style:style style:name="P1354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edd9fc"/>
    </style:style>
    <style:style style:name="P1355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ee3e04"/>
    </style:style>
    <style:style style:name="P1356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efeaae"/>
    </style:style>
    <style:style style:name="P1357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f1cbb8"/>
    </style:style>
    <style:style style:name="P1358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a5a4b0e"/>
    </style:style>
    <style:style style:name="P1359" style:family="paragraph" style:parent-style-name="Standard" style:list-style-name="L33">
      <style:paragraph-properties fo:text-align="end" style:justify-single-word="false" style:writing-mode="rl-tb"/>
      <style:text-properties officeooo:rsid="09edd9fc" officeooo:paragraph-rsid="0a5b7af0"/>
    </style:style>
    <style:style style:name="P1360" style:family="paragraph" style:parent-style-name="Standard" style:list-style-name="L32">
      <style:paragraph-properties fo:text-align="end" style:justify-single-word="false" style:writing-mode="rl-tb"/>
      <style:text-properties officeooo:rsid="09e0871e" officeooo:paragraph-rsid="09e0871e"/>
    </style:style>
    <style:style style:name="P1361" style:family="paragraph" style:parent-style-name="Standard" style:list-style-name="L32">
      <style:paragraph-properties fo:text-align="end" style:justify-single-word="false" style:writing-mode="rl-tb"/>
      <style:text-properties officeooo:rsid="09e24d6c" officeooo:paragraph-rsid="09e24d6c"/>
    </style:style>
    <style:style style:name="P1362" style:family="paragraph" style:parent-style-name="Standard" style:list-style-name="L32">
      <style:paragraph-properties fo:text-align="end" style:justify-single-word="false" style:writing-mode="rl-tb"/>
      <style:text-properties officeooo:rsid="0a02aff8" officeooo:paragraph-rsid="0a02aff8"/>
    </style:style>
    <style:style style:name="P1363" style:family="paragraph" style:parent-style-name="Standard" style:list-style-name="L33">
      <style:paragraph-properties fo:text-align="end" style:justify-single-word="false" style:writing-mode="rl-tb"/>
      <style:text-properties officeooo:rsid="0a322f62" officeooo:paragraph-rsid="0a322f62"/>
    </style:style>
    <style:style style:name="P1364" style:family="paragraph" style:parent-style-name="Standard" style:list-style-name="L33">
      <style:paragraph-properties fo:text-align="end" style:justify-single-word="false" style:writing-mode="rl-tb"/>
      <style:text-properties officeooo:rsid="0a342e22" officeooo:paragraph-rsid="0a342e22"/>
    </style:style>
    <style:style style:name="P1365" style:family="paragraph" style:parent-style-name="Standard" style:list-style-name="L33">
      <style:paragraph-properties fo:text-align="end" style:justify-single-word="false" style:writing-mode="rl-tb"/>
      <style:text-properties officeooo:rsid="0a344b4f" officeooo:paragraph-rsid="0a344b4f"/>
    </style:style>
    <style:style style:name="P1366" style:family="paragraph" style:parent-style-name="Standard" style:list-style-name="L33">
      <style:paragraph-properties fo:text-align="end" style:justify-single-word="false" style:writing-mode="rl-tb"/>
      <style:text-properties officeooo:rsid="0a377135" officeooo:paragraph-rsid="0a377135"/>
    </style:style>
    <style:style style:name="P1367" style:family="paragraph" style:parent-style-name="Standard" style:list-style-name="L26">
      <style:paragraph-properties fo:text-align="end" style:justify-single-word="false" style:writing-mode="rl-tb"/>
      <style:text-properties officeooo:rsid="060aa204" officeooo:paragraph-rsid="060aa204"/>
    </style:style>
    <style:style style:name="P1368" style:family="paragraph" style:parent-style-name="Standard" style:list-style-name="L34">
      <style:paragraph-properties fo:text-align="end" style:justify-single-word="false" style:writing-mode="rl-tb"/>
      <style:text-properties officeooo:rsid="066d5f9d" officeooo:paragraph-rsid="066d5f9d"/>
    </style:style>
    <style:style style:name="P1369" style:family="paragraph" style:parent-style-name="Standard" style:list-style-name="L34">
      <style:paragraph-properties fo:text-align="end" style:justify-single-word="false" style:writing-mode="rl-tb"/>
      <style:text-properties officeooo:rsid="066f4378" officeooo:paragraph-rsid="066f4378"/>
    </style:style>
    <style:style style:name="P1370" style:family="paragraph" style:parent-style-name="Standard" style:list-style-name="L34">
      <style:paragraph-properties fo:text-align="end" style:justify-single-word="false" style:writing-mode="rl-tb"/>
      <style:text-properties officeooo:rsid="066f4378" officeooo:paragraph-rsid="098f6b0d"/>
    </style:style>
    <style:style style:name="P1371" style:family="paragraph" style:parent-style-name="Standard" style:list-style-name="L34">
      <style:paragraph-properties fo:text-align="end" style:justify-single-word="false" style:writing-mode="rl-tb"/>
      <style:text-properties officeooo:rsid="067e948a" officeooo:paragraph-rsid="067e948a"/>
    </style:style>
    <style:style style:name="P1372" style:family="paragraph" style:parent-style-name="Standard" style:list-style-name="L34">
      <style:paragraph-properties fo:text-align="end" style:justify-single-word="false" style:writing-mode="rl-tb"/>
      <style:text-properties officeooo:rsid="067f0994" officeooo:paragraph-rsid="067f0994"/>
    </style:style>
    <style:style style:name="P1373" style:family="paragraph" style:parent-style-name="Standard" style:list-style-name="L34">
      <style:paragraph-properties fo:text-align="end" style:justify-single-word="false" style:writing-mode="rl-tb"/>
      <style:text-properties officeooo:rsid="067f0994" officeooo:paragraph-rsid="09938652"/>
    </style:style>
    <style:style style:name="P1374" style:family="paragraph" style:parent-style-name="Standard" style:list-style-name="L34">
      <style:paragraph-properties fo:text-align="end" style:justify-single-word="false" style:writing-mode="rl-tb"/>
      <style:text-properties officeooo:rsid="0683e361" officeooo:paragraph-rsid="0683e361"/>
    </style:style>
    <style:style style:name="P1375" style:family="paragraph" style:parent-style-name="Standard" style:list-style-name="L34">
      <style:paragraph-properties fo:text-align="end" style:justify-single-word="false" style:writing-mode="rl-tb"/>
      <style:text-properties officeooo:rsid="068608e3" officeooo:paragraph-rsid="068608e3"/>
    </style:style>
    <style:style style:name="P1376" style:family="paragraph" style:parent-style-name="Standard" style:list-style-name="L34">
      <style:paragraph-properties fo:text-align="end" style:justify-single-word="false" style:writing-mode="rl-tb"/>
      <style:text-properties officeooo:rsid="068608e3" officeooo:paragraph-rsid="0996a5ce"/>
    </style:style>
    <style:style style:name="P1377" style:family="paragraph" style:parent-style-name="Standard" style:list-style-name="L34">
      <style:paragraph-properties fo:text-align="end" style:justify-single-word="false" style:writing-mode="rl-tb"/>
      <style:text-properties officeooo:rsid="06945a1f" officeooo:paragraph-rsid="06945a1f"/>
    </style:style>
    <style:style style:name="P1378" style:family="paragraph" style:parent-style-name="Standard" style:list-style-name="L34">
      <style:paragraph-properties fo:text-align="end" style:justify-single-word="false" style:writing-mode="rl-tb"/>
      <style:text-properties officeooo:rsid="0694d881" officeooo:paragraph-rsid="0694d881"/>
    </style:style>
    <style:style style:name="P1379" style:family="paragraph" style:parent-style-name="Standard" style:list-style-name="L34">
      <style:paragraph-properties fo:text-align="end" style:justify-single-word="false" style:writing-mode="rl-tb"/>
      <style:text-properties officeooo:rsid="06a1117b" officeooo:paragraph-rsid="06a1117b"/>
    </style:style>
    <style:style style:name="P1380" style:family="paragraph" style:parent-style-name="Standard" style:list-style-name="L34">
      <style:paragraph-properties fo:text-align="end" style:justify-single-word="false" style:writing-mode="rl-tb"/>
      <style:text-properties officeooo:rsid="06a1117b" officeooo:paragraph-rsid="099b9a4e"/>
    </style:style>
    <style:style style:name="P1381" style:family="paragraph" style:parent-style-name="Standard" style:list-style-name="L35">
      <style:paragraph-properties fo:text-align="end" style:justify-single-word="false" style:writing-mode="rl-tb"/>
      <style:text-properties officeooo:rsid="06a1117b" officeooo:paragraph-rsid="06f47652"/>
    </style:style>
    <style:style style:name="P1382" style:family="paragraph" style:parent-style-name="Standard" style:list-style-name="L35">
      <style:paragraph-properties fo:text-align="end" style:justify-single-word="false" style:writing-mode="rl-tb"/>
      <style:text-properties officeooo:rsid="06a1117b" officeooo:paragraph-rsid="09ae6f5e"/>
    </style:style>
    <style:style style:name="P1383" style:family="paragraph" style:parent-style-name="Standard" style:list-style-name="L26">
      <style:paragraph-properties fo:text-align="end" style:justify-single-word="false" style:writing-mode="rl-tb"/>
      <style:text-properties officeooo:rsid="06afda31" officeooo:paragraph-rsid="06afda31"/>
    </style:style>
    <style:style style:name="P1384" style:family="paragraph" style:parent-style-name="Standard" style:list-style-name="L35">
      <style:paragraph-properties fo:text-align="end" style:justify-single-word="false" style:writing-mode="rl-tb"/>
      <style:text-properties officeooo:rsid="06ebb10e" officeooo:paragraph-rsid="06ebb10e"/>
    </style:style>
    <style:style style:name="P1385" style:family="paragraph" style:parent-style-name="Standard" style:list-style-name="L35">
      <style:paragraph-properties fo:text-align="end" style:justify-single-word="false" style:writing-mode="rl-tb"/>
      <style:text-properties officeooo:rsid="06fa96d5" officeooo:paragraph-rsid="06fa96d5"/>
    </style:style>
    <style:style style:name="P1386" style:family="paragraph" style:parent-style-name="Standard" style:list-style-name="L35">
      <style:paragraph-properties fo:text-align="end" style:justify-single-word="false" style:writing-mode="rl-tb"/>
      <style:text-properties officeooo:rsid="06fd7339" officeooo:paragraph-rsid="06fd7339"/>
    </style:style>
    <style:style style:name="P1387" style:family="paragraph" style:parent-style-name="Standard" style:list-style-name="L35">
      <style:paragraph-properties fo:text-align="end" style:justify-single-word="false" style:writing-mode="rl-tb"/>
      <style:text-properties officeooo:rsid="06fd7339" officeooo:paragraph-rsid="09b20697"/>
    </style:style>
    <style:style style:name="P1388" style:family="paragraph" style:parent-style-name="Standard" style:list-style-name="L35">
      <style:paragraph-properties fo:text-align="end" style:justify-single-word="false" style:writing-mode="rl-tb"/>
      <style:text-properties officeooo:rsid="07377e9b" officeooo:paragraph-rsid="07377e9b"/>
    </style:style>
    <style:style style:name="P1389" style:family="paragraph" style:parent-style-name="Standard" style:list-style-name="L36">
      <style:paragraph-properties fo:text-align="end" style:justify-single-word="false" style:writing-mode="rl-tb"/>
      <style:text-properties officeooo:rsid="074eb940" officeooo:paragraph-rsid="074eb940"/>
    </style:style>
    <style:style style:name="P1390" style:family="paragraph" style:parent-style-name="Standard" style:list-style-name="L36">
      <style:paragraph-properties fo:text-align="end" style:justify-single-word="false" style:writing-mode="rl-tb"/>
      <style:text-properties officeooo:rsid="0750b99c" officeooo:paragraph-rsid="0750b99c"/>
    </style:style>
    <style:style style:name="P1391" style:family="paragraph" style:parent-style-name="Standard" style:list-style-name="L36">
      <style:paragraph-properties fo:text-align="end" style:justify-single-word="false" style:writing-mode="rl-tb"/>
      <style:text-properties officeooo:rsid="075176db" officeooo:paragraph-rsid="075176db"/>
    </style:style>
    <style:style style:name="P1392" style:family="paragraph" style:parent-style-name="Standard" style:list-style-name="L36">
      <style:paragraph-properties fo:text-align="end" style:justify-single-word="false" style:writing-mode="rl-tb"/>
      <style:text-properties officeooo:rsid="0751fb35" officeooo:paragraph-rsid="0751fb35"/>
    </style:style>
    <style:style style:name="P1393" style:family="paragraph" style:parent-style-name="Standard" style:list-style-name="L36">
      <style:paragraph-properties fo:text-align="end" style:justify-single-word="false" style:writing-mode="rl-tb"/>
      <style:text-properties officeooo:rsid="0751fb35" officeooo:paragraph-rsid="07616b9a"/>
    </style:style>
    <style:style style:name="P1394" style:family="paragraph" style:parent-style-name="Standard" style:list-style-name="L36">
      <style:paragraph-properties fo:text-align="end" style:justify-single-word="false" style:writing-mode="rl-tb"/>
      <style:text-properties officeooo:rsid="0753f616" officeooo:paragraph-rsid="0753f616"/>
    </style:style>
    <style:style style:name="P1395" style:family="paragraph" style:parent-style-name="Standard" style:list-style-name="L36">
      <style:paragraph-properties fo:text-align="end" style:justify-single-word="false" style:writing-mode="rl-tb"/>
      <style:text-properties officeooo:rsid="0755b136" officeooo:paragraph-rsid="0755b136"/>
    </style:style>
    <style:style style:name="P1396" style:family="paragraph" style:parent-style-name="Standard" style:list-style-name="L36">
      <style:paragraph-properties fo:text-align="end" style:justify-single-word="false" style:writing-mode="rl-tb"/>
      <style:text-properties officeooo:rsid="077b6fe5" officeooo:paragraph-rsid="077b6fe5"/>
    </style:style>
    <style:style style:name="P1397" style:family="paragraph" style:parent-style-name="Standard" style:list-style-name="L37">
      <style:paragraph-properties fo:text-align="end" style:justify-single-word="false" style:writing-mode="rl-tb"/>
      <style:text-properties officeooo:rsid="079efcb8" officeooo:paragraph-rsid="079efcb8"/>
    </style:style>
    <style:style style:name="P1398" style:family="paragraph" style:parent-style-name="Standard" style:list-style-name="L37">
      <style:paragraph-properties fo:text-align="end" style:justify-single-word="false" style:writing-mode="rl-tb"/>
      <style:text-properties officeooo:rsid="07a2707d" officeooo:paragraph-rsid="07a2707d"/>
    </style:style>
    <style:style style:name="P1399" style:family="paragraph" style:parent-style-name="Standard" style:list-style-name="L37">
      <style:paragraph-properties fo:text-align="end" style:justify-single-word="false" style:writing-mode="rl-tb"/>
      <style:text-properties officeooo:rsid="07a2bea7" officeooo:paragraph-rsid="07a2bea7"/>
    </style:style>
    <style:style style:name="P1400" style:family="paragraph" style:parent-style-name="Standard" style:list-style-name="L37">
      <style:paragraph-properties fo:text-align="end" style:justify-single-word="false" style:writing-mode="rl-tb"/>
      <style:text-properties officeooo:rsid="08d9fee0" officeooo:paragraph-rsid="08d9fee0"/>
    </style:style>
    <style:style style:name="P1401" style:family="paragraph" style:parent-style-name="Standard" style:list-style-name="L37">
      <style:paragraph-properties fo:text-align="end" style:justify-single-word="false" style:writing-mode="rl-tb"/>
      <style:text-properties officeooo:rsid="07b6799b" officeooo:paragraph-rsid="07b6799b"/>
    </style:style>
    <style:style style:name="P1402" style:family="paragraph" style:parent-style-name="Standard" style:list-style-name="L38">
      <style:paragraph-properties fo:text-align="end" style:justify-single-word="false" style:writing-mode="rl-tb"/>
      <style:text-properties officeooo:rsid="07d096ad" officeooo:paragraph-rsid="07d096ad"/>
    </style:style>
    <style:style style:name="P1403" style:family="paragraph" style:parent-style-name="Standard" style:list-style-name="L38">
      <style:paragraph-properties fo:text-align="end" style:justify-single-word="false" style:writing-mode="rl-tb"/>
      <style:text-properties officeooo:rsid="07d0e135" officeooo:paragraph-rsid="07d0e135"/>
    </style:style>
    <style:style style:name="P1404" style:family="paragraph" style:parent-style-name="Standard" style:list-style-name="L38">
      <style:paragraph-properties fo:text-align="end" style:justify-single-word="false" style:writing-mode="rl-tb"/>
      <style:text-properties officeooo:rsid="07d15959" officeooo:paragraph-rsid="07d15959"/>
    </style:style>
    <style:style style:name="P1405" style:family="paragraph" style:parent-style-name="Standard" style:list-style-name="L38">
      <style:paragraph-properties fo:text-align="end" style:justify-single-word="false" style:writing-mode="rl-tb"/>
      <style:text-properties officeooo:rsid="07d69d5f" officeooo:paragraph-rsid="07d69d5f"/>
    </style:style>
    <style:style style:name="P1406" style:family="paragraph" style:parent-style-name="Standard" style:list-style-name="L38">
      <style:paragraph-properties fo:text-align="end" style:justify-single-word="false" style:writing-mode="rl-tb"/>
      <style:text-properties officeooo:rsid="07d71737" officeooo:paragraph-rsid="07d71737"/>
    </style:style>
    <style:style style:name="P1407" style:family="paragraph" style:parent-style-name="Standard" style:list-style-name="L38">
      <style:paragraph-properties fo:text-align="end" style:justify-single-word="false" style:writing-mode="rl-tb"/>
      <style:text-properties officeooo:rsid="07db3978" officeooo:paragraph-rsid="07db3978"/>
    </style:style>
    <style:style style:name="P1408" style:family="paragraph" style:parent-style-name="Standard" style:list-style-name="L38">
      <style:paragraph-properties fo:text-align="end" style:justify-single-word="false" style:writing-mode="rl-tb"/>
      <style:text-properties officeooo:rsid="07dc574c" officeooo:paragraph-rsid="07dc574c"/>
    </style:style>
    <style:style style:name="P1409" style:family="paragraph" style:parent-style-name="Standard" style:list-style-name="L38">
      <style:paragraph-properties fo:text-align="end" style:justify-single-word="false" style:writing-mode="rl-tb"/>
      <style:text-properties officeooo:rsid="07e85845" officeooo:paragraph-rsid="07e85845"/>
    </style:style>
    <style:style style:name="P1410" style:family="paragraph" style:parent-style-name="Standard" style:list-style-name="L39">
      <style:paragraph-properties fo:text-align="end" style:justify-single-word="false" style:writing-mode="rl-tb"/>
      <style:text-properties officeooo:rsid="0805eda0" officeooo:paragraph-rsid="0805eda0"/>
    </style:style>
    <style:style style:name="P1411" style:family="paragraph" style:parent-style-name="Standard" style:list-style-name="L39">
      <style:paragraph-properties fo:text-align="end" style:justify-single-word="false" style:writing-mode="rl-tb"/>
      <style:text-properties officeooo:rsid="08086ae7" officeooo:paragraph-rsid="08086ae7"/>
    </style:style>
    <style:style style:name="P1412" style:family="paragraph" style:parent-style-name="Standard" style:list-style-name="L39">
      <style:paragraph-properties fo:text-align="end" style:justify-single-word="false" style:writing-mode="rl-tb"/>
      <style:text-properties officeooo:rsid="080870d0" officeooo:paragraph-rsid="080870d0"/>
    </style:style>
    <style:style style:name="P1413" style:family="paragraph" style:parent-style-name="Standard" style:list-style-name="L39">
      <style:paragraph-properties fo:text-align="end" style:justify-single-word="false" style:writing-mode="rl-tb"/>
      <style:text-properties officeooo:rsid="08e573fb" officeooo:paragraph-rsid="08e573fb"/>
    </style:style>
    <style:style style:name="P1414" style:family="paragraph" style:parent-style-name="Standard" style:list-style-name="L39">
      <style:paragraph-properties fo:text-align="end" style:justify-single-word="false" style:writing-mode="rl-tb"/>
      <style:text-properties officeooo:rsid="08f65b71" officeooo:paragraph-rsid="08f65b71"/>
    </style:style>
    <style:style style:name="P1415" style:family="paragraph" style:parent-style-name="Standard" style:list-style-name="L39">
      <style:paragraph-properties fo:text-align="end" style:justify-single-word="false" style:writing-mode="rl-tb"/>
      <style:text-properties officeooo:rsid="08fb4552" officeooo:paragraph-rsid="08fb4552"/>
    </style:style>
    <style:style style:name="P1416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38af7"/>
    </style:style>
    <style:style style:name="P1417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54694"/>
    </style:style>
    <style:style style:name="P1418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71307"/>
    </style:style>
    <style:style style:name="P1419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86a9b"/>
    </style:style>
    <style:style style:name="P1420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95592"/>
    </style:style>
    <style:style style:name="P1421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7a56e7"/>
    </style:style>
    <style:style style:name="P1422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254694"/>
    </style:style>
    <style:style style:name="P1423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271307"/>
    </style:style>
    <style:style style:name="P1424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286a9b"/>
    </style:style>
    <style:style style:name="P1425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7a56e7"/>
    </style:style>
    <style:style style:name="P1426" style:family="paragraph" style:parent-style-name="Standard" style:list-style-name="L39">
      <style:paragraph-properties fo:text-align="end" style:justify-single-word="false" style:writing-mode="rl-tb"/>
      <style:text-properties officeooo:rsid="08f7852f" officeooo:paragraph-rsid="08f7852f"/>
    </style:style>
    <style:style style:name="P1427" style:family="paragraph" style:parent-style-name="Standard" style:list-style-name="L39">
      <style:paragraph-properties fo:text-align="end" style:justify-single-word="false" style:writing-mode="rl-tb"/>
      <style:text-properties officeooo:rsid="08fa7861" officeooo:paragraph-rsid="09295592"/>
    </style:style>
    <style:style style:name="P1428" style:family="paragraph" style:parent-style-name="Standard" style:list-style-name="L39">
      <style:paragraph-properties fo:text-align="end" style:justify-single-word="false" style:writing-mode="rl-tb"/>
      <style:text-properties officeooo:rsid="08eff55e" officeooo:paragraph-rsid="08eff55e"/>
    </style:style>
    <style:style style:name="P1429" style:family="paragraph" style:parent-style-name="Standard" style:list-style-name="L39">
      <style:paragraph-properties fo:text-align="end" style:justify-single-word="false" style:writing-mode="rl-tb"/>
      <style:text-properties officeooo:rsid="08f8e42f" officeooo:paragraph-rsid="08f8e42f"/>
    </style:style>
    <style:style style:name="P1430" style:family="paragraph" style:parent-style-name="Standard" style:list-style-name="L39">
      <style:paragraph-properties fo:text-align="end" style:justify-single-word="false" style:writing-mode="rl-tb"/>
      <style:text-properties officeooo:rsid="097218e4" officeooo:paragraph-rsid="097218e4"/>
    </style:style>
    <style:style style:name="P1431" style:family="paragraph" style:parent-style-name="Standard" style:list-style-name="L39">
      <style:paragraph-properties fo:text-align="end" style:justify-single-word="false" style:writing-mode="rl-tb"/>
      <style:text-properties officeooo:rsid="09767fcf" officeooo:paragraph-rsid="09767fcf"/>
    </style:style>
    <style:style style:name="P1432" style:family="paragraph" style:parent-style-name="Standard" style:list-style-name="L39">
      <style:paragraph-properties fo:text-align="end" style:justify-single-word="false" style:writing-mode="rl-tb"/>
      <style:text-properties officeooo:rsid="0a687c16" officeooo:paragraph-rsid="0a687c16"/>
    </style:style>
    <style:style style:name="P1433" style:family="paragraph" style:parent-style-name="Standard" style:list-style-name="L40">
      <style:paragraph-properties fo:text-align="end" style:justify-single-word="false" style:writing-mode="rl-tb"/>
      <style:text-properties officeooo:rsid="0a978a30" officeooo:paragraph-rsid="0a978a30"/>
    </style:style>
    <style:style style:name="P1434" style:family="paragraph" style:parent-style-name="Standard" style:list-style-name="L40">
      <style:paragraph-properties fo:text-align="end" style:justify-single-word="false" style:writing-mode="rl-tb"/>
      <style:text-properties officeooo:rsid="0aa52088" officeooo:paragraph-rsid="0aa52088"/>
    </style:style>
    <style:style style:name="P1435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b1e09c"/>
    </style:style>
    <style:style style:name="P1436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a89709"/>
    </style:style>
    <style:style style:name="P1437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a701c1"/>
    </style:style>
    <style:style style:name="P1438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f67e24"/>
    </style:style>
    <style:style style:name="P1439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a9eab8"/>
    </style:style>
    <style:style style:name="P1440" style:family="paragraph" style:parent-style-name="Standard" style:list-style-name="L40">
      <style:paragraph-properties fo:text-align="end" style:justify-single-word="false" style:writing-mode="rl-tb"/>
      <style:text-properties officeooo:rsid="0a9b6a3b" officeooo:paragraph-rsid="0a9b6a3b"/>
    </style:style>
    <style:style style:name="P1441" style:family="paragraph" style:parent-style-name="Standard" style:list-style-name="L40">
      <style:paragraph-properties fo:text-align="end" style:justify-single-word="false" style:writing-mode="rl-tb"/>
      <style:text-properties officeooo:rsid="0a9d0bd9" officeooo:paragraph-rsid="0a9d0bd9"/>
    </style:style>
    <style:style style:name="P1442" style:family="paragraph" style:parent-style-name="Standard" style:list-style-name="L40">
      <style:paragraph-properties fo:text-align="end" style:justify-single-word="false" style:writing-mode="rl-tb"/>
      <style:text-properties officeooo:rsid="0ac0df51" officeooo:paragraph-rsid="0ac2c1b2"/>
    </style:style>
    <style:style style:name="P1443" style:family="paragraph" style:parent-style-name="Standard" style:list-style-name="L41">
      <style:paragraph-properties fo:text-align="end" style:justify-single-word="false" style:writing-mode="rl-tb"/>
      <style:text-properties officeooo:rsid="0acfeedf" officeooo:paragraph-rsid="0acfeedf"/>
    </style:style>
    <style:style style:name="P1444" style:family="paragraph" style:parent-style-name="Standard" style:list-style-name="L41">
      <style:paragraph-properties fo:text-align="end" style:justify-single-word="false" style:writing-mode="rl-tb"/>
      <style:text-properties officeooo:rsid="0ad28c17" officeooo:paragraph-rsid="0ad28c17"/>
    </style:style>
    <style:style style:name="P1445" style:family="paragraph" style:parent-style-name="Standard" style:list-style-name="L41">
      <style:paragraph-properties fo:text-align="end" style:justify-single-word="false" style:writing-mode="rl-tb"/>
      <style:text-properties officeooo:rsid="0ae9abe0" officeooo:paragraph-rsid="0ae9abe0"/>
    </style:style>
    <style:style style:name="P1446" style:family="paragraph" style:parent-style-name="Standard" style:list-style-name="L41">
      <style:paragraph-properties fo:text-align="end" style:justify-single-word="false" style:writing-mode="rl-tb"/>
      <style:text-properties officeooo:rsid="0ae9abe0" officeooo:paragraph-rsid="0af33ff7"/>
    </style:style>
    <style:style style:name="P1447" style:family="paragraph" style:parent-style-name="Standard" style:list-style-name="L41">
      <style:paragraph-properties fo:text-align="end" style:justify-single-word="false" style:writing-mode="rl-tb"/>
      <style:text-properties officeooo:rsid="0b048ff0" officeooo:paragraph-rsid="0b048ff0"/>
    </style:style>
    <style:style style:name="P1448" style:family="paragraph" style:parent-style-name="Standard" style:list-style-name="L42">
      <style:paragraph-properties fo:text-align="end" style:justify-single-word="false" style:writing-mode="rl-tb"/>
      <style:text-properties officeooo:rsid="0b186de9" officeooo:paragraph-rsid="0b186de9"/>
    </style:style>
    <style:style style:name="P1449" style:family="paragraph" style:parent-style-name="Standard" style:list-style-name="L42">
      <style:paragraph-properties fo:text-align="end" style:justify-single-word="false" style:writing-mode="rl-tb"/>
      <style:text-properties officeooo:rsid="0b1a32da" officeooo:paragraph-rsid="0b1a32da"/>
    </style:style>
    <style:style style:name="P1450" style:family="paragraph" style:parent-style-name="Standard" style:list-style-name="L42">
      <style:paragraph-properties fo:text-align="end" style:justify-single-word="false" style:writing-mode="rl-tb"/>
      <style:text-properties officeooo:rsid="0b1dd6f9" officeooo:paragraph-rsid="0b1dd6f9"/>
    </style:style>
    <style:style style:name="P1451" style:family="paragraph" style:parent-style-name="Standard" style:list-style-name="L42">
      <style:paragraph-properties fo:text-align="end" style:justify-single-word="false" style:writing-mode="rl-tb"/>
      <style:text-properties officeooo:rsid="0b1dd6f9" officeooo:paragraph-rsid="0b225f54"/>
    </style:style>
    <style:style style:name="P1452" style:family="paragraph" style:parent-style-name="Standard" style:list-style-name="L42">
      <style:paragraph-properties fo:text-align="end" style:justify-single-word="false" style:writing-mode="rl-tb"/>
      <style:text-properties officeooo:rsid="0b1e689b" officeooo:paragraph-rsid="0b1e689b"/>
    </style:style>
    <style:style style:name="P1453" style:family="paragraph" style:parent-style-name="Standard" style:list-style-name="L42">
      <style:paragraph-properties fo:text-align="end" style:justify-single-word="false" style:writing-mode="rl-tb"/>
      <style:text-properties officeooo:rsid="0b326034" officeooo:paragraph-rsid="0b326034"/>
    </style:style>
    <style:style style:name="P1454" style:family="paragraph" style:parent-style-name="Standard" style:list-style-name="L43">
      <style:paragraph-properties fo:text-align="end" style:justify-single-word="false" style:writing-mode="rl-tb"/>
      <style:text-properties officeooo:rsid="0b56538b" officeooo:paragraph-rsid="0b56538b"/>
    </style:style>
    <style:style style:name="P1455" style:family="paragraph" style:parent-style-name="Standard" style:list-style-name="L43">
      <style:paragraph-properties fo:text-align="end" style:justify-single-word="false" style:writing-mode="rl-tb"/>
      <style:text-properties officeooo:rsid="0b57acd8" officeooo:paragraph-rsid="0b57acd8"/>
    </style:style>
    <style:style style:name="P1456" style:family="paragraph" style:parent-style-name="Standard" style:list-style-name="L43">
      <style:paragraph-properties fo:text-align="end" style:justify-single-word="false" style:writing-mode="rl-tb"/>
      <style:text-properties officeooo:rsid="0b66c048" officeooo:paragraph-rsid="0b66c048"/>
    </style:style>
    <style:style style:name="P1457" style:family="paragraph" style:parent-style-name="Standard" style:list-style-name="L43">
      <style:paragraph-properties fo:text-align="end" style:justify-single-word="false" style:writing-mode="rl-tb"/>
      <style:text-properties officeooo:rsid="0b66c048" officeooo:paragraph-rsid="0b69982e"/>
    </style:style>
    <style:style style:name="P1458" style:family="paragraph" style:parent-style-name="Standard" style:list-style-name="L43">
      <style:paragraph-properties fo:text-align="end" style:justify-single-word="false" style:writing-mode="rl-tb"/>
      <style:text-properties officeooo:rsid="0b761756" officeooo:paragraph-rsid="0b761756"/>
    </style:style>
    <style:style style:name="P1459" style:family="paragraph" style:parent-style-name="Standard" style:list-style-name="L44">
      <style:paragraph-properties fo:text-align="end" style:justify-single-word="false" style:writing-mode="rl-tb"/>
      <style:text-properties officeooo:rsid="0b950de0" officeooo:paragraph-rsid="0b950de0"/>
    </style:style>
    <style:style style:name="P1460" style:family="paragraph" style:parent-style-name="Standard" style:list-style-name="L44">
      <style:paragraph-properties fo:text-align="end" style:justify-single-word="false" style:writing-mode="rl-tb"/>
      <style:text-properties officeooo:rsid="0b97ef2a" officeooo:paragraph-rsid="0b97ef2a"/>
    </style:style>
    <style:style style:name="P1461" style:family="paragraph" style:parent-style-name="Standard" style:list-style-name="L44">
      <style:paragraph-properties fo:text-align="end" style:justify-single-word="false" style:writing-mode="rl-tb"/>
      <style:text-properties officeooo:rsid="0b98453a" officeooo:paragraph-rsid="0b98453a"/>
    </style:style>
    <style:style style:name="P1462" style:family="paragraph" style:parent-style-name="Standard" style:list-style-name="L44">
      <style:paragraph-properties fo:text-align="end" style:justify-single-word="false" style:writing-mode="rl-tb"/>
      <style:text-properties officeooo:rsid="0baf38c4" officeooo:paragraph-rsid="0baf38c4"/>
    </style:style>
    <style:style style:name="P1463" style:family="paragraph" style:parent-style-name="Standard" style:list-style-name="L44">
      <style:paragraph-properties fo:text-align="end" style:justify-single-word="false" style:writing-mode="rl-tb"/>
      <style:text-properties officeooo:rsid="0bce1f5a" officeooo:paragraph-rsid="0be49e69"/>
    </style:style>
    <style:style style:name="P1464" style:family="paragraph" style:parent-style-name="Standard" style:list-style-name="L46">
      <style:paragraph-properties fo:text-align="end" style:justify-single-word="false" style:writing-mode="rl-tb"/>
      <style:text-properties officeooo:rsid="0bce1f5a" officeooo:paragraph-rsid="0bce1f5a"/>
    </style:style>
    <style:style style:name="P1465" style:family="paragraph" style:parent-style-name="Standard" style:list-style-name="L46">
      <style:paragraph-properties fo:text-align="end" style:justify-single-word="false" style:writing-mode="rl-tb"/>
      <style:text-properties officeooo:rsid="0bce1f5a" officeooo:paragraph-rsid="0bd5697e"/>
    </style:style>
    <style:style style:name="P1466" style:family="paragraph" style:parent-style-name="Standard" style:list-style-name="L45">
      <style:paragraph-properties fo:text-align="end" style:justify-single-word="false" style:writing-mode="rl-tb"/>
      <style:text-properties officeooo:rsid="0c2ee597" officeooo:paragraph-rsid="0c3d9301"/>
    </style:style>
    <style:style style:name="P1467" style:family="paragraph" style:parent-style-name="Standard" style:list-style-name="L45">
      <style:paragraph-properties fo:text-align="end" style:justify-single-word="false" style:writing-mode="rl-tb"/>
      <style:text-properties officeooo:rsid="0c2ee597" officeooo:paragraph-rsid="0c2ee597"/>
    </style:style>
    <style:style style:name="P1468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d9301"/>
    </style:style>
    <style:style style:name="P1469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2eacc"/>
    </style:style>
    <style:style style:name="P1470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49af5"/>
    </style:style>
    <style:style style:name="P1471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75a99"/>
    </style:style>
    <style:style style:name="P1472" style:family="paragraph" style:parent-style-name="Standard" style:list-style-name="L44">
      <style:paragraph-properties fo:text-align="end" style:justify-single-word="false" style:writing-mode="rl-tb"/>
      <style:text-properties officeooo:rsid="0bb830df" officeooo:paragraph-rsid="0bb830df"/>
    </style:style>
    <style:style style:name="P1473" style:family="paragraph" style:parent-style-name="Standard" style:list-style-name="L46">
      <style:paragraph-properties fo:text-align="end" style:justify-single-word="false" style:writing-mode="rl-tb"/>
      <style:text-properties officeooo:rsid="0bc3856c" officeooo:paragraph-rsid="0bc3856c"/>
    </style:style>
    <style:style style:name="P1474" style:family="paragraph" style:parent-style-name="Standard" style:list-style-name="L46">
      <style:paragraph-properties fo:text-align="end" style:justify-single-word="false" style:writing-mode="rl-tb"/>
      <style:text-properties officeooo:rsid="0bc521cb" officeooo:paragraph-rsid="0bc521cb"/>
    </style:style>
    <style:style style:name="P1475" style:family="paragraph" style:parent-style-name="Standard" style:list-style-name="L46">
      <style:paragraph-properties fo:text-align="end" style:justify-single-word="false" style:writing-mode="rl-tb"/>
      <style:text-properties officeooo:rsid="0bc6445e" officeooo:paragraph-rsid="0bc6445e"/>
    </style:style>
    <style:style style:name="P1476" style:family="paragraph" style:parent-style-name="Standard" style:list-style-name="L46">
      <style:paragraph-properties fo:text-align="end" style:justify-single-word="false" style:writing-mode="rl-tb"/>
      <style:text-properties officeooo:rsid="0be9a49a" officeooo:paragraph-rsid="0fe872de"/>
    </style:style>
    <style:style style:name="P1477" style:family="paragraph" style:parent-style-name="Standard" style:list-style-name="L46">
      <style:paragraph-properties fo:text-align="end" style:justify-single-word="false" style:writing-mode="rl-tb"/>
      <style:text-properties officeooo:rsid="0bf13681" officeooo:paragraph-rsid="0bf13681"/>
    </style:style>
    <style:style style:name="P1478" style:family="paragraph" style:parent-style-name="Standard" style:list-style-name="L45">
      <style:paragraph-properties fo:text-align="end" style:justify-single-word="false" style:writing-mode="rl-tb"/>
      <style:text-properties officeooo:rsid="0c2ec3fe" officeooo:paragraph-rsid="0c2ec3fe"/>
    </style:style>
    <style:style style:name="P1479" style:family="paragraph" style:parent-style-name="Standard" style:list-style-name="L45">
      <style:paragraph-properties fo:text-align="end" style:justify-single-word="false" style:writing-mode="rl-tb"/>
      <style:text-properties officeooo:rsid="0c30664c" officeooo:paragraph-rsid="0c30664c"/>
    </style:style>
    <style:style style:name="P1480" style:family="paragraph" style:parent-style-name="Standard" style:list-style-name="L45">
      <style:paragraph-properties fo:text-align="end" style:justify-single-word="false" style:writing-mode="rl-tb"/>
      <style:text-properties officeooo:rsid="0c47a62b" officeooo:paragraph-rsid="0c47a62b"/>
    </style:style>
    <style:style style:name="P1481" style:family="paragraph" style:parent-style-name="Standard" style:list-style-name="L45">
      <style:paragraph-properties fo:text-align="end" style:justify-single-word="false" style:writing-mode="rl-tb"/>
      <style:text-properties officeooo:rsid="0c6475fc" officeooo:paragraph-rsid="0c6ad683"/>
    </style:style>
    <style:style style:name="P1482" style:family="paragraph" style:parent-style-name="Standard" style:list-style-name="L47">
      <style:paragraph-properties fo:text-align="end" style:justify-single-word="false" style:writing-mode="rl-tb"/>
      <style:text-properties officeooo:rsid="0c6475fc" officeooo:paragraph-rsid="0c6475fc"/>
    </style:style>
    <style:style style:name="P1483" style:family="paragraph" style:parent-style-name="Standard" style:list-style-name="L47">
      <style:paragraph-properties fo:text-align="end" style:justify-single-word="false" style:writing-mode="rl-tb"/>
      <style:text-properties officeooo:rsid="0c6475fc" officeooo:paragraph-rsid="0c660eb9"/>
    </style:style>
    <style:style style:name="P1484" style:family="paragraph" style:parent-style-name="Standard" style:list-style-name="L45">
      <style:paragraph-properties fo:text-align="end" style:justify-single-word="false" style:writing-mode="rl-tb"/>
      <style:text-properties officeooo:rsid="0fe15856" officeooo:paragraph-rsid="0fe15856"/>
    </style:style>
    <style:style style:name="P1485" style:family="paragraph" style:parent-style-name="Standard" style:list-style-name="L45">
      <style:paragraph-properties fo:text-align="end" style:justify-single-word="false" style:writing-mode="rl-tb"/>
      <style:text-properties officeooo:rsid="0c4a908d" officeooo:paragraph-rsid="0c4a908d"/>
    </style:style>
    <style:style style:name="P1486" style:family="paragraph" style:parent-style-name="Standard" style:list-style-name="L47">
      <style:paragraph-properties fo:text-align="end" style:justify-single-word="false" style:writing-mode="rl-tb"/>
      <style:text-properties officeooo:rsid="0c633ae2" officeooo:paragraph-rsid="0c633ae2"/>
    </style:style>
    <style:style style:name="P1487" style:family="paragraph" style:parent-style-name="Standard" style:list-style-name="L47">
      <style:paragraph-properties fo:text-align="end" style:justify-single-word="false" style:writing-mode="rl-tb"/>
      <style:text-properties officeooo:rsid="0c638a3f" officeooo:paragraph-rsid="0c638a3f"/>
    </style:style>
    <style:style style:name="P1488" style:family="paragraph" style:parent-style-name="Standard" style:list-style-name="L47">
      <style:paragraph-properties fo:text-align="end" style:justify-single-word="false" style:writing-mode="rl-tb"/>
      <style:text-properties officeooo:rsid="0c638a3f" officeooo:paragraph-rsid="0c70fd34"/>
    </style:style>
    <style:style style:name="P1489" style:family="paragraph" style:parent-style-name="Standard" style:list-style-name="L47">
      <style:paragraph-properties fo:text-align="end" style:justify-single-word="false" style:writing-mode="rl-tb"/>
      <style:text-properties officeooo:rsid="0c79d1a4" officeooo:paragraph-rsid="0c79d1a4"/>
    </style:style>
    <style:style style:name="P1490" style:family="paragraph" style:parent-style-name="Standard" style:list-style-name="L48">
      <style:paragraph-properties fo:text-align="end" style:justify-single-word="false" style:writing-mode="rl-tb"/>
      <style:text-properties officeooo:rsid="0c8741f7" officeooo:paragraph-rsid="0c8741f7"/>
    </style:style>
    <style:style style:name="P1491" style:family="paragraph" style:parent-style-name="Standard" style:list-style-name="L48">
      <style:paragraph-properties fo:text-align="end" style:justify-single-word="false" style:writing-mode="rl-tb"/>
      <style:text-properties officeooo:rsid="0c9447e6" officeooo:paragraph-rsid="0c9447e6"/>
    </style:style>
    <style:style style:name="P1492" style:family="paragraph" style:parent-style-name="Standard" style:list-style-name="L48">
      <style:paragraph-properties fo:text-align="end" style:justify-single-word="false" style:writing-mode="rl-tb"/>
      <style:text-properties officeooo:rsid="0c9447e6" officeooo:paragraph-rsid="0c954153"/>
    </style:style>
    <style:style style:name="P1493" style:family="paragraph" style:parent-style-name="Standard" style:list-style-name="L48">
      <style:paragraph-properties fo:text-align="end" style:justify-single-word="false" style:writing-mode="rl-tb"/>
      <style:text-properties officeooo:rsid="0c9447e6" officeooo:paragraph-rsid="0c954e63"/>
    </style:style>
    <style:style style:name="P1494" style:family="paragraph" style:parent-style-name="Standard" style:list-style-name="L48">
      <style:paragraph-properties fo:text-align="end" style:justify-single-word="false" style:writing-mode="rl-tb"/>
      <style:text-properties officeooo:rsid="0c9720b7" officeooo:paragraph-rsid="0c9720b7"/>
    </style:style>
    <style:style style:name="P1495" style:family="paragraph" style:parent-style-name="Standard" style:list-style-name="L48">
      <style:paragraph-properties fo:text-align="end" style:justify-single-word="false" style:writing-mode="rl-tb"/>
      <style:text-properties officeooo:rsid="0cc59dec" officeooo:paragraph-rsid="0cc59dec"/>
    </style:style>
    <style:style style:name="P1496" style:family="paragraph" style:parent-style-name="Standard" style:list-style-name="L48">
      <style:paragraph-properties fo:text-align="end" style:justify-single-word="false" style:writing-mode="rl-tb"/>
      <style:text-properties officeooo:rsid="0cc95e9a" officeooo:paragraph-rsid="0cd87b28"/>
    </style:style>
    <style:style style:name="P1497" style:family="paragraph" style:parent-style-name="Standard" style:list-style-name="L49">
      <style:paragraph-properties fo:text-align="end" style:justify-single-word="false" style:writing-mode="rl-tb"/>
      <style:text-properties officeooo:rsid="0cc95e9a" officeooo:paragraph-rsid="0cc95e9a"/>
    </style:style>
    <style:style style:name="P1498" style:family="paragraph" style:parent-style-name="Standard" style:list-style-name="L49">
      <style:paragraph-properties fo:text-align="end" style:justify-single-word="false" style:writing-mode="rl-tb"/>
      <style:text-properties officeooo:rsid="0cc95e9a" officeooo:paragraph-rsid="0ccd4294"/>
    </style:style>
    <style:style style:name="P1499" style:family="paragraph" style:parent-style-name="Standard" style:list-style-name="L48">
      <style:paragraph-properties fo:text-align="end" style:justify-single-word="false" style:writing-mode="rl-tb"/>
      <style:text-properties officeooo:rsid="0c8eed3a" officeooo:paragraph-rsid="0c8eed3a"/>
    </style:style>
    <style:style style:name="P1500" style:family="paragraph" style:parent-style-name="Standard" style:list-style-name="L48">
      <style:paragraph-properties fo:text-align="end" style:justify-single-word="false" style:writing-mode="rl-tb"/>
      <style:text-properties officeooo:rsid="0ca7543e" officeooo:paragraph-rsid="0ca7543e"/>
    </style:style>
    <style:style style:name="P1501" style:family="paragraph" style:parent-style-name="Standard" style:list-style-name="L48">
      <style:paragraph-properties fo:text-align="end" style:justify-single-word="false" style:writing-mode="rl-tb"/>
      <style:text-properties officeooo:rsid="0cac27f5" officeooo:paragraph-rsid="0cac27f5"/>
    </style:style>
    <style:style style:name="P1502" style:family="paragraph" style:parent-style-name="Standard" style:list-style-name="L49">
      <style:paragraph-properties fo:text-align="end" style:justify-single-word="false" style:writing-mode="rl-tb"/>
      <style:text-properties officeooo:rsid="0cc24959" officeooo:paragraph-rsid="0cc24959"/>
    </style:style>
    <style:style style:name="P1503" style:family="paragraph" style:parent-style-name="Standard" style:list-style-name="L49">
      <style:paragraph-properties fo:text-align="end" style:justify-single-word="false" style:writing-mode="rl-tb"/>
      <style:text-properties officeooo:rsid="0cde9171" officeooo:paragraph-rsid="0cde9171"/>
    </style:style>
    <style:style style:name="P1504" style:family="paragraph" style:parent-style-name="Standard" style:list-style-name="L50">
      <style:paragraph-properties fo:text-align="end" style:justify-single-word="false" style:writing-mode="rl-tb"/>
      <style:text-properties officeooo:rsid="0cec349c" officeooo:paragraph-rsid="0cec349c"/>
    </style:style>
    <style:style style:name="P1505" style:family="paragraph" style:parent-style-name="Standard" style:list-style-name="L50">
      <style:paragraph-properties fo:text-align="end" style:justify-single-word="false" style:writing-mode="rl-tb"/>
      <style:text-properties officeooo:rsid="0cf10cbc" officeooo:paragraph-rsid="0cf10cbc"/>
    </style:style>
    <style:style style:name="P1506" style:family="paragraph" style:parent-style-name="Standard" style:list-style-name="L50">
      <style:paragraph-properties fo:text-align="end" style:justify-single-word="false" style:writing-mode="rl-tb"/>
      <style:text-properties officeooo:rsid="0cf10cbc" officeooo:paragraph-rsid="0ef6fae8"/>
    </style:style>
    <style:style style:name="P1507" style:family="paragraph" style:parent-style-name="Standard" style:list-style-name="L51">
      <style:paragraph-properties fo:text-align="end" style:justify-single-word="false" style:writing-mode="rl-tb"/>
      <style:text-properties officeooo:rsid="0cf10cbc" officeooo:paragraph-rsid="0d248176"/>
    </style:style>
    <style:style style:name="P1508" style:family="paragraph" style:parent-style-name="Standard" style:list-style-name="L50">
      <style:paragraph-properties fo:text-align="end" style:justify-single-word="false" style:writing-mode="rl-tb"/>
      <style:text-properties officeooo:rsid="0cee176f" officeooo:paragraph-rsid="0cee176f"/>
    </style:style>
    <style:style style:name="P1509" style:family="paragraph" style:parent-style-name="Standard" style:list-style-name="L50">
      <style:paragraph-properties fo:text-align="end" style:justify-single-word="false" style:writing-mode="rl-tb"/>
      <style:text-properties officeooo:rsid="0ee691e5" officeooo:paragraph-rsid="0ee7fa0d"/>
    </style:style>
    <style:style style:name="P1510" style:family="paragraph" style:parent-style-name="Standard" style:list-style-name="L55">
      <style:paragraph-properties fo:text-align="end" style:justify-single-word="false" style:writing-mode="rl-tb"/>
      <style:text-properties officeooo:rsid="0ee691e5" officeooo:paragraph-rsid="0eed20ab"/>
    </style:style>
    <style:style style:name="P1511" style:family="paragraph" style:parent-style-name="Standard" style:list-style-name="L59">
      <style:paragraph-properties fo:text-align="end" style:justify-single-word="false" style:writing-mode="rl-tb"/>
      <style:text-properties officeooo:rsid="0ee691e5" officeooo:paragraph-rsid="0ee691e5"/>
    </style:style>
    <style:style style:name="P1512" style:family="paragraph" style:parent-style-name="Standard" style:list-style-name="L59">
      <style:paragraph-properties fo:text-align="end" style:justify-single-word="false" style:writing-mode="rl-tb"/>
      <style:text-properties officeooo:rsid="0ee691e5" officeooo:paragraph-rsid="0ee7bb07"/>
    </style:style>
    <style:style style:name="P1513" style:family="paragraph" style:parent-style-name="Standard" style:list-style-name="L50">
      <style:paragraph-properties fo:text-align="end" style:justify-single-word="false" style:writing-mode="rl-tb"/>
      <style:text-properties officeooo:rsid="0d0941be" officeooo:paragraph-rsid="0d0941be"/>
    </style:style>
    <style:style style:name="P1514" style:family="paragraph" style:parent-style-name="Standard" style:list-style-name="L51">
      <style:paragraph-properties fo:text-align="end" style:justify-single-word="false" style:writing-mode="rl-tb"/>
      <style:text-properties officeooo:rsid="0d2117ac" officeooo:paragraph-rsid="0d2117ac"/>
    </style:style>
    <style:style style:name="P1515" style:family="paragraph" style:parent-style-name="Standard" style:list-style-name="L51">
      <style:paragraph-properties fo:text-align="end" style:justify-single-word="false" style:writing-mode="rl-tb"/>
      <style:text-properties officeooo:rsid="0d227caf" officeooo:paragraph-rsid="0d227e52"/>
    </style:style>
    <style:style style:name="P1516" style:family="paragraph" style:parent-style-name="Standard" style:list-style-name="L51">
      <style:paragraph-properties fo:text-align="end" style:justify-single-word="false" style:writing-mode="rl-tb"/>
      <style:text-properties officeooo:rsid="0d5dd3c1" officeooo:paragraph-rsid="0d5dd3c1"/>
    </style:style>
    <style:style style:name="P1517" style:family="paragraph" style:parent-style-name="Standard" style:list-style-name="L52">
      <style:paragraph-properties fo:text-align="end" style:justify-single-word="false" style:writing-mode="rl-tb"/>
      <style:text-properties officeooo:rsid="0d6c45c3" officeooo:paragraph-rsid="0d6c45c3"/>
    </style:style>
    <style:style style:name="P1518" style:family="paragraph" style:parent-style-name="Standard" style:list-style-name="L52">
      <style:paragraph-properties fo:text-align="end" style:justify-single-word="false" style:writing-mode="rl-tb"/>
      <style:text-properties officeooo:rsid="0d88b390" officeooo:paragraph-rsid="0d88b390"/>
    </style:style>
    <style:style style:name="P1519" style:family="paragraph" style:parent-style-name="Standard" style:list-style-name="L53">
      <style:paragraph-properties fo:text-align="end" style:justify-single-word="false" style:writing-mode="rl-tb"/>
      <style:text-properties officeooo:rsid="0dbc5c0c" officeooo:paragraph-rsid="0dbc5c0c"/>
    </style:style>
    <style:style style:name="P1520" style:family="paragraph" style:parent-style-name="Standard" style:list-style-name="L53">
      <style:paragraph-properties fo:text-align="end" style:justify-single-word="false" style:writing-mode="rl-tb"/>
      <style:text-properties officeooo:rsid="1023be0c" officeooo:paragraph-rsid="1023be0c"/>
    </style:style>
    <style:style style:name="P1521" style:family="paragraph" style:parent-style-name="Standard" style:list-style-name="L53">
      <style:paragraph-properties fo:text-align="end" style:justify-single-word="false" style:writing-mode="rl-tb"/>
      <style:text-properties officeooo:rsid="10263bb5" officeooo:paragraph-rsid="10263bb5"/>
    </style:style>
    <style:style style:name="P1522" style:family="paragraph" style:parent-style-name="Standard" style:list-style-name="L53">
      <style:paragraph-properties fo:text-align="end" style:justify-single-word="false" style:writing-mode="rl-tb"/>
      <style:text-properties officeooo:rsid="0ff2faa2" officeooo:paragraph-rsid="0ff2faa2"/>
    </style:style>
    <style:style style:name="P1523" style:family="paragraph" style:parent-style-name="Standard" style:list-style-name="L54">
      <style:paragraph-properties fo:text-align="end" style:justify-single-word="false" style:writing-mode="rl-tb"/>
      <style:text-properties officeooo:rsid="1003327b" officeooo:paragraph-rsid="1003327b"/>
    </style:style>
    <style:style style:name="P1524" style:family="paragraph" style:parent-style-name="Standard" style:list-style-name="L54">
      <style:paragraph-properties fo:text-align="end" style:justify-single-word="false" style:writing-mode="rl-tb"/>
      <style:text-properties officeooo:rsid="1003327b" officeooo:paragraph-rsid="100456e9"/>
    </style:style>
    <style:style style:name="P1525" style:family="paragraph" style:parent-style-name="Standard" style:list-style-name="L54">
      <style:paragraph-properties fo:text-align="end" style:justify-single-word="false" style:writing-mode="rl-tb"/>
      <style:text-properties officeooo:rsid="1003327b" officeooo:paragraph-rsid="10064d35"/>
    </style:style>
    <style:style style:name="P1526" style:family="paragraph" style:parent-style-name="Standard" style:list-style-name="L54">
      <style:paragraph-properties fo:text-align="end" style:justify-single-word="false" style:writing-mode="rl-tb"/>
      <style:text-properties officeooo:rsid="101430c8" officeooo:paragraph-rsid="101430c8"/>
    </style:style>
    <style:style style:name="P1527" style:family="paragraph" style:parent-style-name="Standard" style:list-style-name="L54">
      <style:paragraph-properties fo:text-align="end" style:justify-single-word="false" style:writing-mode="rl-tb"/>
      <style:text-properties officeooo:rsid="101a855c" officeooo:paragraph-rsid="101a855c"/>
    </style:style>
    <style:style style:name="P1528" style:family="paragraph" style:parent-style-name="Standard" style:list-style-name="L53">
      <style:paragraph-properties fo:text-align="end" style:justify-single-word="false" style:writing-mode="rl-tb"/>
      <style:text-properties officeooo:rsid="0de491ab" officeooo:paragraph-rsid="0de491ab"/>
    </style:style>
    <style:style style:name="P1529" style:family="paragraph" style:parent-style-name="Standard" style:list-style-name="L55">
      <style:paragraph-properties fo:text-align="end" style:justify-single-word="false" style:writing-mode="rl-tb"/>
      <style:text-properties officeooo:rsid="0df8dc18" officeooo:paragraph-rsid="0df8dc18"/>
    </style:style>
    <style:style style:name="P1530" style:family="paragraph" style:parent-style-name="Standard" style:list-style-name="L55">
      <style:paragraph-properties fo:text-align="end" style:justify-single-word="false" style:writing-mode="rl-tb"/>
      <style:text-properties officeooo:rsid="0df99b39" officeooo:paragraph-rsid="0df99b39"/>
    </style:style>
    <style:style style:name="P1531" style:family="paragraph" style:parent-style-name="Standard" style:list-style-name="L55">
      <style:paragraph-properties fo:text-align="end" style:justify-single-word="false" style:writing-mode="rl-tb"/>
      <style:text-properties officeooo:rsid="0df99b39" officeooo:paragraph-rsid="0eddecbe"/>
    </style:style>
    <style:style style:name="P1532" style:family="paragraph" style:parent-style-name="Standard" style:list-style-name="L56">
      <style:paragraph-properties fo:text-align="end" style:justify-single-word="false" style:writing-mode="rl-tb"/>
      <style:text-properties officeooo:rsid="0df99b39" officeooo:paragraph-rsid="0e17adde"/>
    </style:style>
    <style:style style:name="P1533" style:family="paragraph" style:parent-style-name="Standard" style:list-style-name="L56">
      <style:paragraph-properties fo:text-align="end" style:justify-single-word="false" style:writing-mode="rl-tb"/>
      <style:text-properties officeooo:rsid="0df99b39" officeooo:paragraph-rsid="0edaf3dc"/>
    </style:style>
    <style:style style:name="P1534" style:family="paragraph" style:parent-style-name="Standard" style:list-style-name="L55">
      <style:paragraph-properties fo:text-align="end" style:justify-single-word="false" style:writing-mode="rl-tb"/>
      <style:text-properties officeooo:rsid="0fa63d11" officeooo:paragraph-rsid="0fa63d11"/>
    </style:style>
    <style:style style:name="P1535" style:family="paragraph" style:parent-style-name="Standard" style:list-style-name="L55">
      <style:paragraph-properties fo:text-align="end" style:justify-single-word="false" style:writing-mode="rl-tb"/>
      <style:text-properties officeooo:rsid="0dfef496" officeooo:paragraph-rsid="0dfef496"/>
    </style:style>
    <style:style style:name="P1536" style:family="paragraph" style:parent-style-name="Standard" style:list-style-name="L56">
      <style:paragraph-properties fo:text-align="end" style:justify-single-word="false" style:writing-mode="rl-tb"/>
      <style:text-properties officeooo:rsid="0e07ac68" officeooo:paragraph-rsid="0e07ac68"/>
    </style:style>
    <style:style style:name="P1537" style:family="paragraph" style:parent-style-name="Standard" style:list-style-name="L56">
      <style:paragraph-properties fo:text-align="end" style:justify-single-word="false" style:writing-mode="rl-tb"/>
      <style:text-properties officeooo:rsid="0e07ac68" officeooo:paragraph-rsid="0edad4df"/>
    </style:style>
    <style:style style:name="P1538" style:family="paragraph" style:parent-style-name="Standard" style:list-style-name="L56">
      <style:paragraph-properties fo:text-align="end" style:justify-single-word="false" style:writing-mode="rl-tb"/>
      <style:text-properties officeooo:rsid="0e190462" officeooo:paragraph-rsid="0e190462"/>
    </style:style>
    <style:style style:name="P1539" style:family="paragraph" style:parent-style-name="Standard" style:list-style-name="L56">
      <style:paragraph-properties fo:text-align="end" style:justify-single-word="false" style:writing-mode="rl-tb"/>
      <style:text-properties officeooo:rsid="0e341020" officeooo:paragraph-rsid="0e341020"/>
    </style:style>
    <style:style style:name="P1540" style:family="paragraph" style:parent-style-name="Standard" style:list-style-name="L57">
      <style:paragraph-properties fo:text-align="end" style:justify-single-word="false" style:writing-mode="rl-tb"/>
      <style:text-properties officeooo:rsid="0e4211e0" officeooo:paragraph-rsid="0e4211e0"/>
    </style:style>
    <style:style style:name="P1541" style:family="paragraph" style:parent-style-name="Standard" style:list-style-name="L57">
      <style:paragraph-properties fo:text-align="end" style:justify-single-word="false" style:writing-mode="rl-tb"/>
      <style:text-properties officeooo:rsid="0e48a816" officeooo:paragraph-rsid="0e48a816"/>
    </style:style>
    <style:style style:name="P1542" style:family="paragraph" style:parent-style-name="Standard" style:list-style-name="L58">
      <style:paragraph-properties fo:text-align="end" style:justify-single-word="false" style:writing-mode="rl-tb"/>
      <style:text-properties officeooo:rsid="0e48a816" officeooo:paragraph-rsid="0e5a227b"/>
    </style:style>
    <style:style style:name="P1543" style:family="paragraph" style:parent-style-name="Standard" style:list-style-name="L57">
      <style:paragraph-properties fo:text-align="end" style:justify-single-word="false" style:writing-mode="rl-tb"/>
      <style:text-properties officeooo:rsid="0e53aae8" officeooo:paragraph-rsid="0e53aae8"/>
    </style:style>
    <style:style style:name="P1544" style:family="paragraph" style:parent-style-name="Standard" style:list-style-name="L57">
      <style:paragraph-properties fo:text-align="end" style:justify-single-word="false" style:writing-mode="rl-tb"/>
      <style:text-properties officeooo:rsid="0e5529b4" officeooo:paragraph-rsid="0e5529b4"/>
    </style:style>
    <style:style style:name="P1545" style:family="paragraph" style:parent-style-name="Standard" style:list-style-name="L57">
      <style:paragraph-properties fo:text-align="end" style:justify-single-word="false" style:writing-mode="rl-tb"/>
      <style:text-properties officeooo:rsid="0e986829" officeooo:paragraph-rsid="0e986829"/>
    </style:style>
    <style:style style:name="P1546" style:family="paragraph" style:parent-style-name="Standard" style:list-style-name="L57">
      <style:paragraph-properties fo:text-align="end" style:justify-single-word="false" style:writing-mode="rl-tb"/>
      <style:text-properties officeooo:rsid="0e9aa907" officeooo:paragraph-rsid="0e9aa907"/>
    </style:style>
    <style:style style:name="P1547" style:family="paragraph" style:parent-style-name="Standard" style:list-style-name="L59">
      <style:paragraph-properties fo:text-align="end" style:justify-single-word="false" style:writing-mode="rl-tb"/>
      <style:text-properties officeooo:rsid="0e9aa907" officeooo:paragraph-rsid="0e9baebf"/>
    </style:style>
    <style:style style:name="P1548" style:family="paragraph" style:parent-style-name="Standard" style:list-style-name="L57">
      <style:paragraph-properties fo:text-align="end" style:justify-single-word="false" style:writing-mode="rl-tb"/>
      <style:text-properties officeooo:rsid="0e471793" officeooo:paragraph-rsid="0e471793"/>
    </style:style>
    <style:style style:name="P1549" style:family="paragraph" style:parent-style-name="Standard" style:list-style-name="L58">
      <style:paragraph-properties fo:text-align="end" style:justify-single-word="false" style:writing-mode="rl-tb"/>
      <style:text-properties officeooo:rsid="0e4ddce9" officeooo:paragraph-rsid="0e4ddce9"/>
    </style:style>
    <style:style style:name="P1550" style:family="paragraph" style:parent-style-name="Standard" style:list-style-name="L58">
      <style:paragraph-properties fo:text-align="end" style:justify-single-word="false" style:writing-mode="rl-tb"/>
      <style:text-properties officeooo:rsid="0e4ddce9" officeooo:paragraph-rsid="0e5a227b"/>
    </style:style>
    <style:style style:name="P1551" style:family="paragraph" style:parent-style-name="Standard" style:list-style-name="L58">
      <style:paragraph-properties fo:text-align="end" style:justify-single-word="false" style:writing-mode="rl-tb"/>
      <style:text-properties officeooo:rsid="0e6bb53f" officeooo:paragraph-rsid="0e6bb53f"/>
    </style:style>
    <style:style style:name="P1552" style:family="paragraph" style:parent-style-name="Standard" style:list-style-name="L51">
      <style:paragraph-properties fo:text-align="end" style:justify-single-word="false" style:writing-mode="rl-tb"/>
      <style:text-properties officeooo:rsid="0d2b4e6d" officeooo:paragraph-rsid="0d2b4e6d"/>
    </style:style>
    <style:style style:name="P1553" style:family="paragraph" style:parent-style-name="Standard" style:list-style-name="L59">
      <style:paragraph-properties fo:text-align="end" style:justify-single-word="false" style:writing-mode="rl-tb"/>
      <style:text-properties officeooo:rsid="0d32a225" officeooo:paragraph-rsid="0d32a225"/>
    </style:style>
    <style:style style:name="P1554" style:family="paragraph" style:parent-style-name="Standard" style:list-style-name="L59">
      <style:paragraph-properties fo:text-align="end" style:justify-single-word="false" style:writing-mode="rl-tb"/>
      <style:text-properties officeooo:rsid="0d3433fc" officeooo:paragraph-rsid="0d3433fc"/>
    </style:style>
    <style:style style:name="P1555" style:family="paragraph" style:parent-style-name="Standard" style:list-style-name="L59">
      <style:paragraph-properties fo:text-align="end" style:justify-single-word="false" style:writing-mode="rl-tb"/>
      <style:text-properties officeooo:rsid="0d3433fc" officeooo:paragraph-rsid="0d351d4c"/>
    </style:style>
    <style:style style:name="P1556" style:family="paragraph" style:parent-style-name="Standard" style:list-style-name="L59">
      <style:paragraph-properties fo:text-align="end" style:justify-single-word="false" style:writing-mode="rl-tb"/>
      <style:text-properties officeooo:rsid="0d351d4c" officeooo:paragraph-rsid="0d351d4c"/>
    </style:style>
    <style:style style:name="P1557" style:family="paragraph" style:parent-style-name="Standard" style:list-style-name="L59">
      <style:paragraph-properties fo:text-align="end" style:justify-single-word="false" style:writing-mode="rl-tb"/>
      <style:text-properties officeooo:rsid="0d3738d0" officeooo:paragraph-rsid="0d3738d0"/>
    </style:style>
    <style:style style:name="P1558" style:family="paragraph" style:parent-style-name="Standard" style:list-style-name="L59">
      <style:paragraph-properties fo:text-align="end" style:justify-single-word="false" style:writing-mode="rl-tb"/>
      <style:text-properties officeooo:rsid="0d3926b3" officeooo:paragraph-rsid="0d3926b3"/>
    </style:style>
    <style:style style:name="P1559" style:family="paragraph" style:parent-style-name="Standard" style:list-style-name="L59">
      <style:paragraph-properties fo:text-align="end" style:justify-single-word="false" style:writing-mode="rl-tb"/>
      <style:text-properties officeooo:rsid="0d3b705b" officeooo:paragraph-rsid="0d3b705b"/>
    </style:style>
    <style:style style:name="P1560" style:family="paragraph" style:parent-style-name="Standard" style:list-style-name="L60">
      <style:paragraph-properties fo:text-align="end" style:justify-single-word="false" style:writing-mode="rl-tb"/>
      <style:text-properties officeooo:rsid="0d3b705b" officeooo:paragraph-rsid="0db14a82"/>
    </style:style>
    <style:style style:name="P1561" style:family="paragraph" style:parent-style-name="Standard" style:list-style-name="L59">
      <style:paragraph-properties fo:text-align="end" style:justify-single-word="false" style:writing-mode="rl-tb"/>
      <style:text-properties officeooo:rsid="0d44739d" officeooo:paragraph-rsid="0d44739d"/>
    </style:style>
    <style:style style:name="P1562" style:family="paragraph" style:parent-style-name="Standard" style:list-style-name="L59">
      <style:paragraph-properties fo:text-align="end" style:justify-single-word="false" style:writing-mode="rl-tb"/>
      <style:text-properties officeooo:rsid="0d45ef24" officeooo:paragraph-rsid="0d45ef24"/>
    </style:style>
    <style:style style:name="P1563" style:family="paragraph" style:parent-style-name="Standard" style:list-style-name="L59">
      <style:paragraph-properties fo:text-align="end" style:justify-single-word="false" style:writing-mode="rl-tb"/>
      <style:text-properties officeooo:rsid="0d45ef24" officeooo:paragraph-rsid="0d84a60e"/>
    </style:style>
    <style:style style:name="P1564" style:family="paragraph" style:parent-style-name="Standard" style:list-style-name="L59">
      <style:paragraph-properties fo:text-align="end" style:justify-single-word="false" style:writing-mode="rl-tb"/>
      <style:text-properties officeooo:rsid="0d716cd0" officeooo:paragraph-rsid="0d716cd0"/>
    </style:style>
    <style:style style:name="P1565" style:family="paragraph" style:parent-style-name="Standard" style:list-style-name="L59">
      <style:paragraph-properties fo:text-align="end" style:justify-single-word="false" style:writing-mode="rl-tb"/>
      <style:text-properties officeooo:rsid="0fcbcf69" officeooo:paragraph-rsid="0fcbcf69"/>
    </style:style>
    <style:style style:name="P1566" style:family="paragraph" style:parent-style-name="Standard" style:list-style-name="L59">
      <style:paragraph-properties fo:text-align="end" style:justify-single-word="false" style:writing-mode="rl-tb"/>
      <style:text-properties officeooo:rsid="0d452861" officeooo:paragraph-rsid="0d452861"/>
    </style:style>
    <style:style style:name="P1567" style:family="paragraph" style:parent-style-name="Standard" style:list-style-name="L59">
      <style:paragraph-properties fo:text-align="end" style:justify-single-word="false" style:writing-mode="rl-tb"/>
      <style:text-properties officeooo:rsid="0d83cd49" officeooo:paragraph-rsid="0d84a60e"/>
    </style:style>
    <style:style style:name="P1568" style:family="paragraph" style:parent-style-name="Standard" style:list-style-name="L59">
      <style:paragraph-properties fo:text-align="end" style:justify-single-word="false" style:writing-mode="rl-tb"/>
      <style:text-properties officeooo:rsid="0e937d3a" officeooo:paragraph-rsid="0e937d3a"/>
    </style:style>
    <style:style style:name="P1569" style:family="paragraph" style:parent-style-name="Standard" style:list-style-name="L59">
      <style:paragraph-properties fo:text-align="end" style:justify-single-word="false" style:writing-mode="rl-tb"/>
      <style:text-properties officeooo:rsid="0e937d3a" officeooo:paragraph-rsid="0e9baebf"/>
    </style:style>
    <style:style style:name="P1570" style:family="paragraph" style:parent-style-name="Standard" style:list-style-name="L59">
      <style:paragraph-properties fo:text-align="end" style:justify-single-word="false" style:writing-mode="rl-tb"/>
      <style:text-properties officeooo:rsid="0ee7bb07" officeooo:paragraph-rsid="0ee7bb07"/>
    </style:style>
    <style:style style:name="P1571" style:family="paragraph" style:parent-style-name="Standard" style:list-style-name="L59">
      <style:paragraph-properties fo:text-align="justify" style:justify-single-word="false" style:writing-mode="rl-tb"/>
      <style:text-properties officeooo:paragraph-rsid="0f7e94c7"/>
    </style:style>
    <style:style style:name="P1572" style:family="paragraph" style:parent-style-name="Standard" style:list-style-name="L59">
      <style:paragraph-properties fo:text-align="justify" style:justify-single-word="false" style:writing-mode="rl-tb"/>
      <style:text-properties officeooo:rsid="0f79d643" officeooo:paragraph-rsid="0f7e94c7"/>
    </style:style>
    <style:style style:name="P1573" style:family="paragraph" style:parent-style-name="Standard" style:list-style-name="L65">
      <style:paragraph-properties fo:text-align="justify" style:justify-single-word="false" style:writing-mode="rl-tb"/>
      <style:text-properties officeooo:rsid="0f79d643" officeooo:paragraph-rsid="0f79d643"/>
    </style:style>
    <style:style style:name="P1574" style:family="paragraph" style:parent-style-name="Standard" style:list-style-name="L59">
      <style:paragraph-properties fo:text-align="end" style:justify-single-word="false" style:writing-mode="rl-tb"/>
      <style:text-properties officeooo:rsid="0f79d643" officeooo:paragraph-rsid="0f7e94c7"/>
    </style:style>
    <style:style style:name="P1575" style:family="paragraph" style:parent-style-name="Standard" style:list-style-name="L65">
      <style:paragraph-properties fo:text-align="end" style:justify-single-word="false" style:writing-mode="rl-tb"/>
      <style:text-properties officeooo:rsid="0f79d643" officeooo:paragraph-rsid="0f7cb3a3"/>
    </style:style>
    <style:style style:name="P1576" style:family="paragraph" style:parent-style-name="Standard" style:list-style-name="L59">
      <style:paragraph-properties fo:text-align="end" style:justify-single-word="false" style:writing-mode="rl-tb"/>
      <style:text-properties officeooo:rsid="0d90ee97" officeooo:paragraph-rsid="0d90ee97"/>
    </style:style>
    <style:style style:name="P1577" style:family="paragraph" style:parent-style-name="Standard" style:list-style-name="L60">
      <style:paragraph-properties fo:text-align="end" style:justify-single-word="false" style:writing-mode="rl-tb"/>
      <style:text-properties officeooo:rsid="0da7d1a0" officeooo:paragraph-rsid="0da7d1a0"/>
    </style:style>
    <style:style style:name="P1578" style:family="paragraph" style:parent-style-name="Standard" style:list-style-name="L60">
      <style:paragraph-properties fo:text-align="end" style:justify-single-word="false" style:writing-mode="rl-tb"/>
      <style:text-properties officeooo:rsid="0da8b0f4" officeooo:paragraph-rsid="0da8b0f4"/>
    </style:style>
    <style:style style:name="P1579" style:family="paragraph" style:parent-style-name="Standard" style:list-style-name="L60">
      <style:paragraph-properties fo:text-align="end" style:justify-single-word="false" style:writing-mode="rl-tb"/>
      <style:text-properties officeooo:rsid="0dae4197" officeooo:paragraph-rsid="0dae4197"/>
    </style:style>
    <style:style style:name="P1580" style:family="paragraph" style:parent-style-name="Standard" style:list-style-name="L60">
      <style:paragraph-properties fo:text-align="end" style:justify-single-word="false" style:writing-mode="rl-tb"/>
      <style:text-properties officeooo:rsid="0daa3ce3" officeooo:paragraph-rsid="0daa3ce3"/>
    </style:style>
    <style:style style:name="P1581" style:family="paragraph" style:parent-style-name="Standard" style:list-style-name="L60">
      <style:paragraph-properties fo:text-align="end" style:justify-single-word="false" style:writing-mode="rl-tb"/>
      <style:text-properties officeooo:rsid="0e769f9a" officeooo:paragraph-rsid="0e769f9a"/>
    </style:style>
    <style:style style:name="P1582" style:family="paragraph" style:parent-style-name="Standard" style:list-style-name="L61">
      <style:paragraph-properties fo:text-align="end" style:justify-single-word="false" style:writing-mode="rl-tb"/>
      <style:text-properties officeooo:rsid="0e863d7e" officeooo:paragraph-rsid="0e863d7e"/>
    </style:style>
    <style:style style:name="P1583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87b984"/>
    </style:style>
    <style:style style:name="P1584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8cb19b"/>
    </style:style>
    <style:style style:name="P1585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8b25b5"/>
    </style:style>
    <style:style style:name="P1586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90cdd6"/>
    </style:style>
    <style:style style:name="P1587" style:family="paragraph" style:parent-style-name="Standard" style:list-style-name="L61">
      <style:paragraph-properties fo:text-align="end" style:justify-single-word="false" style:writing-mode="rl-tb"/>
      <style:text-properties officeooo:rsid="0ead15a6" officeooo:paragraph-rsid="0ead15a6"/>
    </style:style>
    <style:style style:name="P1588" style:family="paragraph" style:parent-style-name="Standard" style:list-style-name="L62">
      <style:paragraph-properties fo:text-align="end" style:justify-single-word="false" style:writing-mode="rl-tb"/>
      <style:text-properties officeooo:rsid="0ebb1696" officeooo:paragraph-rsid="0ebb1696"/>
    </style:style>
    <style:style style:name="P1589" style:family="paragraph" style:parent-style-name="Standard" style:list-style-name="L62">
      <style:paragraph-properties fo:text-align="end" style:justify-single-word="false" style:writing-mode="rl-tb"/>
      <style:text-properties officeooo:rsid="0ebcf53d" officeooo:paragraph-rsid="0ebcf53d"/>
    </style:style>
    <style:style style:name="P1590" style:family="paragraph" style:parent-style-name="Standard" style:list-style-name="L62">
      <style:paragraph-properties fo:text-align="end" style:justify-single-word="false" style:writing-mode="rl-tb"/>
      <style:text-properties officeooo:rsid="0ec04313" officeooo:paragraph-rsid="0ec04313"/>
    </style:style>
    <style:style style:name="P1591" style:family="paragraph" style:parent-style-name="Standard" style:list-style-name="L63">
      <style:paragraph-properties fo:text-align="end" style:justify-single-word="false" style:writing-mode="rl-tb"/>
      <style:text-properties officeooo:rsid="0ec04313" officeooo:paragraph-rsid="0ecfa3d7"/>
    </style:style>
    <style:style style:name="P1592" style:family="paragraph" style:parent-style-name="Standard" style:list-style-name="L62">
      <style:paragraph-properties fo:text-align="end" style:justify-single-word="false" style:writing-mode="rl-tb"/>
      <style:text-properties officeooo:rsid="0ec65ced" officeooo:paragraph-rsid="0ec65ced"/>
    </style:style>
    <style:style style:name="P1593" style:family="paragraph" style:parent-style-name="Standard" style:list-style-name="L63">
      <style:paragraph-properties fo:text-align="justify" style:justify-single-word="false" style:writing-mode="rl-tb"/>
      <style:text-properties officeooo:rsid="0ecdd9b0" officeooo:paragraph-rsid="0ecdd9b0"/>
    </style:style>
    <style:style style:name="P1594" style:family="paragraph" style:parent-style-name="Standard" style:list-style-name="L63">
      <style:paragraph-properties fo:text-align="justify" style:justify-single-word="false" style:writing-mode="rl-tb"/>
      <style:text-properties officeooo:rsid="0ed15aef" officeooo:paragraph-rsid="0ed15aef"/>
    </style:style>
    <style:style style:name="P1595" style:family="paragraph" style:parent-style-name="Standard" style:list-style-name="L63">
      <style:paragraph-properties fo:text-align="justify" style:justify-single-word="false" style:writing-mode="rl-tb"/>
      <style:text-properties officeooo:rsid="0f0c1a8a" officeooo:paragraph-rsid="0f0c1a8a"/>
    </style:style>
    <style:style style:name="P1596" style:family="paragraph" style:parent-style-name="Standard" style:list-style-name="L64">
      <style:paragraph-properties fo:text-align="justify" style:justify-single-word="false" style:writing-mode="rl-tb"/>
      <style:text-properties officeooo:rsid="0f2498d0" officeooo:paragraph-rsid="0f2498d0"/>
    </style:style>
    <style:style style:name="P1597" style:family="paragraph" style:parent-style-name="Standard" style:list-style-name="L64">
      <style:paragraph-properties fo:text-align="justify" style:justify-single-word="false" style:writing-mode="rl-tb"/>
      <style:text-properties officeooo:rsid="0f25c52d" officeooo:paragraph-rsid="0f25c52d"/>
    </style:style>
    <style:style style:name="P1598" style:family="paragraph" style:parent-style-name="Standard" style:list-style-name="L64">
      <style:paragraph-properties fo:text-align="justify" style:justify-single-word="false" style:writing-mode="rl-tb"/>
      <style:text-properties officeooo:rsid="0f46dd73" officeooo:paragraph-rsid="0f46dd73"/>
    </style:style>
    <style:style style:name="P1599" style:family="paragraph" style:parent-style-name="Standard" style:list-style-name="L65">
      <style:paragraph-properties fo:text-align="justify" style:justify-single-word="false" style:writing-mode="rl-tb"/>
      <style:text-properties officeooo:rsid="0f46dd73" officeooo:paragraph-rsid="0f4b2455"/>
    </style:style>
    <style:style style:name="P1600" style:family="paragraph" style:parent-style-name="Standard" style:list-style-name="L64">
      <style:paragraph-properties fo:text-align="justify" style:justify-single-word="false" style:writing-mode="rl-tb"/>
      <style:text-properties officeooo:rsid="0f2650f8" officeooo:paragraph-rsid="0f2650f8"/>
    </style:style>
    <style:style style:name="P1601" style:family="paragraph" style:parent-style-name="Standard" style:list-style-name="L64">
      <style:paragraph-properties fo:text-align="justify" style:justify-single-word="false" style:writing-mode="rl-tb"/>
      <style:text-properties officeooo:rsid="0f68e631" officeooo:paragraph-rsid="0f6ad2fc"/>
    </style:style>
    <style:style style:name="P1602" style:family="paragraph" style:parent-style-name="Standard" style:list-style-name="L65">
      <style:paragraph-properties fo:text-align="justify" style:justify-single-word="false" style:writing-mode="rl-tb"/>
      <style:text-properties officeooo:rsid="0f68e631" officeooo:paragraph-rsid="0f68e631"/>
    </style:style>
    <style:style style:name="P1603" style:family="paragraph" style:parent-style-name="Standard" style:list-style-name="L66">
      <style:paragraph-properties fo:text-align="justify" style:justify-single-word="false" style:writing-mode="rl-tb"/>
      <style:text-properties officeooo:rsid="0f68e631" officeooo:paragraph-rsid="0f6d04b6"/>
    </style:style>
    <style:style style:name="P1604" style:family="paragraph" style:parent-style-name="Standard" style:list-style-name="L65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605" style:family="paragraph" style:parent-style-name="Standard" style:list-style-name="L66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606" style:family="paragraph" style:parent-style-name="Standard" style:list-style-name="L66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607" style:family="paragraph" style:parent-style-name="Standard" style:list-style-name="L66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608" style:family="paragraph" style:parent-style-name="Standard" style:list-style-name="L66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609" style:family="paragraph" style:parent-style-name="Standard" style:list-style-name="L66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610" style:family="paragraph" style:parent-style-name="Standard" style:list-style-name="L64">
      <style:paragraph-properties fo:text-align="justify" style:justify-single-word="false" style:writing-mode="rl-tb"/>
      <style:text-properties officeooo:rsid="0f2a7089" officeooo:paragraph-rsid="0f2a7089"/>
    </style:style>
    <style:style style:name="P1611" style:family="paragraph" style:parent-style-name="Standard" style:list-style-name="L65">
      <style:paragraph-properties fo:text-align="justify" style:justify-single-word="false" style:writing-mode="rl-tb"/>
      <style:text-properties officeooo:rsid="0f36e012" officeooo:paragraph-rsid="0f36e012"/>
    </style:style>
    <style:style style:name="P1612" style:family="paragraph" style:parent-style-name="Standard" style:list-style-name="L65">
      <style:paragraph-properties fo:text-align="justify" style:justify-single-word="false" style:writing-mode="rl-tb"/>
      <style:text-properties officeooo:rsid="0f38c1ef" officeooo:paragraph-rsid="0f38c1ef"/>
    </style:style>
    <style:style style:name="P1613" style:family="paragraph" style:parent-style-name="Standard" style:list-style-name="L65">
      <style:paragraph-properties fo:text-align="justify" style:justify-single-word="false" style:writing-mode="rl-tb"/>
      <style:text-properties officeooo:rsid="0f3d6d2d" officeooo:paragraph-rsid="0f3d6d2d"/>
    </style:style>
    <style:style style:name="P1614" style:family="paragraph" style:parent-style-name="Standard" style:list-style-name="L65">
      <style:paragraph-properties fo:text-align="justify" style:justify-single-word="false" style:writing-mode="rl-tb"/>
      <style:text-properties officeooo:rsid="0f5679ee" officeooo:paragraph-rsid="0f5679ee"/>
    </style:style>
    <style:style style:name="P1615" style:family="paragraph" style:parent-style-name="Standard" style:list-style-name="L65">
      <style:paragraph-properties fo:text-align="justify" style:justify-single-word="false" style:writing-mode="rl-tb"/>
      <style:text-properties officeooo:rsid="0f44e14f" officeooo:paragraph-rsid="0f44e14f"/>
    </style:style>
    <style:style style:name="P1616" style:family="paragraph" style:parent-style-name="Standard" style:list-style-name="L65">
      <style:paragraph-properties fo:text-align="justify" style:justify-single-word="false" style:writing-mode="rl-tb"/>
      <style:text-properties officeooo:rsid="0f515a3d" officeooo:paragraph-rsid="0f515a3d"/>
    </style:style>
    <style:style style:name="P1617" style:family="paragraph" style:parent-style-name="Standard" style:list-style-name="L65">
      <style:paragraph-properties fo:text-align="justify" style:justify-single-word="false" style:writing-mode="rl-tb"/>
      <style:text-properties officeooo:rsid="0f515a3d" officeooo:paragraph-rsid="0f5679ee"/>
    </style:style>
    <style:style style:name="P1618" style:family="paragraph" style:parent-style-name="Standard" style:list-style-name="L65">
      <style:paragraph-properties fo:text-align="justify" style:justify-single-word="false" style:writing-mode="rl-tb"/>
      <style:text-properties officeooo:rsid="0f5c1e5b" officeooo:paragraph-rsid="0f5c1e5b"/>
    </style:style>
    <style:style style:name="P1619" style:family="paragraph" style:parent-style-name="Standard" style:list-style-name="L66">
      <style:paragraph-properties fo:text-align="end" style:justify-single-word="false" style:writing-mode="rl-tb"/>
      <style:text-properties officeooo:rsid="0f86e04d" officeooo:paragraph-rsid="0f86e04d"/>
    </style:style>
    <style:style style:name="P1620" style:family="paragraph" style:parent-style-name="Standard" style:list-style-name="L67">
      <style:paragraph-properties fo:text-align="end" style:justify-single-word="false" style:writing-mode="rl-tb"/>
      <style:text-properties officeooo:rsid="0f9621ed" officeooo:paragraph-rsid="0f9621ed"/>
    </style:style>
    <style:style style:name="P1621" style:family="paragraph" style:parent-style-name="Standard" style:list-style-name="L67">
      <style:paragraph-properties fo:text-align="end" style:justify-single-word="false" style:writing-mode="rl-tb"/>
      <style:text-properties officeooo:rsid="0f97559d" officeooo:paragraph-rsid="0f97559d"/>
    </style:style>
    <style:style style:name="P1622" style:family="paragraph" style:parent-style-name="Standard" style:list-style-name="L67">
      <style:paragraph-properties fo:text-align="end" style:justify-single-word="false" style:writing-mode="rl-tb"/>
      <style:text-properties officeooo:rsid="0f98d32e" officeooo:paragraph-rsid="0f98d32e"/>
    </style:style>
    <style:style style:name="P162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62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62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62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62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62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62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63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63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63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63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63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63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63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63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63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63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64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68377" officeooo:paragraph-rsid="10a68377"/>
    </style:style>
    <style:style style:name="P164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64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64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64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64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64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64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64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64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65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1651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65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653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654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ad43a3"/>
    </style:style>
    <style:style style:name="P1655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656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657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658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659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660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661" style:family="paragraph" style:parent-style-name="Standard" style:list-style-name="L18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662" style:family="paragraph" style:parent-style-name="Standard" style:list-style-name="L19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663" style:family="paragraph" style:parent-style-name="Standard" style:list-style-name="L20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664" style:family="paragraph" style:parent-style-name="Standard" style:list-style-name="L21">
      <style:paragraph-properties fo:text-align="end" style:justify-single-word="false" fo:break-before="page" style:writing-mode="rl-tb"/>
      <style:text-properties officeooo:paragraph-rsid="03bd7a25"/>
    </style:style>
    <style:style style:name="P1665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4444c3d"/>
    </style:style>
    <style:style style:name="P1666" style:family="paragraph" style:parent-style-name="Standard" style:list-style-name="L23">
      <style:paragraph-properties fo:text-align="end" style:justify-single-word="false" fo:break-before="page" style:writing-mode="rl-tb"/>
      <style:text-properties officeooo:paragraph-rsid="04760349"/>
    </style:style>
    <style:style style:name="P1667" style:family="paragraph" style:parent-style-name="Standard" style:list-style-name="L31">
      <style:paragraph-properties fo:text-align="end" style:justify-single-word="false" fo:break-before="page" style:writing-mode="rl-tb"/>
      <style:text-properties officeooo:paragraph-rsid="05a6b8de"/>
    </style:style>
    <style:style style:name="P1668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6039487"/>
    </style:style>
    <style:style style:name="P1669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9a5177b"/>
    </style:style>
    <style:style style:name="P1670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8ea31f0"/>
    </style:style>
    <style:style style:name="P1671" style:family="paragraph" style:parent-style-name="Standard" style:list-style-name="L50">
      <style:paragraph-properties fo:text-align="end" style:justify-single-word="false" fo:break-before="page" style:writing-mode="rl-tb"/>
      <style:text-properties officeooo:paragraph-rsid="0ee7fa0d"/>
    </style:style>
    <style:style style:name="P1672" style:family="paragraph" style:parent-style-name="Standard" style:list-style-name="L51">
      <style:paragraph-properties fo:text-align="end" style:justify-single-word="false" fo:break-before="page" style:writing-mode="rl-tb"/>
      <style:text-properties officeooo:paragraph-rsid="0d56dd8a"/>
    </style:style>
    <style:style style:name="P1673" style:family="paragraph" style:parent-style-name="Standard" style:list-style-name="L53">
      <style:paragraph-properties fo:text-align="end" style:justify-single-word="false" fo:break-before="page" style:writing-mode="rl-tb"/>
      <style:text-properties officeooo:paragraph-rsid="0de2c30d"/>
    </style:style>
    <style:style style:name="P1674" style:family="paragraph" style:parent-style-name="Standard" style:list-style-name="L56">
      <style:paragraph-properties fo:text-align="end" style:justify-single-word="false" fo:break-before="page" style:writing-mode="rl-tb"/>
      <style:text-properties officeooo:paragraph-rsid="0e300352"/>
    </style:style>
    <style:style style:name="P1675" style:family="paragraph" style:parent-style-name="Standard" style:list-style-name="L60">
      <style:paragraph-properties fo:text-align="end" style:justify-single-word="false" fo:break-before="page" style:writing-mode="rl-tb"/>
      <style:text-properties officeooo:paragraph-rsid="0e709bd9"/>
    </style:style>
    <style:style style:name="P1676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f6f2f05"/>
    </style:style>
    <style:style style:name="P1677" style:family="paragraph" style:parent-style-name="Standard" style:list-style-name="L24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678" style:family="paragraph" style:parent-style-name="Standard" style:list-style-name="L25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679" style:family="paragraph" style:parent-style-name="Standard" style:list-style-name="L27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680" style:family="paragraph" style:parent-style-name="Standard" style:list-style-name="L29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681" style:family="paragraph" style:parent-style-name="Standard" style:list-style-name="L32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682" style:family="paragraph" style:parent-style-name="Standard" style:list-style-name="L35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683" style:family="paragraph" style:parent-style-name="Standard" style:list-style-name="L36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684" style:family="paragraph" style:parent-style-name="Standard" style:list-style-name="L37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685" style:family="paragraph" style:parent-style-name="Standard" style:list-style-name="L38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686" style:family="paragraph" style:parent-style-name="Standard" style:list-style-name="L39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687" style:family="paragraph" style:parent-style-name="Standard" style:list-style-name="L39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688" style:family="paragraph" style:parent-style-name="Standard" style:list-style-name="L41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689" style:family="paragraph" style:parent-style-name="Standard" style:list-style-name="L42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690" style:family="paragraph" style:parent-style-name="Standard" style:list-style-name="L43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691" style:family="paragraph" style:parent-style-name="Standard" style:list-style-name="L44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692" style:family="paragraph" style:parent-style-name="Standard" style:list-style-name="L46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693" style:family="paragraph" style:parent-style-name="Standard" style:list-style-name="L45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694" style:family="paragraph" style:parent-style-name="Standard" style:list-style-name="L47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695" style:family="paragraph" style:parent-style-name="Standard" style:list-style-name="L49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696" style:family="paragraph" style:parent-style-name="Standard" style:list-style-name="L50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697" style:family="paragraph" style:parent-style-name="Standard" style:list-style-name="L52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698" style:family="paragraph" style:parent-style-name="Standard" style:list-style-name="L53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1699" style:family="paragraph" style:parent-style-name="Standard" style:list-style-name="L55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700" style:family="paragraph" style:parent-style-name="Standard" style:list-style-name="L57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701" style:family="paragraph" style:parent-style-name="Standard" style:list-style-name="L51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702" style:family="paragraph" style:parent-style-name="Standard" style:list-style-name="L59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703" style:family="paragraph" style:parent-style-name="Standard" style:list-style-name="L61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704" style:family="paragraph" style:parent-style-name="Standard" style:list-style-name="L62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705" style:family="paragraph" style:parent-style-name="Standard" style:list-style-name="L63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706" style:family="paragraph" style:parent-style-name="Standard" style:list-style-name="L64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707" style:family="paragraph" style:parent-style-name="Standard" style:list-style-name="L65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708" style:family="paragraph" style:parent-style-name="Standard" style:list-style-name="L65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709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710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711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712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713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1714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715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716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717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718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719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720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721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722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723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724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725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726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727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728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729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officeooo:rsid="03345985"/>
    </style:style>
    <style:style style:name="T220" style:family="text">
      <style:text-properties officeooo:rsid="03351150"/>
    </style:style>
    <style:style style:name="T221" style:family="text">
      <style:text-properties officeooo:rsid="0336499b"/>
    </style:style>
    <style:style style:name="T222" style:family="text">
      <style:text-properties officeooo:rsid="03369227"/>
    </style:style>
    <style:style style:name="T223" style:family="text">
      <style:text-properties officeooo:rsid="03384aa5"/>
    </style:style>
    <style:style style:name="T224" style:family="text">
      <style:text-properties officeooo:rsid="03388be2"/>
    </style:style>
    <style:style style:name="T225" style:family="text">
      <style:text-properties officeooo:rsid="0339bc66"/>
    </style:style>
    <style:style style:name="T226" style:family="text">
      <style:text-properties officeooo:rsid="033bc944"/>
    </style:style>
    <style:style style:name="T227" style:family="text">
      <style:text-properties officeooo:rsid="033d0e52"/>
    </style:style>
    <style:style style:name="T228" style:family="text">
      <style:text-properties officeooo:rsid="033e06ec"/>
    </style:style>
    <style:style style:name="T229" style:family="text">
      <style:text-properties officeooo:rsid="0340dc7d"/>
    </style:style>
    <style:style style:name="T230" style:family="text">
      <style:text-properties officeooo:rsid="034efb90"/>
    </style:style>
    <style:style style:name="T231" style:family="text">
      <style:text-properties officeooo:rsid="0351ee97"/>
    </style:style>
    <style:style style:name="T232" style:family="text">
      <style:text-properties officeooo:rsid="03530ab1"/>
    </style:style>
    <style:style style:name="T233" style:family="text">
      <style:text-properties officeooo:rsid="0353f661"/>
    </style:style>
    <style:style style:name="T234" style:family="text">
      <style:text-properties officeooo:rsid="03541eca"/>
    </style:style>
    <style:style style:name="T235" style:family="text">
      <style:text-properties officeooo:rsid="035482d1"/>
    </style:style>
    <style:style style:name="T236" style:family="text">
      <style:text-properties officeooo:rsid="0355fa86"/>
    </style:style>
    <style:style style:name="T237" style:family="text">
      <style:text-properties officeooo:rsid="0357b0f3"/>
    </style:style>
    <style:style style:name="T238" style:family="text">
      <style:text-properties officeooo:rsid="03598c47"/>
    </style:style>
    <style:style style:name="T239" style:family="text">
      <style:text-properties officeooo:rsid="0362c6a2"/>
    </style:style>
    <style:style style:name="T240" style:family="text">
      <style:text-properties officeooo:rsid="036c190a"/>
    </style:style>
    <style:style style:name="T241" style:family="text">
      <style:text-properties officeooo:rsid="036ec967"/>
    </style:style>
    <style:style style:name="T242" style:family="text">
      <style:text-properties officeooo:rsid="036f6500"/>
    </style:style>
    <style:style style:name="T243" style:family="text">
      <style:text-properties officeooo:rsid="03728642"/>
    </style:style>
    <style:style style:name="T244" style:family="text">
      <style:text-properties officeooo:rsid="03733bd2"/>
    </style:style>
    <style:style style:name="T245" style:family="text">
      <style:text-properties officeooo:rsid="0377a359"/>
    </style:style>
    <style:style style:name="T246" style:family="text">
      <style:text-properties officeooo:rsid="0378a182"/>
    </style:style>
    <style:style style:name="T247" style:family="text">
      <style:text-properties officeooo:rsid="037925b3"/>
    </style:style>
    <style:style style:name="T248" style:family="text">
      <style:text-properties officeooo:rsid="037d66f3"/>
    </style:style>
    <style:style style:name="T249" style:family="text">
      <style:text-properties officeooo:rsid="037df483"/>
    </style:style>
    <style:style style:name="T250" style:family="text">
      <style:text-properties officeooo:rsid="0386d24a"/>
    </style:style>
    <style:style style:name="T251" style:family="text">
      <style:text-properties officeooo:rsid="038784e1"/>
    </style:style>
    <style:style style:name="T252" style:family="text">
      <style:text-properties officeooo:rsid="03889fb2"/>
    </style:style>
    <style:style style:name="T253" style:family="text">
      <style:text-properties officeooo:rsid="0388e03f"/>
    </style:style>
    <style:style style:name="T254" style:family="text">
      <style:text-properties officeooo:rsid="038b53a7"/>
    </style:style>
    <style:style style:name="T255" style:family="text">
      <style:text-properties officeooo:rsid="038c481d"/>
    </style:style>
    <style:style style:name="T256" style:family="text">
      <style:text-properties officeooo:rsid="03a97b89"/>
    </style:style>
    <style:style style:name="T257" style:family="text">
      <style:text-properties officeooo:rsid="03b8d052"/>
    </style:style>
    <style:style style:name="T258" style:family="text">
      <style:text-properties officeooo:rsid="03c48b2b"/>
    </style:style>
    <style:style style:name="T259" style:family="text">
      <style:text-properties officeooo:rsid="03c86a87"/>
    </style:style>
    <style:style style:name="T260" style:family="text">
      <style:text-properties officeooo:rsid="03c8f71a"/>
    </style:style>
    <style:style style:name="T261" style:family="text">
      <style:text-properties officeooo:rsid="03c965bb"/>
    </style:style>
    <style:style style:name="T262" style:family="text">
      <style:text-properties officeooo:rsid="03cac55d"/>
    </style:style>
    <style:style style:name="T263" style:family="text">
      <style:text-properties officeooo:rsid="03cd7025"/>
    </style:style>
    <style:style style:name="T264" style:family="text">
      <style:text-properties officeooo:rsid="03cee0e4"/>
    </style:style>
    <style:style style:name="T265" style:family="text">
      <style:text-properties officeooo:rsid="03cfcc00"/>
    </style:style>
    <style:style style:name="T266" style:family="text">
      <style:text-properties officeooo:rsid="03d434b0"/>
    </style:style>
    <style:style style:name="T267" style:family="text">
      <style:text-properties officeooo:rsid="03d82e96"/>
    </style:style>
    <style:style style:name="T268" style:family="text">
      <style:text-properties officeooo:rsid="03da59e0"/>
    </style:style>
    <style:style style:name="T269" style:family="text">
      <style:text-properties officeooo:rsid="03dd41cb"/>
    </style:style>
    <style:style style:name="T270" style:family="text">
      <style:text-properties officeooo:rsid="03ddc929"/>
    </style:style>
    <style:style style:name="T271" style:family="text">
      <style:text-properties officeooo:rsid="03ddfda7"/>
    </style:style>
    <style:style style:name="T272" style:family="text">
      <style:text-properties officeooo:rsid="03f37b94"/>
    </style:style>
    <style:style style:name="T273" style:family="text">
      <style:text-properties officeooo:rsid="03f4c6c7"/>
    </style:style>
    <style:style style:name="T274" style:family="text">
      <style:text-properties officeooo:rsid="03f52a10"/>
    </style:style>
    <style:style style:name="T275" style:family="text">
      <style:text-properties officeooo:rsid="03f589bf"/>
    </style:style>
    <style:style style:name="T276" style:family="text">
      <style:text-properties officeooo:rsid="03f73fbe"/>
    </style:style>
    <style:style style:name="T277" style:family="text">
      <style:text-properties officeooo:rsid="0409078f"/>
    </style:style>
    <style:style style:name="T278" style:family="text">
      <style:text-properties officeooo:rsid="040b3d0e"/>
    </style:style>
    <style:style style:name="T279" style:family="text">
      <style:text-properties officeooo:rsid="0410cd87"/>
    </style:style>
    <style:style style:name="T280" style:family="text">
      <style:text-properties officeooo:rsid="04167f34"/>
    </style:style>
    <style:style style:name="T281" style:family="text">
      <style:text-properties officeooo:rsid="0417e846"/>
    </style:style>
    <style:style style:name="T282" style:family="text">
      <style:text-properties officeooo:rsid="042a1330"/>
    </style:style>
    <style:style style:name="T283" style:family="text">
      <style:text-properties officeooo:rsid="042b250d"/>
    </style:style>
    <style:style style:name="T284" style:family="text">
      <style:text-properties officeooo:rsid="043404f6"/>
    </style:style>
    <style:style style:name="T285" style:family="text">
      <style:text-properties officeooo:rsid="04373da3"/>
    </style:style>
    <style:style style:name="T286" style:family="text">
      <style:text-properties officeooo:rsid="043762ad"/>
    </style:style>
    <style:style style:name="T287" style:family="text">
      <style:text-properties officeooo:rsid="04384de0"/>
    </style:style>
    <style:style style:name="T288" style:family="text">
      <style:text-properties officeooo:rsid="043f1e32"/>
    </style:style>
    <style:style style:name="T289" style:family="text">
      <style:text-properties officeooo:rsid="042865e2"/>
    </style:style>
    <style:style style:name="T290" style:family="text">
      <style:text-properties officeooo:rsid="0440d4fe"/>
    </style:style>
    <style:style style:name="T291" style:family="text">
      <style:text-properties officeooo:rsid="04444c3d"/>
    </style:style>
    <style:style style:name="T292" style:family="text">
      <style:text-properties officeooo:rsid="0444a83b"/>
    </style:style>
    <style:style style:name="T293" style:family="text">
      <style:text-properties officeooo:rsid="0447083a"/>
    </style:style>
    <style:style style:name="T294" style:family="text">
      <style:text-properties officeooo:rsid="0448878e"/>
    </style:style>
    <style:style style:name="T295" style:family="text">
      <style:text-properties officeooo:rsid="044a24f3"/>
    </style:style>
    <style:style style:name="T296" style:family="text">
      <style:text-properties officeooo:rsid="044a4053"/>
    </style:style>
    <style:style style:name="T297" style:family="text">
      <style:text-properties officeooo:rsid="0457503b"/>
    </style:style>
    <style:style style:name="T298" style:family="text">
      <style:text-properties officeooo:rsid="045f7918"/>
    </style:style>
    <style:style style:name="T299" style:family="text">
      <style:text-properties officeooo:rsid="046ecd2a"/>
    </style:style>
    <style:style style:name="T300" style:family="text">
      <style:text-properties officeooo:rsid="047008a8"/>
    </style:style>
    <style:style style:name="T301" style:family="text">
      <style:text-properties officeooo:rsid="0470ab49"/>
    </style:style>
    <style:style style:name="T302" style:family="text">
      <style:text-properties officeooo:rsid="04740be1"/>
    </style:style>
    <style:style style:name="T303" style:family="text">
      <style:text-properties officeooo:rsid="04760349"/>
    </style:style>
    <style:style style:name="T304" style:family="text">
      <style:text-properties officeooo:rsid="0477d044"/>
    </style:style>
    <style:style style:name="T305" style:family="text">
      <style:text-properties officeooo:rsid="0477e19b"/>
    </style:style>
    <style:style style:name="T306" style:family="text">
      <style:text-properties officeooo:rsid="0479476a"/>
    </style:style>
    <style:style style:name="T307" style:family="text">
      <style:text-properties officeooo:rsid="047af542"/>
    </style:style>
    <style:style style:name="T308" style:family="text">
      <style:text-properties officeooo:rsid="047cbb16"/>
    </style:style>
    <style:style style:name="T309" style:family="text">
      <style:text-properties officeooo:rsid="047ea790"/>
    </style:style>
    <style:style style:name="T310" style:family="text">
      <style:text-properties officeooo:rsid="0483e3a5"/>
    </style:style>
    <style:style style:name="T311" style:family="text">
      <style:text-properties officeooo:rsid="0488cc9c"/>
    </style:style>
    <style:style style:name="T312" style:family="text">
      <style:text-properties officeooo:rsid="048a6712"/>
    </style:style>
    <style:style style:name="T313" style:family="text">
      <style:text-properties officeooo:rsid="048f7b55"/>
    </style:style>
    <style:style style:name="T314" style:family="text">
      <style:text-properties officeooo:rsid="0496591e"/>
    </style:style>
    <style:style style:name="T315" style:family="text">
      <style:text-properties officeooo:rsid="0496bbe9"/>
    </style:style>
    <style:style style:name="T316" style:family="text">
      <style:text-properties officeooo:rsid="049af696"/>
    </style:style>
    <style:style style:name="T317" style:family="text">
      <style:text-properties officeooo:rsid="049ebe11"/>
    </style:style>
    <style:style style:name="T318" style:family="text">
      <style:text-properties officeooo:rsid="04a3bc74"/>
    </style:style>
    <style:style style:name="T319" style:family="text">
      <style:text-properties officeooo:rsid="04a487b5"/>
    </style:style>
    <style:style style:name="T320" style:family="text">
      <style:text-properties officeooo:rsid="04a62139"/>
    </style:style>
    <style:style style:name="T321" style:family="text">
      <style:text-properties officeooo:rsid="04a69a8e"/>
    </style:style>
    <style:style style:name="T322" style:family="text">
      <style:text-properties officeooo:rsid="04a94496"/>
    </style:style>
    <style:style style:name="T323" style:family="text">
      <style:text-properties officeooo:rsid="04aa7bd8"/>
    </style:style>
    <style:style style:name="T324" style:family="text">
      <style:text-properties officeooo:rsid="04ac1ab9"/>
    </style:style>
    <style:style style:name="T325" style:family="text">
      <style:text-properties officeooo:rsid="04ada906"/>
    </style:style>
    <style:style style:name="T326" style:family="text">
      <style:text-properties officeooo:rsid="04b01da6"/>
    </style:style>
    <style:style style:name="T327" style:family="text">
      <style:text-properties officeooo:rsid="04b1f34f"/>
    </style:style>
    <style:style style:name="T328" style:family="text">
      <style:text-properties officeooo:rsid="04b5bfe1"/>
    </style:style>
    <style:style style:name="T329" style:family="text">
      <style:text-properties officeooo:rsid="04b954e6"/>
    </style:style>
    <style:style style:name="T330" style:family="text">
      <style:text-properties officeooo:rsid="04c076f8"/>
    </style:style>
    <style:style style:name="T331" style:family="text">
      <style:text-properties officeooo:rsid="04c19e8d"/>
    </style:style>
    <style:style style:name="T332" style:family="text">
      <style:text-properties officeooo:rsid="04cf7db4"/>
    </style:style>
    <style:style style:name="T333" style:family="text">
      <style:text-properties officeooo:rsid="04d0aea7"/>
    </style:style>
    <style:style style:name="T334" style:family="text">
      <style:text-properties officeooo:rsid="04d2d2b6"/>
    </style:style>
    <style:style style:name="T335" style:family="text">
      <style:text-properties officeooo:rsid="04d47557"/>
    </style:style>
    <style:style style:name="T336" style:family="text">
      <style:text-properties officeooo:rsid="04d66114"/>
    </style:style>
    <style:style style:name="T337" style:family="text">
      <style:text-properties officeooo:rsid="04d68cd3"/>
    </style:style>
    <style:style style:name="T338" style:family="text">
      <style:text-properties officeooo:rsid="04d7de40"/>
    </style:style>
    <style:style style:name="T339" style:family="text">
      <style:text-properties officeooo:rsid="04d8c47d"/>
    </style:style>
    <style:style style:name="T340" style:family="text">
      <style:text-properties officeooo:rsid="04d96a88"/>
    </style:style>
    <style:style style:name="T341" style:family="text">
      <style:text-properties officeooo:rsid="04daa062"/>
    </style:style>
    <style:style style:name="T342" style:family="text">
      <style:text-properties officeooo:rsid="04dc3851"/>
    </style:style>
    <style:style style:name="T343" style:family="text">
      <style:text-properties officeooo:rsid="04dc991e"/>
    </style:style>
    <style:style style:name="T344" style:family="text">
      <style:text-properties officeooo:rsid="04e10f60"/>
    </style:style>
    <style:style style:name="T345" style:family="text">
      <style:text-properties officeooo:rsid="04fd264a"/>
    </style:style>
    <style:style style:name="T346" style:family="text">
      <style:text-properties officeooo:rsid="04ff85de"/>
    </style:style>
    <style:style style:name="T347" style:family="text">
      <style:text-properties officeooo:rsid="05008110"/>
    </style:style>
    <style:style style:name="T348" style:family="text">
      <style:text-properties officeooo:rsid="0501dc49"/>
    </style:style>
    <style:style style:name="T349" style:family="text">
      <style:text-properties officeooo:rsid="0503d91e"/>
    </style:style>
    <style:style style:name="T350" style:family="text">
      <style:text-properties officeooo:rsid="05045735"/>
    </style:style>
    <style:style style:name="T351" style:family="text">
      <style:text-properties officeooo:rsid="05060b2a"/>
    </style:style>
    <style:style style:name="T352" style:family="text">
      <style:text-properties officeooo:rsid="050723c4"/>
    </style:style>
    <style:style style:name="T353" style:family="text">
      <style:text-properties officeooo:rsid="050bf854"/>
    </style:style>
    <style:style style:name="T354" style:family="text">
      <style:text-properties officeooo:rsid="05106ebb"/>
    </style:style>
    <style:style style:name="T355" style:family="text">
      <style:text-properties officeooo:rsid="0513307b"/>
    </style:style>
    <style:style style:name="T356" style:family="text">
      <style:text-properties officeooo:rsid="0514d51a"/>
    </style:style>
    <style:style style:name="T357" style:family="text">
      <style:text-properties officeooo:rsid="052693e9"/>
    </style:style>
    <style:style style:name="T358" style:family="text">
      <style:text-properties officeooo:rsid="0537cd1e"/>
    </style:style>
    <style:style style:name="T359" style:family="text">
      <style:text-properties officeooo:rsid="0546cbab"/>
    </style:style>
    <style:style style:name="T360" style:family="text">
      <style:text-properties officeooo:rsid="054e6269"/>
    </style:style>
    <style:style style:name="T361" style:family="text">
      <style:text-properties officeooo:rsid="05505dca"/>
    </style:style>
    <style:style style:name="T362" style:family="text">
      <style:text-properties officeooo:rsid="05543159"/>
    </style:style>
    <style:style style:name="T363" style:family="text">
      <style:text-properties officeooo:rsid="0556eb4d"/>
    </style:style>
    <style:style style:name="T364" style:family="text">
      <style:text-properties officeooo:rsid="05636d9e"/>
    </style:style>
    <style:style style:name="T365" style:family="text">
      <style:text-properties officeooo:rsid="0572417e"/>
    </style:style>
    <style:style style:name="T366" style:family="text">
      <style:text-properties officeooo:rsid="057582af"/>
    </style:style>
    <style:style style:name="T367" style:family="text">
      <style:text-properties officeooo:rsid="0576debf"/>
    </style:style>
    <style:style style:name="T368" style:family="text">
      <style:text-properties officeooo:rsid="057bd278"/>
    </style:style>
    <style:style style:name="T369" style:family="text">
      <style:text-properties officeooo:rsid="057d5abc"/>
    </style:style>
    <style:style style:name="T370" style:family="text">
      <style:text-properties officeooo:rsid="057f498c"/>
    </style:style>
    <style:style style:name="T371" style:family="text">
      <style:text-properties officeooo:rsid="05802b96"/>
    </style:style>
    <style:style style:name="T372" style:family="text">
      <style:text-properties officeooo:rsid="05839662"/>
    </style:style>
    <style:style style:name="T373" style:family="text">
      <style:text-properties officeooo:rsid="056f8036"/>
    </style:style>
    <style:style style:name="T374" style:family="text">
      <style:text-properties officeooo:rsid="058b30da"/>
    </style:style>
    <style:style style:name="T375" style:family="text">
      <style:text-properties officeooo:rsid="058be7af"/>
    </style:style>
    <style:style style:name="T376" style:family="text">
      <style:text-properties officeooo:rsid="058c1aca"/>
    </style:style>
    <style:style style:name="T377" style:family="text">
      <style:text-properties officeooo:rsid="058d00d4"/>
    </style:style>
    <style:style style:name="T378" style:family="text">
      <style:text-properties officeooo:rsid="0591aad4"/>
    </style:style>
    <style:style style:name="T379" style:family="text">
      <style:text-properties officeooo:rsid="05995d72"/>
    </style:style>
    <style:style style:name="T380" style:family="text">
      <style:text-properties officeooo:rsid="059983c3"/>
    </style:style>
    <style:style style:name="T381" style:family="text">
      <style:text-properties officeooo:rsid="059b5d09"/>
    </style:style>
    <style:style style:name="T382" style:family="text">
      <style:text-properties officeooo:rsid="059b89de"/>
    </style:style>
    <style:style style:name="T383" style:family="text">
      <style:text-properties officeooo:rsid="059c170d"/>
    </style:style>
    <style:style style:name="T384" style:family="text">
      <style:text-properties officeooo:rsid="05a6b8de"/>
    </style:style>
    <style:style style:name="T385" style:family="text">
      <style:text-properties officeooo:rsid="05aa00fd"/>
    </style:style>
    <style:style style:name="T386" style:family="text">
      <style:text-properties officeooo:rsid="05aaf72a"/>
    </style:style>
    <style:style style:name="T387" style:family="text">
      <style:text-properties officeooo:rsid="05abdb92"/>
    </style:style>
    <style:style style:name="T388" style:family="text">
      <style:text-properties officeooo:rsid="05cc135e"/>
    </style:style>
    <style:style style:name="T389" style:family="text">
      <style:text-properties officeooo:rsid="05cff0f9"/>
    </style:style>
    <style:style style:name="T390" style:family="text">
      <style:text-properties officeooo:rsid="05d483c6"/>
    </style:style>
    <style:style style:name="T391" style:family="text">
      <style:text-properties officeooo:rsid="05d5e704"/>
    </style:style>
    <style:style style:name="T392" style:family="text">
      <style:text-properties officeooo:rsid="05d6cf1a"/>
    </style:style>
    <style:style style:name="T393" style:family="text">
      <style:text-properties officeooo:rsid="05d6d52d"/>
    </style:style>
    <style:style style:name="T394" style:family="text">
      <style:text-properties officeooo:rsid="05d7c2d2"/>
    </style:style>
    <style:style style:name="T395" style:family="text">
      <style:text-properties officeooo:rsid="05d97d6b"/>
    </style:style>
    <style:style style:name="T396" style:family="text">
      <style:text-properties officeooo:rsid="05dbf3ce"/>
    </style:style>
    <style:style style:name="T397" style:family="text">
      <style:text-properties officeooo:rsid="05dfdc00"/>
    </style:style>
    <style:style style:name="T398" style:family="text">
      <style:text-properties officeooo:rsid="05e1e595"/>
    </style:style>
    <style:style style:name="T399" style:family="text">
      <style:text-properties officeooo:rsid="05e46c34"/>
    </style:style>
    <style:style style:name="T400" style:family="text">
      <style:text-properties officeooo:rsid="05e61a5e"/>
    </style:style>
    <style:style style:name="T401" style:family="text">
      <style:text-properties officeooo:rsid="05e7898e"/>
    </style:style>
    <style:style style:name="T402" style:family="text">
      <style:text-properties officeooo:rsid="05e825cd"/>
    </style:style>
    <style:style style:name="T403" style:family="text">
      <style:text-properties officeooo:rsid="05ebc0ac"/>
    </style:style>
    <style:style style:name="T404" style:family="text">
      <style:text-properties officeooo:rsid="05edcb40"/>
    </style:style>
    <style:style style:name="T405" style:family="text">
      <style:text-properties officeooo:rsid="05ef3c4b"/>
    </style:style>
    <style:style style:name="T406" style:family="text">
      <style:text-properties officeooo:rsid="05f072d7"/>
    </style:style>
    <style:style style:name="T407" style:family="text">
      <style:text-properties officeooo:rsid="05f22c92"/>
    </style:style>
    <style:style style:name="T408" style:family="text">
      <style:text-properties officeooo:rsid="05f2bc63"/>
    </style:style>
    <style:style style:name="T409" style:family="text">
      <style:text-properties officeooo:rsid="05f3f272"/>
    </style:style>
    <style:style style:name="T410" style:family="text">
      <style:text-properties officeooo:rsid="05fb4729"/>
    </style:style>
    <style:style style:name="T411" style:family="text">
      <style:text-properties officeooo:rsid="0606ab48"/>
    </style:style>
    <style:style style:name="T412" style:family="text">
      <style:text-properties officeooo:rsid="0608a56b"/>
    </style:style>
    <style:style style:name="T413" style:family="text">
      <style:text-properties officeooo:rsid="06193ec0"/>
    </style:style>
    <style:style style:name="T414" style:family="text">
      <style:text-properties officeooo:rsid="0623f7b9"/>
    </style:style>
    <style:style style:name="T415" style:family="text">
      <style:text-properties officeooo:rsid="062a5253"/>
    </style:style>
    <style:style style:name="T416" style:family="text">
      <style:text-properties officeooo:rsid="062aaebc"/>
    </style:style>
    <style:style style:name="T417" style:family="text">
      <style:text-properties officeooo:rsid="062dbb47"/>
    </style:style>
    <style:style style:name="T418" style:family="text">
      <style:text-properties officeooo:rsid="063668cf"/>
    </style:style>
    <style:style style:name="T419" style:family="text">
      <style:text-properties officeooo:rsid="063905fb"/>
    </style:style>
    <style:style style:name="T420" style:family="text">
      <style:text-properties officeooo:rsid="01cc5406"/>
    </style:style>
    <style:style style:name="T421" style:family="text">
      <style:text-properties officeooo:rsid="063a2f49"/>
    </style:style>
    <style:style style:name="T422" style:family="text">
      <style:text-properties officeooo:rsid="063dac65"/>
    </style:style>
    <style:style style:name="T423" style:family="text">
      <style:text-properties officeooo:rsid="063eaa5c"/>
    </style:style>
    <style:style style:name="T424" style:family="text">
      <style:text-properties officeooo:rsid="064c8532"/>
    </style:style>
    <style:style style:name="T425" style:family="text">
      <style:text-properties officeooo:rsid="064d37f1"/>
    </style:style>
    <style:style style:name="T426" style:family="text">
      <style:text-properties officeooo:rsid="064dc421"/>
    </style:style>
    <style:style style:name="T427" style:family="text">
      <style:text-properties officeooo:rsid="064fa4f2"/>
    </style:style>
    <style:style style:name="T428" style:family="text">
      <style:text-properties officeooo:rsid="0658fd07"/>
    </style:style>
    <style:style style:name="T429" style:family="text">
      <style:text-properties officeooo:rsid="065a5f11"/>
    </style:style>
    <style:style style:name="T430" style:family="text">
      <style:text-properties officeooo:rsid="065c9926"/>
    </style:style>
    <style:style style:name="T431" style:family="text">
      <style:text-properties officeooo:rsid="065dd69e"/>
    </style:style>
    <style:style style:name="T432" style:family="text">
      <style:text-properties officeooo:rsid="065ee63d"/>
    </style:style>
    <style:style style:name="T433" style:family="text">
      <style:text-properties officeooo:rsid="0668c725"/>
    </style:style>
    <style:style style:name="T434" style:family="text">
      <style:text-properties officeooo:rsid="066a0892"/>
    </style:style>
    <style:style style:name="T435" style:family="text">
      <style:text-properties officeooo:rsid="066bcf5e"/>
    </style:style>
    <style:style style:name="T436" style:family="text">
      <style:text-properties officeooo:rsid="066d420b"/>
    </style:style>
    <style:style style:name="T437" style:family="text">
      <style:text-properties officeooo:rsid="0670519c"/>
    </style:style>
    <style:style style:name="T438" style:family="text">
      <style:text-properties officeooo:rsid="06724c4e"/>
    </style:style>
    <style:style style:name="T439" style:family="text">
      <style:text-properties officeooo:rsid="067385c9"/>
    </style:style>
    <style:style style:name="T440" style:family="text">
      <style:text-properties officeooo:rsid="067424bb"/>
    </style:style>
    <style:style style:name="T441" style:family="text">
      <style:text-properties officeooo:rsid="0674f7b1"/>
    </style:style>
    <style:style style:name="T442" style:family="text">
      <style:text-properties officeooo:rsid="06775a80"/>
    </style:style>
    <style:style style:name="T443" style:family="text">
      <style:text-properties officeooo:rsid="06794fd9"/>
    </style:style>
    <style:style style:name="T444" style:family="text">
      <style:text-properties officeooo:rsid="06809a3c"/>
    </style:style>
    <style:style style:name="T445" style:family="text">
      <style:text-properties officeooo:rsid="06809d10"/>
    </style:style>
    <style:style style:name="T446" style:family="text">
      <style:text-properties officeooo:rsid="0680f7fa"/>
    </style:style>
    <style:style style:name="T447" style:family="text">
      <style:text-properties officeooo:rsid="068294e0"/>
    </style:style>
    <style:style style:name="T448" style:family="text">
      <style:text-properties officeooo:rsid="0682a728"/>
    </style:style>
    <style:style style:name="T449" style:family="text">
      <style:text-properties officeooo:rsid="0688c276"/>
    </style:style>
    <style:style style:name="T450" style:family="text">
      <style:text-properties officeooo:rsid="0688e8ea"/>
    </style:style>
    <style:style style:name="T451" style:family="text">
      <style:text-properties officeooo:rsid="0689b65f"/>
    </style:style>
    <style:style style:name="T452" style:family="text">
      <style:text-properties officeooo:rsid="068a1ec6"/>
    </style:style>
    <style:style style:name="T453" style:family="text">
      <style:text-properties officeooo:rsid="068afe63"/>
    </style:style>
    <style:style style:name="T454" style:family="text">
      <style:text-properties officeooo:rsid="0694d881"/>
    </style:style>
    <style:style style:name="T455" style:family="text">
      <style:text-properties officeooo:rsid="069679bc"/>
    </style:style>
    <style:style style:name="T456" style:family="text">
      <style:text-properties officeooo:rsid="06974298"/>
    </style:style>
    <style:style style:name="T457" style:family="text">
      <style:text-properties officeooo:rsid="0697b8d6"/>
    </style:style>
    <style:style style:name="T458" style:family="text">
      <style:text-properties officeooo:rsid="06992470"/>
    </style:style>
    <style:style style:name="T459" style:family="text">
      <style:text-properties officeooo:rsid="069b69b5"/>
    </style:style>
    <style:style style:name="T460" style:family="text">
      <style:text-properties officeooo:rsid="06a29325"/>
    </style:style>
    <style:style style:name="T461" style:family="text">
      <style:text-properties officeooo:rsid="06a80944"/>
    </style:style>
    <style:style style:name="T462" style:family="text">
      <style:text-properties officeooo:rsid="06ae1dd1"/>
    </style:style>
    <style:style style:name="T463" style:family="text">
      <style:text-properties officeooo:rsid="06b784f2"/>
    </style:style>
    <style:style style:name="T464" style:family="text">
      <style:text-properties officeooo:rsid="06b7f3e7"/>
    </style:style>
    <style:style style:name="T465" style:family="text">
      <style:text-properties officeooo:rsid="06b953fc"/>
    </style:style>
    <style:style style:name="T466" style:family="text">
      <style:text-properties officeooo:rsid="06bcaa7a"/>
    </style:style>
    <style:style style:name="T467" style:family="text">
      <style:text-properties officeooo:rsid="06bdf3d7"/>
    </style:style>
    <style:style style:name="T468" style:family="text">
      <style:text-properties officeooo:rsid="06c01de7"/>
    </style:style>
    <style:style style:name="T469" style:family="text">
      <style:text-properties officeooo:rsid="06c03965"/>
    </style:style>
    <style:style style:name="T470" style:family="text">
      <style:text-properties officeooo:rsid="06cb09b0"/>
    </style:style>
    <style:style style:name="T471" style:family="text">
      <style:text-properties officeooo:rsid="06e7c04b"/>
    </style:style>
    <style:style style:name="T472" style:family="text">
      <style:text-properties officeooo:rsid="06ff1bef"/>
    </style:style>
    <style:style style:name="T473" style:family="text">
      <style:text-properties officeooo:rsid="0700c3a2"/>
    </style:style>
    <style:style style:name="T474" style:family="text">
      <style:text-properties officeooo:rsid="06039487"/>
    </style:style>
    <style:style style:name="T475" style:family="text">
      <style:text-properties officeooo:rsid="0716375f"/>
    </style:style>
    <style:style style:name="T476" style:family="text">
      <style:text-properties officeooo:rsid="069f7b10"/>
    </style:style>
    <style:style style:name="T477" style:family="text">
      <style:text-properties officeooo:rsid="07341861"/>
    </style:style>
    <style:style style:name="T478" style:family="text">
      <style:text-properties officeooo:rsid="07360358"/>
    </style:style>
    <style:style style:name="T479" style:family="text">
      <style:text-properties officeooo:rsid="0598052a"/>
    </style:style>
    <style:style style:name="T480" style:family="text">
      <style:text-properties officeooo:rsid="07426921"/>
    </style:style>
    <style:style style:name="T481" style:family="text">
      <style:text-properties officeooo:rsid="074453a7"/>
    </style:style>
    <style:style style:name="T482" style:family="text">
      <style:text-properties officeooo:rsid="074ad814"/>
    </style:style>
    <style:style style:name="T483" style:family="text">
      <style:text-properties officeooo:rsid="07572e11"/>
    </style:style>
    <style:style style:name="T484" style:family="text">
      <style:text-properties officeooo:rsid="075827d7"/>
    </style:style>
    <style:style style:name="T485" style:family="text">
      <style:text-properties officeooo:rsid="075b1105"/>
    </style:style>
    <style:style style:name="T486" style:family="text">
      <style:text-properties officeooo:rsid="075b1bee"/>
    </style:style>
    <style:style style:name="T487" style:family="text">
      <style:text-properties officeooo:rsid="075d0d88"/>
    </style:style>
    <style:style style:name="T488" style:family="text">
      <style:text-properties officeooo:rsid="075d845d"/>
    </style:style>
    <style:style style:name="T489" style:family="text">
      <style:text-properties officeooo:rsid="075df1e1"/>
    </style:style>
    <style:style style:name="T490" style:family="text">
      <style:text-properties officeooo:rsid="07616b9a"/>
    </style:style>
    <style:style style:name="T491" style:family="text">
      <style:text-properties officeooo:rsid="07666ccc"/>
    </style:style>
    <style:style style:name="T492" style:family="text">
      <style:text-properties officeooo:rsid="0768a521"/>
    </style:style>
    <style:style style:name="T493" style:family="text">
      <style:text-properties officeooo:rsid="076a9529"/>
    </style:style>
    <style:style style:name="T494" style:family="text">
      <style:text-properties officeooo:rsid="077613c5"/>
    </style:style>
    <style:style style:name="T495" style:family="text">
      <style:text-properties officeooo:rsid="07779613"/>
    </style:style>
    <style:style style:name="T496" style:family="text">
      <style:text-properties officeooo:rsid="0790243a"/>
    </style:style>
    <style:style style:name="T497" style:family="text">
      <style:text-properties officeooo:rsid="0797cf91"/>
    </style:style>
    <style:style style:name="T498" style:family="text">
      <style:text-properties officeooo:rsid="07a5b869"/>
    </style:style>
    <style:style style:name="T499" style:family="text">
      <style:text-properties officeooo:rsid="07a6b278"/>
    </style:style>
    <style:style style:name="T500" style:family="text">
      <style:text-properties officeooo:rsid="07ab5f0d"/>
    </style:style>
    <style:style style:name="T501" style:family="text">
      <style:text-properties officeooo:rsid="0789e10d"/>
    </style:style>
    <style:style style:name="T502" style:family="text">
      <style:text-properties officeooo:rsid="07b00265"/>
    </style:style>
    <style:style style:name="T503" style:family="text">
      <style:text-properties officeooo:rsid="07bf94c2"/>
    </style:style>
    <style:style style:name="T504" style:family="text">
      <style:text-properties officeooo:rsid="07c3512a"/>
    </style:style>
    <style:style style:name="T505" style:family="text">
      <style:text-properties officeooo:rsid="07c79eb5"/>
    </style:style>
    <style:style style:name="T506" style:family="text">
      <style:text-properties officeooo:rsid="07cc9a93"/>
    </style:style>
    <style:style style:name="T507" style:family="text">
      <style:text-properties officeooo:rsid="07d2ab97"/>
    </style:style>
    <style:style style:name="T508" style:family="text">
      <style:text-properties officeooo:rsid="07d38756"/>
    </style:style>
    <style:style style:name="T509" style:family="text">
      <style:text-properties officeooo:rsid="07dc574c"/>
    </style:style>
    <style:style style:name="T510" style:family="text">
      <style:text-properties officeooo:rsid="07ddb34b"/>
    </style:style>
    <style:style style:name="T511" style:family="text">
      <style:text-properties officeooo:rsid="07def386"/>
    </style:style>
    <style:style style:name="T512" style:family="text">
      <style:text-properties officeooo:rsid="07dfa7f9"/>
    </style:style>
    <style:style style:name="T513" style:family="text">
      <style:text-properties officeooo:rsid="07e01bf7"/>
    </style:style>
    <style:style style:name="T514" style:family="text">
      <style:text-properties officeooo:rsid="07e029e7"/>
    </style:style>
    <style:style style:name="T515" style:family="text">
      <style:text-properties officeooo:rsid="07e4eee8"/>
    </style:style>
    <style:style style:name="T516" style:family="text">
      <style:text-properties officeooo:rsid="07e51485"/>
    </style:style>
    <style:style style:name="T517" style:family="text">
      <style:text-properties officeooo:rsid="07f1dad6"/>
    </style:style>
    <style:style style:name="T518" style:family="text">
      <style:text-properties officeooo:rsid="07f8ca31"/>
    </style:style>
    <style:style style:name="T519" style:family="text">
      <style:text-properties officeooo:rsid="07fb0d5d"/>
    </style:style>
    <style:style style:name="T520" style:family="text">
      <style:text-properties officeooo:rsid="0809897b"/>
    </style:style>
    <style:style style:name="T521" style:family="text">
      <style:text-properties officeooo:rsid="080a9ad9"/>
    </style:style>
    <style:style style:name="T522" style:family="text">
      <style:text-properties officeooo:rsid="080b10c5"/>
    </style:style>
    <style:style style:name="T523" style:family="text">
      <style:text-properties officeooo:rsid="080d010c"/>
    </style:style>
    <style:style style:name="T524" style:family="text">
      <style:text-properties officeooo:rsid="080de0a9"/>
    </style:style>
    <style:style style:name="T525" style:family="text">
      <style:text-properties officeooo:rsid="081256e5"/>
    </style:style>
    <style:style style:name="T526" style:family="text">
      <style:text-properties officeooo:rsid="01b7da44"/>
    </style:style>
    <style:style style:name="T527" style:family="text">
      <style:text-properties officeooo:rsid="081f29ae"/>
    </style:style>
    <style:style style:name="T528" style:family="text">
      <style:text-properties officeooo:rsid="039fdda5"/>
    </style:style>
    <style:style style:name="T529" style:family="text">
      <style:text-properties officeooo:rsid="08343588"/>
    </style:style>
    <style:style style:name="T530" style:family="text">
      <style:text-properties officeooo:rsid="04c11932"/>
    </style:style>
    <style:style style:name="T531" style:family="text">
      <style:text-properties officeooo:rsid="08485702"/>
    </style:style>
    <style:style style:name="T532" style:family="text">
      <style:text-properties officeooo:rsid="085a5b13"/>
    </style:style>
    <style:style style:name="T533" style:family="text">
      <style:text-properties officeooo:rsid="085d8926"/>
    </style:style>
    <style:style style:name="T534" style:family="text">
      <style:text-properties officeooo:rsid="08671090"/>
    </style:style>
    <style:style style:name="T535" style:family="text">
      <style:text-properties officeooo:rsid="0621ca2a"/>
    </style:style>
    <style:style style:name="T536" style:family="text">
      <style:text-properties officeooo:rsid="08678ff8"/>
    </style:style>
    <style:style style:name="T537" style:family="text">
      <style:text-properties officeooo:rsid="086c068b"/>
    </style:style>
    <style:style style:name="T538" style:family="text">
      <style:text-properties officeooo:rsid="086d7415"/>
    </style:style>
    <style:style style:name="T539" style:family="text">
      <style:text-properties officeooo:rsid="086f6340"/>
    </style:style>
    <style:style style:name="T540" style:family="text">
      <style:text-properties officeooo:rsid="08767ab8"/>
    </style:style>
    <style:style style:name="T541" style:family="text">
      <style:text-properties officeooo:rsid="0279a69b"/>
    </style:style>
    <style:style style:name="T542" style:family="text">
      <style:text-properties officeooo:rsid="089dc44a"/>
    </style:style>
    <style:style style:name="T543" style:family="text">
      <style:text-properties officeooo:rsid="08af4762"/>
    </style:style>
    <style:style style:name="T544" style:family="text">
      <style:text-properties officeooo:rsid="08b13ede"/>
    </style:style>
    <style:style style:name="T545" style:family="text">
      <style:text-properties officeooo:rsid="08b8bdaf"/>
    </style:style>
    <style:style style:name="T546" style:family="text">
      <style:text-properties officeooo:rsid="08d0f386"/>
    </style:style>
    <style:style style:name="T547" style:family="text">
      <style:text-properties officeooo:rsid="08d3c009"/>
    </style:style>
    <style:style style:name="T548" style:family="text">
      <style:text-properties officeooo:rsid="08d580e9"/>
    </style:style>
    <style:style style:name="T549" style:family="text">
      <style:text-properties officeooo:rsid="08da7013"/>
    </style:style>
    <style:style style:name="T550" style:family="text">
      <style:text-properties officeooo:rsid="08dbe22a"/>
    </style:style>
    <style:style style:name="T551" style:family="text">
      <style:text-properties officeooo:rsid="08dccb86"/>
    </style:style>
    <style:style style:name="T552" style:family="text">
      <style:text-properties officeooo:rsid="08e3bb98"/>
    </style:style>
    <style:style style:name="T553" style:family="text">
      <style:text-properties officeooo:rsid="08ea31f0"/>
    </style:style>
    <style:style style:name="T554" style:family="text">
      <style:text-properties officeooo:rsid="08ed2ece"/>
    </style:style>
    <style:style style:name="T555" style:family="text">
      <style:text-properties officeooo:rsid="08ee11da"/>
    </style:style>
    <style:style style:name="T556" style:family="text">
      <style:text-properties officeooo:rsid="08f39c8d"/>
    </style:style>
    <style:style style:name="T557" style:family="text">
      <style:text-properties officeooo:rsid="090fe23f"/>
    </style:style>
    <style:style style:name="T558" style:family="text">
      <style:text-properties officeooo:rsid="091028f4"/>
    </style:style>
    <style:style style:name="T559" style:family="text">
      <style:text-properties officeooo:rsid="0914778e"/>
    </style:style>
    <style:style style:name="T560" style:family="text">
      <style:text-properties officeooo:rsid="091721e4"/>
    </style:style>
    <style:style style:name="T561" style:family="text">
      <style:text-properties officeooo:rsid="0917a6f6"/>
    </style:style>
    <style:style style:name="T562" style:family="text">
      <style:text-properties officeooo:rsid="091c0357"/>
    </style:style>
    <style:style style:name="T563" style:family="text">
      <style:text-properties officeooo:rsid="092288f6"/>
    </style:style>
    <style:style style:name="T564" style:family="text">
      <style:text-properties officeooo:rsid="09254694"/>
    </style:style>
    <style:style style:name="T565" style:family="text">
      <style:text-properties officeooo:rsid="09325538"/>
    </style:style>
    <style:style style:name="T566" style:family="text">
      <style:text-properties officeooo:rsid="09328cd5"/>
    </style:style>
    <style:style style:name="T567" style:family="text">
      <style:text-properties officeooo:rsid="09339d94"/>
    </style:style>
    <style:style style:name="T568" style:family="text">
      <style:text-properties officeooo:rsid="09348fdb"/>
    </style:style>
    <style:style style:name="T569" style:family="text">
      <style:text-properties officeooo:rsid="09354459"/>
    </style:style>
    <style:style style:name="T570" style:family="text">
      <style:text-properties officeooo:rsid="09366f34"/>
    </style:style>
    <style:style style:name="T571" style:family="text">
      <style:text-properties officeooo:rsid="09374f39"/>
    </style:style>
    <style:style style:name="T572" style:family="text">
      <style:text-properties officeooo:rsid="0938b0f6"/>
    </style:style>
    <style:style style:name="T573" style:family="text">
      <style:text-properties officeooo:rsid="093ab2bb"/>
    </style:style>
    <style:style style:name="T574" style:family="text">
      <style:text-properties officeooo:rsid="093bcc91"/>
    </style:style>
    <style:style style:name="T575" style:family="text">
      <style:text-properties officeooo:rsid="09421e63"/>
    </style:style>
    <style:style style:name="T576" style:family="text">
      <style:text-properties officeooo:rsid="0944b2fa"/>
    </style:style>
    <style:style style:name="T577" style:family="text">
      <style:text-properties officeooo:rsid="0951c930"/>
    </style:style>
    <style:style style:name="T578" style:family="text">
      <style:text-properties officeooo:rsid="09565ac5"/>
    </style:style>
    <style:style style:name="T579" style:family="text">
      <style:text-properties officeooo:rsid="09583d29"/>
    </style:style>
    <style:style style:name="T580" style:family="text">
      <style:text-properties officeooo:rsid="09590a3d"/>
    </style:style>
    <style:style style:name="T581" style:family="text">
      <style:text-properties officeooo:rsid="09645a07"/>
    </style:style>
    <style:style style:name="T582" style:family="text">
      <style:text-properties officeooo:rsid="0966edb5"/>
    </style:style>
    <style:style style:name="T583" style:family="text">
      <style:text-properties officeooo:rsid="096b08b0"/>
    </style:style>
    <style:style style:name="T584" style:family="text">
      <style:text-properties officeooo:rsid="096cd614"/>
    </style:style>
    <style:style style:name="T585" style:family="text">
      <style:text-properties officeooo:rsid="096e8d01"/>
    </style:style>
    <style:style style:name="T586" style:family="text">
      <style:text-properties officeooo:rsid="09737c5d"/>
    </style:style>
    <style:style style:name="T587" style:family="text">
      <style:text-properties officeooo:rsid="097522cc"/>
    </style:style>
    <style:style style:name="T588" style:family="text">
      <style:text-properties officeooo:rsid="097e6706"/>
    </style:style>
    <style:style style:name="T589" style:family="text">
      <style:text-properties officeooo:rsid="09812cd5"/>
    </style:style>
    <style:style style:name="T590" style:family="text">
      <style:text-properties officeooo:rsid="098401ea"/>
    </style:style>
    <style:style style:name="T591" style:family="text">
      <style:text-properties officeooo:rsid="0984748a"/>
    </style:style>
    <style:style style:name="T592" style:family="text">
      <style:text-properties officeooo:rsid="098d963c"/>
    </style:style>
    <style:style style:name="T593" style:family="text">
      <style:text-properties officeooo:rsid="09a1b8db"/>
    </style:style>
    <style:style style:name="T594" style:family="text">
      <style:text-properties officeooo:rsid="09a45471"/>
    </style:style>
    <style:style style:name="T595" style:family="text">
      <style:text-properties officeooo:rsid="060688da"/>
    </style:style>
    <style:style style:name="T596" style:family="text">
      <style:text-properties officeooo:rsid="09a69086"/>
    </style:style>
    <style:style style:name="T597" style:family="text">
      <style:text-properties officeooo:rsid="09a771b7"/>
    </style:style>
    <style:style style:name="T598" style:family="text">
      <style:text-properties officeooo:rsid="06e65ec3"/>
    </style:style>
    <style:style style:name="T599" style:family="text">
      <style:text-properties officeooo:rsid="09ab7fdb"/>
    </style:style>
    <style:style style:name="T600" style:family="text">
      <style:text-properties officeooo:rsid="06f182f9"/>
    </style:style>
    <style:style style:name="T601" style:family="text">
      <style:text-properties officeooo:rsid="09b04c25"/>
    </style:style>
    <style:style style:name="T602" style:family="text">
      <style:text-properties officeooo:rsid="09b213b8"/>
    </style:style>
    <style:style style:name="T603" style:family="text">
      <style:text-properties officeooo:rsid="09ba71a8"/>
    </style:style>
    <style:style style:name="T604" style:family="text">
      <style:text-properties officeooo:rsid="09bc26ed"/>
    </style:style>
    <style:style style:name="T605" style:family="text">
      <style:text-properties officeooo:rsid="09be0002"/>
    </style:style>
    <style:style style:name="T606" style:family="text">
      <style:text-properties officeooo:rsid="09d149c9"/>
    </style:style>
    <style:style style:name="T607" style:family="text">
      <style:text-properties officeooo:rsid="09d3ec17"/>
    </style:style>
    <style:style style:name="T608" style:family="text">
      <style:text-properties officeooo:rsid="09d5cfcf"/>
    </style:style>
    <style:style style:name="T609" style:family="text">
      <style:text-properties officeooo:rsid="09d712fd"/>
    </style:style>
    <style:style style:name="T610" style:family="text">
      <style:text-properties officeooo:rsid="068dcb26"/>
    </style:style>
    <style:style style:name="T611" style:family="text">
      <style:text-properties officeooo:rsid="09e8bf62"/>
    </style:style>
    <style:style style:name="T612" style:family="text">
      <style:text-properties officeooo:rsid="09f25a15"/>
    </style:style>
    <style:style style:name="T613" style:family="text">
      <style:text-properties officeooo:rsid="09f3d3e2"/>
    </style:style>
    <style:style style:name="T614" style:family="text">
      <style:text-properties officeooo:rsid="069de92c"/>
    </style:style>
    <style:style style:name="T615" style:family="text">
      <style:text-properties officeooo:rsid="09f7a0f3"/>
    </style:style>
    <style:style style:name="T616" style:family="text">
      <style:text-properties officeooo:rsid="09fbb9d2"/>
    </style:style>
    <style:style style:name="T617" style:family="text">
      <style:text-properties officeooo:rsid="09fbd3c4"/>
    </style:style>
    <style:style style:name="T618" style:family="text">
      <style:text-properties officeooo:rsid="09fce3d7"/>
    </style:style>
    <style:style style:name="T619" style:family="text">
      <style:text-properties officeooo:rsid="09fee0f0"/>
    </style:style>
    <style:style style:name="T620" style:family="text">
      <style:text-properties officeooo:rsid="0a0d9d05"/>
    </style:style>
    <style:style style:name="T621" style:family="text">
      <style:text-properties officeooo:rsid="0a129c90"/>
    </style:style>
    <style:style style:name="T622" style:family="text">
      <style:text-properties officeooo:rsid="0a1467f7"/>
    </style:style>
    <style:style style:name="T623" style:family="text">
      <style:text-properties officeooo:rsid="0a149dc7"/>
    </style:style>
    <style:style style:name="T624" style:family="text">
      <style:text-properties officeooo:rsid="0a18157a"/>
    </style:style>
    <style:style style:name="T625" style:family="text">
      <style:text-properties officeooo:rsid="0a1907e8"/>
    </style:style>
    <style:style style:name="T626" style:family="text">
      <style:text-properties officeooo:rsid="09b494a2"/>
    </style:style>
    <style:style style:name="T627" style:family="text">
      <style:text-properties officeooo:rsid="0a1aa6c2"/>
    </style:style>
    <style:style style:name="T628" style:family="text">
      <style:text-properties officeooo:rsid="0a1ebcc5"/>
    </style:style>
    <style:style style:name="T629" style:family="text">
      <style:text-properties officeooo:rsid="0a207a42"/>
    </style:style>
    <style:style style:name="T630" style:family="text">
      <style:text-properties officeooo:rsid="0a23353d"/>
    </style:style>
    <style:style style:name="T631" style:family="text">
      <style:text-properties officeooo:rsid="0a244109"/>
    </style:style>
    <style:style style:name="T632" style:family="text">
      <style:text-properties officeooo:rsid="0a42c767"/>
    </style:style>
    <style:style style:name="T633" style:family="text">
      <style:text-properties officeooo:rsid="0a4661fe"/>
    </style:style>
    <style:style style:name="T634" style:family="text">
      <style:text-properties officeooo:rsid="0a4bde99"/>
    </style:style>
    <style:style style:name="T635" style:family="text">
      <style:text-properties officeooo:rsid="0a4dc1a7"/>
    </style:style>
    <style:style style:name="T636" style:family="text">
      <style:text-properties officeooo:rsid="0a4ffe36"/>
    </style:style>
    <style:style style:name="T637" style:family="text">
      <style:text-properties officeooo:rsid="0a506735"/>
    </style:style>
    <style:style style:name="T638" style:family="text">
      <style:text-properties officeooo:rsid="0a516ce8"/>
    </style:style>
    <style:style style:name="T639" style:family="text">
      <style:text-properties officeooo:rsid="0a519d91"/>
    </style:style>
    <style:style style:name="T640" style:family="text">
      <style:text-properties officeooo:rsid="0a51d5f9"/>
    </style:style>
    <style:style style:name="T641" style:family="text">
      <style:text-properties officeooo:rsid="0a53c3a1"/>
    </style:style>
    <style:style style:name="T642" style:family="text">
      <style:text-properties officeooo:rsid="0a545f3d"/>
    </style:style>
    <style:style style:name="T643" style:family="text">
      <style:text-properties officeooo:rsid="0a5639bd"/>
    </style:style>
    <style:style style:name="T644" style:family="text">
      <style:text-properties officeooo:rsid="0a56a474"/>
    </style:style>
    <style:style style:name="T645" style:family="text">
      <style:text-properties officeooo:rsid="0a579c46"/>
    </style:style>
    <style:style style:name="T646" style:family="text">
      <style:text-properties officeooo:rsid="0a5874cc"/>
    </style:style>
    <style:style style:name="T647" style:family="text">
      <style:text-properties officeooo:rsid="0a59d5c2"/>
    </style:style>
    <style:style style:name="T648" style:family="text">
      <style:text-properties officeooo:rsid="0a5a881d"/>
    </style:style>
    <style:style style:name="T649" style:family="text">
      <style:text-properties officeooo:rsid="0a5dd693"/>
    </style:style>
    <style:style style:name="T650" style:family="text">
      <style:text-properties officeooo:rsid="0a5e28ab"/>
    </style:style>
    <style:style style:name="T651" style:family="text">
      <style:text-properties officeooo:rsid="0a64e150"/>
    </style:style>
    <style:style style:name="T652" style:family="text">
      <style:text-properties officeooo:rsid="0a65abac"/>
    </style:style>
    <style:style style:name="T653" style:family="text">
      <style:text-properties officeooo:rsid="0a72b652"/>
    </style:style>
    <style:style style:name="T654" style:family="text">
      <style:text-properties officeooo:rsid="0a78a540"/>
    </style:style>
    <style:style style:name="T655" style:family="text">
      <style:text-properties officeooo:rsid="0a7f3757"/>
    </style:style>
    <style:style style:name="T656" style:family="text">
      <style:text-properties officeooo:rsid="0a88ef50"/>
    </style:style>
    <style:style style:name="T657" style:family="text">
      <style:text-properties officeooo:rsid="0a8f67d0"/>
    </style:style>
    <style:style style:name="T658" style:family="text">
      <style:text-properties officeooo:rsid="0a948203"/>
    </style:style>
    <style:style style:name="T659" style:family="text">
      <style:text-properties officeooo:rsid="0aa17424"/>
    </style:style>
    <style:style style:name="T660" style:family="text">
      <style:text-properties officeooo:rsid="0aae418e"/>
    </style:style>
    <style:style style:name="T661" style:family="text">
      <style:text-properties officeooo:rsid="0ab1b3af"/>
    </style:style>
    <style:style style:name="T662" style:family="text">
      <style:text-properties officeooo:rsid="0ab21280"/>
    </style:style>
    <style:style style:name="T663" style:family="text">
      <style:text-properties officeooo:rsid="0ab2355c"/>
    </style:style>
    <style:style style:name="T664" style:family="text">
      <style:text-properties officeooo:rsid="0ab3fcbf"/>
    </style:style>
    <style:style style:name="T665" style:family="text">
      <style:text-properties officeooo:rsid="0ab5b1c5"/>
    </style:style>
    <style:style style:name="T666" style:family="text">
      <style:text-properties officeooo:rsid="0ab5c0e0"/>
    </style:style>
    <style:style style:name="T667" style:family="text">
      <style:text-properties officeooo:rsid="0ab7984f"/>
    </style:style>
    <style:style style:name="T668" style:family="text">
      <style:text-properties officeooo:rsid="0ab7b1d3"/>
    </style:style>
    <style:style style:name="T669" style:family="text">
      <style:text-properties officeooo:rsid="0ab8163a"/>
    </style:style>
    <style:style style:name="T670" style:family="text">
      <style:text-properties officeooo:rsid="0abc4136"/>
    </style:style>
    <style:style style:name="T671" style:family="text">
      <style:text-properties officeooo:rsid="0abcc5e4"/>
    </style:style>
    <style:style style:name="T672" style:family="text">
      <style:text-properties officeooo:rsid="0abdeced"/>
    </style:style>
    <style:style style:name="T673" style:family="text">
      <style:text-properties officeooo:rsid="0abe4ea3"/>
    </style:style>
    <style:style style:name="T674" style:family="text">
      <style:text-properties officeooo:rsid="0abe73ac"/>
    </style:style>
    <style:style style:name="T675" style:family="text">
      <style:text-properties officeooo:rsid="0add3d57"/>
    </style:style>
    <style:style style:name="T676" style:family="text">
      <style:text-properties officeooo:rsid="0adf896b"/>
    </style:style>
    <style:style style:name="T677" style:family="text">
      <style:text-properties officeooo:rsid="0ae1dc63"/>
    </style:style>
    <style:style style:name="T678" style:family="text">
      <style:text-properties officeooo:rsid="0ae21dd2"/>
    </style:style>
    <style:style style:name="T679" style:family="text">
      <style:text-properties officeooo:rsid="0aed1a0f"/>
    </style:style>
    <style:style style:name="T680" style:family="text">
      <style:text-properties officeooo:rsid="0aeedcc8"/>
    </style:style>
    <style:style style:name="T681" style:family="text">
      <style:text-properties officeooo:rsid="0af14b3e"/>
    </style:style>
    <style:style style:name="T682" style:family="text">
      <style:text-properties officeooo:rsid="0af3f5d8"/>
    </style:style>
    <style:style style:name="T683" style:family="text">
      <style:text-properties officeooo:rsid="0af49df0"/>
    </style:style>
    <style:style style:name="T684" style:family="text">
      <style:text-properties officeooo:rsid="0aff5800"/>
    </style:style>
    <style:style style:name="T685" style:family="text">
      <style:text-properties officeooo:rsid="0b015e0f"/>
    </style:style>
    <style:style style:name="T686" style:family="text">
      <style:text-properties officeooo:rsid="0b1c1b70"/>
    </style:style>
    <style:style style:name="T687" style:family="text">
      <style:text-properties officeooo:rsid="0b2024a7"/>
    </style:style>
    <style:style style:name="T688" style:family="text">
      <style:text-properties officeooo:rsid="0b211ea7"/>
    </style:style>
    <style:style style:name="T689" style:family="text">
      <style:text-properties officeooo:rsid="0b29fd82"/>
    </style:style>
    <style:style style:name="T690" style:family="text">
      <style:text-properties officeooo:rsid="0287719f"/>
    </style:style>
    <style:style style:name="T691" style:family="text">
      <style:text-properties officeooo:rsid="0b2fe871"/>
    </style:style>
    <style:style style:name="T692" style:family="text">
      <style:text-properties officeooo:rsid="0b310371"/>
    </style:style>
    <style:style style:name="T693" style:family="text">
      <style:text-properties officeooo:rsid="0b35e3f9"/>
    </style:style>
    <style:style style:name="T694" style:family="text">
      <style:text-properties officeooo:rsid="0b3e7d37"/>
    </style:style>
    <style:style style:name="T695" style:family="text">
      <style:text-properties officeooo:rsid="0b47d2ef"/>
    </style:style>
    <style:style style:name="T696" style:family="text">
      <style:text-properties officeooo:rsid="0b4b5e02"/>
    </style:style>
    <style:style style:name="T697" style:family="text">
      <style:text-properties officeooo:rsid="0b66c048"/>
    </style:style>
    <style:style style:name="T698" style:family="text">
      <style:text-properties officeooo:rsid="0b6808cf"/>
    </style:style>
    <style:style style:name="T699" style:family="text">
      <style:text-properties officeooo:rsid="0b69982e"/>
    </style:style>
    <style:style style:name="T700" style:family="text">
      <style:text-properties officeooo:rsid="0b699e8b"/>
    </style:style>
    <style:style style:name="T701" style:family="text">
      <style:text-properties officeooo:rsid="0b6beb9c"/>
    </style:style>
    <style:style style:name="T702" style:family="text">
      <style:text-properties officeooo:rsid="0b6dc91e"/>
    </style:style>
    <style:style style:name="T703" style:family="text">
      <style:text-properties officeooo:rsid="0b6ddea3"/>
    </style:style>
    <style:style style:name="T704" style:family="text">
      <style:text-properties officeooo:rsid="0b6fa850"/>
    </style:style>
    <style:style style:name="T705" style:family="text">
      <style:text-properties officeooo:rsid="0b6fd805"/>
    </style:style>
    <style:style style:name="T706" style:family="text">
      <style:text-properties officeooo:rsid="0b70aeca"/>
    </style:style>
    <style:style style:name="T707" style:family="text">
      <style:text-properties officeooo:rsid="0b77611d"/>
    </style:style>
    <style:style style:name="T708" style:family="text">
      <style:text-properties officeooo:rsid="0b776d69"/>
    </style:style>
    <style:style style:name="T709" style:family="text">
      <style:text-properties officeooo:rsid="0b77cb9b"/>
    </style:style>
    <style:style style:name="T710" style:family="text">
      <style:text-properties officeooo:rsid="0b87ca0f"/>
    </style:style>
    <style:style style:name="T711" style:family="text">
      <style:text-properties officeooo:rsid="0b8ac287"/>
    </style:style>
    <style:style style:name="T712" style:family="text">
      <style:text-properties officeooo:rsid="0b9c290a"/>
    </style:style>
    <style:style style:name="T713" style:family="text">
      <style:text-properties officeooo:rsid="0b9d0797"/>
    </style:style>
    <style:style style:name="T714" style:family="text">
      <style:text-properties officeooo:rsid="0b9d8d7c"/>
    </style:style>
    <style:style style:name="T715" style:family="text">
      <style:text-properties officeooo:rsid="0b9ed0a2"/>
    </style:style>
    <style:style style:name="T716" style:family="text">
      <style:text-properties officeooo:rsid="0b9ee1aa"/>
    </style:style>
    <style:style style:name="T717" style:family="text">
      <style:text-properties officeooo:rsid="0b9fe2dc"/>
    </style:style>
    <style:style style:name="T718" style:family="text">
      <style:text-properties officeooo:rsid="0ba11050"/>
    </style:style>
    <style:style style:name="T719" style:family="text">
      <style:text-properties officeooo:rsid="0ba29163"/>
    </style:style>
    <style:style style:name="T720" style:family="text">
      <style:text-properties officeooo:rsid="0ba43af9"/>
    </style:style>
    <style:style style:name="T721" style:family="text">
      <style:text-properties officeooo:rsid="0ba5ef66"/>
    </style:style>
    <style:style style:name="T722" style:family="text">
      <style:text-properties officeooo:rsid="0ba62298"/>
    </style:style>
    <style:style style:name="T723" style:family="text">
      <style:text-properties officeooo:rsid="0ba7d69d"/>
    </style:style>
    <style:style style:name="T724" style:family="text">
      <style:text-properties officeooo:rsid="0ba8dc87"/>
    </style:style>
    <style:style style:name="T725" style:family="text">
      <style:text-properties officeooo:rsid="0bb310b3"/>
    </style:style>
    <style:style style:name="T726" style:family="text">
      <style:text-properties officeooo:rsid="0bb3adc5"/>
    </style:style>
    <style:style style:name="T727" style:family="text">
      <style:text-properties officeooo:rsid="0bc00b41"/>
    </style:style>
    <style:style style:name="T728" style:family="text">
      <style:text-properties officeooo:rsid="0bc1fa4d"/>
    </style:style>
    <style:style style:name="T729" style:family="text">
      <style:text-properties officeooo:rsid="0bc6dd7e"/>
    </style:style>
    <style:style style:name="T730" style:family="text">
      <style:text-properties officeooo:rsid="0bd378c5"/>
    </style:style>
    <style:style style:name="T731" style:family="text">
      <style:text-properties officeooo:rsid="0bd3c539"/>
    </style:style>
    <style:style style:name="T732" style:family="text">
      <style:text-properties officeooo:rsid="0bdb8500"/>
    </style:style>
    <style:style style:name="T733" style:family="text">
      <style:text-properties officeooo:rsid="0bdecfe7"/>
    </style:style>
    <style:style style:name="T734" style:family="text">
      <style:text-properties officeooo:rsid="0be01677"/>
    </style:style>
    <style:style style:name="T735" style:family="text">
      <style:text-properties officeooo:rsid="0be0a65e"/>
    </style:style>
    <style:style style:name="T736" style:family="text">
      <style:text-properties officeooo:rsid="0be1bba5"/>
    </style:style>
    <style:style style:name="T737" style:family="text">
      <style:text-properties officeooo:rsid="0be266cf"/>
    </style:style>
    <style:style style:name="T738" style:family="text">
      <style:text-properties officeooo:rsid="0be393ae"/>
    </style:style>
    <style:style style:name="T739" style:family="text">
      <style:text-properties officeooo:rsid="0bec41f2"/>
    </style:style>
    <style:style style:name="T740" style:family="text">
      <style:text-properties officeooo:rsid="0c0181cc"/>
    </style:style>
    <style:style style:name="T741" style:family="text">
      <style:text-properties officeooo:rsid="0c033f72"/>
    </style:style>
    <style:style style:name="T742" style:family="text">
      <style:text-properties officeooo:rsid="0c04c279"/>
    </style:style>
    <style:style style:name="T743" style:family="text">
      <style:text-properties officeooo:rsid="0c0641a4"/>
    </style:style>
    <style:style style:name="T744" style:family="text">
      <style:text-properties officeooo:rsid="0c13f489"/>
    </style:style>
    <style:style style:name="T745" style:family="text">
      <style:text-properties officeooo:rsid="0c140599"/>
    </style:style>
    <style:style style:name="T746" style:family="text">
      <style:text-properties officeooo:rsid="0c158f6e"/>
    </style:style>
    <style:style style:name="T747" style:family="text">
      <style:text-properties officeooo:rsid="0c1c47ba"/>
    </style:style>
    <style:style style:name="T748" style:family="text">
      <style:text-properties fo:font-size="11pt" officeooo:rsid="0c1990da" style:font-size-asian="11pt" style:font-size-complex="11pt"/>
    </style:style>
    <style:style style:name="T749" style:family="text">
      <style:text-properties fo:font-size="11pt" officeooo:rsid="0c1d32bb" style:font-size-asian="11pt" style:font-size-complex="11pt"/>
    </style:style>
    <style:style style:name="T750" style:family="text">
      <style:text-properties fo:font-size="11pt" officeooo:rsid="0c1c47ba" style:font-size-asian="11pt" style:font-size-complex="11pt"/>
    </style:style>
    <style:style style:name="T751" style:family="text">
      <style:text-properties officeooo:rsid="0c21e8a3"/>
    </style:style>
    <style:style style:name="T752" style:family="text">
      <style:text-properties officeooo:rsid="0c23ceca"/>
    </style:style>
    <style:style style:name="T753" style:family="text">
      <style:text-properties officeooo:rsid="0c398d04"/>
    </style:style>
    <style:style style:name="T754" style:family="text">
      <style:text-properties officeooo:rsid="0c39af67"/>
    </style:style>
    <style:style style:name="T755" style:family="text">
      <style:text-properties officeooo:rsid="0c3b79c4"/>
    </style:style>
    <style:style style:name="T756" style:family="text">
      <style:text-properties officeooo:rsid="0c3bb79b"/>
    </style:style>
    <style:style style:name="T757" style:family="text">
      <style:text-properties officeooo:rsid="0c3c5e3f"/>
    </style:style>
    <style:style style:name="T758" style:family="text">
      <style:text-properties officeooo:rsid="0c3d7d43"/>
    </style:style>
    <style:style style:name="T759" style:family="text">
      <style:text-properties officeooo:rsid="0c40ebf3"/>
    </style:style>
    <style:style style:name="T760" style:family="text">
      <style:text-properties officeooo:rsid="0c41b4fb"/>
    </style:style>
    <style:style style:name="T761" style:family="text">
      <style:text-properties officeooo:rsid="0c5b64af"/>
    </style:style>
    <style:style style:name="T762" style:family="text">
      <style:text-properties officeooo:rsid="0c5bd128"/>
    </style:style>
    <style:style style:name="T763" style:family="text">
      <style:text-properties officeooo:rsid="0c5d8bfa"/>
    </style:style>
    <style:style style:name="T764" style:family="text">
      <style:text-properties officeooo:rsid="0c5dc8fb"/>
    </style:style>
    <style:style style:name="T765" style:family="text">
      <style:text-properties officeooo:rsid="0c5fc875"/>
    </style:style>
    <style:style style:name="T766" style:family="text">
      <style:text-properties officeooo:rsid="0c67e932"/>
    </style:style>
    <style:style style:name="T767" style:family="text">
      <style:text-properties officeooo:rsid="0c68db8d"/>
    </style:style>
    <style:style style:name="T768" style:family="text">
      <style:text-properties officeooo:rsid="0c6f1ca0"/>
    </style:style>
    <style:style style:name="T769" style:family="text">
      <style:text-properties officeooo:rsid="0c70fd34"/>
    </style:style>
    <style:style style:name="T770" style:family="text">
      <style:text-properties officeooo:rsid="0c725004"/>
    </style:style>
    <style:style style:name="T771" style:family="text">
      <style:text-properties officeooo:rsid="0c74831b"/>
    </style:style>
    <style:style style:name="T772" style:family="text">
      <style:text-properties officeooo:rsid="0c797cf0"/>
    </style:style>
    <style:style style:name="T773" style:family="text">
      <style:text-properties officeooo:rsid="0c8d3cc2"/>
    </style:style>
    <style:style style:name="T774" style:family="text">
      <style:text-properties officeooo:rsid="0b91acdd"/>
    </style:style>
    <style:style style:name="T775" style:family="text">
      <style:text-properties officeooo:rsid="0c95f46f"/>
    </style:style>
    <style:style style:name="T776" style:family="text">
      <style:text-properties officeooo:rsid="0c9b2e5b"/>
    </style:style>
    <style:style style:name="T777" style:family="text">
      <style:text-properties officeooo:rsid="0c9b8591"/>
    </style:style>
    <style:style style:name="T778" style:family="text">
      <style:text-properties officeooo:rsid="0c9d847d"/>
    </style:style>
    <style:style style:name="T779" style:family="text">
      <style:text-properties officeooo:rsid="0c9da325"/>
    </style:style>
    <style:style style:name="T780" style:family="text">
      <style:text-properties officeooo:rsid="0c9f9d3f"/>
    </style:style>
    <style:style style:name="T781" style:family="text">
      <style:text-properties officeooo:rsid="0ca333b2"/>
    </style:style>
    <style:style style:name="T782" style:family="text">
      <style:text-properties officeooo:rsid="0ca3afea"/>
    </style:style>
    <style:style style:name="T783" style:family="text">
      <style:text-properties officeooo:rsid="0ca7de4a"/>
    </style:style>
    <style:style style:name="T784" style:family="text">
      <style:text-properties officeooo:rsid="0ca9b255"/>
    </style:style>
    <style:style style:name="T785" style:family="text">
      <style:text-properties officeooo:rsid="0caf5857"/>
    </style:style>
    <style:style style:name="T786" style:family="text">
      <style:text-properties officeooo:rsid="0cb82793"/>
    </style:style>
    <style:style style:name="T787" style:family="text">
      <style:text-properties officeooo:rsid="0cbc8358"/>
    </style:style>
    <style:style style:name="T788" style:family="text">
      <style:text-properties officeooo:rsid="0b60d1b1"/>
    </style:style>
    <style:style style:name="T789" style:family="text">
      <style:text-properties officeooo:rsid="0cbe6ea6"/>
    </style:style>
    <style:style style:name="T790" style:family="text">
      <style:text-properties officeooo:rsid="0ccc60b6"/>
    </style:style>
    <style:style style:name="T791" style:family="text">
      <style:text-properties officeooo:rsid="0ccd4294"/>
    </style:style>
    <style:style style:name="T792" style:family="text">
      <style:text-properties officeooo:rsid="0cd27c85"/>
    </style:style>
    <style:style style:name="T793" style:family="text">
      <style:text-properties officeooo:rsid="0cd3fdde"/>
    </style:style>
    <style:style style:name="T794" style:family="text">
      <style:text-properties officeooo:rsid="0cd650f5"/>
    </style:style>
    <style:style style:name="T795" style:family="text">
      <style:text-properties officeooo:rsid="0cde9171"/>
    </style:style>
    <style:style style:name="T796" style:family="text">
      <style:text-properties officeooo:rsid="0cf3b099"/>
    </style:style>
    <style:style style:name="T797" style:family="text">
      <style:text-properties officeooo:rsid="0cf3d1f4"/>
    </style:style>
    <style:style style:name="T798" style:family="text">
      <style:text-properties officeooo:rsid="0cf8ff67"/>
    </style:style>
    <style:style style:name="T799" style:family="text">
      <style:text-properties officeooo:rsid="0cfa19bb"/>
    </style:style>
    <style:style style:name="T800" style:family="text">
      <style:text-properties officeooo:rsid="0cfaa666"/>
    </style:style>
    <style:style style:name="T801" style:family="text">
      <style:text-properties officeooo:rsid="0cfc6af2"/>
    </style:style>
    <style:style style:name="T802" style:family="text">
      <style:text-properties officeooo:rsid="0cfefe9b"/>
    </style:style>
    <style:style style:name="T803" style:family="text">
      <style:text-properties officeooo:rsid="0cffbbe3"/>
    </style:style>
    <style:style style:name="T804" style:family="text">
      <style:text-properties officeooo:rsid="0cfffc37"/>
    </style:style>
    <style:style style:name="T805" style:family="text">
      <style:text-properties officeooo:rsid="0d035da2"/>
    </style:style>
    <style:style style:name="T806" style:family="text">
      <style:text-properties officeooo:rsid="0d057157"/>
    </style:style>
    <style:style style:name="T807" style:family="text">
      <style:text-properties officeooo:rsid="0d074306"/>
    </style:style>
    <style:style style:name="T808" style:family="text">
      <style:text-properties officeooo:rsid="0d106ac7"/>
    </style:style>
    <style:style style:name="T809" style:family="text">
      <style:text-properties officeooo:rsid="0d126df8"/>
    </style:style>
    <style:style style:name="T810" style:family="text">
      <style:text-properties officeooo:rsid="0d1a385d"/>
    </style:style>
    <style:style style:name="T811" style:family="text">
      <style:text-properties officeooo:rsid="0d25f063"/>
    </style:style>
    <style:style style:name="T812" style:family="text">
      <style:text-properties officeooo:rsid="0d27476d"/>
    </style:style>
    <style:style style:name="T813" style:family="text">
      <style:text-properties officeooo:rsid="0d276148"/>
    </style:style>
    <style:style style:name="T814" style:family="text">
      <style:text-properties officeooo:rsid="0d343a4b"/>
    </style:style>
    <style:style style:name="T815" style:family="text">
      <style:text-properties officeooo:rsid="0d351d4c"/>
    </style:style>
    <style:style style:name="T816" style:family="text">
      <style:text-properties officeooo:rsid="0d39c8f4"/>
    </style:style>
    <style:style style:name="T817" style:family="text">
      <style:text-properties officeooo:rsid="0d40271c"/>
    </style:style>
    <style:style style:name="T818" style:family="text">
      <style:text-properties officeooo:rsid="0d4129c2"/>
    </style:style>
    <style:style style:name="T819" style:family="text">
      <style:text-properties officeooo:rsid="0d41dfbe"/>
    </style:style>
    <style:style style:name="T820" style:family="text">
      <style:text-properties officeooo:rsid="0d491f3b"/>
    </style:style>
    <style:style style:name="T821" style:family="text">
      <style:text-properties officeooo:rsid="0d4adc96"/>
    </style:style>
    <style:style style:name="T822" style:family="text">
      <style:text-properties officeooo:rsid="0d4b314b"/>
    </style:style>
    <style:style style:name="T823" style:family="text">
      <style:text-properties officeooo:rsid="0d4c4962"/>
    </style:style>
    <style:style style:name="T824" style:family="text">
      <style:text-properties officeooo:rsid="0d5147fb"/>
    </style:style>
    <style:style style:name="T825" style:family="text">
      <style:text-properties officeooo:rsid="0d56dd8a"/>
    </style:style>
    <style:style style:name="T826" style:family="text">
      <style:text-properties officeooo:rsid="0d586cff"/>
    </style:style>
    <style:style style:name="T827" style:family="text">
      <style:text-properties officeooo:rsid="0d5a1e79"/>
    </style:style>
    <style:style style:name="T828" style:family="text">
      <style:text-properties officeooo:rsid="0d5be780"/>
    </style:style>
    <style:style style:name="T829" style:family="text">
      <style:text-properties officeooo:rsid="0d6359c0"/>
    </style:style>
    <style:style style:name="T830" style:family="text">
      <style:text-properties officeooo:rsid="0d6fb572"/>
    </style:style>
    <style:style style:name="T831" style:family="text">
      <style:text-properties officeooo:rsid="0d76057c"/>
    </style:style>
    <style:style style:name="T832" style:family="text">
      <style:text-properties officeooo:rsid="0d769575"/>
    </style:style>
    <style:style style:name="T833" style:family="text">
      <style:text-properties officeooo:rsid="0d782aff"/>
    </style:style>
    <style:style style:name="T834" style:family="text">
      <style:text-properties officeooo:rsid="0d82a7fb"/>
    </style:style>
    <style:style style:name="T835" style:family="text">
      <style:text-properties officeooo:rsid="0d83cd49"/>
    </style:style>
    <style:style style:name="T836" style:family="text">
      <style:text-properties officeooo:rsid="0d8dae8e"/>
    </style:style>
    <style:style style:name="T837" style:family="text">
      <style:text-properties officeooo:rsid="0d9f0955"/>
    </style:style>
    <style:style style:name="T838" style:family="text">
      <style:text-properties officeooo:rsid="0da1efbc"/>
    </style:style>
    <style:style style:name="T839" style:family="text">
      <style:text-properties officeooo:rsid="0da5d97d"/>
    </style:style>
    <style:style style:name="T840" style:family="text">
      <style:text-properties officeooo:rsid="0da8b0f4"/>
    </style:style>
    <style:style style:name="T841" style:family="text">
      <style:text-properties officeooo:rsid="0dab652d"/>
    </style:style>
    <style:style style:name="T842" style:family="text">
      <style:text-properties officeooo:rsid="0dac4633"/>
    </style:style>
    <style:style style:name="T843" style:family="text">
      <style:text-properties officeooo:rsid="0dae4197"/>
    </style:style>
    <style:style style:name="T844" style:family="text">
      <style:text-properties officeooo:rsid="0dafb1f6"/>
    </style:style>
    <style:style style:name="T845" style:family="text">
      <style:text-properties officeooo:rsid="0dbebf77"/>
    </style:style>
    <style:style style:name="T846" style:family="text">
      <style:text-properties officeooo:rsid="0dc070f0"/>
    </style:style>
    <style:style style:name="T847" style:family="text">
      <style:text-properties officeooo:rsid="0dc08207"/>
    </style:style>
    <style:style style:name="T848" style:family="text">
      <style:text-properties officeooo:rsid="0dc280f3"/>
    </style:style>
    <style:style style:name="T849" style:family="text">
      <style:text-properties officeooo:rsid="0dc370a7"/>
    </style:style>
    <style:style style:name="T850" style:family="text">
      <style:text-properties officeooo:rsid="0dc47dac"/>
    </style:style>
    <style:style style:name="T851" style:family="text">
      <style:text-properties officeooo:rsid="0dc6ab9e"/>
    </style:style>
    <style:style style:name="T852" style:family="text">
      <style:text-properties officeooo:rsid="0dd06b83"/>
    </style:style>
    <style:style style:name="T853" style:family="text">
      <style:text-properties officeooo:rsid="0dd31a1c"/>
    </style:style>
    <style:style style:name="T854" style:family="text">
      <style:text-properties officeooo:rsid="0dd3a953"/>
    </style:style>
    <style:style style:name="T855" style:family="text">
      <style:text-properties officeooo:rsid="0dd47068"/>
    </style:style>
    <style:style style:name="T856" style:family="text">
      <style:text-properties officeooo:rsid="0dd4e5dc"/>
    </style:style>
    <style:style style:name="T857" style:family="text">
      <style:text-properties officeooo:rsid="0dd58455"/>
    </style:style>
    <style:style style:name="T858" style:family="text">
      <style:text-properties officeooo:rsid="0dd72d65"/>
    </style:style>
    <style:style style:name="T859" style:family="text">
      <style:text-properties officeooo:rsid="0dd7a355"/>
    </style:style>
    <style:style style:name="T860" style:family="text">
      <style:text-properties officeooo:rsid="0dd9da22"/>
    </style:style>
    <style:style style:name="T861" style:family="text">
      <style:text-properties officeooo:rsid="0df4d152"/>
    </style:style>
    <style:style style:name="T862" style:family="text">
      <style:text-properties officeooo:rsid="0df7cf70"/>
    </style:style>
    <style:style style:name="T863" style:family="text">
      <style:text-properties officeooo:rsid="0dfe4ce7"/>
    </style:style>
    <style:style style:name="T864" style:family="text">
      <style:text-properties officeooo:rsid="0e080e91"/>
    </style:style>
    <style:style style:name="T865" style:family="text">
      <style:text-properties officeooo:rsid="0e08a01d"/>
    </style:style>
    <style:style style:name="T866" style:family="text">
      <style:text-properties officeooo:rsid="0e0b9377"/>
    </style:style>
    <style:style style:name="T867" style:family="text">
      <style:text-properties officeooo:rsid="0e0f5de9"/>
    </style:style>
    <style:style style:name="T868" style:family="text">
      <style:text-properties officeooo:rsid="0e0fadab"/>
    </style:style>
    <style:style style:name="T869" style:family="text">
      <style:text-properties officeooo:rsid="0e119dc5"/>
    </style:style>
    <style:style style:name="T870" style:family="text">
      <style:text-properties officeooo:rsid="0e13489e"/>
    </style:style>
    <style:style style:name="T871" style:family="text">
      <style:text-properties officeooo:rsid="0e14f355"/>
    </style:style>
    <style:style style:name="T872" style:family="text">
      <style:text-properties officeooo:rsid="0e16cdfb"/>
    </style:style>
    <style:style style:name="T873" style:family="text">
      <style:text-properties officeooo:rsid="0e1da33d"/>
    </style:style>
    <style:style style:name="T874" style:family="text">
      <style:text-properties officeooo:rsid="0e1fc182"/>
    </style:style>
    <style:style style:name="T875" style:family="text">
      <style:text-properties officeooo:rsid="0e29737e"/>
    </style:style>
    <style:style style:name="T876" style:family="text">
      <style:text-properties officeooo:rsid="0e300352"/>
    </style:style>
    <style:style style:name="T877" style:family="text">
      <style:text-properties officeooo:rsid="0e3167fa"/>
    </style:style>
    <style:style style:name="T878" style:family="text">
      <style:text-properties officeooo:rsid="0e3aa847"/>
    </style:style>
    <style:style style:name="T879" style:family="text">
      <style:text-properties officeooo:rsid="0e3ddb76"/>
    </style:style>
    <style:style style:name="T880" style:family="text">
      <style:text-properties officeooo:rsid="0e499ebe"/>
    </style:style>
    <style:style style:name="T881" style:family="text">
      <style:text-properties officeooo:rsid="0df8dc18"/>
    </style:style>
    <style:style style:name="T882" style:family="text">
      <style:text-properties officeooo:rsid="0e4f7803"/>
    </style:style>
    <style:style style:name="T883" style:family="text">
      <style:text-properties officeooo:rsid="0e514ce2"/>
    </style:style>
    <style:style style:name="T884" style:family="text">
      <style:text-properties officeooo:rsid="0e522f71"/>
    </style:style>
    <style:style style:name="T885" style:family="text">
      <style:text-properties officeooo:rsid="0e57e0cd"/>
    </style:style>
    <style:style style:name="T886" style:family="text">
      <style:text-properties officeooo:rsid="0e58ae5b"/>
    </style:style>
    <style:style style:name="T887" style:family="text">
      <style:text-properties officeooo:rsid="0e48a816"/>
    </style:style>
    <style:style style:name="T888" style:family="text">
      <style:text-properties officeooo:rsid="0e5bd547"/>
    </style:style>
    <style:style style:name="T889" style:family="text">
      <style:text-properties officeooo:rsid="0e5cdfea"/>
    </style:style>
    <style:style style:name="T890" style:family="text">
      <style:text-properties officeooo:rsid="0e5dedfe"/>
    </style:style>
    <style:style style:name="T891" style:family="text">
      <style:text-properties officeooo:rsid="0e614961"/>
    </style:style>
    <style:style style:name="T892" style:family="text">
      <style:text-properties officeooo:rsid="0e65b047"/>
    </style:style>
    <style:style style:name="T893" style:family="text">
      <style:text-properties officeooo:rsid="0e6bb53f"/>
    </style:style>
    <style:style style:name="T894" style:family="text">
      <style:text-properties officeooo:rsid="0e6c4c02"/>
    </style:style>
    <style:style style:name="T895" style:family="text">
      <style:text-properties officeooo:rsid="0e6e5662"/>
    </style:style>
    <style:style style:name="T896" style:family="text">
      <style:text-properties officeooo:rsid="0e24728b"/>
    </style:style>
    <style:style style:name="T897" style:family="text">
      <style:text-properties officeooo:rsid="0e709bd9"/>
    </style:style>
    <style:style style:name="T898" style:family="text">
      <style:text-properties officeooo:rsid="0e71c47e"/>
    </style:style>
    <style:style style:name="T899" style:family="text">
      <style:text-properties officeooo:rsid="0e71fc74"/>
    </style:style>
    <style:style style:name="T900" style:family="text">
      <style:text-properties officeooo:rsid="0e73a6b8"/>
    </style:style>
    <style:style style:name="T901" style:family="text">
      <style:text-properties officeooo:rsid="0e8007ed"/>
    </style:style>
    <style:style style:name="T902" style:family="text">
      <style:text-properties officeooo:rsid="0e81df12"/>
    </style:style>
    <style:style style:name="T903" style:family="text">
      <style:text-properties officeooo:rsid="0e81fa33"/>
    </style:style>
    <style:style style:name="T904" style:family="text">
      <style:text-properties officeooo:rsid="0e8c9ebb"/>
    </style:style>
    <style:style style:name="T905" style:family="text">
      <style:text-properties officeooo:rsid="0e8caeef"/>
    </style:style>
    <style:style style:name="T906" style:family="text">
      <style:text-properties officeooo:rsid="0e8cb19b"/>
    </style:style>
    <style:style style:name="T907" style:family="text">
      <style:text-properties officeooo:rsid="0e8d9cc2"/>
    </style:style>
    <style:style style:name="T908" style:family="text">
      <style:text-properties officeooo:rsid="0e8f3027"/>
    </style:style>
    <style:style style:name="T909" style:family="text">
      <style:text-properties officeooo:rsid="0e9020d4"/>
    </style:style>
    <style:style style:name="T910" style:family="text">
      <style:text-properties officeooo:rsid="0e90cdd6"/>
    </style:style>
    <style:style style:name="T911" style:family="text">
      <style:text-properties officeooo:rsid="0e9237e2"/>
    </style:style>
    <style:style style:name="T912" style:family="text">
      <style:text-properties officeooo:rsid="0e9429eb"/>
    </style:style>
    <style:style style:name="T913" style:family="text">
      <style:text-properties officeooo:rsid="0e946c17"/>
    </style:style>
    <style:style style:name="T914" style:family="text">
      <style:text-properties officeooo:rsid="0e986829"/>
    </style:style>
    <style:style style:name="T915" style:family="text">
      <style:text-properties officeooo:rsid="0e989e4f"/>
    </style:style>
    <style:style style:name="T916" style:family="text">
      <style:text-properties officeooo:rsid="0e98e137"/>
    </style:style>
    <style:style style:name="T917" style:family="text">
      <style:text-properties officeooo:rsid="0e990ad0"/>
    </style:style>
    <style:style style:name="T918" style:family="text">
      <style:text-properties officeooo:rsid="0ea937d6"/>
    </style:style>
    <style:style style:name="T919" style:family="text">
      <style:text-properties officeooo:rsid="0eaac4d2"/>
    </style:style>
    <style:style style:name="T920" style:family="text">
      <style:text-properties officeooo:rsid="0eb47606"/>
    </style:style>
    <style:style style:name="T921" style:family="text">
      <style:text-properties officeooo:rsid="0eb87923"/>
    </style:style>
    <style:style style:name="T922" style:family="text">
      <style:text-properties officeooo:rsid="0ebe679b"/>
    </style:style>
    <style:style style:name="T923" style:family="text">
      <style:text-properties officeooo:rsid="0ec105d6"/>
    </style:style>
    <style:style style:name="T924" style:family="text">
      <style:text-properties officeooo:rsid="0ec2a568"/>
    </style:style>
    <style:style style:name="T925" style:family="text">
      <style:text-properties officeooo:rsid="0ec514ed"/>
    </style:style>
    <style:style style:name="T926" style:family="text">
      <style:text-properties officeooo:rsid="0ed456ce"/>
    </style:style>
    <style:style style:name="T927" style:family="text">
      <style:text-properties officeooo:rsid="0ed9634b"/>
    </style:style>
    <style:style style:name="T928" style:family="text">
      <style:text-properties officeooo:rsid="0de2c30d"/>
    </style:style>
    <style:style style:name="T929" style:family="text">
      <style:text-properties officeooo:rsid="0edad4df"/>
    </style:style>
    <style:style style:name="T930" style:family="text">
      <style:text-properties officeooo:rsid="0df97d9e"/>
    </style:style>
    <style:style style:name="T931" style:family="text">
      <style:text-properties officeooo:rsid="0df99b39"/>
    </style:style>
    <style:style style:name="T932" style:family="text">
      <style:text-properties officeooo:rsid="0ee691e5"/>
    </style:style>
    <style:style style:name="T933" style:family="text">
      <style:text-properties officeooo:rsid="0ee7bb07"/>
    </style:style>
    <style:style style:name="T934" style:family="text">
      <style:text-properties officeooo:rsid="0ee7f471"/>
    </style:style>
    <style:style style:name="T935" style:family="text">
      <style:text-properties officeooo:rsid="0ee906c8"/>
    </style:style>
    <style:style style:name="T936" style:family="text">
      <style:text-properties officeooo:rsid="0eeb5cbb"/>
    </style:style>
    <style:style style:name="T937" style:family="text">
      <style:text-properties officeooo:rsid="0eeff003"/>
    </style:style>
    <style:style style:name="T938" style:family="text">
      <style:text-properties officeooo:rsid="0ef176cb"/>
    </style:style>
    <style:style style:name="T939" style:family="text">
      <style:text-properties officeooo:rsid="0ef566a4"/>
    </style:style>
    <style:style style:name="T940" style:family="text">
      <style:text-properties officeooo:rsid="0cee6437"/>
    </style:style>
    <style:style style:name="T941" style:family="text">
      <style:text-properties officeooo:rsid="0f02e169"/>
    </style:style>
    <style:style style:name="T942" style:family="text">
      <style:text-properties officeooo:rsid="0f04273c"/>
    </style:style>
    <style:style style:name="T943" style:family="text">
      <style:text-properties officeooo:rsid="0f056f63"/>
    </style:style>
    <style:style style:name="T944" style:family="text">
      <style:text-properties officeooo:rsid="0f06e40c"/>
    </style:style>
    <style:style style:name="T945" style:family="text">
      <style:text-properties officeooo:rsid="0f089dad"/>
    </style:style>
    <style:style style:name="T946" style:family="text">
      <style:text-properties officeooo:rsid="0f09f928"/>
    </style:style>
    <style:style style:name="T947" style:family="text">
      <style:text-properties officeooo:rsid="0f0a9e40"/>
    </style:style>
    <style:style style:name="T948" style:family="text">
      <style:text-properties officeooo:rsid="0f0da7fe"/>
    </style:style>
    <style:style style:name="T949" style:family="text">
      <style:text-properties officeooo:rsid="0f3ab17b"/>
    </style:style>
    <style:style style:name="T950" style:family="text">
      <style:text-properties officeooo:rsid="0f47c135"/>
    </style:style>
    <style:style style:name="T951" style:family="text">
      <style:text-properties officeooo:rsid="0f47dd00"/>
    </style:style>
    <style:style style:name="T952" style:family="text">
      <style:text-properties officeooo:rsid="0f49b54f"/>
    </style:style>
    <style:style style:name="T953" style:family="text">
      <style:text-properties officeooo:rsid="0f2650f8"/>
    </style:style>
    <style:style style:name="T954" style:family="text">
      <style:text-properties officeooo:rsid="0f4e596e"/>
    </style:style>
    <style:style style:name="T955" style:family="text">
      <style:text-properties officeooo:rsid="0f4f7908"/>
    </style:style>
    <style:style style:name="T956" style:family="text">
      <style:text-properties officeooo:rsid="0f4fe90d"/>
    </style:style>
    <style:style style:name="T957" style:family="text">
      <style:text-properties officeooo:rsid="0f52ebe3"/>
    </style:style>
    <style:style style:name="T958" style:family="text">
      <style:text-properties officeooo:rsid="0f53b604"/>
    </style:style>
    <style:style style:name="T959" style:family="text">
      <style:text-properties officeooo:rsid="0f5679ee"/>
    </style:style>
    <style:style style:name="T960" style:family="text">
      <style:text-properties officeooo:rsid="0f56ba1a"/>
    </style:style>
    <style:style style:name="T961" style:family="text">
      <style:text-properties officeooo:rsid="0f59a0e8"/>
    </style:style>
    <style:style style:name="T962" style:family="text">
      <style:text-properties officeooo:rsid="0f5a510c"/>
    </style:style>
    <style:style style:name="T963" style:family="text">
      <style:text-properties officeooo:rsid="0f6cb069"/>
    </style:style>
    <style:style style:name="T964" style:family="text">
      <style:text-properties officeooo:rsid="0f70508f"/>
    </style:style>
    <style:style style:name="T965" style:family="text">
      <style:text-properties officeooo:rsid="0f71e6b5"/>
    </style:style>
    <style:style style:name="T966" style:family="text">
      <style:text-properties officeooo:rsid="0f79d643"/>
    </style:style>
    <style:style style:name="T967" style:family="text">
      <style:text-properties officeooo:rsid="0f7bb45b"/>
    </style:style>
    <style:style style:name="T968" style:family="text">
      <style:text-properties officeooo:rsid="0f7cb3a3"/>
    </style:style>
    <style:style style:name="T969" style:family="text">
      <style:text-properties officeooo:rsid="0f7e94c7"/>
    </style:style>
    <style:style style:name="T970" style:family="text">
      <style:text-properties officeooo:rsid="0f809420"/>
    </style:style>
    <style:style style:name="T971" style:family="text">
      <style:text-properties officeooo:rsid="0f824696"/>
    </style:style>
    <style:style style:name="T972" style:family="text">
      <style:text-properties officeooo:rsid="0f827021"/>
    </style:style>
    <style:style style:name="T973" style:family="text">
      <style:text-properties officeooo:rsid="0f86021d"/>
    </style:style>
    <style:style style:name="T974" style:family="text">
      <style:text-properties officeooo:rsid="0f8f0e38"/>
    </style:style>
    <style:style style:name="T975" style:family="text">
      <style:text-properties officeooo:rsid="0f91ff4b"/>
    </style:style>
    <style:style style:name="T976" style:family="text">
      <style:text-properties officeooo:rsid="0f99ff72"/>
    </style:style>
    <style:style style:name="T977" style:family="text">
      <style:text-properties officeooo:rsid="0f9a0928"/>
    </style:style>
    <style:style style:name="T978" style:family="text">
      <style:text-properties officeooo:rsid="0f9ca9e5"/>
    </style:style>
    <style:style style:name="T979" style:family="text">
      <style:text-properties officeooo:rsid="0f9da186"/>
    </style:style>
    <style:style style:name="T980" style:family="text">
      <style:text-properties officeooo:rsid="0acd1362"/>
    </style:style>
    <style:style style:name="T981" style:family="text">
      <style:text-properties officeooo:rsid="0f9ecbcb"/>
    </style:style>
    <style:style style:name="T982" style:family="text">
      <style:text-properties officeooo:rsid="0b0d2a08"/>
    </style:style>
    <style:style style:name="T983" style:family="text">
      <style:text-properties officeooo:rsid="0fa63d11"/>
    </style:style>
    <style:style style:name="T984" style:family="text">
      <style:text-properties officeooo:rsid="0fa68c89"/>
    </style:style>
    <style:style style:name="T985" style:family="text">
      <style:text-properties officeooo:rsid="0fa7fa66"/>
    </style:style>
    <style:style style:name="T986" style:family="text">
      <style:text-properties officeooo:rsid="0fa82b02"/>
    </style:style>
    <style:style style:name="T987" style:family="text">
      <style:text-properties officeooo:rsid="0fa8c2b8"/>
    </style:style>
    <style:style style:name="T988" style:family="text">
      <style:text-properties officeooo:rsid="0fa96915"/>
    </style:style>
    <style:style style:name="T989" style:family="text">
      <style:text-properties officeooo:rsid="0fc88a67"/>
    </style:style>
    <style:style style:name="T990" style:family="text">
      <style:text-properties officeooo:rsid="084bcc71"/>
    </style:style>
    <style:style style:name="T991" style:family="text">
      <style:text-properties officeooo:rsid="0fcd7c14"/>
    </style:style>
    <style:style style:name="T992" style:family="text">
      <style:text-properties officeooo:rsid="0fcdc1e5"/>
    </style:style>
    <style:style style:name="T993" style:family="text">
      <style:text-properties officeooo:rsid="0fe2b729"/>
    </style:style>
    <style:style style:name="T994" style:family="text">
      <style:text-properties officeooo:rsid="0fe49ce2"/>
    </style:style>
    <style:style style:name="T995" style:family="text">
      <style:text-properties officeooo:rsid="0fe69c13"/>
    </style:style>
    <style:style style:name="T996" style:family="text">
      <style:text-properties officeooo:rsid="0fe872de"/>
    </style:style>
    <style:style style:name="T997" style:family="text">
      <style:text-properties officeooo:rsid="0fe9a7d4"/>
    </style:style>
    <style:style style:name="T998" style:family="text">
      <style:text-properties officeooo:rsid="0fea6485"/>
    </style:style>
    <style:style style:name="T999" style:family="text">
      <style:text-properties officeooo:rsid="0febcd34"/>
    </style:style>
    <style:style style:name="T1000" style:family="text">
      <style:text-properties officeooo:rsid="0fef4c6e"/>
    </style:style>
    <style:style style:name="T1001" style:family="text">
      <style:text-properties officeooo:rsid="0ff0bf56"/>
    </style:style>
    <style:style style:name="T1002" style:family="text">
      <style:text-properties officeooo:rsid="0ffc7461"/>
    </style:style>
    <style:style style:name="T1003" style:family="text">
      <style:text-properties officeooo:rsid="0ffdf2ab"/>
    </style:style>
    <style:style style:name="T1004" style:family="text">
      <style:text-properties officeooo:rsid="0fff998b"/>
    </style:style>
    <style:style style:name="T1005" style:family="text">
      <style:text-properties officeooo:rsid="1003327b"/>
    </style:style>
    <style:style style:name="T1006" style:family="text">
      <style:text-properties officeooo:rsid="1003ee4f"/>
    </style:style>
    <style:style style:name="T1007" style:family="text">
      <style:text-properties officeooo:rsid="10067216"/>
    </style:style>
    <style:style style:name="T1008" style:family="text">
      <style:text-properties officeooo:rsid="10073ff9"/>
    </style:style>
    <style:style style:name="T1009" style:family="text">
      <style:text-properties officeooo:rsid="10090ade"/>
    </style:style>
    <style:style style:name="T1010" style:family="text">
      <style:text-properties officeooo:rsid="100a2e6f"/>
    </style:style>
    <style:style style:name="T1011" style:family="text">
      <style:text-properties officeooo:rsid="100b8bb5"/>
    </style:style>
    <style:style style:name="T1012" style:family="text">
      <style:text-properties officeooo:rsid="100c3d56"/>
    </style:style>
    <style:style style:name="T1013" style:family="text">
      <style:text-properties officeooo:rsid="100cac8c"/>
    </style:style>
    <style:style style:name="T1014" style:family="text">
      <style:text-properties officeooo:rsid="10102dfe"/>
    </style:style>
    <style:style style:name="T1015" style:family="text">
      <style:text-properties officeooo:rsid="101079ac"/>
    </style:style>
    <style:style style:name="T1016" style:family="text">
      <style:text-properties officeooo:rsid="101123c9"/>
    </style:style>
    <style:style style:name="T1017" style:family="text">
      <style:text-properties officeooo:rsid="10124f92"/>
    </style:style>
    <style:style style:name="T1018" style:family="text">
      <style:text-properties officeooo:rsid="10166a1d"/>
    </style:style>
    <style:style style:name="T1019" style:family="text">
      <style:text-properties officeooo:rsid="10179a5e"/>
    </style:style>
    <style:style style:name="T1020" style:family="text">
      <style:text-properties officeooo:rsid="1018c011"/>
    </style:style>
    <style:style style:name="T1021" style:family="text">
      <style:text-properties officeooo:rsid="101a855c"/>
    </style:style>
    <style:style style:name="T1022" style:family="text">
      <style:text-properties officeooo:rsid="101c0029"/>
    </style:style>
    <style:style style:name="T1023" style:family="text">
      <style:text-properties officeooo:rsid="101da5da"/>
    </style:style>
    <style:style style:name="T1024" style:family="text">
      <style:text-properties officeooo:rsid="1020970b"/>
    </style:style>
    <style:style style:name="T1025" style:family="text">
      <style:text-properties officeooo:rsid="1024f5bb"/>
    </style:style>
    <style:style style:name="T1026" style:family="text">
      <style:text-properties officeooo:rsid="102759a0"/>
    </style:style>
    <style:style style:name="T1027" style:family="text">
      <style:text-properties officeooo:rsid="1031b27d"/>
    </style:style>
    <style:style style:name="T1028" style:family="text">
      <style:text-properties officeooo:rsid="0dbc5c0c"/>
    </style:style>
    <style:style style:name="T1029" style:family="text">
      <style:text-properties officeooo:rsid="10335e3f"/>
    </style:style>
    <style:style style:name="T1030" style:family="text">
      <style:text-properties officeooo:rsid="1033c14e"/>
    </style:style>
    <style:style style:name="T1031" style:family="text">
      <style:text-properties officeooo:rsid="10355100"/>
    </style:style>
    <style:style style:name="T1032" style:family="text">
      <style:text-properties officeooo:rsid="1036148d"/>
    </style:style>
    <style:style style:name="T1033" style:family="text">
      <style:text-properties officeooo:rsid="1037839f"/>
    </style:style>
    <style:style style:name="T1034" style:family="text">
      <style:text-properties officeooo:rsid="103925fd"/>
    </style:style>
    <style:style style:name="T1035" style:family="text">
      <style:text-properties officeooo:rsid="103bfb78"/>
    </style:style>
    <style:style style:name="T1036" style:family="text">
      <style:text-properties officeooo:rsid="10400d06"/>
    </style:style>
    <style:style style:name="T1037" style:family="text">
      <style:text-properties officeooo:rsid="10484daa"/>
    </style:style>
    <style:style style:name="T1038" style:family="text">
      <style:text-properties officeooo:rsid="104fc9b8"/>
    </style:style>
    <style:style style:name="T1039" style:family="text">
      <style:text-properties officeooo:rsid="10515c3e"/>
    </style:style>
    <style:style style:name="T1040" style:family="text">
      <style:text-properties officeooo:rsid="10520916"/>
    </style:style>
    <style:style style:name="T1041" style:family="text">
      <style:text-properties officeooo:rsid="105ad3b8"/>
    </style:style>
    <style:style style:name="T1042" style:family="text">
      <style:text-properties officeooo:rsid="10618965"/>
    </style:style>
    <style:style style:name="T1043" style:family="text">
      <style:text-properties officeooo:rsid="106a14d9"/>
    </style:style>
    <style:style style:name="T1044" style:family="text">
      <style:text-properties officeooo:rsid="106b0781"/>
    </style:style>
    <style:style style:name="T1045" style:family="text">
      <style:text-properties officeooo:rsid="106b5f47"/>
    </style:style>
    <style:style style:name="T1046" style:family="text">
      <style:text-properties officeooo:rsid="106d0d10"/>
    </style:style>
    <style:style style:name="T1047" style:family="text">
      <style:text-properties officeooo:rsid="106eeac7"/>
    </style:style>
    <style:style style:name="T1048" style:family="text">
      <style:text-properties officeooo:rsid="108119c4"/>
    </style:style>
    <style:style style:name="T1049" style:family="text">
      <style:text-properties officeooo:rsid="10827d8a"/>
    </style:style>
    <style:style style:name="T1050" style:family="text">
      <style:text-properties officeooo:rsid="1083aef6"/>
    </style:style>
    <style:style style:name="T1051" style:family="text">
      <style:text-properties officeooo:rsid="1085f725"/>
    </style:style>
    <style:style style:name="T1052" style:family="text">
      <style:text-properties officeooo:rsid="109e5449"/>
    </style:style>
    <style:style style:name="T1053" style:family="text">
      <style:text-properties officeooo:rsid="10b87f73"/>
    </style:style>
    <style:style style:name="T1054" style:family="text">
      <style:text-properties officeooo:rsid="10a68377"/>
    </style:style>
    <style:style style:name="T1055" style:family="text">
      <style:text-properties officeooo:rsid="10abb7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11" text:outline-level="1"><text:span text:style-name="T2">Data</text:span><text:span text:style-name="T3">b</text:span><text:span text:style-name="T2">ase Design Documentation</text:span><text:span text:style-name="T1"> </text:span></text:h>
      <text:p text:style-name="P328"/>
      <text:p text:style-name="P327"/>
      <text:h text:style-name="P1113" text:outline-level="2">Global Attributes</text:h>
      <text:p text:style-name="P326"/>
      <text:list xml:id="list505841800" text:style-name="L1">
        <text:list-item>
          <text:p text:style-name="P1709"><text:span text:style-name="T4">Id <text:s/>: <text:s/></text:span><text:span text:style-name="T5">این فیلد یک unique id برای هر row میباشد </text:span></text:p>
          <text:list>
            <text:list-item>
              <text:p text:style-name="P1714">نوع : big int </text:p>
            </text:list-item>
            <text:list-item>
              <text:p text:style-name="P1715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49"/>
      <text:p text:style-name="P249"/>
      <text:list xml:id="list150917725806442" text:continue-numbering="true" text:style-name="L1">
        <text:list-item>
          <text:p text:style-name="P1716">email : این فیلد برای ذخیره سازی ایمیل میباشد </text:p>
          <text:list>
            <text:list-item>
              <text:p text:style-name="P1716">نوع : <text:span text:style-name="T9">varchar(64)</text:span></text:p>
            </text:list-item>
            <text:list-item>
              <text:p text:style-name="P1717">ویژگی ها :‌ <text:span text:style-name="T10">index</text:span></text:p>
            </text:list-item>
          </text:list>
        </text:list-item>
      </text:list>
      <text:p text:style-name="P249"/>
      <text:list xml:id="list150917368251266" text:continue-numbering="true" text:style-name="L1">
        <text:list-item>
          <text:p text:style-name="P1718">created_at : این فیلد برای ذخیره تاریخ ایجاد یک سطر در جداول استفاده میشود !!!!</text:p>
          <text:list>
            <text:list-item>
              <text:p text:style-name="P1719">نوع :‌ <text:span text:style-name="T12">timestamp </text:span></text:p>
            </text:list-item>
            <text:list-item>
              <text:p text:style-name="P1721">ویژگی ها : <text:span text:style-name="T15">nullable</text:span></text:p>
            </text:list-item>
          </text:list>
        </text:list-item>
      </text:list>
      <text:p text:style-name="P251"/>
      <text:p text:style-name="P250"/>
      <text:list xml:id="list150917047973965" text:continue-numbering="true" text:style-name="L1">
        <text:list-item>
          <text:p text:style-name="P1710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720">نوع :‌ <text:span text:style-name="T12">timestamp </text:span></text:p>
            </text:list-item>
            <text:list-item>
              <text:p text:style-name="P1722">ویژگی ها : <text:span text:style-name="T15">nullable</text:span></text:p>
            </text:list-item>
          </text:list>
        </text:list-item>
      </text:list>
      <text:p text:style-name="P252"/>
      <text:p text:style-name="P252"/>
      <text:p text:style-name="P252"/>
      <text:list xml:id="list150917848752380" text:continue-numbering="true" text:style-name="L1">
        <text:list-item>
          <text:p text:style-name="P1723"><text:soft-page-break/>name : این فیلد برای ذخیره نام کاربران در جدول های است !!!!</text:p>
          <text:list>
            <text:list-item>
              <text:p text:style-name="P1711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724">ویژگی : <text:span text:style-name="T20">not nullable , index</text:span></text:p>
            </text:list-item>
          </text:list>
        </text:list-item>
        <text:list-item>
          <text:p text:style-name="P1725">type : این فیلد برای نوع یک item در جدول ساخته میشود !!!</text:p>
          <text:list>
            <text:list-item>
              <text:p text:style-name="P1712"><text:span text:style-name="T526">نوع :‌</text:span><text:span text:style-name="T525">boolean</text:span></text:p>
            </text:list-item>
            <text:list-item>
              <text:p text:style-name="P1726">ویژگی : not null , defualt …. , <text:span text:style-name="T531">unsigned</text:span></text:p>
            </text:list-item>
          </text:list>
        </text:list-item>
        <text:list-item>
          <text:p text:style-name="P1727">status : </text:p>
          <text:list>
            <text:list-item>
              <text:p text:style-name="P1713"><text:span text:style-name="T990">نوع : </text:span><text:span text:style-name="T989">boolean</text:span></text:p>
            </text:list-item>
            <text:list-item>
              <text:p text:style-name="P1727">ویژگی: </text:p>
            </text:list-item>
          </text:list>
        </text:list-item>
      </text:list>
      <text:p text:style-name="P247"/>
      <text:list xml:id="list1907777850" text:style-name="L2">
        <text:list-item>
          <text:p text:style-name="P1728">sort:</text:p>
          <text:list>
            <text:list-item>
              <text:p text:style-name="P1728">نوع :‌tiny int </text:p>
            </text:list-item>
            <text:list-item>
              <text:p text:style-name="P1729">ویژگی :‌unsigned ,<text:span text:style-name="T545">nullable</text:span></text:p>
            </text:list-item>
          </text:list>
        </text:list-item>
      </text:list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63"/>
      <text:h text:style-name="P1112" text:outline-level="1"><text:soft-page-break/>Tables</text:h>
      <text:p text:style-name="P248"/>
      <text:list xml:id="list818028205" text:style-name="L3">
        <text:list-item>
          <text:p text:style-name="P1114">Users : <text:span text:style-name="T16">این جدول برای ذخیره کاربر های موجود در سیستم است !!!!</text:span></text:p>
          <text:list>
            <text:list-item>
              <text:p text:style-name="P1115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00466660688">
          <table:table-cell table:style-name="Table1.A1" office:value-type="string">
            <text:p text:style-name="P313">Name</text:p>
          </table:table-cell>
          <table:table-cell table:style-name="Table1.A1" office:value-type="string">
            <text:p text:style-name="P313">DataType</text:p>
          </table:table-cell>
          <table:table-cell table:style-name="Table1.A1" office:value-type="string">
            <text:p text:style-name="P313">Attributes</text:p>
          </table:table-cell>
          <table:table-cell table:style-name="Table1.D1" office:value-type="string">
            <text:p text:style-name="P313">Comment</text:p>
          </table:table-cell>
        </table:table-row>
        <table:table-row table:style-name="TableLine94600466727920">
          <table:table-cell table:style-name="Table1.A2" office:value-type="string">
            <text:p text:style-name="P313">Id</text:p>
          </table:table-cell>
          <table:table-cell table:style-name="Table1.A2" office:value-type="string">
            <text:p text:style-name="P313">Big integer </text:p>
          </table:table-cell>
          <table:table-cell table:style-name="Table1.A2" office:value-type="string">
            <text:p text:style-name="P32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600466730032">
          <table:table-cell table:style-name="Table1.A2" office:value-type="string">
            <text:p text:style-name="P317">name</text:p>
          </table:table-cell>
          <table:table-cell table:style-name="Table1.A2" office:value-type="string">
            <text:p text:style-name="P26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57"><text:s/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600466730944">
          <table:table-cell table:style-name="Table1.A2" office:value-type="string">
            <text:p text:style-name="P318">family</text:p>
          </table:table-cell>
          <table:table-cell table:style-name="Table1.A2" office:value-type="string">
            <text:p text:style-name="P26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58"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600466731904">
          <table:table-cell table:style-name="Table1.A2" office:value-type="string">
            <text:p text:style-name="P314">email</text:p>
          </table:table-cell>
          <table:table-cell table:style-name="Table1.A2" office:value-type="string">
            <text:p text:style-name="P256">varchar(64)</text:p>
          </table:table-cell>
          <table:table-cell table:style-name="Table1.A2" office:value-type="string">
            <text:p text:style-name="P253">Not null <text:s/>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600466733056">
          <table:table-cell table:style-name="Table1.A2" office:value-type="string">
            <text:p text:style-name="P329">phone</text:p>
          </table:table-cell>
          <table:table-cell table:style-name="Table1.A2" office:value-type="string">
            <text:p text:style-name="P330"><text:s/><text:span text:style-name="T21">varchar(13)</text:span></text:p>
          </table:table-cell>
          <table:table-cell table:style-name="Table1.A2" office:value-type="string">
            <text:p text:style-name="P402"><text:s text:c="2"/>not null 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600466734080">
          <table:table-cell table:style-name="Table1.A2" office:value-type="string">
            <text:p text:style-name="P316">status</text:p>
          </table:table-cell>
          <table:table-cell table:style-name="Table1.A2" office:value-type="string">
            <text:p text:style-name="P260">boolean</text:p>
          </table:table-cell>
          <table:table-cell table:style-name="Table1.A2" office:value-type="string">
            <text:p text:style-name="P255"><text:s/>, Defualt 1 , <text:span text:style-name="T137">not null </text:span></text:p>
          </table:table-cell>
          <table:table-cell table:style-name="Table1.D2" office:value-type="string">
            <text:p text:style-name="P230">این فیلد برای active بودن یا نبودن user طراحی شده !!!!</text:p>
          </table:table-cell>
        </table:table-row>
        <table:table-row table:style-name="TableLine94600466735152">
          <table:table-cell table:style-name="Table1.A2" office:value-type="string">
            <text:p text:style-name="P315">password</text:p>
          </table:table-cell>
          <table:table-cell table:style-name="Table1.A2" office:value-type="string">
            <text:p text:style-name="P254">varchar(60)</text:p>
          </table:table-cell>
          <table:table-cell table:style-name="Table1.A2" office:value-type="string">
            <text:p text:style-name="P259">Not null </text:p>
          </table:table-cell>
          <table:table-cell table:style-name="Table1.D2" office:value-type="string">
            <text:p text:style-name="P330"/>
          </table:table-cell>
        </table:table-row>
      </table:table>
      <text:p text:style-name="P280"/>
      <text:p text:style-name="P2"/>
      <text:p text:style-name="P2"/>
      <text:p text:style-name="P2"/>
      <text:p text:style-name="P2"/>
      <text:p text:style-name="P2"/>
      <text:p text:style-name="P2"/>
      <text:p text:style-name="P60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2194236188" text:style-name="L4">
        <text:list-item>
          <text:list>
            <text:list-item>
              <text:p text:style-name="P1116"><text:soft-page-break/>ارتباطات : </text:p>
              <text:list>
                <text:list-item>
                  <text:p text:style-name="P1117">جدول dates : </text:p>
                  <text:list>
                    <text:list-item>
                      <text:p text:style-name="P1118">نوع ارتباط : 1بهn </text:p>
                    </text:list-item>
                    <text:list-item>
                      <text:p text:style-name="P1119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160">و هر row در جدول dates متعلق به یک user است !!!</text:p>
                      <text:p text:style-name="P1120"><text:span text:style-name="T44"><text:s/>مثلا created_at , updated_at , deleted_at , </text:span><text:span text:style-name="T532">email </text:span></text:p>
                    </text:list-item>
                    <text:list-item>
                      <text:p text:style-name="P1120"><text:span text:style-name="T532">verify_at , phone_verify</text:span><text:span text:style-name="T44"> birthday_at <text:s/>, </text:span><text:span text:style-name="T533">email_verify,phone_veryfy</text:span></text:p>
                      <text:p text:style-name="P1161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50917058842002" text:continue-numbering="true" text:style-name="L4">
        <text:list-item>
          <text:list>
            <text:list-item>
              <text:list>
                <text:list-item>
                  <text:p text:style-name="P1162">جدول <text:span text:style-name="T45">nick_names : </text:span></text:p>
                  <text:list>
                    <text:list-item>
                      <text:p text:style-name="P1163">نوع ارتباط : 1 به <text:span text:style-name="T46">n</text:span></text:p>
                    </text:list-item>
                    <text:list-item>
                      <text:p text:style-name="P1164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50917909067554" text:continue-numbering="true" text:style-name="L4">
        <text:list-item>
          <text:list>
            <text:list-item>
              <text:list>
                <text:list-item>
                  <text:p text:style-name="P1165">جدول files : </text:p>
                  <text:list>
                    <text:list-item>
                      <text:p text:style-name="P1165">نوع ارتباط : <text:span text:style-name="T73">1 به </text:span><text:span text:style-name="T74">n</text:span></text:p>
                    </text:list-item>
                    <text:list-item>
                      <text:p text:style-name="P1166">توضیحات : <text:span text:style-name="T75">هر یک کاربر دارای چندین فایل و هر فایل را متعلق به یک کاربر است</text:span><text:span text:style-name="T418">(از طریق جدول dates رکوردی که created_at را ذخیره میکند )</text:span></text:p>
                      <text:p text:style-name="P1166"/>
                      <text:p text:style-name="P1167"><text:s/></text:p>
                    </text:list-item>
                  </text:list>
                </text:list-item>
                <text:list-item>
                  <text:p text:style-name="P1168">جدول active_nick_names : </text:p>
                  <text:list>
                    <text:list-item>
                      <text:p text:style-name="P1168">نوع ارتباط : <text:span text:style-name="T76">1 به 1</text:span></text:p>
                    </text:list-item>
                    <text:list-item>
                      <text:p text:style-name="P1169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50918138170092" text:continue-numbering="true" text:style-name="L4">
        <text:list-item>
          <text:list>
            <text:list-item>
              <text:list>
                <text:list-item>
                  <text:p text:style-name="P1170">جدول <text:span text:style-name="T152">languages : </text:span></text:p>
                  <text:list>
                    <text:list-item>
                      <text:p text:style-name="P1171">نوع ارتباط :‌<text:span text:style-name="T150">1 به n</text:span></text:p>
                    </text:list-item>
                    <text:list-item>
                      <text:p text:style-name="P1172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50917283537280" text:continue-numbering="true" text:style-name="L4">
        <text:list-item>
          <text:list>
            <text:list-item>
              <text:list>
                <text:list-item>
                  <text:p text:style-name="P1121"><text:span text:style-name="T185">app_setting</text:span><text:span text:style-name="T180"> : </text:span></text:p>
                  <text:list>
                    <text:list-item>
                      <text:p text:style-name="P1174">نوع :‌ <text:span text:style-name="T181">1 به n </text:span></text:p>
                      <text:p text:style-name="P1122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50917109229749" text:continue-numbering="true" text:style-name="L4">
        <text:list-item>
          <text:list>
            <text:list-item>
              <text:list>
                <text:list-item>
                  <text:p text:style-name="P1122"><text:span text:style-name="T327">user_bio_translations</text:span><text:span text:style-name="T316"> <text:s/>:</text:span></text:p>
                  <text:list>
                    <text:list-item>
                      <text:p text:style-name="P1176">نوع : <text:span text:style-name="T318">1 به n </text:span></text:p>
                    </text:list-item>
                    <text:list-item>
                      <text:p text:style-name="P1178">توضیحات :‌ <text:span text:style-name="T319">هر یک user دارای چندین </text:span><text:span text:style-name="T320">bio با توجه به زبان های مختلف است </text:span><text:span text:style-name="T321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0"/>
      <text:list xml:id="list150917348156376" text:continue-numbering="true" text:style-name="L4">
        <text:list-item>
          <text:p text:style-name="P1180">dates : <text:span text:style-name="T27">این جدول برای ذخیره تاریخ ها بین چندین جدول share میشود </text:span></text:p>
          <text:list>
            <text:list-item>
              <text:p text:style-name="P1181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600466873184">
          <table:table-cell table:style-name="Table2.A1" office:value-type="string">
            <text:p text:style-name="P372">Name</text:p>
          </table:table-cell>
          <table:table-cell table:style-name="Table2.A1" office:value-type="string">
            <text:p text:style-name="P372">Data Type</text:p>
          </table:table-cell>
          <table:table-cell table:style-name="Table2.A1" office:value-type="string">
            <text:p text:style-name="P372">Attributes</text:p>
          </table:table-cell>
          <table:table-cell table:style-name="Table2.D1" office:value-type="string">
            <text:p text:style-name="P372">Comment</text:p>
          </table:table-cell>
        </table:table-row>
        <table:table-row table:style-name="TableLine94600466897232">
          <table:table-cell table:style-name="Table2.A2" office:value-type="string">
            <text:p text:style-name="P376">id</text:p>
          </table:table-cell>
          <table:table-cell table:style-name="Table2.A2" office:value-type="string">
            <text:p text:style-name="P382">B<text:span text:style-name="T29">ig int </text:span></text:p>
          </table:table-cell>
          <table:table-cell table:style-name="Table2.A2" office:value-type="string">
            <text:p text:style-name="P380">Not Null , index , unique , primary key , auto increment , <text:span text:style-name="T28">unsigned </text:span></text:p>
          </table:table-cell>
          <table:table-cell table:style-name="Table2.D2" office:value-type="string">
            <text:p text:style-name="P330"/>
          </table:table-cell>
        </table:table-row>
        <table:table-row table:style-name="TableLine94600466899408">
          <table:table-cell table:style-name="Table2.A2" office:value-type="string">
            <text:p text:style-name="P378">object_class</text:p>
          </table:table-cell>
          <table:table-cell table:style-name="Table2.A2" office:value-type="string">
            <text:p text:style-name="P385">varchar(255)</text:p>
          </table:table-cell>
          <table:table-cell table:style-name="Table2.A2" office:value-type="string">
            <text:p text:style-name="P387">Not null </text:p>
          </table:table-cell>
          <table:table-cell table:style-name="Table2.D2" office:value-type="string">
            <text:p text:style-name="P232">نام مدلی که این date متعلق به ان است </text:p>
          </table:table-cell>
        </table:table-row>
        <table:table-row table:style-name="TableLine94600466900320">
          <table:table-cell table:style-name="Table2.A2" office:value-type="string">
            <text:p text:style-name="P378">object_id</text:p>
          </table:table-cell>
          <table:table-cell table:style-name="Table2.A2" office:value-type="string">
            <text:p text:style-name="P384">Big int </text:p>
          </table:table-cell>
          <table:table-cell table:style-name="Table2.A2" office:value-type="string">
            <text:p text:style-name="P386">Unsigned , <text:span text:style-name="T30">not null </text:span></text:p>
          </table:table-cell>
          <table:table-cell table:style-name="Table2.D2" office:value-type="string">
            <text:p text:style-name="P23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79">type</text:p>
          </table:table-cell>
          <table:table-cell table:style-name="Table2.A2" office:value-type="string">
            <text:p text:style-name="P609">tinyInt</text:p>
          </table:table-cell>
          <table:table-cell table:style-name="Table2.A2" office:value-type="string">
            <text:p text:style-name="P34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16">unsigned</text:p>
          </table:table-cell>
          <table:table-cell table:style-name="Table2.D2" office:value-type="string">
            <text:p text:style-name="P231">این فیلد نوع date را مشخص میکند !!! مثلا </text:p>
            <text:p text:style-name="P231">0 برای created_at است . 1 برای updated_at</text:p>
          </table:table-cell>
        </table:table-row>
        <table:table-row table:style-name="TableLine94600466902192">
          <table:table-cell table:style-name="Table2.A2" office:value-type="string">
            <text:p text:style-name="P379">dated_at</text:p>
          </table:table-cell>
          <table:table-cell table:style-name="Table2.A2" office:value-type="string">
            <text:p text:style-name="P388">Timestamp</text:p>
          </table:table-cell>
          <table:table-cell table:style-name="Table2.A2" office:value-type="string">
            <text:p text:style-name="P388">Not null </text:p>
          </table:table-cell>
          <table:table-cell table:style-name="Table2.D2" office:value-type="string">
            <text:p text:style-name="P389"/>
          </table:table-cell>
        </table:table-row>
        <table:table-row table:style-name="TableLine94600466903056">
          <table:table-cell table:style-name="Table2.A2" office:value-type="string">
            <text:p text:style-name="P551">user_id</text:p>
          </table:table-cell>
          <table:table-cell table:style-name="Table2.A2" office:value-type="string">
            <text:p text:style-name="P552">Big int </text:p>
          </table:table-cell>
          <table:table-cell table:style-name="Table2.A2" office:value-type="string">
            <text:p text:style-name="P343"><text:span text:style-name="T534">nullable</text:span><text:span text:style-name="T535"> , </text:span><text:span text:style-name="T414">unsigned, </text:span></text:p>
            <text:p text:style-name="P635">foreign key→ users(id) , </text:p>
            <text:p text:style-name="P635"/>
            <text:p text:style-name="P636">on Delete →</text:p>
            <text:p text:style-name="P636">(set<text:span text:style-name="T536"> Null)</text:span></text:p>
            <text:p text:style-name="P636"/>
            <text:p text:style-name="P637">on Update →</text:p>
            <text:p text:style-name="P637">(cascade)</text:p>
          </table:table-cell>
          <table:table-cell table:style-name="Table2.D2" office:value-type="string">
            <text:p text:style-name="P242">با استفاده از این column میتوانیم <text:s/><text:span text:style-name="T415">بفهمیم </text:span><text:span text:style-name="T416">ایتمی که این row متعلق به ان است توسط کدام user اپدیت یا ایجاد شده !!! </text:span><text:span text:style-name="T417">و دیگر در جدول هایی که datable هست نیار به ستون user_id ندارند </text:span></text:p>
          </table:table-cell>
        </table:table-row>
      </table:table>
      <text:list xml:id="list3730058131" text:style-name="L5">
        <text:list-header>
          <text:p text:style-name="P1182"/>
          <text:list>
            <text:list-item>
              <text:p text:style-name="P1623">ارتباطات :‌</text:p>
              <text:list>
                <text:list-item>
                  <text:p text:style-name="P1624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43">font_icons , </text:span><text:span text:style-name="T350">custom icons <text:s/>, </text:span><text:span text:style-name="T362">icon_groups ,</text:span><text:span text:style-name="T602">developer_informations</text:span><text:span text:style-name="T438"> </text:span></text:p>
                </text:list-item>
                <text:list-item>
                  <text:p text:style-name="P1625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087"/>
      <text:list xml:id="list150918659601384" text:continue-numbering="true" text:style-name="L5">
        <text:list-item>
          <text:p text:style-name="P1651">nick_names : <text:span text:style-name="T37">این جدول برای ذخیره nick name های user ها ساخته شده. </text:span></text:p>
        </text:list-item>
      </text:list>
      <text:p text:style-name="P1085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50917255226884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28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629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630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629"/>
          <text:list text:continue-numbering="true">
            <text:list-item>
              <text:p text:style-name="P1631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600466926576">
          <table:table-cell table:style-name="Table3.A1" office:value-type="string">
            <text:p text:style-name="P373">Name</text:p>
          </table:table-cell>
          <table:table-cell table:style-name="Table3.A1" office:value-type="string">
            <text:p text:style-name="P373">Data Type</text:p>
          </table:table-cell>
          <table:table-cell table:style-name="Table3.A1" office:value-type="string">
            <text:p text:style-name="P373">Attributes</text:p>
          </table:table-cell>
          <table:table-cell table:style-name="Table3.D1" office:value-type="string">
            <text:p text:style-name="P373">Comment</text:p>
          </table:table-cell>
        </table:table-row>
        <table:table-row table:style-name="TableLine94600466980464">
          <table:table-cell table:style-name="Table3.A2" office:value-type="string">
            <text:p text:style-name="P377">id</text:p>
          </table:table-cell>
          <table:table-cell table:style-name="Table3.A2" office:value-type="string">
            <text:p text:style-name="P383">B<text:span text:style-name="T29">ig int </text:span></text:p>
          </table:table-cell>
          <table:table-cell table:style-name="Table3.A2" office:value-type="string">
            <text:p text:style-name="P381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4600466982640">
          <table:table-cell table:style-name="Table3.A2" office:value-type="string">
            <text:p text:style-name="P390">nick_name</text:p>
          </table:table-cell>
          <table:table-cell table:style-name="Table3.A2" office:value-type="string">
            <text:p text:style-name="P33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91">Not null 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4600466983552">
          <table:table-cell table:style-name="Table3.A2" office:value-type="string">
            <text:p text:style-name="P392">user_id</text:p>
          </table:table-cell>
          <table:table-cell table:style-name="Table3.A2" office:value-type="string">
            <text:p text:style-name="P392">Big int</text:p>
          </table:table-cell>
          <table:table-cell table:style-name="Table3.A2" office:value-type="string">
            <text:p text:style-name="P393">Unsigned ,</text:p>
            <text:p text:style-name="P393"><text:s/><text:span text:style-name="T58">not null ,</text:span></text:p>
            <text:p text:style-name="P638">foreign Key → users(id)</text:p>
            <text:p text:style-name="P638"/>
            <text:p text:style-name="P639">on Delete → (<text:span text:style-name="T537">cascade</text:span>)</text:p>
            <text:p text:style-name="P639"/>
            <text:p text:style-name="P640">on Update → (cascade)</text:p>
          </table:table-cell>
          <table:table-cell table:style-name="Table3.D2" office:value-type="string">
            <text:p text:style-name="P235">این فیلد مشخص میکند که هر nick name برای کدام user است !!!!</text:p>
          </table:table-cell>
        </table:table-row>
      </table:table>
      <text:p text:style-name="P99"/>
      <text:list xml:id="list2288543164" text:style-name="L6">
        <text:list-item>
          <text:list>
            <text:list-item>
              <text:p text:style-name="P1183">ارتباطات : </text:p>
              <text:list>
                <text:list-item>
                  <text:p text:style-name="P1184">جدول users : </text:p>
                  <text:list>
                    <text:list-item>
                      <text:p text:style-name="P1185">نوع ارتباط :‌<text:span text:style-name="T60">1 به </text:span><text:span text:style-name="T61">n</text:span></text:p>
                    </text:list-item>
                    <text:list-item>
                      <text:p text:style-name="P1186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50917751287230" text:continue-numbering="true" text:style-name="L6">
        <text:list-item>
          <text:list>
            <text:list-item>
              <text:list>
                <text:list-item>
                  <text:p text:style-name="P1187">dates : </text:p>
                  <text:list>
                    <text:list-item>
                      <text:p text:style-name="P1188">نوع ارتباط :‌ <text:span text:style-name="T63">1 به 1</text:span></text:p>
                    </text:list-item>
                    <text:list-item>
                      <text:p text:style-name="P1189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655">active_nick_names : </text:p>
                  <text:list>
                    <text:list-item>
                      <text:p text:style-name="P1190">نوع ارتباط :‌ 1به 1</text:p>
                    </text:list-item>
                    <text:list-item>
                      <text:p text:style-name="P1191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6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3470778602" text:style-name="L7">
        <text:list-item>
          <text:list>
            <text:list-item>
              <text:p text:style-name="P1192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600467050816">
          <table:table-cell table:style-name="Table5.A1" office:value-type="string">
            <text:p text:style-name="P373">Name</text:p>
          </table:table-cell>
          <table:table-cell table:style-name="Table5.A1" office:value-type="string">
            <text:p text:style-name="P373">Data Type</text:p>
          </table:table-cell>
          <table:table-cell table:style-name="Table5.A1" office:value-type="string">
            <text:p text:style-name="P373">Attributes</text:p>
          </table:table-cell>
          <table:table-cell table:style-name="Table5.D1" office:value-type="string">
            <text:p text:style-name="P373">Comment</text:p>
          </table:table-cell>
        </table:table-row>
        <table:table-row table:style-name="TableLine94600467079376">
          <table:table-cell table:style-name="Table5.A2" office:value-type="string">
            <text:p text:style-name="P403">id</text:p>
          </table:table-cell>
          <table:table-cell table:style-name="Table5.A2" office:value-type="string">
            <text:p text:style-name="P404">Big int </text:p>
          </table:table-cell>
          <table:table-cell table:style-name="Table5.A2" office:value-type="string">
            <text:p text:style-name="P40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30"/>
          </table:table-cell>
        </table:table-row>
        <table:table-row table:style-name="TableLine94600467081680">
          <table:table-cell table:style-name="Table5.A2" office:value-type="string">
            <text:p text:style-name="P405">user_id</text:p>
          </table:table-cell>
          <table:table-cell table:style-name="Table5.A2" office:value-type="string">
            <text:p text:style-name="P427">Big int </text:p>
          </table:table-cell>
          <table:table-cell table:style-name="Table5.A2" office:value-type="string">
            <text:p text:style-name="P406">Unsigned , not null , unique , </text:p>
            <text:p text:style-name="P406">foreign key → users(id)</text:p>
            <text:p text:style-name="P406"/>
            <text:p text:style-name="P641">on Delete → (<text:span text:style-name="T539">cascade</text:span>)</text:p>
            <text:p text:style-name="P641"/>
            <text:p text:style-name="P642">on <text:span text:style-name="T539">Update</text:span> → (<text:span text:style-name="T539">cascade</text:span>)</text:p>
          </table:table-cell>
          <table:table-cell table:style-name="Table5.D2" office:value-type="string">
            <text:p text:style-name="P236">از انجایی که هر کاربر باید یک row در این جدول داشته باشد</text:p>
            <text:p text:style-name="P23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600467082592">
          <table:table-cell table:style-name="Table5.A2" office:value-type="string">
            <text:p text:style-name="P428">nick_name_id</text:p>
          </table:table-cell>
          <table:table-cell table:style-name="Table5.A2" office:value-type="string">
            <text:p text:style-name="P427">Big int </text:p>
          </table:table-cell>
          <table:table-cell table:style-name="Table5.A2" office:value-type="string">
            <text:p text:style-name="P406">Unsigned , not null , unique , </text:p>
            <text:p text:style-name="P344"><text:span text:style-name="T87">foreign key → </text:span><text:span text:style-name="T88">nick_names</text:span><text:span text:style-name="T87">(id)</text:span></text:p>
            <text:p text:style-name="P407"/>
            <text:p text:style-name="P643">on Delete → (<text:span text:style-name="T539">cascade</text:span>)</text:p>
            <text:p text:style-name="P643"/>
            <text:p text:style-name="P643">on <text:span text:style-name="T539">Update</text:span> → (<text:span text:style-name="T539">cascade</text:span>)</text:p>
          </table:table-cell>
          <table:table-cell table:style-name="Table5.D2" office:value-type="string">
            <text:p text:style-name="P23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38"><text:s/>این فیلد از نوع unique است !!!!</text:p>
          </table:table-cell>
        </table:table-row>
      </table:table>
      <text:p text:style-name="P264"/>
      <text:list xml:id="list2969083311" text:style-name="L8">
        <text:list-item>
          <text:list>
            <text:list-item>
              <text:p text:style-name="P1193">ارتباطات :‌</text:p>
              <text:list>
                <text:list-item>
                  <text:p text:style-name="P1194">user_id : </text:p>
                  <text:list>
                    <text:list-item>
                      <text:p text:style-name="P1195">نوع :‌<text:span text:style-name="T91">1به1</text:span></text:p>
                    </text:list-item>
                    <text:list-item>
                      <text:p text:style-name="P1123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50917734500987" text:continue-numbering="true" text:style-name="L8">
        <text:list-item>
          <text:list>
            <text:list-item>
              <text:list>
                <text:list-item>
                  <text:p text:style-name="P1196">nick_name<text:span text:style-name="T95">s</text:span> : </text:p>
                  <text:list>
                    <text:list-item>
                      <text:p text:style-name="P1197">نوع : <text:span text:style-name="T96">1 به 1 </text:span></text:p>
                    </text:list-item>
                    <text:list-item>
                      <text:p text:style-name="P1198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0918809213139" text:continue-list="list150917751287230" text:style-name="L6">
        <text:list-item>
          <text:p text:style-name="P1657">Files : این جدول برای ذخیره اطلاعات فایل هایی که در سرور اپلود میشود ساخته شده !!!</text:p>
          <text:list>
            <text:list-item>
              <text:p text:style-name="P1199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600467127296">
          <table:table-cell table:style-name="Table4.A1" office:value-type="string">
            <text:p text:style-name="P394">Name</text:p>
          </table:table-cell>
          <table:table-cell table:style-name="Table4.A1" office:value-type="string">
            <text:p text:style-name="P394">Data Type</text:p>
          </table:table-cell>
          <table:table-cell table:style-name="Table4.A1" office:value-type="string">
            <text:p text:style-name="P394">Attributes </text:p>
          </table:table-cell>
          <table:table-cell table:style-name="Table4.D1" office:value-type="string">
            <text:p text:style-name="P394">Comment</text:p>
          </table:table-cell>
        </table:table-row>
        <table:table-row table:style-name="TableLine94600467151984">
          <table:table-cell table:style-name="Table4.A2" office:value-type="string">
            <text:p text:style-name="P394">id</text:p>
          </table:table-cell>
          <table:table-cell table:style-name="Table4.A2" office:value-type="string">
            <text:p text:style-name="P394">Big Int</text:p>
          </table:table-cell>
          <table:table-cell table:style-name="Table4.A2" office:value-type="string">
            <text:p text:style-name="P397">Unsigned , <text:span text:style-name="T66">index , unique , </text:span><text:span text:style-name="T67">primary key , autoincrement , </text:span></text:p>
            <text:p text:style-name="P398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600467153328">
          <table:table-cell table:style-name="Table4.A2" office:value-type="string">
            <text:p text:style-name="P394">src</text:p>
          </table:table-cell>
          <table:table-cell table:style-name="Table4.A2" office:value-type="string">
            <text:p text:style-name="P396">varchar(128)</text:p>
          </table:table-cell>
          <table:table-cell table:style-name="Table4.A2" office:value-type="string">
            <text:p text:style-name="P399">Not null , <text:span text:style-name="T68">index </text:span>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600467154240">
          <table:table-cell table:style-name="Table4.A2" office:value-type="string">
            <text:p text:style-name="P394">format</text:p>
          </table:table-cell>
          <table:table-cell table:style-name="Table4.A2" office:value-type="string">
            <text:p text:style-name="P395">varchar(10)</text:p>
          </table:table-cell>
          <table:table-cell table:style-name="Table4.A2" office:value-type="string">
            <text:p text:style-name="P400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600467155200">
          <table:table-cell table:style-name="Table4.A2" office:value-type="string">
            <text:p text:style-name="P394">size</text:p>
          </table:table-cell>
          <table:table-cell table:style-name="Table4.A2" office:value-type="string">
            <text:p text:style-name="P333"><text:span text:style-name="T69">varchar(</text:span><text:span text:style-name="T328">20</text:span><text:span text:style-name="T69">)</text:span></text:p>
          </table:table-cell>
          <table:table-cell table:style-name="Table4.A2" office:value-type="string">
            <text:p text:style-name="P400">Not null </text:p>
          </table:table-cell>
          <table:table-cell table:style-name="Table4.D2" office:value-type="string">
            <text:p text:style-name="P401"/>
          </table:table-cell>
        </table:table-row>
      </table:table>
      <text:p text:style-name="P1104"/>
      <text:list xml:id="list1363025872" text:style-name="L9">
        <text:list-item>
          <text:p text:style-name="P1200">ارتباطات :‌</text:p>
          <text:list>
            <text:list-item>
              <text:p text:style-name="P1201">جدول users : </text:p>
              <text:list>
                <text:list-item>
                  <text:p text:style-name="P1201">نوع ارتباط :‌ <text:span text:style-name="T70">1 به n </text:span></text:p>
                </text:list-item>
                <text:list-item>
                  <text:p text:style-name="P1202">توضیحات :‌هر یک کاربر میتواند دارای چندین فایل باشد <text:s/>, <text:span text:style-name="T71">هر یک فایل برای یک کاربر است </text:span><text:span text:style-name="T418">(از طریق جدول dates رکوردی که created_at را ذخیره میکند )</text:span></text:p>
                </text:list-item>
              </text:list>
            </text:list-item>
            <text:list-item>
              <text:p text:style-name="P1203">جدول dates : </text:p>
              <text:list>
                <text:list-item>
                  <text:p text:style-name="P1203">نوع ارتباط :‌ 1 به n</text:p>
                </text:list-item>
                <text:list-item>
                  <text:p text:style-name="P1203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104"/>
      <text:p text:style-name="P1104"/>
      <text:list xml:id="list150918833481152" text:continue-numbering="true" text:style-name="L9">
        <text:list-item>
          <text:p text:style-name="P1658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50918493696051" text:continue-numbering="true" text:style-name="L9">
        <text:list-item>
          <text:list>
            <text:list-item>
              <text:p text:style-name="P1204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00467195440">
          <table:table-cell table:style-name="Table6.A1" office:value-type="string">
            <text:p text:style-name="P394">Name</text:p>
          </table:table-cell>
          <table:table-cell table:style-name="Table6.A1" office:value-type="string">
            <text:p text:style-name="P394">Data Type</text:p>
          </table:table-cell>
          <table:table-cell table:style-name="Table6.A1" office:value-type="string">
            <text:p text:style-name="P394">Attributes </text:p>
          </table:table-cell>
          <table:table-cell table:style-name="Table6.D1" office:value-type="string">
            <text:p text:style-name="P394">Comment</text:p>
          </table:table-cell>
        </table:table-row>
        <table:table-row table:style-name="TableLine94600467229184">
          <table:table-cell table:style-name="Table6.A2" office:value-type="string">
            <text:p text:style-name="P429">id</text:p>
          </table:table-cell>
          <table:table-cell table:style-name="Table6.A2" office:value-type="string">
            <text:p text:style-name="P430">Big int </text:p>
          </table:table-cell>
          <table:table-cell table:style-name="Table6.A2" office:value-type="string">
            <text:p text:style-name="P430">Unsigned , not null , unique , index ,</text:p>
            <text:p text:style-name="P430"><text:s/>primary key ,</text:p>
            <text:p text:style-name="P430">autoincrement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4600467231488">
          <table:table-cell table:style-name="Table6.A2" office:value-type="string">
            <text:p text:style-name="P429">object_class</text:p>
          </table:table-cell>
          <table:table-cell table:style-name="Table6.A2" office:value-type="string">
            <text:p text:style-name="P431">varchar(255)</text:p>
          </table:table-cell>
          <table:table-cell table:style-name="Table6.A2" office:value-type="string">
            <text:p text:style-name="P330"/>
          </table:table-cell>
          <table:table-cell table:style-name="Table6.D2" office:value-type="string">
            <text:p text:style-name="P330"/>
          </table:table-cell>
        </table:table-row>
        <table:table-row table:style-name="TableLine94600467232400">
          <table:table-cell table:style-name="Table6.A2" office:value-type="string">
            <text:p text:style-name="P429">object_id</text:p>
          </table:table-cell>
          <table:table-cell table:style-name="Table6.A2" office:value-type="string">
            <text:p text:style-name="P432">Big int </text:p>
          </table:table-cell>
          <table:table-cell table:style-name="Table6.A2" office:value-type="string">
            <text:p text:style-name="P433"><text:span text:style-name="T104">Unsigned </text:span>, Not null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4600467233360">
          <table:table-cell table:style-name="Table6.A2" office:value-type="string">
            <text:p text:style-name="P429">Type</text:p>
          </table:table-cell>
          <table:table-cell table:style-name="Table6.A2" office:value-type="string">
            <text:p text:style-name="P610">tinyint</text:p>
          </table:table-cell>
          <table:table-cell table:style-name="Table6.A2" office:value-type="string">
            <text:p text:style-name="P435">Not null , </text:p>
            <text:p text:style-name="P435">defualt 0 ,</text:p>
            <text:p text:style-name="P617">unsigned</text:p>
            <text:p text:style-name="P434"/>
          </table:table-cell>
          <table:table-cell table:style-name="Table6.D2" office:value-type="string">
            <text:p text:style-name="P23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600467234352">
          <table:table-cell table:style-name="Table6.A2" office:value-type="string">
            <text:p text:style-name="P922">sort</text:p>
          </table:table-cell>
          <table:table-cell table:style-name="Table6.A2" office:value-type="string">
            <text:p text:style-name="P922">Tiny Int</text:p>
          </table:table-cell>
          <table:table-cell table:style-name="Table6.A2" office:value-type="string">
            <text:p text:style-name="P922">Nullable , unsigned</text:p>
          </table:table-cell>
          <table:table-cell table:style-name="Table6.D2" office:value-type="string">
            <text:p text:style-name="P244">این ستون میتونه ترتیب فایل هایی که به یک موجودیت attach شده را مشخص کنه !!</text:p>
            <text:p text:style-name="P244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600467235376">
          <table:table-cell table:style-name="Table6.A2" office:value-type="string">
            <text:p text:style-name="P429">file_id</text:p>
          </table:table-cell>
          <table:table-cell table:style-name="Table6.A2" office:value-type="string">
            <text:p text:style-name="P436">Big int </text:p>
          </table:table-cell>
          <table:table-cell table:style-name="Table6.A2" office:value-type="string">
            <text:p text:style-name="P437">Unsigned , not null , </text:p>
            <text:p text:style-name="P663">foreignkey→files(1) ,</text:p>
            <text:p text:style-name="P408"/>
            <text:p text:style-name="P644">on Delete → (<text:span text:style-name="T539">cascade</text:span>)</text:p>
            <text:p text:style-name="P644"/>
            <text:p text:style-name="P644">on <text:span text:style-name="T539">Update</text:span> → (<text:span text:style-name="T539">cascade</text:span>)</text:p>
          </table:table-cell>
          <table:table-cell table:style-name="Table6.D2" office:value-type="string">
            <text:p text:style-name="P438">کدام فایل برای این مدل در نظر گرفته شده !!!!</text:p>
          </table:table-cell>
        </table:table-row>
      </table:table>
      <text:p text:style-name="P265"/>
      <text:p text:style-name="P1098"/>
      <text:list xml:id="list847091599" text:style-name="L10">
        <text:list-item>
          <text:p text:style-name="P1205">ارتباطات :‌</text:p>
          <text:list>
            <text:list-item>
              <text:p text:style-name="P1206">files : </text:p>
              <text:list>
                <text:list-item>
                  <text:p text:style-name="P1207">نوع ارتباط :‌ <text:span text:style-name="T105">1 به n </text:span></text:p>
                </text:list-item>
                <text:list-item>
                  <text:p text:style-name="P1208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50918007502801" text:continue-numbering="true" text:style-name="L10">
        <text:list-item>
          <text:list>
            <text:list-item>
              <text:p text:style-name="P1209">users : </text:p>
              <text:list>
                <text:list-item>
                  <text:p text:style-name="P1124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210">توضیات : <text:span text:style-name="T419">(</text:span><text:span text:style-name="T420">این file توسط چه user برای یک مدل در نظر گرفته شده !!!</text:span><text:span text:style-name="T419">) </text:span><text:span text:style-name="T109">هر یک media متعلق به 1 کاربر و هر کاربر دارای چندین media میتواند باشد !!!</text:span><text:span text:style-name="T421">(</text:span><text:span text:style-name="T422">از طریق جدول dates </text:span><text:span text:style-name="T421">)</text:span></text:p>
                </text:list-item>
              </text:list>
            </text:list-item>
          </text:list>
        </text:list-item>
      </text:list>
      <text:p text:style-name="P25"/>
      <text:list xml:id="list150918394267183" text:continue-numbering="true" text:style-name="L10">
        <text:list-item>
          <text:list>
            <text:list-item>
              <text:p text:style-name="P1211">dates <text:s/>:</text:p>
              <text:list>
                <text:list-item>
                  <text:p text:style-name="P1212">نوع : 1 به n </text:p>
                </text:list-item>
                <text:list-item>
                  <text:p text:style-name="P1212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125"><text:span text:style-name="T179">app_setting</text:span><text:span text:style-name="T170"> : </text:span></text:p>
              <text:list>
                <text:list-item>
                  <text:p text:style-name="P1214">نوع :‌<text:span text:style-name="T172">1 به 1 </text:span></text:p>
                </text:list-item>
                <text:list-item>
                  <text:p text:style-name="P1213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50917183198888" text:continue-numbering="true" text:style-name="L10">
        <text:list-item>
          <text:list>
            <text:list-item>
              <text:p text:style-name="P1216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217">نوع : <text:span text:style-name="T188">1 به 1</text:span></text:p>
                    </text:list-item>
                    <text:list-item>
                      <text:p text:style-name="P1219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126"><text:span text:style-name="T309">media_describe_translations</text:span><text:span text:style-name="T299"> :‌</text:span></text:p>
              <text:list>
                <text:list-item>
                  <text:p text:style-name="P1221">نوع ‌: <text:span text:style-name="T300">1 به </text:span><text:span text:style-name="T301">n </text:span></text:p>
                </text:list-item>
                <text:list-item>
                  <text:p text:style-name="P1223">توضیحات :‌ <text:span text:style-name="T304">هر یک translate متعلق به یک </text:span><text:span text:style-name="T30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50917027170716" text:continue-numbering="true" text:style-name="L10">
        <text:list-item>
          <text:list>
            <text:list-item>
              <text:p text:style-name="P1127"><text:span text:style-name="T353">custom_icons</text:span><text:span text:style-name="T345"> : </text:span></text:p>
              <text:list>
                <text:list-item>
                  <text:list>
                    <text:list-item>
                      <text:p text:style-name="P1249">نوع : <text:span text:style-name="T351">1 به 1 </text:span></text:p>
                    </text:list-item>
                    <text:list-item>
                      <text:p text:style-name="P1224">توضیحات : <text:span text:style-name="T35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6"><text:soft-page-break/></text:p>
      <text:p text:style-name="P50"><text:span text:style-name="T113">این جدول بی</text:span><text:span text:style-name="T114">ن چندین موجودیت به اشتراک گذاشته میشود</text:span><text:span text:style-name="T112"> </text:span></text:p>
      <text:list xml:id="list1097959235" text:style-name="L11">
        <text:list-item>
          <text:p text:style-name="P1659">languages : <text:span text:style-name="T136">در این جدول تمام زبان ها ذخیره میشود !!!</text:span></text:p>
          <text:list>
            <text:list-item>
              <text:p text:style-name="P1251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00467292512">
          <table:table-cell table:style-name="Table7.A1" office:value-type="string">
            <text:p text:style-name="P374">Name</text:p>
          </table:table-cell>
          <table:table-cell table:style-name="Table7.A1" office:value-type="string">
            <text:p text:style-name="P374">Data Type</text:p>
          </table:table-cell>
          <table:table-cell table:style-name="Table7.A1" office:value-type="string">
            <text:p text:style-name="P374">Attributes</text:p>
          </table:table-cell>
          <table:table-cell table:style-name="Table7.D1" office:value-type="string">
            <text:p text:style-name="P374">Comment</text:p>
          </table:table-cell>
        </table:table-row>
        <table:table-row table:style-name="TableLine94600467376688">
          <table:table-cell table:style-name="Table7.A2" office:value-type="string">
            <text:p text:style-name="P620">id</text:p>
          </table:table-cell>
          <table:table-cell table:style-name="Table7.A2" office:value-type="string">
            <text:p text:style-name="P621">Big int </text:p>
          </table:table-cell>
          <table:table-cell table:style-name="Table7.A2" office:value-type="string">
            <text:p text:style-name="P622">Unsigned , not null , index , primary key , </text:p>
            <text:p text:style-name="P622">unique , <text:span text:style-name="T140">autoincrement </text:span><text:s/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600467378800">
          <table:table-cell table:style-name="Table7.A2" office:value-type="string">
            <text:p text:style-name="P623">name</text:p>
          </table:table-cell>
          <table:table-cell table:style-name="Table7.A2" office:value-type="string">
            <text:p text:style-name="P624">varchar(30)</text:p>
          </table:table-cell>
          <table:table-cell table:style-name="Table7.A2" office:value-type="string">
            <text:p text:style-name="P625">Not null , <text:span text:style-name="T144">unique 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600467379712">
          <table:table-cell table:style-name="Table7.A2" office:value-type="string">
            <text:p text:style-name="P626">iso</text:p>
          </table:table-cell>
          <table:table-cell table:style-name="Table7.A2" office:value-type="string">
            <text:p text:style-name="P33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25">Not null , <text:span text:style-name="T144">unique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600467380672">
          <table:table-cell table:style-name="Table7.A2" office:value-type="string">
            <text:p text:style-name="P627">date_format</text:p>
          </table:table-cell>
          <table:table-cell table:style-name="Table7.A2" office:value-type="string">
            <text:p text:style-name="P628">varchar(30)</text:p>
          </table:table-cell>
          <table:table-cell table:style-name="Table7.A2" office:value-type="string">
            <text:p text:style-name="P33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600467381856">
          <table:table-cell table:style-name="Table7.A2" office:value-type="string">
            <text:p text:style-name="P629">status</text:p>
          </table:table-cell>
          <table:table-cell table:style-name="Table7.A2" office:value-type="string">
            <text:p text:style-name="P1012">boolean</text:p>
          </table:table-cell>
          <table:table-cell table:style-name="Table7.A2" office:value-type="string">
            <text:p text:style-name="P618">Not null , <text:span text:style-name="T147">defualt 1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600467382880">
          <table:table-cell table:style-name="Table7.A2" office:value-type="string">
            <text:p text:style-name="P630">rtl</text:p>
          </table:table-cell>
          <table:table-cell table:style-name="Table7.A2" office:value-type="string">
            <text:p text:style-name="P1012">boolean</text:p>
          </table:table-cell>
          <table:table-cell table:style-name="Table7.A2" office:value-type="string">
            <text:p text:style-name="P619">Not null , <text:span text:style-name="T141">defualt 0 ,</text:span></text:p>
          </table:table-cell>
          <table:table-cell table:style-name="Table7.D2" office:value-type="string">
            <text:p text:style-name="P334"/>
          </table:table-cell>
        </table:table-row>
      </table:table>
      <text:list xml:id="list3616746513" text:style-name="L12">
        <text:list-item>
          <text:list>
            <text:list-item>
              <text:p text:style-name="P1252">ارتباطات :‌</text:p>
              <text:list>
                <text:list-item>
                  <text:p text:style-name="P1128"><text:span text:style-name="T689">users</text:span><text:span text:style-name="T690"> : </text:span></text:p>
                  <text:list>
                    <text:list-item>
                      <text:p text:style-name="P1253">نوع :‌ <text:span text:style-name="T150">1 به n</text:span></text:p>
                    </text:list-item>
                    <text:list-item>
                      <text:p text:style-name="P1173">توضیحات :‌ <text:span text:style-name="T151">هر یک کاربر میتواند چندین language درست کند <text:s/>و هر <text:s/>یک language برای یک user است !!!</text:span><text:span text:style-name="T423">(توسط جدول dates )</text:span></text:p>
                    </text:list-item>
                  </text:list>
                </text:list-item>
                <text:list-item>
                  <text:p text:style-name="P1254">dates : </text:p>
                  <text:list>
                    <text:list-item>
                      <text:p text:style-name="P1255">نوع :<text:span text:style-name="T153">‌ </text:span><text:span text:style-name="T154">1 به n </text:span></text:p>
                    </text:list-item>
                    <text:list-item>
                      <text:p text:style-name="P1256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50917489935066" text:continue-numbering="true" text:style-name="L12">
        <text:list-item>
          <text:list>
            <text:list-item>
              <text:list>
                <text:list-item>
                  <text:p text:style-name="P1257">media </text:p>
                  <text:list>
                    <text:list-item>
                      <text:p text:style-name="P1218">نوع : <text:span text:style-name="T188">1 به 1</text:span></text:p>
                    </text:list-item>
                    <text:list-item>
                      <text:p text:style-name="P1220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50918453893330" text:continue-numbering="true" text:style-name="L12">
        <text:list-item>
          <text:list>
            <text:list-item>
              <text:list>
                <text:list-item>
                  <text:p text:style-name="P1128"><text:span text:style-name="T169">app_setting</text:span><text:span text:style-name="T167"> : </text:span></text:p>
                  <text:list>
                    <text:list-item>
                      <text:p text:style-name="P1258">نوع : 1 به n </text:p>
                    </text:list-item>
                    <text:list-item>
                      <text:p text:style-name="P1258">توضیحات : <text:span text:style-name="T168">هر یک setting دارای یک language است و هر یک language میتواند در چندین setting باشد !!!</text:span><text:span text:style-name="T239">(app_setting → main language)</text:span></text:p>
                      <text:p text:style-name="P1660"/>
                    </text:list-item>
                  </text:list>
                </text:list-item>
                <text:list-item>
                  <text:p text:style-name="P1260">app_setting :</text:p>
                  <text:list>
                    <text:list-item>
                      <text:p text:style-name="P1262">نوع :‌ <text:span text:style-name="T240">n به n </text:span></text:p>
                    </text:list-item>
                    <text:list-item>
                      <text:p text:style-name="P1264">توضیحات : <text:span text:style-name="T241">هر یک </text:span><text:span text:style-name="T242">language </text:span><text:span text:style-name="T243">میتواند متعلق به چندین رکورد در جدول app_setting </text:span><text:span text:style-name="T244">باشد !!! </text:span><text:span text:style-name="T245">و هر </text:span><text:span text:style-name="T246">یک رکورد در جدول <text:s/></text:span><text:span text:style-name="T243">app_setting </text:span><text:span text:style-name="T247">میتواند دارای چندین language باشد !!!</text:span></text:p>
                    </text:list-item>
                    <text:list-item>
                      <text:p text:style-name="P1266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248"><text:tab/><text:tab/><text:tab/><text:tab/><text:tab/>app_setting_selected_</text:span><text:span text:style-name="T249">languages</text:span></text:p>
      <text:p text:style-name="P49"/>
      <text:p text:style-name="P49"/>
      <text:list xml:id="list3066174679" text:style-name="L13">
        <text:list-item>
          <text:list>
            <text:list-item>
              <text:list>
                <text:list-item>
                  <text:p text:style-name="P1268">app_setting_translations : </text:p>
                  <text:list>
                    <text:list-item>
                      <text:p text:style-name="P1225">نوع : <text:span text:style-name="T267">1 به n </text:span></text:p>
                    </text:list-item>
                    <text:list-item>
                      <text:p text:style-name="P1227">توضیح :‌ <text:span text:style-name="T268">هر <text:s/>translate </text:span><text:span text:style-name="T269">متعلق به یک language است !! و هر language </text:span><text:span text:style-name="T270">دارای چندین رکورد مرتبط در جدول </text:span><text:span text:style-name="T250">app_setting_translations </text:span><text:span text:style-name="T271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50918645985187" text:continue-numbering="true" text:style-name="L13">
        <text:list-item>
          <text:list>
            <text:list-item>
              <text:list>
                <text:list-item>
                  <text:p text:style-name="P1129"><text:span text:style-name="T310">media_describe_translations</text:span><text:span text:style-name="T302"> : </text:span></text:p>
                  <text:list>
                    <text:list-item>
                      <text:p text:style-name="P1269">نوع : <text:span text:style-name="T306">1 به n </text:span></text:p>
                    </text:list-item>
                    <text:list-item>
                      <text:p text:style-name="P1229">توضیحات : <text:span text:style-name="T307">هر یک translate متعلق به یک language است و هر language دارای چندین </text:span><text:span text:style-name="T308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50918868767922" text:continue-numbering="true" text:style-name="L13">
        <text:list-item>
          <text:list>
            <text:list-item>
              <text:list>
                <text:list-item>
                  <text:p text:style-name="P1130"><text:span text:style-name="T326">user_bio_translations</text:span><text:span text:style-name="T317"> : </text:span></text:p>
                  <text:list>
                    <text:list-item>
                      <text:p text:style-name="P1271">نوع :‌ <text:span text:style-name="T322">1 به n </text:span></text:p>
                    </text:list-item>
                    <text:list-item>
                      <text:p text:style-name="P1230">توضیحات :‌ <text:span text:style-name="T322">هر </text:span><text:span text:style-name="T323">bio متعلق به یک language است </text:span><text:span text:style-name="T324">و هر یک language دارای چندین </text:span><text:span text:style-name="T325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50918551471889" text:continue-list="list150917255226884" text:style-name="L5">
        <text:list-item>
          <text:p text:style-name="P1652">pages : <text:span text:style-name="T1039">در این جدول </text:span><text:span text:style-name="T1040">page های custom و primitive به همراه route و view انها ذخیره میشود </text:span></text:p>
          <text:list>
            <text:list-item>
              <text:p text:style-name="P1632">ستون ها : </text:p>
            </text:list-item>
          </text:list>
        </text:list-item>
      </text:list>
      <text:p text:style-name="P1086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600467477280">
          <table:table-cell table:style-name="Table57.A1" office:value-type="string">
            <text:p text:style-name="P375">Name</text:p>
          </table:table-cell>
          <table:table-cell table:style-name="Table57.A1" office:value-type="string">
            <text:p text:style-name="P375">Data Type</text:p>
          </table:table-cell>
          <table:table-cell table:style-name="Table57.A1" office:value-type="string">
            <text:p text:style-name="P375">Attributes</text:p>
          </table:table-cell>
          <table:table-cell table:style-name="Table57.D1" office:value-type="string">
            <text:p text:style-name="P375">Comment</text:p>
          </table:table-cell>
        </table:table-row>
        <table:table-row table:style-name="TableLine94600467541536">
          <table:table-cell table:style-name="Table57.A2" office:value-type="string">
            <text:p text:style-name="P1053">id</text:p>
          </table:table-cell>
          <table:table-cell table:style-name="Table57.A2" office:value-type="string">
            <text:p text:style-name="P1054">Big int</text:p>
          </table:table-cell>
          <table:table-cell table:style-name="Table57.A2" office:value-type="string">
            <text:p text:style-name="P1056">Unsigned , index , not null ,</text:p>
            <text:p text:style-name="P1056">unique , primary key , </text:p>
            <text:p text:style-name="P1056">auto increment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600467543776">
          <table:table-cell table:style-name="Table57.A2" office:value-type="string">
            <text:p text:style-name="P1053">name</text:p>
          </table:table-cell>
          <table:table-cell table:style-name="Table57.A2" office:value-type="string">
            <text:p text:style-name="P1054">varchar(<text:span text:style-name="T1042">64</text:span>)</text:p>
          </table:table-cell>
          <table:table-cell table:style-name="Table57.A2" office:value-type="string">
            <text:p text:style-name="P1057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600467544688">
          <table:table-cell table:style-name="Table57.A2" office:value-type="string">
            <text:p text:style-name="P1053">route</text:p>
          </table:table-cell>
          <table:table-cell table:style-name="Table57.A2" office:value-type="string">
            <text:p text:style-name="P368"><text:span text:style-name="T1041">varchar(</text:span><text:span text:style-name="T1053">255</text:span><text:span text:style-name="T1041">)</text:span></text:p>
          </table:table-cell>
          <table:table-cell table:style-name="Table57.A2" office:value-type="string">
            <text:p text:style-name="P1057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600467545648">
          <table:table-cell table:style-name="Table57.A2" office:value-type="string">
            <text:p text:style-name="P1053">view</text:p>
          </table:table-cell>
          <table:table-cell table:style-name="Table57.A2" office:value-type="string">
            <text:p text:style-name="P1055">varchar(<text:span text:style-name="T1042">64</text:span>)</text:p>
          </table:table-cell>
          <table:table-cell table:style-name="Table57.A2" office:value-type="string">
            <text:p text:style-name="P1058">Not null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600467546832">
          <table:table-cell table:style-name="Table57.A2" office:value-type="string">
            <text:p text:style-name="P1053">status</text:p>
          </table:table-cell>
          <table:table-cell table:style-name="Table57.A2" office:value-type="string">
            <text:p text:style-name="P1055">boolean</text:p>
          </table:table-cell>
          <table:table-cell table:style-name="Table57.A2" office:value-type="string">
            <text:p text:style-name="P1059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600467547696">
          <table:table-cell table:style-name="Table57.A2" office:value-type="string">
            <text:p text:style-name="P1053">primitive</text:p>
          </table:table-cell>
          <table:table-cell table:style-name="Table57.A2" office:value-type="string">
            <text:p text:style-name="P1055">boolean</text:p>
          </table:table-cell>
          <table:table-cell table:style-name="Table57.A2" office:value-type="string">
            <text:p text:style-name="P1059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600467548608">
          <table:table-cell table:style-name="Table57.A2" office:value-type="string">
            <text:p text:style-name="P1053">robots</text:p>
          </table:table-cell>
          <table:table-cell table:style-name="Table57.A2" office:value-type="string">
            <text:p text:style-name="P480">varchar(30)</text:p>
          </table:table-cell>
          <table:table-cell table:style-name="Table57.A2" office:value-type="string">
            <text:p text:style-name="P487">Not null </text:p>
            <text:p text:style-name="P336"><text:span text:style-name="T279">defualt ‘</text:span>index,follow<text:span text:style-name="T279">’</text:span></text:p>
          </table:table-cell>
          <table:table-cell table:style-name="Table57.D2" office:value-type="string">
            <text:p text:style-name="P330"/>
          </table:table-cell>
        </table:table-row>
      </table:table>
      <text:p text:style-name="P1094"/>
      <text:list xml:id="list3973953108" text:style-name="L14">
        <text:list-item>
          <text:list>
            <text:list-item>
              <text:p text:style-name="P1633">رابطه ها : </text:p>
              <text:list>
                <text:list-item>
                  <text:p text:style-name="P1634">dates : </text:p>
                  <text:list>
                    <text:list-item>
                      <text:p text:style-name="P1635">نوع : <text:span text:style-name="T1043">1 به n </text:span></text:p>
                    </text:list-item>
                    <text:list-item>
                      <text:p text:style-name="P1635">توضیحات :‌ <text:span text:style-name="T1043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8"/>
      <text:list xml:id="list150918386309370" text:continue-numbering="true" text:style-name="L14">
        <text:list-item>
          <text:list>
            <text:list-item>
              <text:list>
                <text:list-item>
                  <text:p text:style-name="P1634">users : </text:p>
                  <text:list>
                    <text:list-item>
                      <text:p text:style-name="P1635">نوع : <text:span text:style-name="T1044">1 به n </text:span></text:p>
                    </text:list-item>
                    <text:list-item>
                      <text:p text:style-name="P1635">توضیحات :‌ <text:span text:style-name="T1044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8"/>
      <text:list xml:id="list150918080494098" text:continue-numbering="true" text:style-name="L14">
        <text:list-item>
          <text:list>
            <text:list-item>
              <text:list>
                <text:list-item>
                  <text:p text:style-name="P1634">page_translations : </text:p>
                  <text:list>
                    <text:list-item>
                      <text:p text:style-name="P1635">نوع : <text:span text:style-name="T1045">1 به n </text:span></text:p>
                    </text:list-item>
                    <text:list-item>
                      <text:p text:style-name="P1635">توضیحات :‌ <text:span text:style-name="T1045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637"><text:soft-page-break/>page_seo_attribute_translations : </text:p>
                  <text:list>
                    <text:list-item>
                      <text:p text:style-name="P1635">نوع : <text:span text:style-name="T1046">1 به n </text:span></text:p>
                    </text:list-item>
                    <text:list-item>
                      <text:p text:style-name="P1635">توضیحات :‌ <text:span text:style-name="T1046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8"/>
      <text:list xml:id="list150918572875548" text:continue-numbering="true" text:style-name="L14">
        <text:list-item>
          <text:p text:style-name="P1653">page_seo_attribute_translations : در این جدول <text:span text:style-name="T1047">ترجمه های seo attribute که برای هر یک از page ایجاد میشود ذخیره میکنیم !!! </text:span></text:p>
        </text:list-item>
      </text:list>
      <text:p text:style-name="P1089"/>
      <text:list xml:id="list150917143583733" text:continue-numbering="true" text:style-name="L14">
        <text:list-item>
          <text:list>
            <text:list-item>
              <text:p text:style-name="P1626"><text:span text:style-name="T206">ستون ها : </text:span><text:span text:style-name="T205"><text:tab/></text:span></text:p>
            </text:list-item>
          </text:list>
        </text:list-item>
      </text:list>
      <text:p text:style-name="P1089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600467598848">
          <table:table-cell table:style-name="Table58.A1" office:value-type="string">
            <text:p text:style-name="P375">Name</text:p>
          </table:table-cell>
          <table:table-cell table:style-name="Table58.A1" office:value-type="string">
            <text:p text:style-name="P375">Data Type</text:p>
          </table:table-cell>
          <table:table-cell table:style-name="Table58.A1" office:value-type="string">
            <text:p text:style-name="P375">Attributes</text:p>
          </table:table-cell>
          <table:table-cell table:style-name="Table58.D1" office:value-type="string">
            <text:p text:style-name="P375">Comment</text:p>
          </table:table-cell>
        </table:table-row>
        <table:table-row table:style-name="TableLine94600467636480">
          <table:table-cell table:style-name="Table58.A2" office:value-type="string">
            <text:p text:style-name="P1060">id</text:p>
          </table:table-cell>
          <table:table-cell table:style-name="Table58.A2" office:value-type="string">
            <text:p text:style-name="P1061">Big int</text:p>
          </table:table-cell>
          <table:table-cell table:style-name="Table58.A2" office:value-type="string">
            <text:p text:style-name="P1056">Unsigned , index , not null ,</text:p>
            <text:p text:style-name="P1056">unique , primary key , </text:p>
            <text:p text:style-name="P1056">auto increment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600467638736">
          <table:table-cell table:style-name="Table58.A2" office:value-type="string">
            <text:p text:style-name="P1060">keywords</text:p>
          </table:table-cell>
          <table:table-cell table:style-name="Table58.A2" office:value-type="string">
            <text:p text:style-name="P1062">varchar(255)</text:p>
          </table:table-cell>
          <table:table-cell table:style-name="Table58.A2" office:value-type="string">
            <text:p text:style-name="P1062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600467639648">
          <table:table-cell table:style-name="Table58.A2" office:value-type="string">
            <text:p text:style-name="P1060">description</text:p>
          </table:table-cell>
          <table:table-cell table:style-name="Table58.A2" office:value-type="string">
            <text:p text:style-name="P1063">varchar(164)</text:p>
          </table:table-cell>
          <table:table-cell table:style-name="Table58.A2" office:value-type="string">
            <text:p text:style-name="P1069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600467640608">
          <table:table-cell table:style-name="Table58.A2" office:value-type="string">
            <text:p text:style-name="P1060">subject</text:p>
          </table:table-cell>
          <table:table-cell table:style-name="Table58.A2" office:value-type="string">
            <text:p text:style-name="P1063">varchar(60)</text:p>
          </table:table-cell>
          <table:table-cell table:style-name="Table58.A2" office:value-type="string">
            <text:p text:style-name="P1068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600467641872">
          <table:table-cell table:style-name="Table58.A2" office:value-type="string">
            <text:p text:style-name="P1060">page_id</text:p>
          </table:table-cell>
          <table:table-cell table:style-name="Table58.A2" office:value-type="string">
            <text:p text:style-name="P1064">Big int</text:p>
          </table:table-cell>
          <table:table-cell table:style-name="Table58.A2" office:value-type="string">
            <text:p text:style-name="P1065">Unsigned , <text:span text:style-name="T1048">not null , </text:span></text:p>
            <text:p text:style-name="P1070">foreign key → pages(id)</text:p>
            <text:p text:style-name="P1070"/>
            <text:p text:style-name="P1073">On Delete → (cascade)</text:p>
            <text:p text:style-name="P369"><text:span text:style-name="T1049">On </text:span><text:span text:style-name="T1050">Update</text:span><text:span text:style-name="T1049"> → (cascade)</text:span>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600467642896">
          <table:table-cell table:style-name="Table58.A2" office:value-type="string">
            <text:p text:style-name="P1060">language_id</text:p>
          </table:table-cell>
          <table:table-cell table:style-name="Table58.A2" office:value-type="string">
            <text:p text:style-name="P1064">Big int</text:p>
          </table:table-cell>
          <table:table-cell table:style-name="Table58.A2" office:value-type="string">
            <text:p text:style-name="P1066">Unsigned , <text:span text:style-name="T1048">not null , </text:span></text:p>
            <text:p text:style-name="P370"><text:span text:style-name="T1048">foreign key → </text:span><text:span text:style-name="T1051">languages</text:span><text:span text:style-name="T1048">(id)</text:span></text:p>
            <text:p text:style-name="P1071"/>
            <text:p text:style-name="P1074">On Delete → (cascade)</text:p>
            <text:p text:style-name="P1066"><text:span text:style-name="T1049">On </text:span><text:span text:style-name="T1050">Update</text:span><text:span text:style-name="T1049"> → (cascade)</text:span></text:p>
          </table:table-cell>
          <table:table-cell table:style-name="Table58.D2" office:value-type="string">
            <text:p text:style-name="P330"/>
          </table:table-cell>
        </table:table-row>
      </table:table>
      <text:p text:style-name="P1095"/>
      <text:list xml:id="list1253297607" text:style-name="L15">
        <text:list-item>
          <text:list>
            <text:list-item>
              <text:p text:style-name="P1644"><text:span text:style-name="T205">ر</text:span><text:span text:style-name="T197">ابطه ها :‌</text:span></text:p>
              <text:list>
                <text:list-item>
                  <text:p text:style-name="P1638">pages : </text:p>
                  <text:list>
                    <text:list-item>
                      <text:p text:style-name="P1636">نوع : <text:span text:style-name="T1046">1 به n </text:span></text:p>
                    </text:list-item>
                    <text:list-item>
                      <text:p text:style-name="P1636"><text:span text:style-name="T197">توضیحات :‌ </text:span><text:span text:style-name="T1046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0"/>
      <text:list xml:id="list150917787462966" text:continue-numbering="true" text:style-name="L15">
        <text:list-item>
          <text:list>
            <text:list-item>
              <text:list>
                <text:list-item>
                  <text:p text:style-name="P1638">languages : </text:p>
                  <text:list>
                    <text:list-item>
                      <text:p text:style-name="P1645"><text:span text:style-name="T197">نوع :‌</text:span><text:span text:style-name="T207">1 به n </text:span></text:p>
                    </text:list-item>
                    <text:list-item>
                      <text:p text:style-name="P1645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6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647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600467684272">
          <table:table-cell table:style-name="Table59.A1" office:value-type="string">
            <text:p text:style-name="P375">Name</text:p>
          </table:table-cell>
          <table:table-cell table:style-name="Table59.A1" office:value-type="string">
            <text:p text:style-name="P375">Data Type</text:p>
          </table:table-cell>
          <table:table-cell table:style-name="Table59.A1" office:value-type="string">
            <text:p text:style-name="P375">Attributes</text:p>
          </table:table-cell>
          <table:table-cell table:style-name="Table59.D1" office:value-type="string">
            <text:p text:style-name="P375">Comment</text:p>
          </table:table-cell>
        </table:table-row>
        <table:table-row table:style-name="TableLine94600467711472">
          <table:table-cell table:style-name="Table59.A2" office:value-type="string">
            <text:p text:style-name="P1060">id</text:p>
          </table:table-cell>
          <table:table-cell table:style-name="Table59.A2" office:value-type="string">
            <text:p text:style-name="P1061">Big int</text:p>
          </table:table-cell>
          <table:table-cell table:style-name="Table59.A2" office:value-type="string">
            <text:p text:style-name="P1056">Unsigned , index , not null ,</text:p>
            <text:p text:style-name="P1056">unique , primary key , </text:p>
            <text:p text:style-name="P1056">auto increment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4600467713168">
          <table:table-cell table:style-name="Table59.A2" office:value-type="string">
            <text:p text:style-name="P1076">title</text:p>
          </table:table-cell>
          <table:table-cell table:style-name="Table59.A2" office:value-type="string">
            <text:p text:style-name="P1077">varchar(<text:span text:style-name="T1052">60</text:span>)</text:p>
          </table:table-cell>
          <table:table-cell table:style-name="Table59.A2" office:value-type="string">
            <text:p text:style-name="P1080">Not null</text:p>
          </table:table-cell>
          <table:table-cell table:style-name="Table59.D2" office:value-type="string">
            <text:p text:style-name="P1079">عنوان صفحه</text:p>
          </table:table-cell>
        </table:table-row>
        <table:table-row table:style-name="TableLine94600467714080">
          <table:table-cell table:style-name="Table59.A2" office:value-type="string">
            <text:p text:style-name="P1076">page_id</text:p>
          </table:table-cell>
          <table:table-cell table:style-name="Table59.A2" office:value-type="string">
            <text:p text:style-name="P1077">Big int</text:p>
          </table:table-cell>
          <table:table-cell table:style-name="Table59.A2" office:value-type="string">
            <text:p text:style-name="P1067">Unsigned , <text:span text:style-name="T1048">not null , </text:span></text:p>
            <text:p text:style-name="P1072">foreign key → pages(id)</text:p>
            <text:p text:style-name="P1072"/>
            <text:p text:style-name="P1075">On Delete → (cascade)</text:p>
            <text:p text:style-name="P371"><text:span text:style-name="T1049">On </text:span><text:span text:style-name="T1050">Update</text:span><text:span text:style-name="T1049"> → (cascade)</text:span>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4600467715040">
          <table:table-cell table:style-name="Table59.A2" office:value-type="string">
            <text:p text:style-name="P1076">language_id</text:p>
          </table:table-cell>
          <table:table-cell table:style-name="Table59.A2" office:value-type="string">
            <text:p text:style-name="P1078">Big int</text:p>
          </table:table-cell>
          <table:table-cell table:style-name="Table59.A2" office:value-type="string">
            <text:p text:style-name="P1067">Unsigned , <text:span text:style-name="T1048">not null , </text:span></text:p>
            <text:p text:style-name="P371"><text:span text:style-name="T1048">foreign key → </text:span><text:span text:style-name="T1051">languages</text:span><text:span text:style-name="T1048">(id)</text:span></text:p>
            <text:p text:style-name="P1072"/>
            <text:p text:style-name="P1075">On Delete → (cascade)</text:p>
            <text:p text:style-name="P1067"><text:span text:style-name="T1049">On </text:span><text:span text:style-name="T1050">Update</text:span><text:span text:style-name="T1049"> → (cascade)</text:span></text:p>
          </table:table-cell>
          <table:table-cell table:style-name="Table59.D2" office:value-type="string">
            <text:p text:style-name="P330"/>
          </table:table-cell>
        </table:table-row>
      </table:table>
      <text:p text:style-name="P1096"/>
      <text:list xml:id="list4270399322" text:style-name="L16">
        <text:list-item>
          <text:list>
            <text:list-item>
              <text:p text:style-name="P1639">ارتباط ها :‌</text:p>
              <text:list>
                <text:list-item>
                  <text:p text:style-name="P1639">pages : </text:p>
                  <text:list>
                    <text:list-item>
                      <text:p text:style-name="P1648"><text:span text:style-name="T197">نوع : </text:span><text:span text:style-name="T211">1 به n </text:span></text:p>
                    </text:list-item>
                    <text:list-item>
                      <text:p text:style-name="P1648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1"/>
      <text:list xml:id="list150917257445697" text:continue-numbering="true" text:style-name="L16">
        <text:list-item>
          <text:list>
            <text:list-item>
              <text:list>
                <text:list-item>
                  <text:p text:style-name="P1639">languages : </text:p>
                  <text:list>
                    <text:list-item>
                      <text:p text:style-name="P1648"><text:span text:style-name="T197">نوع : </text:span><text:span text:style-name="T212">1 به n </text:span></text:p>
                    </text:list-item>
                    <text:list-item>
                      <text:p text:style-name="P1648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2"/>
      <text:p text:style-name="P1092"/>
      <text:p text:style-name="P1092"/>
      <text:p text:style-name="P1092"/>
      <text:list xml:id="list150917509504655" text:continue-numbering="true" text:style-name="L16">
        <text:list-item>
          <text:list>
            <text:list-item>
              <text:list>
                <text:list-item>
                  <text:p text:style-name="P1640"><text:soft-page-break/>page_body_translations : </text:p>
                  <text:list>
                    <text:list-item>
                      <text:p text:style-name="P1649"><text:span text:style-name="T197">نوع : </text:span><text:span text:style-name="T214">1 به 1 </text:span></text:p>
                    </text:list-item>
                    <text:list-item>
                      <text:p text:style-name="P1627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3"/>
      <text:list xml:id="list150919136832884" text:continue-numbering="true" text:style-name="L16">
        <text:list-item>
          <text:p text:style-name="P1654"><text:span text:style-name="T214">p</text:span><text:span text:style-name="T217">age_body_translations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641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600467744608">
          <table:table-cell table:style-name="Table60.A1" office:value-type="string">
            <text:p text:style-name="P375">Name</text:p>
          </table:table-cell>
          <table:table-cell table:style-name="Table60.A1" office:value-type="string">
            <text:p text:style-name="P375">Data Type</text:p>
          </table:table-cell>
          <table:table-cell table:style-name="Table60.A1" office:value-type="string">
            <text:p text:style-name="P375">Attributes</text:p>
          </table:table-cell>
          <table:table-cell table:style-name="Table60.D1" office:value-type="string">
            <text:p text:style-name="P375">Comment</text:p>
          </table:table-cell>
        </table:table-row>
        <table:table-row table:style-name="TableLine94600467784576">
          <table:table-cell table:style-name="Table60.A2" office:value-type="string">
            <text:p text:style-name="P1060">id</text:p>
          </table:table-cell>
          <table:table-cell table:style-name="Table60.A2" office:value-type="string">
            <text:p text:style-name="P1061">Big int</text:p>
          </table:table-cell>
          <table:table-cell table:style-name="Table60.A2" office:value-type="string">
            <text:p text:style-name="P1056">Unsigned , index , not null ,</text:p>
            <text:p text:style-name="P1056">unique , primary key , </text:p>
            <text:p text:style-name="P1056">auto increment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4600467786880">
          <table:table-cell table:style-name="Table60.A2" office:value-type="string">
            <text:p text:style-name="P1081">body</text:p>
          </table:table-cell>
          <table:table-cell table:style-name="Table60.A2" office:value-type="string">
            <text:p text:style-name="P1082">Medium text</text:p>
          </table:table-cell>
          <table:table-cell table:style-name="Table60.A2" office:value-type="string">
            <text:p text:style-name="P1083">Not null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4600467787792">
          <table:table-cell table:style-name="Table60.A2" office:value-type="string">
            <text:p text:style-name="P1081">Page_</text:p>
            <text:p text:style-name="P1081">translate_id</text:p>
          </table:table-cell>
          <table:table-cell table:style-name="Table60.A2" office:value-type="string">
            <text:p text:style-name="P1081">Big int</text:p>
          </table:table-cell>
          <table:table-cell table:style-name="Table60.A2" office:value-type="string">
            <text:p text:style-name="P1084">Not null , unsigned , </text:p>
            <text:p text:style-name="P1084">foreign key → page_translations(id)</text:p>
            <text:p text:style-name="P1084"/>
            <text:p text:style-name="P1084">On Delete → (cascade) ,</text:p>
            <text:p text:style-name="P1084">On Update → (cascade) ,</text:p>
          </table:table-cell>
          <table:table-cell table:style-name="Table60.D2" office:value-type="string">
            <text:p text:style-name="P330"/>
          </table:table-cell>
        </table:table-row>
      </table:table>
      <text:p text:style-name="P1097"/>
      <text:list xml:id="list3604821044" text:style-name="L17">
        <text:list-item>
          <text:list>
            <text:list-item>
              <text:p text:style-name="P1642">رابطه ها :‌</text:p>
              <text:list>
                <text:list-item>
                  <text:p text:style-name="P1643">page_translations : </text:p>
                  <text:list>
                    <text:list-item>
                      <text:p text:style-name="P1650"><text:span text:style-name="T197">نوع : </text:span><text:span text:style-name="T214">1 به 1 </text:span></text:p>
                    </text:list-item>
                    <text:list-item>
                      <text:p text:style-name="P1643"><text:span text:style-name="T1054">توضیحات :‌ </text:span><text:span text:style-name="T1055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76487926" text:style-name="L18">
        <text:list-item>
          <text:p text:style-name="P1661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273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00467823136">
          <table:table-cell table:style-name="Table8.A1" office:value-type="string">
            <text:p text:style-name="P374">Name</text:p>
          </table:table-cell>
          <table:table-cell table:style-name="Table8.A1" office:value-type="string">
            <text:p text:style-name="P374">Data Type</text:p>
          </table:table-cell>
          <table:table-cell table:style-name="Table8.A1" office:value-type="string">
            <text:p text:style-name="P374">Attributes</text:p>
          </table:table-cell>
          <table:table-cell table:style-name="Table8.D1" office:value-type="string">
            <text:p text:style-name="P374">Comment</text:p>
          </table:table-cell>
        </table:table-row>
        <table:table-row table:style-name="TableLine94600467837936">
          <table:table-cell table:style-name="Table8.A2" office:value-type="string">
            <text:p text:style-name="P440">id</text:p>
          </table:table-cell>
          <table:table-cell table:style-name="Table8.A2" office:value-type="string">
            <text:p text:style-name="P441">Big int </text:p>
          </table:table-cell>
          <table:table-cell table:style-name="Table8.A2" office:value-type="string">
            <text:p text:style-name="P442">Not null ,<text:span text:style-name="T132">index</text:span> <text:span text:style-name="T130">unique , </text:span><text:span text:style-name="T131">primary key , </text:span></text:p>
            <text:p text:style-name="P443">auto increment, </text:p>
            <text:p text:style-name="P443">unsigned,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4600467898064">
          <table:table-cell table:style-name="Table8.A2" office:value-type="string">
            <text:p text:style-name="P634">name</text:p>
          </table:table-cell>
          <table:table-cell table:style-name="Table8.A2" office:value-type="string">
            <text:p text:style-name="P611">varchar(<text:span text:style-name="T410">48</text:span>)</text:p>
          </table:table-cell>
          <table:table-cell table:style-name="Table8.A2" office:value-type="string">
            <text:p text:style-name="P612">Not null </text:p>
          </table:table-cell>
          <table:table-cell table:style-name="Table8.D2" office:value-type="string">
            <text:p text:style-name="P243">عنوان setting </text:p>
          </table:table-cell>
        </table:table-row>
        <table:table-row table:style-name="TableLine94600467898656">
          <table:table-cell table:style-name="Table8.A2" office:value-type="string">
            <text:p text:style-name="P444">url</text:p>
          </table:table-cell>
          <table:table-cell table:style-name="Table8.A2" office:value-type="string">
            <text:p text:style-name="P445">varchar(<text:span text:style-name="T135">32</text:span>)</text:p>
          </table:table-cell>
          <table:table-cell table:style-name="Table8.A2" office:value-type="string">
            <text:p text:style-name="P446">Not null 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4600467899472">
          <table:table-cell table:style-name="Table8.A2" office:value-type="string">
            <text:p text:style-name="P1050">auth_token_age</text:p>
          </table:table-cell>
          <table:table-cell table:style-name="Table8.A2" office:value-type="string">
            <text:p text:style-name="P1050">Medium int</text:p>
          </table:table-cell>
          <table:table-cell table:style-name="Table8.A2" office:value-type="string">
            <text:p text:style-name="P1050">Not null , </text:p>
            <text:p text:style-name="P367"><text:span text:style-name="T1037">default </text:span><text:bookmark text:name="cwos"/>10368000</text:p>
          </table:table-cell>
          <table:table-cell table:style-name="Table8.D2" office:value-type="string">
            <text:p text:style-name="P1106"><text:bookmark text:name="cwos1"/>10368000</text:p>
            <text:p text:style-name="P1050">4 month secound</text:p>
          </table:table-cell>
        </table:table-row>
        <table:table-row table:style-name="TableLine94600467900688">
          <table:table-cell table:style-name="Table8.A2" office:value-type="string">
            <text:p text:style-name="P1051">max_afk_time</text:p>
          </table:table-cell>
          <table:table-cell table:style-name="Table8.A2" office:value-type="string">
            <text:p text:style-name="P1051">Small int</text:p>
          </table:table-cell>
          <table:table-cell table:style-name="Table8.A2" office:value-type="string">
            <text:p text:style-name="P1052">Not null</text:p>
          </table:table-cell>
          <table:table-cell table:style-name="Table8.D2" office:value-type="string">
            <text:p text:style-name="P1110">Max:65535→<text:span text:style-name="T1038"> 18 h</text:span></text:p>
          </table:table-cell>
        </table:table-row>
        <table:table-row table:style-name="TableLine94600467901712">
          <table:table-cell table:style-name="Table8.A2" office:value-type="string">
            <text:p text:style-name="P334">status</text:p>
          </table:table-cell>
          <table:table-cell table:style-name="Table8.A2" office:value-type="string">
            <text:p text:style-name="P1013">boolean</text:p>
          </table:table-cell>
          <table:table-cell table:style-name="Table8.A2" office:value-type="string">
            <text:p text:style-name="P631">Not null , <text:span text:style-name="T138">defualt 0 ,</text:span> </text:p>
          </table:table-cell>
          <table:table-cell table:style-name="Table8.D2" office:value-type="string">
            <text:p text:style-name="P23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600467902784">
          <table:table-cell table:style-name="Table8.A2" office:value-type="string">
            <text:p text:style-name="P1106">switch_languag_via_ip</text:p>
            <text:p text:style-name="P334"/>
          </table:table-cell>
          <table:table-cell table:style-name="Table8.A2" office:value-type="string">
            <text:p text:style-name="P1014">boolean</text:p>
          </table:table-cell>
          <table:table-cell table:style-name="Table8.A2" office:value-type="string">
            <text:p text:style-name="P632">Not null , <text:span text:style-name="T139">defualt 0 ,</text:span></text:p>
          </table:table-cell>
          <table:table-cell table:style-name="Table8.D2" office:value-type="string">
            <text:p text:style-name="P241">قابلیت تغییر زبان با استفاده از ip کاربر را active یا deactive میکند </text:p>
          </table:table-cell>
        </table:table-row>
        <table:table-row table:style-name="TableLine94600467903856">
          <table:table-cell table:style-name="Table8.A2" office:value-type="string">
            <text:p text:style-name="P1107">contact_auth_require</text:p>
          </table:table-cell>
          <table:table-cell table:style-name="Table8.A2" office:value-type="string">
            <text:p text:style-name="P1037">boolean</text:p>
          </table:table-cell>
          <table:table-cell table:style-name="Table8.A2" office:value-type="string">
            <text:p text:style-name="P1037">Not null ,</text:p>
            <text:p text:style-name="P1037">default 0</text:p>
          </table:table-cell>
          <table:table-cell table:style-name="Table8.D2" office:value-type="string">
            <text:p text:style-name="P245">ایا کاربر برای استفاده از فورم تماس با ما نیاز به لاگین دارد یا خیر‌؟ </text:p>
          </table:table-cell>
        </table:table-row>
        <table:table-row table:style-name="TableLine94600467904848">
          <table:table-cell table:style-name="Table8.A2" office:value-type="string">
            <text:p text:style-name="P1108">comment_auth_require</text:p>
          </table:table-cell>
          <table:table-cell table:style-name="Table8.A2" office:value-type="string">
            <text:p text:style-name="P1044">boolean</text:p>
          </table:table-cell>
          <table:table-cell table:style-name="Table8.A2" office:value-type="string">
            <text:p text:style-name="P1044">Not null ,</text:p>
            <text:p text:style-name="P1044">defualt 0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4600467905920">
          <table:table-cell table:style-name="Table8.A2" office:value-type="string">
            <text:p text:style-name="P1109">comment_auto_accept</text:p>
          </table:table-cell>
          <table:table-cell table:style-name="Table8.A2" office:value-type="string">
            <text:p text:style-name="P1045">boolean</text:p>
          </table:table-cell>
          <table:table-cell table:style-name="Table8.A2" office:value-type="string">
            <text:p text:style-name="P1045">Not null , </text:p>
            <text:p text:style-name="P1045">default 1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4600467906992">
          <table:table-cell table:style-name="Table8.A2" office:value-type="string">
            <text:p text:style-name="P1106">shutdown_status</text:p>
            <text:p text:style-name="P1106"/>
          </table:table-cell>
          <table:table-cell table:style-name="Table8.A2" office:value-type="string">
            <text:p text:style-name="P1015">boolean</text:p>
          </table:table-cell>
          <table:table-cell table:style-name="Table8.A2" office:value-type="string">
            <text:p text:style-name="P447"><text:s/>Not null <text:s/>,</text:p>
            <text:p text:style-name="P633">defualt 0 ,</text:p>
          </table:table-cell>
          <table:table-cell table:style-name="Table8.D2" office:value-type="string">
            <text:p text:style-name="P448">وضعیت تعطیل بود وب سایت را مشخص میکند </text:p>
          </table:table-cell>
        </table:table-row>
        <table:table-row table:style-name="TableLine94600467908064">
          <table:table-cell table:style-name="Table8.A2" office:value-type="string">
            <text:p text:style-name="P1105">language_id</text:p>
          </table:table-cell>
          <table:table-cell table:style-name="Table8.A2" office:value-type="string">
            <text:p text:style-name="P439">Big int </text:p>
          </table:table-cell>
          <table:table-cell table:style-name="Table8.A2" office:value-type="string">
            <text:p text:style-name="P334"><text:span text:style-name="T540">nullable</text:span><text:span text:style-name="T541"> , unsigned,</text:span></text:p>
            <text:p text:style-name="P334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09"/>
            <text:p text:style-name="P345"><text:span text:style-name="T538">on Delete → (</text:span><text:span text:style-name="T540">set null</text:span><text:span text:style-name="T538">)</text:span></text:p>
            <text:p text:style-name="P645"/>
            <text:p text:style-name="P645"><text:soft-page-break/>on <text:span text:style-name="T539">Update</text:span> → (<text:span text:style-name="T539">cascade</text:span>)</text:p>
          </table:table-cell>
          <table:table-cell table:style-name="Table8.D2" office:value-type="string">
            <text:p text:style-name="P240">این ستون زبان اصلی یک setting را مشخص میکند </text:p>
          </table:table-cell>
        </table:table-row>
      </table:table>
      <text:p text:style-name="P33"/>
      <text:list xml:id="list420175870" text:style-name="L19">
        <text:list-item>
          <text:list>
            <text:list-item>
              <text:p text:style-name="P1274">ارتباطات :‌</text:p>
              <text:list>
                <text:list-item>
                  <text:p text:style-name="P1275">dates : </text:p>
                  <text:list>
                    <text:list-item>
                      <text:p text:style-name="P1276">نوع :‌<text:span text:style-name="T164">1 به </text:span><text:span text:style-name="T165">n </text:span></text:p>
                    </text:list-item>
                    <text:list-item>
                      <text:p text:style-name="P1131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0918815802051" text:continue-numbering="true" text:style-name="L19">
        <text:list-item>
          <text:list>
            <text:list-item>
              <text:list>
                <text:list-item>
                  <text:p text:style-name="P1277">languages : </text:p>
                  <text:list>
                    <text:list-item>
                      <text:p text:style-name="P1259">نوع : 1 به n </text:p>
                    </text:list-item>
                    <text:list-item>
                      <text:p text:style-name="P1259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50917172683815" text:continue-numbering="true" text:style-name="L19">
        <text:list-item>
          <text:list>
            <text:list-item>
              <text:list>
                <text:list-item>
                  <text:p text:style-name="P1278">media : </text:p>
                  <text:list>
                    <text:list-item>
                      <text:p text:style-name="P1215">نوع :‌<text:span text:style-name="T172">1 به 1 </text:span></text:p>
                    </text:list-item>
                    <text:list-item>
                      <text:p text:style-name="P1131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0918580851760" text:continue-numbering="true" text:style-name="L19">
        <text:list-item>
          <text:list>
            <text:list-item>
              <text:list>
                <text:list-item>
                  <text:p text:style-name="P1279">users : </text:p>
                  <text:list>
                    <text:list-item>
                      <text:p text:style-name="P1175">نوع :‌ <text:span text:style-name="T181">1 به n </text:span></text:p>
                    </text:list-item>
                    <text:list-item>
                      <text:p text:style-name="P1280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50918907050887" text:continue-numbering="true" text:style-name="L19">
        <text:list-item>
          <text:list>
            <text:list-item>
              <text:list>
                <text:list-item>
                  <text:p text:style-name="P1261"><text:span text:style-name="T167">languages</text:span> :</text:p>
                  <text:list>
                    <text:list-item>
                      <text:p text:style-name="P1263">نوع :‌ <text:span text:style-name="T240">n به n </text:span></text:p>
                    </text:list-item>
                    <text:list-item>
                      <text:p text:style-name="P1265">توضیحات : <text:span text:style-name="T241">هر یک </text:span><text:span text:style-name="T242">language </text:span><text:span text:style-name="T243">میتواند متعلق به چندین رکورد در جدول app_setting </text:span><text:span text:style-name="T244">باشد !!! </text:span><text:span text:style-name="T245">و هر </text:span><text:span text:style-name="T246">یک رکورد در جدول <text:s/></text:span><text:span text:style-name="T243">app_setting </text:span><text:span text:style-name="T247">میتواند دارای چندین language باشد !!!</text:span></text:p>
                    </text:list-item>
                    <text:list-item>
                      <text:p text:style-name="P1267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50917037335291" text:continue-numbering="true" text:style-name="L19">
        <text:list-item>
          <text:list>
            <text:list-item>
              <text:list>
                <text:list-item>
                  <text:p text:style-name="P1132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231">نوع : <text:span text:style-name="T258">1 به n </text:span></text:p>
                    </text:list-item>
                    <text:list-item>
                      <text:p text:style-name="P1231">توضیح : <text:span text:style-name="T259">هر یک از رکورد های app_setting</text:span><text:span text:style-name="T265">s</text:span><text:span text:style-name="T259"> دارای چندین </text:span><text:span text:style-name="T260">translate </text:span><text:span text:style-name="T261">میباشد !!! </text:span><text:span text:style-name="T262">و هر یک از رکورد های </text:span><text:span text:style-name="T250">app_setting_translations <text:s/></text:span><text:span text:style-name="T263">متعلق به یک </text:span><text:span text:style-name="T264">رکورد از جدول app_settings </text:span><text:span text:style-name="T266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50918192479986" text:continue-numbering="true" text:style-name="L19">
        <text:list-item>
          <text:list>
            <text:list-item>
              <text:list>
                <text:list-item>
                  <text:p text:style-name="P1234"><text:soft-page-break/>socialables <text:s/>: </text:p>
                  <text:list>
                    <text:list-item>
                      <text:p text:style-name="P1235">نوع : <text:span text:style-name="T546">1 به n</text:span></text:p>
                    </text:list-item>
                    <text:list-item>
                      <text:p text:style-name="P1235">توضیحات :‌<text:span text:style-name="T547">هر یک app_setting دارای چندین رکورد در جدول socialables </text:span><text:span text:style-name="T548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2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50917453002523" text:continue-numbering="true" text:style-name="L19">
        <text:list-item>
          <text:list>
            <text:list-item>
              <text:p text:style-name="P1236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00467972352">
          <table:table-cell table:style-name="Table9.A1" office:value-type="string">
            <text:p text:style-name="P374">Name</text:p>
          </table:table-cell>
          <table:table-cell table:style-name="Table9.A1" office:value-type="string">
            <text:p text:style-name="P374">Data Type</text:p>
          </table:table-cell>
          <table:table-cell table:style-name="Table9.A1" office:value-type="string">
            <text:p text:style-name="P374">Attributes</text:p>
          </table:table-cell>
          <table:table-cell table:style-name="Table9.D1" office:value-type="string">
            <text:p text:style-name="P374">Comment</text:p>
          </table:table-cell>
        </table:table-row>
        <table:table-row table:style-name="TableLine94600468025440">
          <table:table-cell table:style-name="Table9.A2" office:value-type="string">
            <text:p text:style-name="P449">Id</text:p>
          </table:table-cell>
          <table:table-cell table:style-name="Table9.A2" office:value-type="string">
            <text:p text:style-name="P449">Big int </text:p>
          </table:table-cell>
          <table:table-cell table:style-name="Table9.A2" office:value-type="string">
            <text:p text:style-name="P449">Not null , unsigned,</text:p>
            <text:p text:style-name="P450">primary key , </text:p>
            <text:p text:style-name="P450">unique ,</text:p>
            <text:p text:style-name="P451">index , </text:p>
            <text:p text:style-name="P452">autoincrement </text:p>
          </table:table-cell>
          <table:table-cell table:style-name="Table9.D2" office:value-type="string">
            <text:p text:style-name="P330"/>
          </table:table-cell>
        </table:table-row>
        <table:table-row table:style-name="TableLine94600468027712">
          <table:table-cell table:style-name="Table9.A2" office:value-type="string">
            <text:p text:style-name="P453">app_setting_id</text:p>
          </table:table-cell>
          <table:table-cell table:style-name="Table9.A2" office:value-type="string">
            <text:p text:style-name="P454">Big int </text:p>
          </table:table-cell>
          <table:table-cell table:style-name="Table9.A2" office:value-type="string">
            <text:p text:style-name="P455">Not null , unsigned,</text:p>
            <text:p text:style-name="P664">foreign key → app_settings(id)</text:p>
            <text:p text:style-name="P410"/>
            <text:p text:style-name="P646">on Delete → (<text:span text:style-name="T539">cascade</text:span>)</text:p>
            <text:p text:style-name="P646"/>
            <text:p text:style-name="P646">on <text:span text:style-name="T539">Update</text:span> → (<text:span text:style-name="T539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456">language_id</text:p>
          </table:table-cell>
          <table:table-cell table:style-name="Table9.A2" office:value-type="string">
            <text:p text:style-name="P457">Big int </text:p>
          </table:table-cell>
          <table:table-cell table:style-name="Table9.A2" office:value-type="string">
            <text:p text:style-name="P458">Not null , </text:p>
            <text:p text:style-name="P458">unsigned , </text:p>
            <text:p text:style-name="P665">foreign key → languages(id)</text:p>
            <text:p text:style-name="P411"/>
            <text:p text:style-name="P647">on Delete → (<text:span text:style-name="T539">cascade</text:span>)</text:p>
            <text:p text:style-name="P647"/>
            <text:p text:style-name="P647">on <text:span text:style-name="T539">Update</text:span> → (<text:span text:style-name="T539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677">sort</text:p>
          </table:table-cell>
          <table:table-cell table:style-name="Table9.A2" office:value-type="string">
            <text:p text:style-name="P678">tinyInt</text:p>
          </table:table-cell>
          <table:table-cell table:style-name="Table9.A2" office:value-type="string">
            <text:p text:style-name="P679">Unsigned , nullable</text:p>
          </table:table-cell>
          <table:table-cell table:style-name="Table9.D2" office:value-type="string">
            <text:p text:style-name="P330"/>
          </table:table-cell>
        </table:table-row>
      </table:table>
      <text:p text:style-name="P36"/>
      <text:list xml:id="list3145682523" text:style-name="L20">
        <text:list-item>
          <text:list>
            <text:list-item>
              <text:p text:style-name="P1237">ارتباطات :‌</text:p>
              <text:list>
                <text:list-item>
                  <text:p text:style-name="P1238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50918381172122" text:continue-numbering="true" text:style-name="L20">
        <text:list-item>
          <text:list>
            <text:list-item>
              <text:list>
                <text:list-item>
                  <text:p text:style-name="P1133"><text:span text:style-name="T198">app_settings</text:span><text:span text:style-name="T199"> : </text:span></text:p>
                  <text:list>
                    <text:list-item>
                      <text:p text:style-name="P1239">نوع ارتباط :‌ <text:span text:style-name="T219">1 به n </text:span></text:p>
                    </text:list-item>
                    <text:list-item>
                      <text:p text:style-name="P1240">توضیحات :‌ <text:span text:style-name="T220">هر یک </text:span><text:span text:style-name="T226">رکورد از جدول </text:span><text:span text:style-name="T220"><text:s/></text:span><text:span text:style-name="T196">app_settings</text:span><text:span text:style-name="T221"> دارای </text:span><text:span text:style-name="T222">n رکورد د</text:span><text:span text:style-name="T223">ر این جدول میتواند باشد </text:span><text:span text:style-name="T224">و هر یک رکورد </text:span><text:span text:style-name="T225">در این جدول متعلق به </text:span><text:span text:style-name="T227">یک </text:span><text:span text:style-name="T228">رکورد از جدول </text:span><text:span text:style-name="T196">app_setting</text:span><text:span text:style-name="T229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50918237709231" text:continue-numbering="true" text:style-name="L20">
        <text:list-item>
          <text:list>
            <text:list-item>
              <text:list>
                <text:list-item>
                  <text:p text:style-name="P1241">languages : </text:p>
                  <text:list>
                    <text:list-item>
                      <text:p text:style-name="P1242">نوع : <text:span text:style-name="T230">1 به n</text:span></text:p>
                    </text:list-item>
                    <text:list-item>
                      <text:p text:style-name="P1243">توضیحات :‌ <text:s/><text:span text:style-name="T231">هر یک language </text:span><text:span text:style-name="T232">در این جدول میتواند </text:span><text:span text:style-name="T233">دارای n رکورد باشد !!! </text:span><text:span text:style-name="T234">و هر <text:s/></text:span><text:span text:style-name="T235">یک رکورد در این جدول متعلق به </text:span><text:span text:style-name="T236">یک </text:span><text:span text:style-name="T237">رکورد در جدول </text:span><text:span text:style-name="T238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3">app_setting_translations : <text:span text:style-name="T251">موجودیت app_setting ممکن است </text:span><text:span text:style-name="T252">attribute هایی داشته باشد که </text:span><text:span text:style-name="T253">چندین زبانه باشد !!! </text:span><text:span text:style-name="T254">این جدول </text:span><text:span text:style-name="T255">ترجمه ان attribute ها را ذخیره میکند </text:span></text:p>
        </text:list-item>
      </text:list>
      <text:p text:style-name="P39"/>
      <text:list xml:id="list150919150758995" text:continue-numbering="true" text:style-name="L20">
        <text:list-item>
          <text:list>
            <text:list-item>
              <text:p text:style-name="P1244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600468081904">
          <table:table-cell table:style-name="Table10.A1" office:value-type="string">
            <text:p text:style-name="P374">Name</text:p>
          </table:table-cell>
          <table:table-cell table:style-name="Table10.A1" office:value-type="string">
            <text:p text:style-name="P374">Data Type</text:p>
          </table:table-cell>
          <table:table-cell table:style-name="Table10.A1" office:value-type="string">
            <text:p text:style-name="P374">Attributes</text:p>
          </table:table-cell>
          <table:table-cell table:style-name="Table10.D1" office:value-type="string">
            <text:p text:style-name="P374">Comment</text:p>
          </table:table-cell>
        </table:table-row>
        <table:table-row table:style-name="TableLine94600468123600">
          <table:table-cell table:style-name="Table10.A2" office:value-type="string">
            <text:p text:style-name="P459">id</text:p>
          </table:table-cell>
          <table:table-cell table:style-name="Table10.A2" office:value-type="string">
            <text:p text:style-name="P460">Big int </text:p>
          </table:table-cell>
          <table:table-cell table:style-name="Table10.A2" office:value-type="string">
            <text:p text:style-name="P461">Unsigned , </text:p>
            <text:p text:style-name="P461">not null , </text:p>
            <text:p text:style-name="P462">unique, </text:p>
            <text:p text:style-name="P462">primary key , </text:p>
            <text:p text:style-name="P462">index , </text:p>
            <text:p text:style-name="P463">auto increment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4600468125648">
          <table:table-cell table:style-name="Table10.A2" office:value-type="string">
            <text:p text:style-name="P459">title</text:p>
          </table:table-cell>
          <table:table-cell table:style-name="Table10.A2" office:value-type="string">
            <text:p text:style-name="P464">varchar(60)</text:p>
          </table:table-cell>
          <table:table-cell table:style-name="Table10.A2" office:value-type="string">
            <text:p text:style-name="P465">Not null , </text:p>
          </table:table-cell>
          <table:table-cell table:style-name="Table10.D2" office:value-type="string">
            <text:p text:style-name="P468">عنوان وب سایت </text:p>
          </table:table-cell>
        </table:table-row>
        <table:table-row table:style-name="TableLine94600468126560">
          <table:table-cell table:style-name="Table10.A2" office:value-type="string">
            <text:p text:style-name="P459">shutdown_text</text:p>
          </table:table-cell>
          <table:table-cell table:style-name="Table10.A2" office:value-type="string">
            <text:p text:style-name="P340"><text:span text:style-name="T528">varchar(</text:span><text:span text:style-name="T527">255</text:span><text:span text:style-name="T528">)</text:span></text:p>
          </table:table-cell>
          <table:table-cell table:style-name="Table10.A2" office:value-type="string">
            <text:p text:style-name="P467">Not null ,</text:p>
          </table:table-cell>
          <table:table-cell table:style-name="Table10.D2" office:value-type="string">
            <text:p text:style-name="P469">جمله ای است که وقتی وب سایت تعطیل میشود <text:span text:style-name="T256">ان نمایش داده میشود </text:span></text:p>
          </table:table-cell>
        </table:table-row>
        <table:table-row table:style-name="TableLine94600468127520">
          <table:table-cell table:style-name="Table10.A2" office:value-type="string">
            <text:p text:style-name="P613">copyright</text:p>
          </table:table-cell>
          <table:table-cell table:style-name="Table10.A2" office:value-type="string">
            <text:p text:style-name="P614">varchar(255)</text:p>
          </table:table-cell>
          <table:table-cell table:style-name="Table10.A2" office:value-type="string">
            <text:p text:style-name="P615">Not null</text:p>
          </table:table-cell>
          <table:table-cell table:style-name="Table10.D2" office:value-type="string">
            <text:p text:style-name="P469"/>
          </table:table-cell>
        </table:table-row>
        <table:table-row table:style-name="TableLine94600468128704">
          <table:table-cell table:style-name="Table10.A2" office:value-type="string">
            <text:p text:style-name="P459">app_setting_id</text:p>
          </table:table-cell>
          <table:table-cell table:style-name="Table10.A2" office:value-type="string">
            <text:p text:style-name="P466">Big int </text:p>
          </table:table-cell>
          <table:table-cell table:style-name="Table10.A2" office:value-type="string">
            <text:p text:style-name="P470">Unsigned , </text:p>
            <text:p text:style-name="P470">not null , </text:p>
            <text:p text:style-name="P471">foreign key →</text:p>
            <text:p text:style-name="P471">app_settings(id)</text:p>
            <text:p text:style-name="P412"/>
            <text:p text:style-name="P648">on Delete → (<text:span text:style-name="T539">cascade</text:span>)</text:p>
            <text:p text:style-name="P648"/>
            <text:p text:style-name="P648">on <text:span text:style-name="T539">Update</text:span> → (<text:span text:style-name="T539">cascade</text:span>)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4600468129568">
          <table:table-cell table:style-name="Table10.A2" office:value-type="string">
            <text:p text:style-name="P459">language_id</text:p>
          </table:table-cell>
          <table:table-cell table:style-name="Table10.A2" office:value-type="string">
            <text:p text:style-name="P466">Big int </text:p>
          </table:table-cell>
          <table:table-cell table:style-name="Table10.A2" office:value-type="string">
            <text:p text:style-name="P472">Not null , </text:p>
            <text:p text:style-name="P473">unsigned , </text:p>
            <text:p text:style-name="P473">foreign key → </text:p>
            <text:p text:style-name="P473">languages(id)</text:p>
            <text:p text:style-name="P413"/>
            <text:p text:style-name="P649">on Delete → (<text:span text:style-name="T539">cascade</text:span>)</text:p>
            <text:p text:style-name="P649"/>
            <text:p text:style-name="P649">on <text:span text:style-name="T539">Update</text:span> → (<text:span text:style-name="T539">cascade</text:span>)</text:p>
          </table:table-cell>
          <table:table-cell table:style-name="Table10.D2" office:value-type="string">
            <text:p text:style-name="P330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3511678157" text:style-name="L21">
        <text:list-item>
          <text:p text:style-name="P1245"><text:soft-page-break/>ارتباطات :‌</text:p>
          <text:list>
            <text:list-item>
              <text:p text:style-name="P1246">app_setting<text:span text:style-name="T257">s : </text:span></text:p>
              <text:list>
                <text:list-item>
                  <text:p text:style-name="P1232">نوع : <text:span text:style-name="T258">1 به n </text:span></text:p>
                </text:list-item>
                <text:list-item>
                  <text:p text:style-name="P1233">توضیح : <text:span text:style-name="T259">هر یک از رکورد های app_setting</text:span><text:span text:style-name="T265">s</text:span><text:span text:style-name="T259"> دارای چندین </text:span><text:span text:style-name="T260">translate </text:span><text:span text:style-name="T261">میباشد !!! </text:span><text:span text:style-name="T262">و هر یک از رکورد های </text:span><text:span text:style-name="T250">app_setting_translations <text:s/></text:span><text:span text:style-name="T263">متعلق به یک </text:span><text:span text:style-name="T264">رکورد از جدول app_settings </text:span><text:span text:style-name="T266">است .. </text:span></text:p>
                  <text:p text:style-name="P1233"/>
                </text:list-item>
              </text:list>
            </text:list-item>
          </text:list>
        </text:list-item>
      </text:list>
      <text:p text:style-name="P41"/>
      <text:list xml:id="list150918000409855" text:continue-numbering="true" text:style-name="L21">
        <text:list-item>
          <text:list>
            <text:list-item>
              <text:p text:style-name="P1247">languages : </text:p>
              <text:list>
                <text:list-item>
                  <text:p text:style-name="P1226">نوع : <text:span text:style-name="T267">1 به n </text:span></text:p>
                </text:list-item>
                <text:list-item>
                  <text:p text:style-name="P1228">توضیح :‌ <text:span text:style-name="T268">هر <text:s/>translate </text:span><text:span text:style-name="T269">متعلق به یک language است !! و هر language </text:span><text:span text:style-name="T270">دارای چندین رکورد مرتبط در جدول </text:span><text:span text:style-name="T250">app_setting_translations </text:span><text:span text:style-name="T271">است </text:span></text:p>
                </text:list-item>
              </text:list>
            </text:list-item>
          </text:list>
        </text:list-item>
      </text:list>
      <text:p text:style-name="P98"/>
      <text:list xml:id="list150917373901922" text:continue-numbering="true" text:style-name="L21">
        <text:list-item>
          <text:list>
            <text:list-item>
              <text:p text:style-name="P1281"><text:span text:style-name="T204">app_setting_</text:span><text:span text:style-name="T273">translate</text:span>_<text:span text:style-name="T273">seo</text:span>_attribute<text:span text:style-name="T272">s</text:span> :‌</text:p>
              <text:list>
                <text:list-item>
                  <text:p text:style-name="P1283">نوع :‌<text:span text:style-name="T282">1 به 1 به صورت together </text:span><text:span text:style-name="T283">که پدر </text:span><text:span text:style-name="T290">بزرگ</text:span><text:span text:style-name="T283"> ان app_setting است</text:span></text:p>
                </text:list-item>
                <text:list-item>
                  <text:p text:style-name="P1248">توضیحات :‌ <text:span text:style-name="T284">هر یک </text:span><text:span text:style-name="T285">translate دارای یک seo_attribute است !! و هر یک رکورد از s</text:span><text:span text:style-name="T286">eo attributes </text:span><text:span text:style-name="T287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50917265351653" text:continue-numbering="true" text:style-name="L21">
        <text:list-item>
          <text:p text:style-name="P1664"><text:span text:style-name="T204">app_setting_</text:span><text:span text:style-name="T273">translate</text:span>_<text:span text:style-name="T273">seo</text:span>_attribute<text:span text:style-name="T272">s : </text:span><text:span text:style-name="T274">در این جدول </text:span><text:span text:style-name="T275">attribute های seo یک </text:span><text:span text:style-name="T276">translate ذخیره میشود !!!</text:span></text:p>
          <text:list>
            <text:list-item>
              <text:p text:style-name="P1284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600468191520">
          <table:table-cell table:style-name="Table11.A1" office:value-type="string">
            <text:p text:style-name="P374">Name</text:p>
          </table:table-cell>
          <table:table-cell table:style-name="Table11.A1" office:value-type="string">
            <text:p text:style-name="P374">Data Type</text:p>
          </table:table-cell>
          <table:table-cell table:style-name="Table11.A1" office:value-type="string">
            <text:p text:style-name="P374">Attributes</text:p>
          </table:table-cell>
          <table:table-cell table:style-name="Table11.D1" office:value-type="string">
            <text:p text:style-name="P374">Comment</text:p>
          </table:table-cell>
        </table:table-row>
        <table:table-row table:style-name="TableLine94600468241120">
          <table:table-cell table:style-name="Table11.A2" office:value-type="string">
            <text:p text:style-name="P474">id</text:p>
          </table:table-cell>
          <table:table-cell table:style-name="Table11.A2" office:value-type="string">
            <text:p text:style-name="P477">Big int </text:p>
          </table:table-cell>
          <table:table-cell table:style-name="Table11.A2" office:value-type="string">
            <text:p text:style-name="P485">Unsigned , </text:p>
            <text:p text:style-name="P485">not null , </text:p>
            <text:p text:style-name="P485">index , </text:p>
            <text:p text:style-name="P485">unique , </text:p>
            <text:p text:style-name="P485">primary key , </text:p>
            <text:p text:style-name="P485">auto increment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600468246448">
          <table:table-cell table:style-name="Table11.A2" office:value-type="string">
            <text:p text:style-name="P475">copyright</text:p>
          </table:table-cell>
          <table:table-cell table:style-name="Table11.A2" office:value-type="string">
            <text:p text:style-name="P483">varchar(60)</text:p>
          </table:table-cell>
          <table:table-cell table:style-name="Table11.A2" office:value-type="string">
            <text:p text:style-name="P486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600468247312">
          <table:table-cell table:style-name="Table11.A2" office:value-type="string">
            <text:p text:style-name="P475">robot</text:p>
          </table:table-cell>
          <table:table-cell table:style-name="Table11.A2" office:value-type="string">
            <text:p text:style-name="P480">varchar(30)</text:p>
          </table:table-cell>
          <table:table-cell table:style-name="Table11.A2" office:value-type="string">
            <text:p text:style-name="P487">Not null </text:p>
            <text:p text:style-name="P336"><text:span text:style-name="T279">defualt ‘</text:span>index,follow<text:span text:style-name="T279">’</text:span>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600468248304">
          <table:table-cell table:style-name="Table11.A2" office:value-type="string">
            <text:p text:style-name="P475">designer</text:p>
          </table:table-cell>
          <table:table-cell table:style-name="Table11.A2" office:value-type="string">
            <text:p text:style-name="P481">varchar(30)</text:p>
          </table:table-cell>
          <table:table-cell table:style-name="Table11.A2" office:value-type="string">
            <text:p text:style-name="P488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600468249376">
          <table:table-cell table:style-name="Table11.A2" office:value-type="string">
            <text:p text:style-name="P475">author</text:p>
          </table:table-cell>
          <table:table-cell table:style-name="Table11.A2" office:value-type="string">
            <text:p text:style-name="P335"><text:span text:style-name="T277">varchar(</text:span><text:span text:style-name="T278">60</text:span><text:span text:style-name="T277">)</text:span></text:p>
          </table:table-cell>
          <table:table-cell table:style-name="Table11.A2" office:value-type="string">
            <text:p text:style-name="P488">Not null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600468250368">
          <table:table-cell table:style-name="Table11.A2" office:value-type="string">
            <text:p text:style-name="P475">owner</text:p>
          </table:table-cell>
          <table:table-cell table:style-name="Table11.A2" office:value-type="string">
            <text:p text:style-name="P482">varchar(30)</text:p>
          </table:table-cell>
          <table:table-cell table:style-name="Table11.A2" office:value-type="string">
            <text:p text:style-name="P488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600468251440">
          <table:table-cell table:style-name="Table11.A2" office:value-type="string">
            <text:p text:style-name="P476">app_setting_</text:p>
            <text:p text:style-name="P476">translate_id</text:p>
          </table:table-cell>
          <table:table-cell table:style-name="Table11.A2" office:value-type="string">
            <text:p text:style-name="P484">Big int</text:p>
          </table:table-cell>
          <table:table-cell table:style-name="Table11.A2" office:value-type="string">
            <text:p text:style-name="P489">Unsigned , </text:p>
            <text:p text:style-name="P489">not null ,</text:p>
            <text:p text:style-name="P490">unique , </text:p>
            <text:p text:style-name="P491">foreign key →</text:p>
            <text:p text:style-name="P666">app_setting_translations<text:span text:style-name="T280">(</text:span><text:span text:style-name="T281">id</text:span><text:span text:style-name="T280">)</text:span></text:p>
            <text:p text:style-name="P414"/>
            <text:p text:style-name="P650">on Delete → (<text:span text:style-name="T539">cascade</text:span>)</text:p>
            <text:p text:style-name="P650"/>
            <text:p text:style-name="P650">on <text:span text:style-name="T539">Update</text:span> → (<text:span text:style-name="T539">cascade</text:span>)</text:p>
          </table:table-cell>
          <table:table-cell table:style-name="Table11.D2" office:value-type="string">
            <text:p text:style-name="P330"/>
          </table:table-cell>
        </table:table-row>
      </table:table>
      <text:p text:style-name="P266"/>
      <text:list xml:id="list1945761113" text:style-name="L22">
        <text:list-item>
          <text:list>
            <text:list-item>
              <text:p text:style-name="P1285">ارتباطات :‌</text:p>
              <text:list>
                <text:list-item>
                  <text:p text:style-name="P1282">app_setting_translations :‌</text:p>
                  <text:list>
                    <text:list-item>
                      <text:p text:style-name="P1134"><text:span text:style-name="T289">نوع :‌</text:span><text:span text:style-name="T282">1 به 1 به صورت together </text:span><text:span text:style-name="T283">که </text:span><text:span text:style-name="T288">پدر بزرگ</text:span><text:span text:style-name="T283"> ان app_setting است</text:span></text:p>
                    </text:list-item>
                    <text:list-item>
                      <text:p text:style-name="P1286">توضیحات :‌ <text:span text:style-name="T284">هر یک </text:span><text:span text:style-name="T285">translate دارای یک seo_attribute است !! و هر یک رکورد از s</text:span><text:span text:style-name="T286">eo attributes </text:span><text:span text:style-name="T287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50917829330675" text:continue-numbering="true" text:style-name="L22">
        <text:list-item>
          <text:p text:style-name="P1665"><text:span text:style-name="T291">media_describe_translations : </text:span><text:span text:style-name="T292">هر عکسی که درون جدول media وجود دارد </text:span><text:span text:style-name="T293">میتواند دارای <text:s/>alt <text:s/>, caption برای seo باشد !!! </text:span><text:span text:style-name="T294">و آنها باید multi lang </text:span><text:span text:style-name="T295">باشند !!‌در این جدول </text:span><text:span text:style-name="T296">ترجمه <text:s/>های توضیحات یک عکس را ذخیره میکند </text:span></text:p>
        </text:list-item>
      </text:list>
      <text:p text:style-name="P4"/>
      <text:list xml:id="list150918651646785" text:continue-numbering="true" text:style-name="L22">
        <text:list-item>
          <text:list>
            <text:list-item>
              <text:p text:style-name="P1287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600468279200">
          <table:table-cell table:style-name="Table12.A1" office:value-type="string">
            <text:p text:style-name="P374">Name</text:p>
          </table:table-cell>
          <table:table-cell table:style-name="Table12.A1" office:value-type="string">
            <text:p text:style-name="P374">Data Type</text:p>
          </table:table-cell>
          <table:table-cell table:style-name="Table12.A1" office:value-type="string">
            <text:p text:style-name="P374">Attributes</text:p>
          </table:table-cell>
          <table:table-cell table:style-name="Table12.D1" office:value-type="string">
            <text:p text:style-name="P374">Comment</text:p>
          </table:table-cell>
        </table:table-row>
        <table:table-row table:style-name="TableLine94600468317120">
          <table:table-cell table:style-name="Table12.A2" office:value-type="string">
            <text:p text:style-name="P492">id</text:p>
          </table:table-cell>
          <table:table-cell table:style-name="Table12.A2" office:value-type="string">
            <text:p text:style-name="P493">Big int </text:p>
          </table:table-cell>
          <table:table-cell table:style-name="Table12.A2" office:value-type="string">
            <text:p text:style-name="P493">Unsigned , </text:p>
            <text:p text:style-name="P493">not null , </text:p>
            <text:p text:style-name="P493">index , </text:p>
            <text:p text:style-name="P493">unique , </text:p>
            <text:p text:style-name="P493">primary key , </text:p>
            <text:p text:style-name="P493">autoincrement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600468319872">
          <table:table-cell table:style-name="Table12.A2" office:value-type="string">
            <text:p text:style-name="P492">alt</text:p>
          </table:table-cell>
          <table:table-cell table:style-name="Table12.A2" office:value-type="string">
            <text:p text:style-name="P494">varchar(128)</text:p>
          </table:table-cell>
          <table:table-cell table:style-name="Table12.A2" office:value-type="string">
            <text:p text:style-name="P330"><text:s/><text:span text:style-name="T297">Not null </text:span>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600468320784">
          <table:table-cell table:style-name="Table12.A2" office:value-type="string">
            <text:p text:style-name="P492">caption</text:p>
          </table:table-cell>
          <table:table-cell table:style-name="Table12.A2" office:value-type="string">
            <text:p text:style-name="P496">varchar(<text:span text:style-name="T298">255</text:span>)</text:p>
          </table:table-cell>
          <table:table-cell table:style-name="Table12.A2" office:value-type="string">
            <text:p text:style-name="P497">Nullable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600468321744">
          <table:table-cell table:style-name="Table12.A2" office:value-type="string">
            <text:p text:style-name="P492">media_id</text:p>
          </table:table-cell>
          <table:table-cell table:style-name="Table12.A2" office:value-type="string">
            <text:p text:style-name="P495">Big int </text:p>
          </table:table-cell>
          <table:table-cell table:style-name="Table12.A2" office:value-type="string">
            <text:p text:style-name="P498">Unsigned,</text:p>
            <text:p text:style-name="P499">not null , </text:p>
            <text:p text:style-name="P499">foreign key → </text:p>
            <text:p text:style-name="P499">media(id)</text:p>
            <text:p text:style-name="P416"/>
            <text:p text:style-name="P652">on Delete → (<text:span text:style-name="T539">cascade</text:span>)</text:p>
            <text:p text:style-name="P652"/>
            <text:p text:style-name="P652">on <text:span text:style-name="T539">Update</text:span> → (<text:span text:style-name="T539">cascade</text:span>)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600468322736">
          <table:table-cell table:style-name="Table12.A2" office:value-type="string">
            <text:p text:style-name="P492">language_id</text:p>
          </table:table-cell>
          <table:table-cell table:style-name="Table12.A2" office:value-type="string">
            <text:p text:style-name="P495">Big int </text:p>
          </table:table-cell>
          <table:table-cell table:style-name="Table12.A2" office:value-type="string">
            <text:p text:style-name="P500">Unsigned , </text:p>
            <text:p text:style-name="P500">not null , </text:p>
            <text:p text:style-name="P500">foreign key → </text:p>
            <text:p text:style-name="P500">languages(id)</text:p>
            <text:p text:style-name="P415"/>
            <text:p text:style-name="P651">on Delete → (<text:span text:style-name="T539">cascade</text:span>)</text:p>
            <text:p text:style-name="P651"/>
            <text:p text:style-name="P651">on <text:span text:style-name="T539">Update</text:span> → (<text:span text:style-name="T539">cascade</text:span>)</text:p>
          </table:table-cell>
          <table:table-cell table:style-name="Table12.D2" office:value-type="string">
            <text:p text:style-name="P330"/>
          </table:table-cell>
        </table:table-row>
      </table:table>
      <text:p text:style-name="P267"/>
      <text:list xml:id="list2265152403" text:style-name="L23">
        <text:list-item>
          <text:p text:style-name="P1288">روابط :‌</text:p>
          <text:list>
            <text:list-item>
              <text:p text:style-name="P1289">media :‌</text:p>
              <text:list>
                <text:list-item>
                  <text:p text:style-name="P1222">نوع ‌: <text:span text:style-name="T300">1 به </text:span><text:span text:style-name="T301">n </text:span></text:p>
                </text:list-item>
                <text:list-item>
                  <text:p text:style-name="P1222">توضیحات :‌ <text:span text:style-name="T304">هر یک translate متعلق به یک </text:span><text:span text:style-name="T30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50917718519615" text:continue-numbering="true" text:style-name="L23">
        <text:list-item>
          <text:list>
            <text:list-item>
              <text:p text:style-name="P1290">languages : </text:p>
              <text:list>
                <text:list-item>
                  <text:p text:style-name="P1270">نوع : <text:span text:style-name="T306">1 به n </text:span></text:p>
                </text:list-item>
                <text:list-item>
                  <text:p text:style-name="P1291">توضیحات : <text:span text:style-name="T307">هر یک translate متعلق به یک language است و هر language دارای چندین </text:span><text:span text:style-name="T308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666"><text:span text:style-name="T303">user_bio_</text:span>translations: <text:span text:style-name="T311">این جدول </text:span><text:span text:style-name="T312">بیوگرافی کاربران را به صورت multilang ذخیره میکند !!!</text:span></text:p>
        </text:list-item>
      </text:list>
      <text:p text:style-name="P5"/>
      <text:list xml:id="list150918510913172" text:continue-numbering="true" text:style-name="L23">
        <text:list-item>
          <text:list>
            <text:list-item>
              <text:p text:style-name="P1292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600468364368">
          <table:table-cell table:style-name="Table13.A1" office:value-type="string">
            <text:p text:style-name="P374">Name</text:p>
          </table:table-cell>
          <table:table-cell table:style-name="Table13.A1" office:value-type="string">
            <text:p text:style-name="P374">Data Type</text:p>
          </table:table-cell>
          <table:table-cell table:style-name="Table13.A1" office:value-type="string">
            <text:p text:style-name="P374">Attributes</text:p>
          </table:table-cell>
          <table:table-cell table:style-name="Table13.D1" office:value-type="string">
            <text:p text:style-name="P374">Comment</text:p>
          </table:table-cell>
        </table:table-row>
        <table:table-row table:style-name="TableLine94600468395184">
          <table:table-cell table:style-name="Table13.A2" office:value-type="string">
            <text:p text:style-name="P505">id</text:p>
          </table:table-cell>
          <table:table-cell table:style-name="Table13.A2" office:value-type="string">
            <text:p text:style-name="P506">Big int </text:p>
          </table:table-cell>
          <table:table-cell table:style-name="Table13.A2" office:value-type="string">
            <text:p text:style-name="P507">Unsigned,</text:p>
            <text:p text:style-name="P508">Not null , </text:p>
            <text:p text:style-name="P508">unique , </text:p>
            <text:p text:style-name="P508">index , </text:p>
            <text:p text:style-name="P508">primary key , </text:p>
            <text:p text:style-name="P508">auto increment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600468397488">
          <table:table-cell table:style-name="Table13.A2" office:value-type="string">
            <text:p text:style-name="P505">bio</text:p>
          </table:table-cell>
          <table:table-cell table:style-name="Table13.A2" office:value-type="string">
            <text:p text:style-name="P506">varchar(<text:span text:style-name="T313">400</text:span>)</text:p>
          </table:table-cell>
          <table:table-cell table:style-name="Table13.A2" office:value-type="string">
            <text:p text:style-name="P330"><text:s/><text:span text:style-name="T314">Not null </text:span>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600468398400">
          <table:table-cell table:style-name="Table13.A2" office:value-type="string">
            <text:p text:style-name="P505">user_id</text:p>
          </table:table-cell>
          <table:table-cell table:style-name="Table13.A2" office:value-type="string">
            <text:p text:style-name="P504">Big int </text:p>
          </table:table-cell>
          <table:table-cell table:style-name="Table13.A2" office:value-type="string">
            <text:p text:style-name="P501">Unsigned , </text:p>
            <text:p text:style-name="P501">not null ,</text:p>
            <text:p text:style-name="P503">foreign key → </text:p>
            <text:p text:style-name="P503"><text:span text:style-name="T315">users</text:span> (id)</text:p>
            <text:p text:style-name="P418"/>
            <text:p text:style-name="P654">on Delete → (<text:span text:style-name="T539">cascade</text:span>)</text:p>
            <text:p text:style-name="P654"/>
            <text:p text:style-name="P654">on <text:span text:style-name="T539">Update</text:span> → (<text:span text:style-name="T539">cascade</text:span>)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600468399360">
          <table:table-cell table:style-name="Table13.A2" office:value-type="string">
            <text:p text:style-name="P505">language_id</text:p>
          </table:table-cell>
          <table:table-cell table:style-name="Table13.A2" office:value-type="string">
            <text:p text:style-name="P504">Big int </text:p>
          </table:table-cell>
          <table:table-cell table:style-name="Table13.A2" office:value-type="string">
            <text:p text:style-name="P501">Unsigned , </text:p>
            <text:p text:style-name="P501">not null , </text:p>
            <text:p text:style-name="P502">foreign key → </text:p>
            <text:p text:style-name="P502">languages (id)</text:p>
            <text:p text:style-name="P417"/>
            <text:p text:style-name="P653">on Delete → (<text:span text:style-name="T539">cascade</text:span>)</text:p>
            <text:p text:style-name="P653"/>
            <text:p text:style-name="P653">on <text:span text:style-name="T539">Update</text:span> → (<text:span text:style-name="T539">cascade</text:span>)</text:p>
          </table:table-cell>
          <table:table-cell table:style-name="Table13.D2" office:value-type="string">
            <text:p text:style-name="P330"/>
          </table:table-cell>
        </table:table-row>
      </table:table>
      <text:p text:style-name="P268"/>
      <text:list xml:id="list2523246197" text:style-name="L24">
        <text:list-item>
          <text:p text:style-name="P1293">روابط : </text:p>
          <text:list>
            <text:list-item>
              <text:p text:style-name="P1294">users <text:s/>:</text:p>
              <text:list>
                <text:list-item>
                  <text:p text:style-name="P1177">نوع : <text:span text:style-name="T318">1 به n </text:span></text:p>
                </text:list-item>
                <text:list-item>
                  <text:p text:style-name="P1179">توضیحات :‌ <text:span text:style-name="T319">هر یک user دارای چندین </text:span><text:span text:style-name="T320">bio با توجه به زبان های مختلف است </text:span><text:span text:style-name="T321">و هر یک از bio ها متعلق به یک user است !!!</text:span></text:p>
                </text:list-item>
              </text:list>
            </text:list-item>
          </text:list>
        </text:list-item>
      </text:list>
      <text:p text:style-name="P53"/>
      <text:list xml:id="list150918382918975" text:continue-numbering="true" text:style-name="L24">
        <text:list-item>
          <text:list>
            <text:list-item>
              <text:p text:style-name="P1295">languages : </text:p>
              <text:list>
                <text:list-item>
                  <text:p text:style-name="P1272">نوع :‌ <text:span text:style-name="T322">1 به n </text:span></text:p>
                </text:list-item>
                <text:list-item>
                  <text:p text:style-name="P1296">توضیحات :‌ <text:span text:style-name="T322">هر </text:span><text:span text:style-name="T323">bio متعلق به یک language است </text:span><text:span text:style-name="T324">و هر یک language دارای چندین </text:span><text:span text:style-name="T325">bio است !!!</text:span></text:p>
                </text:list-item>
              </text:list>
            </text:list-item>
          </text:list>
        </text:list-item>
        <text:list-item>
          <text:p text:style-name="P1677">font_icons : در این جدول <text:span text:style-name="T329">font icons ها را ذخیره میکند !!!</text:span></text:p>
        </text:list-item>
      </text:list>
      <text:p text:style-name="P54"/>
      <text:list xml:id="list150917382248651" text:continue-numbering="true" text:style-name="L24">
        <text:list-item>
          <text:list>
            <text:list-item>
              <text:p text:style-name="P1297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600468441088">
          <table:table-cell table:style-name="Table14.A1" office:value-type="string">
            <text:p text:style-name="P374">Name</text:p>
          </table:table-cell>
          <table:table-cell table:style-name="Table14.A1" office:value-type="string">
            <text:p text:style-name="P374">Data Type</text:p>
          </table:table-cell>
          <table:table-cell table:style-name="Table14.A1" office:value-type="string">
            <text:p text:style-name="P374">Attributes</text:p>
          </table:table-cell>
          <table:table-cell table:style-name="Table14.D1" office:value-type="string">
            <text:p text:style-name="P374">Comment</text:p>
          </table:table-cell>
        </table:table-row>
        <table:table-row table:style-name="TableLine94600468474080">
          <table:table-cell table:style-name="Table14.A2" office:value-type="string">
            <text:p text:style-name="P509">id</text:p>
          </table:table-cell>
          <table:table-cell table:style-name="Table14.A2" office:value-type="string">
            <text:p text:style-name="P510">Big int </text:p>
          </table:table-cell>
          <table:table-cell table:style-name="Table14.A2" office:value-type="string">
            <text:p text:style-name="P510">Unsigned ,<text:span text:style-name="T330">index</text:span></text:p>
            <text:p text:style-name="P511">primary key ,</text:p>
            <text:p text:style-name="P511">unique,</text:p>
            <text:p text:style-name="P511">not null ,</text:p>
            <text:p text:style-name="P511">auto increment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4600468475776">
          <table:table-cell table:style-name="Table14.A2" office:value-type="string">
            <text:p text:style-name="P509">name</text:p>
          </table:table-cell>
          <table:table-cell table:style-name="Table14.A2" office:value-type="string">
            <text:p text:style-name="P511">varchar(48)</text:p>
          </table:table-cell>
          <table:table-cell table:style-name="Table14.A2" office:value-type="string">
            <text:p text:style-name="P513">Not null 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4600468476688">
          <table:table-cell table:style-name="Table14.A2" office:value-type="string">
            <text:p text:style-name="P509">class</text:p>
          </table:table-cell>
          <table:table-cell table:style-name="Table14.A2" office:value-type="string">
            <text:p text:style-name="P342"><text:span text:style-name="T530">varchar(</text:span><text:span text:style-name="T331">5</text:span><text:span text:style-name="T529">6</text:span><text:span text:style-name="T530">)</text:span></text:p>
          </table:table-cell>
          <table:table-cell table:style-name="Table14.A2" office:value-type="string">
            <text:p text:style-name="P514">Unique , not null </text:p>
          </table:table-cell>
          <table:table-cell table:style-name="Table14.D2" office:value-type="string">
            <text:p text:style-name="P516">Css class</text:p>
          </table:table-cell>
        </table:table-row>
        <table:table-row table:style-name="TableLine94600468477648">
          <table:table-cell table:style-name="Table14.A2" office:value-type="string">
            <text:p text:style-name="P509">unicode</text:p>
          </table:table-cell>
          <table:table-cell table:style-name="Table14.A2" office:value-type="string">
            <text:p text:style-name="P512">varchar(12)</text:p>
          </table:table-cell>
          <table:table-cell table:style-name="Table14.A2" office:value-type="string">
            <text:p text:style-name="P515">Not null </text:p>
          </table:table-cell>
          <table:table-cell table:style-name="Table14.D2" office:value-type="string">
            <text:p text:style-name="P330"/>
          </table:table-cell>
        </table:table-row>
      </table:table>
      <text:p text:style-name="P269"/>
      <text:list xml:id="list1060855435" text:style-name="L25">
        <text:list-item>
          <text:list>
            <text:list-item>
              <text:p text:style-name="P1298">ارتباطات : </text:p>
              <text:list>
                <text:list-item>
                  <text:p text:style-name="P1299">users : </text:p>
                  <text:list>
                    <text:list-item>
                      <text:p text:style-name="P1300">نوع : <text:span text:style-name="T424">1 به n </text:span></text:p>
                    </text:list-item>
                    <text:list-item>
                      <text:p text:style-name="P1300">توضیحات : <text:span text:style-name="T425">هر یک کاربر میتواند </text:span><text:span text:style-name="T426">چندین </text:span><text:span text:style-name="T427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50918315032738" text:continue-numbering="true" text:style-name="L25">
        <text:list-item>
          <text:list>
            <text:list-item>
              <text:list>
                <text:list-item>
                  <text:p text:style-name="P1301">dates : </text:p>
                  <text:list>
                    <text:list-item>
                      <text:p text:style-name="P1302">نوع : <text:span text:style-name="T333">1 به n</text:span></text:p>
                    </text:list-item>
                    <text:list-item>
                      <text:p text:style-name="P1135"><text:span text:style-name="T332">توضیحات : </text:span><text:span text:style-name="T334">هر </text:span><text:span text:style-name="T335">یک ROW از </text:span><text:span text:style-name="T336">FONT ICONS </text:span><text:span text:style-name="T337">میتواند دارای </text:span><text:span text:style-name="T340">N</text:span><text:span text:style-name="T338"> رکورد مرتبط در جدول DATES داشته باشد (CREATED_AT , UPDATED AT ) </text:span><text:span text:style-name="T339">و هر یک از رکورد های </text:span><text:span text:style-name="T341">DATES میتواند متعلق به </text:span><text:span text:style-name="T342">۱</text:span><text:span text:style-name="T341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50917163649164" text:continue-numbering="true" text:style-name="L25">
        <text:list-item>
          <text:list>
            <text:list-item>
              <text:list>
                <text:list-item>
                  <text:p text:style-name="P1303">iconables : </text:p>
                  <text:list>
                    <text:list-item>
                      <text:p text:style-name="P1305">نوع : <text:span text:style-name="T359">1 به n</text:span></text:p>
                    </text:list-item>
                    <text:list-item>
                      <text:p text:style-name="P1306">توضیحات : <text:span text:style-name="T36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50918454927400" text:continue-numbering="true" text:style-name="L25">
        <text:list-item>
          <text:list>
            <text:list-item>
              <text:list>
                <text:list-item>
                  <text:p text:style-name="P1309">icon_groups : </text:p>
                  <text:list>
                    <text:list-item>
                      <text:p text:style-name="P1311">نوع : </text:p>
                    </text:list-item>
                    <text:list-item>
                      <text:p text:style-name="P1311">توضیحات :‌ <text:span text:style-name="T374">هر یک رکورد از font icons میتواند متعلق به چندین </text:span><text:span text:style-name="T375">group باشد <text:s/></text:span><text:span text:style-name="T376">و هر یک group میتواند دارای چندین font_icons باشد </text:span></text:p>
                    </text:list-item>
                    <text:list-item>
                      <text:p text:style-name="P1311">جدول <text:span text:style-name="T37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378">icon_groupables </text:span></text:p>
      <text:p text:style-name="P68"/>
      <text:p text:style-name="P68"/>
      <text:p text:style-name="P68"/>
      <text:p text:style-name="P68"/>
      <text:p text:style-name="P68"><text:soft-page-break/></text:p>
      <text:list xml:id="list2389991878" text:style-name="L26">
        <text:list-item>
          <text:list>
            <text:list-item>
              <text:list>
                <text:list-item>
                  <text:p text:style-name="P1136"><text:span text:style-name="T404">icon_groupables </text:span><text:span text:style-name="T388"><text:s/></text:span></text:p>
                  <text:list>
                    <text:list-item>
                      <text:p text:style-name="P1313">نوع : <text:span text:style-name="T391">1 به n </text:span></text:p>
                    </text:list-item>
                    <text:list-item>
                      <text:p text:style-name="P1313">توضیحات ‌: <text:s/><text:span text:style-name="T392">هر یک font icon <text:s/></text:span><text:span text:style-name="T393">میتواند دارای چندین رکورد در جدول icon_groupables باشد </text:span><text:span text:style-name="T394">و هر یک رکورد از جدول icon_groupables میتواند </text:span><text:span text:style-name="T395">متعلق به یک رکورد </text:span><text:span text:style-name="T39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0918654248498" text:continue-list="list150918454927400" text:style-name="L25">
        <text:list-item>
          <text:p text:style-name="P1678">custom_icons : <text:span text:style-name="T344">در این جدول ایکون های custom ذخیره میشوند !!!</text:span></text:p>
        </text:list-item>
      </text:list>
      <text:p text:style-name="P55"/>
      <text:list xml:id="list150917999837796" text:continue-numbering="true" text:style-name="L25">
        <text:list-item>
          <text:list>
            <text:list-item>
              <text:p text:style-name="P1315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600468514912">
          <table:table-cell table:style-name="Table15.A1" office:value-type="string">
            <text:p text:style-name="P374">Name</text:p>
          </table:table-cell>
          <table:table-cell table:style-name="Table15.A1" office:value-type="string">
            <text:p text:style-name="P374">Data Type</text:p>
          </table:table-cell>
          <table:table-cell table:style-name="Table15.A1" office:value-type="string">
            <text:p text:style-name="P374">Attributes</text:p>
          </table:table-cell>
          <table:table-cell table:style-name="Table15.D1" office:value-type="string">
            <text:p text:style-name="P374">Comment</text:p>
          </table:table-cell>
        </table:table-row>
        <table:table-row table:style-name="TableLine94600468200048">
          <table:table-cell table:style-name="Table15.A2" office:value-type="string">
            <text:p text:style-name="P521">id</text:p>
          </table:table-cell>
          <table:table-cell table:style-name="Table15.A2" office:value-type="string">
            <text:p text:style-name="P520">Big int</text:p>
          </table:table-cell>
          <table:table-cell table:style-name="Table15.A2" office:value-type="string">
            <text:p text:style-name="P520">Unsigned , index , </text:p>
            <text:p text:style-name="P520">not null , </text:p>
            <text:p text:style-name="P517">unique , </text:p>
            <text:p text:style-name="P517">primary key , </text:p>
            <text:p text:style-name="P517">auto increment</text:p>
          </table:table-cell>
          <table:table-cell table:style-name="Table15.D2" office:value-type="string">
            <text:p text:style-name="P330"/>
          </table:table-cell>
        </table:table-row>
        <table:table-row table:style-name="TableLine94600468561520">
          <table:table-cell table:style-name="Table15.A2" office:value-type="string">
            <text:p text:style-name="P521">name</text:p>
          </table:table-cell>
          <table:table-cell table:style-name="Table15.A2" office:value-type="string">
            <text:p text:style-name="P518">varchar(48)</text:p>
          </table:table-cell>
          <table:table-cell table:style-name="Table15.A2" office:value-type="string">
            <text:p text:style-name="P519">Not null </text:p>
          </table:table-cell>
          <table:table-cell table:style-name="Table15.D2" office:value-type="string">
            <text:p text:style-name="P330"/>
          </table:table-cell>
        </table:table-row>
      </table:table>
      <text:p text:style-name="P270"/>
      <text:list xml:id="list3487460045" text:style-name="L27">
        <text:list-item>
          <text:list>
            <text:list-item>
              <text:p text:style-name="P1316">روابط : </text:p>
              <text:list>
                <text:list-item>
                  <text:p text:style-name="P1317">users : </text:p>
                  <text:list>
                    <text:list-item>
                      <text:p text:style-name="P1317">نوع : <text:span text:style-name="T428">1 به n </text:span></text:p>
                    </text:list-item>
                    <text:list-item>
                      <text:p text:style-name="P1318">توضیحات :‌<text:span text:style-name="T429">هر یک کاربر </text:span><text:span text:style-name="T430">میتواند</text:span><text:span text:style-name="T429"> دارای چندین custom_icon</text:span><text:span text:style-name="T430"> </text:span><text:span text:style-name="T431">باشد و هر یک custom_icon متعلق به یک کاربر است !!! </text:span><text:span text:style-name="T432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50918597685424" text:continue-numbering="true" text:style-name="L27">
        <text:list-item>
          <text:list>
            <text:list-item>
              <text:list>
                <text:list-item>
                  <text:p text:style-name="P1316">dates : </text:p>
                  <text:list>
                    <text:list-item>
                      <text:p text:style-name="P1319">نوع : <text:span text:style-name="T346">1 به n</text:span></text:p>
                    </text:list-item>
                    <text:list-item>
                      <text:p text:style-name="P1319">توضیحات : <text:s/><text:span text:style-name="T347">هر یک custom icon دارای چندین </text:span><text:span text:style-name="T348">رکورد در جدول dates </text:span><text:span text:style-name="T349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50917301650998" text:continue-numbering="true" text:style-name="L27">
        <text:list-item>
          <text:list>
            <text:list-item>
              <text:list>
                <text:list-item>
                  <text:p text:style-name="P1320">media : </text:p>
                  <text:list>
                    <text:list-item>
                      <text:p text:style-name="P1250">نوع : <text:span text:style-name="T351">1 به 1 </text:span></text:p>
                    </text:list-item>
                    <text:list-item>
                      <text:p text:style-name="P1250">توضیحات : <text:span text:style-name="T35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50918126164160" text:continue-numbering="true" text:style-name="L27">
        <text:list-item>
          <text:list>
            <text:list-item>
              <text:list>
                <text:list-item>
                  <text:p text:style-name="P1304">iconables : </text:p>
                  <text:list>
                    <text:list-item>
                      <text:p text:style-name="P1307">نوع : <text:span text:style-name="T359">1 به n</text:span></text:p>
                    </text:list-item>
                    <text:list-item>
                      <text:p text:style-name="P1308">توضیحات : <text:span text:style-name="T36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6"/>
      <text:p text:style-name="P66"/>
      <text:p text:style-name="P66"/>
      <text:list xml:id="list150918309171794" text:continue-numbering="true" text:style-name="L27">
        <text:list-item>
          <text:list>
            <text:list-item>
              <text:list>
                <text:list-item>
                  <text:p text:style-name="P1321"><text:soft-page-break/>icon_groups : </text:p>
                  <text:list>
                    <text:list-item>
                      <text:p text:style-name="P1323">نوع :‌<text:span text:style-name="T379">n به n</text:span></text:p>
                    </text:list-item>
                    <text:list-item>
                      <text:p text:style-name="P1325">توضیحات : <text:span text:style-name="T380">هر یک رکورد از جدول custom_icons میتواند </text:span><text:span text:style-name="T381">متعلق به چندینgroup باشد و هر یک رکورد از جدول icon_groups میتواند دارای چندین custom icon </text:span><text:span text:style-name="T382">باشد </text:span></text:p>
                    </text:list-item>
                    <text:list-item>
                      <text:p text:style-name="P1325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79"><text:tab/><text:tab/><text:tab/></text:span><text:span text:style-name="T383">icon_groupable </text:span></text:p>
      <text:p text:style-name="P9"/>
      <text:p text:style-name="P9"/>
      <text:list xml:id="list2348449464" text:style-name="L28">
        <text:list-item>
          <text:list>
            <text:list-item>
              <text:list>
                <text:list-item>
                  <text:p text:style-name="P1138"><text:span text:style-name="T403">icon_groupables</text:span><text:span text:style-name="T389">: </text:span></text:p>
                </text:list-item>
              </text:list>
            </text:list-item>
          </text:list>
        </text:list-item>
      </text:list>
      <text:list xml:id="list150917177962061" text:continue-list="list2389991878" text:style-name="L26">
        <text:list-item>
          <text:list>
            <text:list-item>
              <text:list>
                <text:list-item>
                  <text:list>
                    <text:list-item>
                      <text:p text:style-name="P1327">نوع : <text:span text:style-name="T397">1 به n </text:span></text:p>
                    </text:list-item>
                    <text:list-item>
                      <text:p text:style-name="P1327">توضیحات : <text:span text:style-name="T398">هر یک custom icon </text:span><text:span text:style-name="T399">میتواند چندین رکورد در جدول icon_groupables </text:span><text:span text:style-name="T400">داشته باشد </text:span><text:span text:style-name="T401">و هر یک </text:span><text:span text:style-name="T40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50917739567181" text:continue-list="list150918309171794" text:style-name="L27">
        <text:list-item>
          <text:p text:style-name="P1679">iconables : <text:span text:style-name="T354">در این جدول موجودیت های ایکون پذیر ذخیره میشود !!!</text:span><text:span text:style-name="T355">هر موجودیتی که دارای ایکون باشد </text:span><text:span text:style-name="T356">، اطلاعات موجودیت و ایکون مورد نظر در این جدول ذخیره میشود </text:span></text:p>
        </text:list-item>
      </text:list>
      <text:p text:style-name="P59"><text:tab/><text:span text:style-name="T357">این جدول بین چندین موجودیت share میشود </text:span></text:p>
      <text:list xml:id="list150919179699882" text:continue-numbering="true" text:style-name="L27">
        <text:list-header>
          <text:p text:style-name="P1329"/>
        </text:list-header>
      </text:list>
      <text:p text:style-name="P58"/>
      <text:list xml:id="list150918930898445" text:continue-numbering="true" text:style-name="L27">
        <text:list-item>
          <text:list>
            <text:list-item>
              <text:p text:style-name="P1330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600468693872">
          <table:table-cell table:style-name="Table16.A1" office:value-type="string">
            <text:p text:style-name="P374">Name</text:p>
          </table:table-cell>
          <table:table-cell table:style-name="Table16.A1" office:value-type="string">
            <text:p text:style-name="P374">Data Type</text:p>
          </table:table-cell>
          <table:table-cell table:style-name="Table16.A1" office:value-type="string">
            <text:p text:style-name="P374">Attributes</text:p>
          </table:table-cell>
          <table:table-cell table:style-name="Table16.D1" office:value-type="string">
            <text:p text:style-name="P374">Comment</text:p>
          </table:table-cell>
        </table:table-row>
        <table:table-row table:style-name="TableLine94600468713536">
          <table:table-cell table:style-name="Table16.A2" office:value-type="string">
            <text:p text:style-name="P522">id</text:p>
          </table:table-cell>
          <table:table-cell table:style-name="Table16.A2" office:value-type="string">
            <text:p text:style-name="P525">Big int </text:p>
          </table:table-cell>
          <table:table-cell table:style-name="Table16.A2" office:value-type="string">
            <text:p text:style-name="P525">Unsigned , </text:p>
            <text:p text:style-name="P526">not null , </text:p>
            <text:p text:style-name="P527">primary key , </text:p>
            <text:p text:style-name="P527">auto increment,</text:p>
            <text:p text:style-name="P528">unique , </text:p>
            <text:p text:style-name="P529">index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600468715008">
          <table:table-cell table:style-name="Table16.A2" office:value-type="string">
            <text:p text:style-name="P523">object_type</text:p>
          </table:table-cell>
          <table:table-cell table:style-name="Table16.A2" office:value-type="string">
            <text:p text:style-name="P531">varchar(255)</text:p>
          </table:table-cell>
          <table:table-cell table:style-name="Table16.A2" office:value-type="string">
            <text:p text:style-name="P537">Not null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600468715920">
          <table:table-cell table:style-name="Table16.A2" office:value-type="string">
            <text:p text:style-name="P523">object_id</text:p>
          </table:table-cell>
          <table:table-cell table:style-name="Table16.A2" office:value-type="string">
            <text:p text:style-name="P533">Big int </text:p>
          </table:table-cell>
          <table:table-cell table:style-name="Table16.A2" office:value-type="string">
            <text:p text:style-name="P532">Unsigned ,</text:p>
            <text:p text:style-name="P532"><text:s/><text:span text:style-name="T358">not null </text:span>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600468716880">
          <table:table-cell table:style-name="Table16.A2" office:value-type="string">
            <text:p text:style-name="P524">icon_type</text:p>
          </table:table-cell>
          <table:table-cell table:style-name="Table16.A2" office:value-type="string">
            <text:p text:style-name="P530">varchar(255)</text:p>
          </table:table-cell>
          <table:table-cell table:style-name="Table16.A2" office:value-type="string">
            <text:p text:style-name="P537">Not null </text:p>
          </table:table-cell>
          <table:table-cell table:style-name="Table16.D2" office:value-type="string">
            <text:p text:style-name="P538">Custom || font </text:p>
          </table:table-cell>
        </table:table-row>
        <table:table-row table:style-name="TableLine94600468718064">
          <table:table-cell table:style-name="Table16.A2" office:value-type="string">
            <text:p text:style-name="P524">icon_id</text:p>
          </table:table-cell>
          <table:table-cell table:style-name="Table16.A2" office:value-type="string">
            <text:p text:style-name="P533">Big int </text:p>
          </table:table-cell>
          <table:table-cell table:style-name="Table16.A2" office:value-type="string">
            <text:p text:style-name="P532">Unsigned ,</text:p>
            <text:p text:style-name="P532"><text:s/><text:span text:style-name="T358">not null </text:span></text:p>
          </table:table-cell>
          <table:table-cell table:style-name="Table16.D2" office:value-type="string">
            <text:p text:style-name="P330"/>
          </table:table-cell>
        </table:table-row>
      </table:table>
      <text:p text:style-name="P271"/>
      <text:list xml:id="list585749370" text:style-name="L29">
        <text:list-item>
          <text:list>
            <text:list-item>
              <text:p text:style-name="P1331">روابط : </text:p>
              <text:list>
                <text:list-item>
                  <text:p text:style-name="P1332">font_icons : </text:p>
                  <text:list>
                    <text:list-item>
                      <text:p text:style-name="P1333">نوع <text:s/>:‌<text:span text:style-name="T359">1 به n</text:span></text:p>
                    </text:list-item>
                    <text:list-item>
                      <text:p text:style-name="P1333">توضیحات : <text:span text:style-name="T36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50918193649857" text:continue-numbering="true" text:style-name="L29">
        <text:list-item>
          <text:list>
            <text:list-item>
              <text:list>
                <text:list-item>
                  <text:p text:style-name="P1334">custom_icons : </text:p>
                  <text:list>
                    <text:list-item>
                      <text:p text:style-name="P1334">نوع : <text:span text:style-name="T359">1 به n</text:span></text:p>
                    </text:list-item>
                    <text:list-item>
                      <text:p text:style-name="P1334">توضیحات : <text:span text:style-name="T36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139"><text:span text:style-name="T372">icon_groups</text:span><text:span text:style-name="T373"> : </text:span></text:p>
                  <text:list>
                    <text:list-item>
                      <text:p text:style-name="P1335">نوع : <text:span text:style-name="T368">1 به 1 </text:span></text:p>
                    </text:list-item>
                    <text:list-item>
                      <text:p text:style-name="P1335">توضیحات : <text:s/><text:span text:style-name="T368">(هر icon_group خود میتواند دارای ایکون باشد !!!) </text:span><text:span text:style-name="T369">هر یک رکورد از icon_group </text:span><text:span text:style-name="T370">میتواند دارای یک رکورد </text:span><text:span text:style-name="T371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0">icon_groups : <text:span text:style-name="T363">این جدول برای ساخت گروه هایی برای icon ساخته شده </text:span></text:p>
        </text:list-item>
      </text:list>
      <text:p text:style-name="P63"/>
      <text:list xml:id="list150917800601138" text:continue-numbering="true" text:style-name="L29">
        <text:list-item>
          <text:list>
            <text:list-item>
              <text:p text:style-name="P1337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600468764496">
          <table:table-cell table:style-name="Table17.A1" office:value-type="string">
            <text:p text:style-name="P374">Name</text:p>
          </table:table-cell>
          <table:table-cell table:style-name="Table17.A1" office:value-type="string">
            <text:p text:style-name="P374">Data Type</text:p>
          </table:table-cell>
          <table:table-cell table:style-name="Table17.A1" office:value-type="string">
            <text:p text:style-name="P374">Attributes</text:p>
          </table:table-cell>
          <table:table-cell table:style-name="Table17.D1" office:value-type="string">
            <text:p text:style-name="P374">Comment</text:p>
          </table:table-cell>
        </table:table-row>
        <table:table-row table:style-name="TableLine94600468784032">
          <table:table-cell table:style-name="Table17.A2" office:value-type="string">
            <text:p text:style-name="P522">id</text:p>
          </table:table-cell>
          <table:table-cell table:style-name="Table17.A2" office:value-type="string">
            <text:p text:style-name="P525">Big int </text:p>
          </table:table-cell>
          <table:table-cell table:style-name="Table17.A2" office:value-type="string">
            <text:p text:style-name="P525">Unsigned , </text:p>
            <text:p text:style-name="P526">not null , </text:p>
            <text:p text:style-name="P527">primary key , </text:p>
            <text:p text:style-name="P527">auto increment,</text:p>
            <text:p text:style-name="P528">unique , </text:p>
            <text:p text:style-name="P529">index </text:p>
          </table:table-cell>
          <table:table-cell table:style-name="Table17.D2" office:value-type="string">
            <text:p text:style-name="P330"/>
          </table:table-cell>
        </table:table-row>
        <table:table-row table:style-name="TableLine94600468785376">
          <table:table-cell table:style-name="Table17.A2" office:value-type="string">
            <text:p text:style-name="P534">name</text:p>
          </table:table-cell>
          <table:table-cell table:style-name="Table17.A2" office:value-type="string">
            <text:p text:style-name="P535">varchar(48)</text:p>
          </table:table-cell>
          <table:table-cell table:style-name="Table17.A2" office:value-type="string">
            <text:p text:style-name="P536">Not null , <text:span text:style-name="T364">unique </text:span></text:p>
          </table:table-cell>
          <table:table-cell table:style-name="Table17.D2" office:value-type="string">
            <text:p text:style-name="P330"/>
          </table:table-cell>
        </table:table-row>
      </table:table>
      <text:p text:style-name="P272"/>
      <text:p text:style-name="P272"/>
      <text:list xml:id="list2035146446" text:style-name="L30">
        <text:list-item>
          <text:list>
            <text:list-item>
              <text:p text:style-name="P1338">روابط :‌</text:p>
            </text:list-item>
          </text:list>
        </text:list-item>
      </text:list>
      <text:p text:style-name="P76"/>
      <text:list xml:id="list150919108614726" text:continue-numbering="true" text:style-name="L30">
        <text:list-item>
          <text:list>
            <text:list-item>
              <text:list>
                <text:list-item>
                  <text:p text:style-name="P1339">users : </text:p>
                  <text:list>
                    <text:list-item>
                      <text:p text:style-name="P1340">نوع : <text:span text:style-name="T433">1 به n </text:span></text:p>
                    </text:list-item>
                    <text:list-item>
                      <text:p text:style-name="P1340">توضیحات :‌ <text:span text:style-name="T434">هر یک کاربر میتواند چندین icon_group بسازد و هر یک از icon _group ها متعلق به یک user است !!(</text:span><text:span text:style-name="T435">توسط جدول dates با رکورد created_at</text:span><text:span text:style-name="T43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50918981589783" text:continue-numbering="true" text:style-name="L30">
        <text:list-item>
          <text:list>
            <text:list-item>
              <text:list>
                <text:list-item>
                  <text:p text:style-name="P1341">dates : </text:p>
                  <text:list>
                    <text:list-item>
                      <text:p text:style-name="P1341">نوع : <text:span text:style-name="T365">1 به N </text:span></text:p>
                    </text:list-item>
                    <text:list-item>
                      <text:p text:style-name="P1341">توضیحات : <text:span text:style-name="T366">هر یک رکورد از ICON_GROUPS دارای چند رکورد در جدول DATES میتواند باشد و هر یک </text:span><text:span text:style-name="T367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50917341676432" text:continue-numbering="true" text:style-name="L30">
        <text:list-item>
          <text:list>
            <text:list-item>
              <text:list>
                <text:list-item>
                  <text:p text:style-name="P1342">iconable : </text:p>
                  <text:list>
                    <text:list-item>
                      <text:p text:style-name="P1336">نوع : <text:span text:style-name="T368">1 به 1 </text:span></text:p>
                    </text:list-item>
                    <text:list-item>
                      <text:p text:style-name="P1336">توضیحات : <text:s/><text:span text:style-name="T368">(هر icon_group خود میتواند دارای ایکون باشد !!!) </text:span><text:span text:style-name="T369">هر یک رکورد از icon_group </text:span><text:span text:style-name="T370">میتواند دارای یک رکورد </text:span><text:span text:style-name="T371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50919123018280" text:continue-list="list150917999837796" text:style-name="L25">
        <text:list-item>
          <text:list>
            <text:list-item>
              <text:list>
                <text:list-item>
                  <text:p text:style-name="P1310"><text:span text:style-name="T376">font_icons</text:span> : </text:p>
                  <text:list>
                    <text:list-item>
                      <text:p text:style-name="P1312">نوع : </text:p>
                    </text:list-item>
                    <text:list-item>
                      <text:p text:style-name="P1312">توضیحات :‌ <text:span text:style-name="T374">هر یک رکورد از font icons میتواند متعلق به چندین </text:span><text:span text:style-name="T375">group باشد <text:s/></text:span><text:span text:style-name="T376">و هر یک group میتواند دارای چندین font_icons باشد </text:span></text:p>
                    </text:list-item>
                    <text:list-item>
                      <text:p text:style-name="P1312">جدول <text:span text:style-name="T37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378">icon_groupables </text:span></text:p>
      <text:p text:style-name="P1099"/>
      <text:list xml:id="list150918326789109" text:continue-list="list150918930898445" text:style-name="L27">
        <text:list-item>
          <text:list>
            <text:list-item>
              <text:list>
                <text:list-item>
                  <text:p text:style-name="P1322"><text:span text:style-name="T380"><text:s/>custom_icons</text:span> : </text:p>
                  <text:list>
                    <text:list-item>
                      <text:p text:style-name="P1324">نوع :‌<text:span text:style-name="T379">n به n</text:span></text:p>
                    </text:list-item>
                    <text:list-item>
                      <text:p text:style-name="P1326">توضیحات : <text:span text:style-name="T380">هر یک رکورد از جدول custom_icons میتواند </text:span><text:span text:style-name="T381">متعلق به چندینgroup باشد و هر یک رکورد از جدول icon_groups میتواند دارای چندین custom icon </text:span><text:span text:style-name="T382">باشد </text:span></text:p>
                    </text:list-item>
                    <text:list-item>
                      <text:p text:style-name="P132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383">icon_groupable </text:span></text:p>
      <text:p text:style-name="P70"/>
      <text:list xml:id="list150918232002388" text:continue-list="list150917177962061" text:style-name="L26">
        <text:list-item>
          <text:list>
            <text:list-item>
              <text:list>
                <text:list-item>
                  <text:p text:style-name="P1137"><text:span text:style-name="T390">icon_</text:span><text:span text:style-name="T409">groupables</text:span><text:span text:style-name="T390"> : </text:span></text:p>
                  <text:list>
                    <text:list-item>
                      <text:p text:style-name="P1343">نوع : <text:span text:style-name="T405">1 به n </text:span></text:p>
                    </text:list-item>
                    <text:list-item>
                      <text:p text:style-name="P1343">توضیحات :‌ <text:span text:style-name="T406">هر یک رکورد از جدول icon_groups میتواند چندین رکورد در جدول icon_groupables </text:span><text:span text:style-name="T407">داشته باشد و هر یک رکورد از جدول icon_groupable میتواند متعلق به یک </text:span><text:span text:style-name="T40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789177352" text:style-name="L31">
        <text:list-item>
          <text:p text:style-name="P1667"><text:span text:style-name="T384">icon_groupables : </text:span><text:span text:style-name="T385">این جدول </text:span><text:span text:style-name="T386">هر </text:span><text:span text:style-name="T385"><text:s/>ایکون</text:span><text:span text:style-name="T386">ی</text:span><text:span text:style-name="T385"> <text:s/>که عضو هر یک از group </text:span><text:span text:style-name="T387">میشود</text:span><text:span text:style-name="T385"> را ذخیره میکند </text:span></text:p>
        </text:list-item>
      </text:list>
      <text:p text:style-name="P7"/>
      <text:list xml:id="list150918650821276" text:continue-numbering="true" text:style-name="L31">
        <text:list-item>
          <text:list>
            <text:list-item>
              <text:p text:style-name="P1345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600468832704">
          <table:table-cell table:style-name="Table18.A1" office:value-type="string">
            <text:p text:style-name="P374">Name</text:p>
          </table:table-cell>
          <table:table-cell table:style-name="Table18.A1" office:value-type="string">
            <text:p text:style-name="P374">Data Type</text:p>
          </table:table-cell>
          <table:table-cell table:style-name="Table18.A1" office:value-type="string">
            <text:p text:style-name="P374">Attributes</text:p>
          </table:table-cell>
          <table:table-cell table:style-name="Table18.D1" office:value-type="string">
            <text:p text:style-name="P374">Comment</text:p>
          </table:table-cell>
        </table:table-row>
        <table:table-row table:style-name="TableLine94600468904848">
          <table:table-cell table:style-name="Table18.A2" office:value-type="string">
            <text:p text:style-name="P539">id</text:p>
          </table:table-cell>
          <table:table-cell table:style-name="Table18.A2" office:value-type="string">
            <text:p text:style-name="P542">Big int </text:p>
          </table:table-cell>
          <table:table-cell table:style-name="Table18.A2" office:value-type="string">
            <text:p text:style-name="P547">Unsigned ,</text:p>
            <text:p text:style-name="P549">not null ,</text:p>
            <text:p text:style-name="P548">unique , </text:p>
            <text:p text:style-name="P548">primary key , </text:p>
            <text:p text:style-name="P548">auto increment , </text:p>
            <text:p text:style-name="P548">index , 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600468907264">
          <table:table-cell table:style-name="Table18.A2" office:value-type="string">
            <text:p text:style-name="P540">icon_type</text:p>
          </table:table-cell>
          <table:table-cell table:style-name="Table18.A2" office:value-type="string">
            <text:p text:style-name="P543">varchar(255)</text:p>
          </table:table-cell>
          <table:table-cell table:style-name="Table18.A2" office:value-type="string">
            <text:p text:style-name="P550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600468908176">
          <table:table-cell table:style-name="Table18.A2" office:value-type="string">
            <text:p text:style-name="P540">icon_id</text:p>
          </table:table-cell>
          <table:table-cell table:style-name="Table18.A2" office:value-type="string">
            <text:p text:style-name="P544">Big int </text:p>
          </table:table-cell>
          <table:table-cell table:style-name="Table18.A2" office:value-type="string">
            <text:p text:style-name="P546">Unsigned ,</text:p>
            <text:p text:style-name="P550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600468909136">
          <table:table-cell table:style-name="Table18.A2" office:value-type="string">
            <text:p text:style-name="P541">icon_group_id</text:p>
          </table:table-cell>
          <table:table-cell table:style-name="Table18.A2" office:value-type="string">
            <text:p text:style-name="P545">Big int </text:p>
          </table:table-cell>
          <table:table-cell table:style-name="Table18.A2" office:value-type="string">
            <text:p text:style-name="P546">Unsigned ,</text:p>
            <text:p text:style-name="P550">not null ,</text:p>
            <text:p text:style-name="P667">foreign key icon_groups(id)</text:p>
            <text:p text:style-name="P419"/>
            <text:p text:style-name="P655">on Delete → (<text:span text:style-name="T539">cascade</text:span>)</text:p>
            <text:p text:style-name="P655"/>
            <text:p text:style-name="P655">on <text:span text:style-name="T539">Update</text:span> → (<text:span text:style-name="T539">cascade</text:span>)</text:p>
          </table:table-cell>
          <table:table-cell table:style-name="Table18.D2" office:value-type="string">
            <text:p text:style-name="P330"/>
          </table:table-cell>
        </table:table-row>
      </table:table>
      <text:p text:style-name="P273"/>
      <text:p text:style-name="P273"/>
      <text:list xml:id="list150917825897712" text:continue-list="list150918232002388" text:style-name="L26">
        <text:list-item>
          <text:list>
            <text:list-item>
              <text:p text:style-name="P1346">ارتباطات :‌</text:p>
            </text:list-item>
          </text:list>
        </text:list-item>
      </text:list>
      <text:p text:style-name="P71"/>
      <text:list xml:id="list150917366874620" text:continue-numbering="true" text:style-name="L26">
        <text:list-item>
          <text:list>
            <text:list-item>
              <text:list>
                <text:list-item>
                  <text:p text:style-name="P1347">font_icons </text:p>
                  <text:list>
                    <text:list-item>
                      <text:p text:style-name="P1314">نوع : <text:span text:style-name="T391">1 به n </text:span></text:p>
                    </text:list-item>
                    <text:list-item>
                      <text:p text:style-name="P1314">توضیحات ‌: <text:s/><text:span text:style-name="T392">هر یک font icon <text:s/></text:span><text:span text:style-name="T393">میتواند دارای چندین رکورد در جدول icon_groupables باشد </text:span><text:span text:style-name="T394">و هر یک رکورد از جدول icon_groupables میتواند </text:span><text:span text:style-name="T395">متعلق به یک رکورد </text:span><text:span text:style-name="T39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50918607158321" text:continue-numbering="true" text:style-name="L26">
        <text:list-item>
          <text:list>
            <text:list-item>
              <text:list>
                <text:list-item>
                  <text:p text:style-name="P1348">custom_icons : </text:p>
                  <text:list>
                    <text:list-item>
                      <text:p text:style-name="P1328">نوع : <text:span text:style-name="T397">1 به n </text:span></text:p>
                    </text:list-item>
                    <text:list-item>
                      <text:p text:style-name="P1328">توضیحات : <text:span text:style-name="T398">هر یک custom icon </text:span><text:span text:style-name="T399">میتواند چندین رکورد در جدول icon_groupables </text:span><text:span text:style-name="T400">داشته باشد </text:span><text:span text:style-name="T401">و هر یک </text:span><text:span text:style-name="T40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50918613836094" text:continue-numbering="true" text:style-name="L26">
        <text:list-item>
          <text:list>
            <text:list-item>
              <text:list>
                <text:list-item>
                  <text:p text:style-name="P1349">icon_groups : </text:p>
                  <text:list>
                    <text:list-item>
                      <text:p text:style-name="P1344">نوع : <text:span text:style-name="T405">1 به n </text:span></text:p>
                    </text:list-item>
                    <text:list-item>
                      <text:p text:style-name="P1344">توضیحات :‌ <text:span text:style-name="T406">هر یک رکورد از جدول icon_groups میتواند چندین رکورد در جدول icon_groupables </text:span><text:span text:style-name="T407">داشته باشد و هر یک رکورد از جدول icon_groupable میتواند متعلق به یک </text:span><text:span text:style-name="T40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0"><text:soft-page-break/>job_informations : <text:span text:style-name="T603">در این جدول اطلاعات شغلی </text:span><text:span text:style-name="T604">فرد ذخیره میشود </text:span><text:span text:style-name="T605">که در index نمایش داده میشود !!!</text:span></text:p>
        </text:list-item>
      </text:list>
      <text:p text:style-name="P108"/>
      <text:list xml:id="list150918943537033" text:continue-numbering="true" text:style-name="L26">
        <text:list-item>
          <text:list>
            <text:list-item>
              <text:p text:style-name="P1351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600468941248">
          <table:table-cell table:style-name="Table27.A1" office:value-type="string">
            <text:p text:style-name="P374">Name</text:p>
          </table:table-cell>
          <table:table-cell table:style-name="Table27.A1" office:value-type="string">
            <text:p text:style-name="P374">Data Type</text:p>
          </table:table-cell>
          <table:table-cell table:style-name="Table27.A1" office:value-type="string">
            <text:p text:style-name="P374">Attributes</text:p>
          </table:table-cell>
          <table:table-cell table:style-name="Table27.D1" office:value-type="string">
            <text:p text:style-name="P374">Comment</text:p>
          </table:table-cell>
        </table:table-row>
        <table:table-row table:style-name="TableLine94600468969760">
          <table:table-cell table:style-name="Table27.A2" office:value-type="string">
            <text:p text:style-name="P714">id</text:p>
          </table:table-cell>
          <table:table-cell table:style-name="Table27.A2" office:value-type="string">
            <text:p text:style-name="P716">Big int </text:p>
          </table:table-cell>
          <table:table-cell table:style-name="Table27.A2" office:value-type="string">
            <text:p text:style-name="P718">Unsigned , <text:span text:style-name="T606">not null , unique ,</text:span></text:p>
            <text:p text:style-name="P719">primary key , auto increment ,</text:p>
            <text:p text:style-name="P720">index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4600468971872">
          <table:table-cell table:style-name="Table27.A2" office:value-type="string">
            <text:p text:style-name="P715">status</text:p>
          </table:table-cell>
          <table:table-cell table:style-name="Table27.A2" office:value-type="string">
            <text:p text:style-name="P1016">boolean</text:p>
          </table:table-cell>
          <table:table-cell table:style-name="Table27.A2" office:value-type="string">
            <text:p text:style-name="P716">Not null , <text:span text:style-name="T607">defualt </text:span><text:span text:style-name="T608">0</text:span>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4600468972784">
          <table:table-cell table:style-name="Table27.A2" office:value-type="string">
            <text:p text:style-name="P715">app_setting_id</text:p>
          </table:table-cell>
          <table:table-cell table:style-name="Table27.A2" office:value-type="string">
            <text:p text:style-name="P717">Big int</text:p>
          </table:table-cell>
          <table:table-cell table:style-name="Table27.A2" office:value-type="string">
            <text:p text:style-name="P349"><text:span text:style-name="T609">Nullable </text:span><text:span text:style-name="T610">, </text:span><text:span text:style-name="T614">unsigned</text:span></text:p>
            <text:p text:style-name="P669">foreign key → app_settings(id)</text:p>
            <text:p text:style-name="P426"/>
            <text:p text:style-name="P349"><text:span text:style-name="T538">on Delete → (</text:span><text:span text:style-name="T542">set null</text:span><text:span text:style-name="T538">)</text:span></text:p>
            <text:p text:style-name="P662"/>
            <text:p text:style-name="P662">on <text:span text:style-name="T539">Update</text:span> → (<text:span text:style-name="T539">cascade</text:span>)</text:p>
          </table:table-cell>
          <table:table-cell table:style-name="Table27.D2" office:value-type="string">
            <text:p text:style-name="P330"/>
          </table:table-cell>
        </table:table-row>
      </table:table>
      <text:p text:style-name="P284"/>
      <text:list xml:id="list3310511523" text:style-name="L32">
        <text:list-item>
          <text:list>
            <text:list-item>
              <text:p text:style-name="P1352">ارتباطات :‌</text:p>
              <text:list>
                <text:list-item>
                  <text:p text:style-name="P1353">dates :</text:p>
                  <text:list>
                    <text:list-item>
                      <text:p text:style-name="P1354">نوع :‌ <text:span text:style-name="T632">1 به n </text:span></text:p>
                    </text:list-item>
                    <text:list-item>
                      <text:p text:style-name="P1354">توضیحات :‌<text:span text:style-name="T634">هر یک Job_information دارای چندین date در جدول dates است و هر یک date در جدول </text:span><text:span text:style-name="T635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50918063145447" text:continue-numbering="true" text:style-name="L32">
        <text:list-item>
          <text:list>
            <text:list-item>
              <text:list>
                <text:list-item>
                  <text:p text:style-name="P1353">users :</text:p>
                  <text:list>
                    <text:list-item>
                      <text:p text:style-name="P1354">نوع :‌<text:span text:style-name="T633">1 به n </text:span></text:p>
                    </text:list-item>
                    <text:list-item>
                      <text:p text:style-name="P1354">توضیحات :‌ <text:span text:style-name="T636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50918896437447" text:continue-numbering="true" text:style-name="L32">
        <text:list-item>
          <text:list>
            <text:list-item>
              <text:list>
                <text:list-item>
                  <text:p text:style-name="P1360">app_settings :</text:p>
                  <text:list>
                    <text:list-item>
                      <text:p text:style-name="P1355">نوع :‌<text:span text:style-name="T637">1 به n</text:span></text:p>
                    </text:list-item>
                    <text:list-item>
                      <text:p text:style-name="P1355">توضیحات :‌ <text:span text:style-name="T637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50917204563203" text:continue-numbering="true" text:style-name="L32">
        <text:list-item>
          <text:list>
            <text:list-item>
              <text:list>
                <text:list-item>
                  <text:p text:style-name="P1361">media :</text:p>
                  <text:list>
                    <text:list-item>
                      <text:p text:style-name="P1356">نوع :‌ <text:span text:style-name="T638">1 به 1 </text:span></text:p>
                    </text:list-item>
                    <text:list-item>
                      <text:p text:style-name="P1356">توضیحات :‌ <text:span text:style-name="T639">هر یک </text:span><text:span text:style-name="T640">job_information دارای یک رکورد در جدول media است و هر رکورد از جدول media </text:span><text:span text:style-name="T641">میتواند متعلق به یک </text:span><text:span text:style-name="T642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12"/>
      <text:p text:style-name="P112"/>
      <text:list xml:id="list150918615350692" text:continue-numbering="true" text:style-name="L32">
        <text:list-item>
          <text:list>
            <text:list-item>
              <text:list>
                <text:list-item>
                  <text:p text:style-name="P1140"><text:soft-page-break/><text:span text:style-name="T611">job_information_</text:span><text:span text:style-name="T612">translations</text:span><text:span text:style-name="T611"> : </text:span></text:p>
                  <text:list>
                    <text:list-item>
                      <text:p text:style-name="P1357">نوع :‌<text:span text:style-name="T643">1 به n </text:span></text:p>
                    </text:list-item>
                    <text:list-item>
                      <text:p text:style-name="P1358">توضیحات :‌ <text:span text:style-name="T644">هر یک </text:span><text:span text:style-name="T645">job_information دارای </text:span><text:span text:style-name="T646">چندین translate است </text:span><text:span text:style-name="T647">و هر یک translate درون جدول </text:span><text:span text:style-name="T611">job_information_</text:span><text:span text:style-name="T612">translations </text:span><text:span text:style-name="T648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09"/>
      <text:list xml:id="list150917902802490" text:continue-numbering="true" text:style-name="L32">
        <text:list-item>
          <text:p text:style-name="P1681">job_information_trans<text:span text:style-name="T613">lations : </text:span><text:span text:style-name="T615">در این جدول متن های ترجمه </text:span><text:span text:style-name="T616">شده </text:span><text:span text:style-name="T618">ا</text:span><text:span text:style-name="T616">ی </text:span><text:span text:style-name="T617">که برای هر یک job_information ایجاد شده </text:span><text:span text:style-name="T619">را ذخیره میکند !!!<text:tab/></text:span></text:p>
        </text:list-item>
      </text:list>
      <text:p text:style-name="P114"/>
      <text:list xml:id="list150917278694667" text:continue-numbering="true" text:style-name="L32">
        <text:list-item>
          <text:list>
            <text:list-item>
              <text:p text:style-name="P1362">ستون ها </text:p>
            </text:list-item>
          </text:list>
        </text:list-item>
      </text:list>
      <text:p text:style-name="P115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600468992608">
          <table:table-cell table:style-name="Table28.A1" office:value-type="string">
            <text:p text:style-name="P374">Name</text:p>
          </table:table-cell>
          <table:table-cell table:style-name="Table28.A1" office:value-type="string">
            <text:p text:style-name="P374">Data Type</text:p>
          </table:table-cell>
          <table:table-cell table:style-name="Table28.A1" office:value-type="string">
            <text:p text:style-name="P374">Attributes</text:p>
          </table:table-cell>
          <table:table-cell table:style-name="Table28.D1" office:value-type="string">
            <text:p text:style-name="P374">Comment</text:p>
          </table:table-cell>
        </table:table-row>
        <table:table-row table:style-name="TableLine94600469077424">
          <table:table-cell table:style-name="Table28.A2" office:value-type="string">
            <text:p text:style-name="P721">id</text:p>
          </table:table-cell>
          <table:table-cell table:style-name="Table28.A2" office:value-type="string">
            <text:p text:style-name="P725">Big int</text:p>
          </table:table-cell>
          <table:table-cell table:style-name="Table28.A2" office:value-type="string">
            <text:p text:style-name="P730">Unsigned , <text:span text:style-name="T622">not null , unique , </text:span><text:span text:style-name="T623">index , primary key , </text:span></text:p>
            <text:p text:style-name="P736">auto increment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600469079696">
          <table:table-cell table:style-name="Table28.A2" office:value-type="string">
            <text:p text:style-name="P722">title</text:p>
          </table:table-cell>
          <table:table-cell table:style-name="Table28.A2" office:value-type="string">
            <text:p text:style-name="P351"><text:span text:style-name="T620">varchar(</text:span><text:span text:style-name="T627">50</text:span><text:span text:style-name="T620">)</text:span></text:p>
          </table:table-cell>
          <table:table-cell table:style-name="Table28.A2" office:value-type="string">
            <text:p text:style-name="P731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600469080608">
          <table:table-cell table:style-name="Table28.A2" office:value-type="string">
            <text:p text:style-name="P722">caption</text:p>
          </table:table-cell>
          <table:table-cell table:style-name="Table28.A2" office:value-type="string">
            <text:p text:style-name="P726">varchar(400)</text:p>
          </table:table-cell>
          <table:table-cell table:style-name="Table28.A2" office:value-type="string">
            <text:p text:style-name="P731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600469081568">
          <table:table-cell table:style-name="Table28.A2" office:value-type="string">
            <text:p text:style-name="P723">job_information_id</text:p>
          </table:table-cell>
          <table:table-cell table:style-name="Table28.A2" office:value-type="string">
            <text:p text:style-name="P727">Big int</text:p>
          </table:table-cell>
          <table:table-cell table:style-name="Table28.A2" office:value-type="string">
            <text:p text:style-name="P729">Unsigned , <text:span text:style-name="T628">not null ,</text:span></text:p>
            <text:p text:style-name="P732">foreign key → job_informations(<text:span text:style-name="T629">id</text:span>)</text:p>
            <text:p text:style-name="P732"/>
            <text:p text:style-name="P733">on Delete → (<text:span text:style-name="T630">cascade</text:span>)</text:p>
            <text:p text:style-name="P733">on Update → (<text:span text:style-name="T631">cascade</text:span>)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600469082560">
          <table:table-cell table:style-name="Table28.A2" office:value-type="string">
            <text:p text:style-name="P724">language_id</text:p>
          </table:table-cell>
          <table:table-cell table:style-name="Table28.A2" office:value-type="string">
            <text:p text:style-name="P728">Big int</text:p>
          </table:table-cell>
          <table:table-cell table:style-name="Table28.A2" office:value-type="string">
            <text:p text:style-name="P729">Unsigned , <text:span text:style-name="T621">not null , </text:span></text:p>
            <text:p text:style-name="P735">foreign key → </text:p>
            <text:p text:style-name="P735"/>
            <text:p text:style-name="P735">languages (id)</text:p>
            <text:p text:style-name="P735"/>
            <text:p text:style-name="P734">on Delete → (<text:span text:style-name="T630">cascade</text:span>)</text:p>
            <text:p text:style-name="P734">on Update → (<text:span text:style-name="T631">cascade</text:span>)</text:p>
          </table:table-cell>
          <table:table-cell table:style-name="Table28.D2" office:value-type="string">
            <text:p text:style-name="P330"/>
          </table:table-cell>
        </table:table-row>
      </table:table>
      <text:p text:style-name="P285"/>
      <text:list xml:id="list2689874315" text:style-name="L33">
        <text:list-item>
          <text:list>
            <text:list-item>
              <text:p text:style-name="P1363">ارتباطات :‌</text:p>
              <text:list>
                <text:list-item>
                  <text:p text:style-name="P1364">job_informations : </text:p>
                  <text:list>
                    <text:list-item>
                      <text:p text:style-name="P1359">نوع :‌<text:span text:style-name="T643">1 به n </text:span></text:p>
                    </text:list-item>
                    <text:list-item>
                      <text:p text:style-name="P1359">توضیحات :‌ <text:span text:style-name="T644">هر یک </text:span><text:span text:style-name="T645">job_information دارای </text:span><text:span text:style-name="T646">چندین translate است </text:span><text:span text:style-name="T647">و هر یک translate درون جدول </text:span><text:span text:style-name="T611">job_information_</text:span><text:span text:style-name="T612">translations </text:span><text:span text:style-name="T648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50919058712454" text:continue-numbering="true" text:style-name="L33">
        <text:list-item>
          <text:list>
            <text:list-item>
              <text:list>
                <text:list-item>
                  <text:p text:style-name="P1365">languages : </text:p>
                  <text:list>
                    <text:list-item>
                      <text:p text:style-name="P1366">نوع : <text:span text:style-name="T649">1 به n </text:span></text:p>
                    </text:list-item>
                    <text:list-item>
                      <text:p text:style-name="P1366">توضیحات :‌ <text:span text:style-name="T649">هر یک language دارای چندین translate است </text:span><text:span text:style-name="T650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0918894378236" text:continue-list="list150918943537033" text:style-name="L26">
        <text:list-item>
          <text:p text:style-name="P1668"><text:span text:style-name="T590">developer_informations</text:span><text:span text:style-name="T474"> : </text:span><text:span text:style-name="T411">در این جدول </text:span><text:span text:style-name="T412">اطلاعات</text:span><text:span text:style-name="T475"> فردی </text:span><text:span text:style-name="T591">صاحب cv </text:span><text:span text:style-name="T412"><text:s/>ذخیره میشود !!! </text:span><text:span text:style-name="T436">که در صفحه Index سایت نمایش داده میشود !!!</text:span></text:p>
        </text:list-item>
      </text:list>
      <text:p text:style-name="P75"/>
      <text:list xml:id="list150918600303729" text:continue-numbering="true" text:style-name="L26">
        <text:list-item>
          <text:list>
            <text:list-item>
              <text:p text:style-name="P1367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600469113856">
          <table:table-cell table:style-name="Table19.A1" office:value-type="string">
            <text:p text:style-name="P374">Name</text:p>
          </table:table-cell>
          <table:table-cell table:style-name="Table19.A1" office:value-type="string">
            <text:p text:style-name="P374">Data Type</text:p>
          </table:table-cell>
          <table:table-cell table:style-name="Table19.A1" office:value-type="string">
            <text:p text:style-name="P374">Attributes</text:p>
          </table:table-cell>
          <table:table-cell table:style-name="Table19.D1" office:value-type="string">
            <text:p text:style-name="P374">Comment</text:p>
          </table:table-cell>
        </table:table-row>
        <table:table-row table:style-name="TableLine94600469145552">
          <table:table-cell table:style-name="Table19.A2" office:value-type="string">
            <text:p text:style-name="P559">id</text:p>
          </table:table-cell>
          <table:table-cell table:style-name="Table19.A2" office:value-type="string">
            <text:p text:style-name="P557">Big int </text:p>
          </table:table-cell>
          <table:table-cell table:style-name="Table19.A2" office:value-type="string">
            <text:p text:style-name="P554">Unsigned ,index,unique, </text:p>
            <text:p text:style-name="P555">primary key ,<text:span text:style-name="T413">not null ,</text:span></text:p>
            <text:p text:style-name="P556">auto increment 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4600469147792">
          <table:table-cell table:style-name="Table19.A2" office:value-type="string">
            <text:p text:style-name="P559">status</text:p>
          </table:table-cell>
          <table:table-cell table:style-name="Table19.A2" office:value-type="string">
            <text:p text:style-name="P1017">boolean</text:p>
          </table:table-cell>
          <table:table-cell table:style-name="Table19.A2" office:value-type="string">
            <text:p text:style-name="P553">Not null , default ‘0’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4600469148704">
          <table:table-cell table:style-name="Table19.A2" office:value-type="string">
            <text:p text:style-name="P559">app_setting_id</text:p>
          </table:table-cell>
          <table:table-cell table:style-name="Table19.A2" office:value-type="string">
            <text:p text:style-name="P558">Big int </text:p>
          </table:table-cell>
          <table:table-cell table:style-name="Table19.A2" office:value-type="string">
            <text:p text:style-name="P348"><text:span text:style-name="T609">Nullable </text:span><text:span text:style-name="T610">, </text:span></text:p>
            <text:p text:style-name="P560">unsigned</text:p>
            <text:p text:style-name="P668">foreign key → app_settings(id)</text:p>
            <text:p text:style-name="P420"/>
            <text:p text:style-name="P346"><text:span text:style-name="T538">on Delete → (</text:span><text:span text:style-name="T542">set null</text:span><text:span text:style-name="T538">)</text:span></text:p>
            <text:p text:style-name="P656"/>
            <text:p text:style-name="P656">on <text:span text:style-name="T539">Update</text:span> → (<text:span text:style-name="T539">cascade</text:span>)</text:p>
          </table:table-cell>
          <table:table-cell table:style-name="Table19.D2" office:value-type="string">
            <text:p text:style-name="P330"/>
          </table:table-cell>
        </table:table-row>
      </table:table>
      <text:p text:style-name="P274"/>
      <text:p text:style-name="P274"/>
      <text:list xml:id="list1251012664" text:style-name="L34">
        <text:list-item>
          <text:p text:style-name="P1368">ارتباطات :‌</text:p>
          <text:list>
            <text:list-item>
              <text:p text:style-name="P1369">dates : </text:p>
              <text:list>
                <text:list-item>
                  <text:p text:style-name="P1369">نوع : <text:span text:style-name="T437">1 به n </text:span></text:p>
                </text:list-item>
                <text:list-item>
                  <text:p text:style-name="P1370">توضیحات : <text:span text:style-name="T439">هر یک </text:span><text:span text:style-name="T440">رکورد از جدول </text:span><text:span text:style-name="T590">developer_informations</text:span><text:span text:style-name="T439"> میتواند دارای چندین </text:span><text:span text:style-name="T441">رکورد </text:span><text:span text:style-name="T439"><text:s text:c="2"/>درون جدول dates</text:span><text:span text:style-name="T442"> </text:span><text:span text:style-name="T439"><text:s/>باشد </text:span><text:span text:style-name="T443">، و هر یک از رکورد های dates میتواند متعلق به یک رکورد از جدول </text:span><text:span text:style-name="T590">developer_informations</text:span><text:span text:style-name="T443"> باشد </text:span></text:p>
                </text:list-item>
              </text:list>
            </text:list-item>
          </text:list>
        </text:list-item>
      </text:list>
      <text:p text:style-name="P79"/>
      <text:list xml:id="list150918729933501" text:continue-numbering="true" text:style-name="L34">
        <text:list-item>
          <text:list>
            <text:list-item>
              <text:p text:style-name="P1371">users : </text:p>
              <text:list>
                <text:list-item>
                  <text:p text:style-name="P1372">نوع : <text:span text:style-name="T444">1 به n </text:span></text:p>
                </text:list-item>
                <text:list-item>
                  <text:p text:style-name="P1373">توضیحات : <text:span text:style-name="T445">هر یک کاربر میتواند چندین رکورد در </text:span><text:span text:style-name="T446">جدول </text:span><text:span text:style-name="T590">developer_informations</text:span><text:span text:style-name="T446"> داشته باشد و هر یک رکورد از جدول </text:span><text:span text:style-name="T590">developer_informations</text:span><text:span text:style-name="T446"> فقط برای یک کاربر است !!!</text:span><text:span text:style-name="T447">(این رابطه توسط جدول </text:span><text:span text:style-name="T448">dates برقرار میشود </text:span><text:span text:style-name="T447">)</text:span></text:p>
                </text:list-item>
              </text:list>
            </text:list-item>
          </text:list>
        </text:list-item>
      </text:list>
      <text:p text:style-name="P80"/>
      <text:list xml:id="list150918453596120" text:continue-numbering="true" text:style-name="L34">
        <text:list-item>
          <text:list>
            <text:list-item>
              <text:p text:style-name="P1374">app_settings : </text:p>
              <text:list>
                <text:list-item>
                  <text:p text:style-name="P1375">نوع : <text:span text:style-name="T449">1 به n</text:span></text:p>
                </text:list-item>
                <text:list-item>
                  <text:p text:style-name="P1376">توضیحات :‌ <text:span text:style-name="T450">هر یک </text:span><text:span text:style-name="T451">APP_SETTING </text:span><text:span text:style-name="T452">میتواند دارای چندین</text:span><text:span text:style-name="T590">developer_information</text:span><text:span text:style-name="T452"> باشد </text:span><text:span text:style-name="T453">و هر یک </text:span><text:span text:style-name="T590">developer_information</text:span><text:span text:style-name="T453"> متعلق به یک APP_SETTING است !!</text:span></text:p>
                </text:list-item>
              </text:list>
            </text:list-item>
          </text:list>
        </text:list-item>
      </text:list>
      <text:p text:style-name="P107"/>
      <text:p text:style-name="P107"/>
      <text:list xml:id="list150918076180597" text:continue-numbering="true" text:style-name="L34">
        <text:list-item>
          <text:list>
            <text:list-item>
              <text:p text:style-name="P1377"><text:soft-page-break/>media : </text:p>
              <text:list>
                <text:list-item>
                  <text:p text:style-name="P1378">نوع :‌<text:span text:style-name="T455">1 به <text:s/>1</text:span></text:p>
                </text:list-item>
                <text:list-item>
                  <text:p text:style-name="P1141"><text:span text:style-name="T454">توضیحات :‌ </text:span><text:span text:style-name="T456">هر یک </text:span><text:span text:style-name="T590">developer_informations</text:span><text:span text:style-name="T456"> دارای یک رکورد در جدول media است !! </text:span><text:span text:style-name="T457">و هر یک رکورد از جدول media میتواند </text:span><text:span text:style-name="T459">متعلق به</text:span><text:span text:style-name="T457"> </text:span><text:span text:style-name="T458">یک رکورد در جدول </text:span><text:span text:style-name="T590">developer_informations</text:span><text:span text:style-name="T458"> </text:span><text:span text:style-name="T593">است </text:span><text:span text:style-name="T458"><text:s/>!!!</text:span></text:p>
                </text:list-item>
              </text:list>
            </text:list-item>
          </text:list>
        </text:list-item>
      </text:list>
      <text:p text:style-name="P8"/>
      <text:list xml:id="list150919251559260" text:continue-numbering="true" text:style-name="L34">
        <text:list-item>
          <text:list>
            <text:list-item>
              <text:p text:style-name="P1142"><text:span text:style-name="T590">developer_informations_</text:span><text:span text:style-name="T592">translations</text:span><text:span text:style-name="T467"> </text:span><text:span text:style-name="T476"><text:s/>: </text:span></text:p>
              <text:list>
                <text:list-item>
                  <text:p text:style-name="P1379">نوع : <text:span text:style-name="T465">1 به n </text:span></text:p>
                </text:list-item>
                <text:list-item>
                  <text:p text:style-name="P1380">توضیحات : <text:span text:style-name="T466">هر یک رکورد از جدول </text:span><text:span text:style-name="T590">developer_informations</text:span><text:span text:style-name="T466"> دارای چندین </text:span><text:span text:style-name="T467">translate است و هر یک از رکورد در جدول <text:s/></text:span><text:span text:style-name="T590">developer_informations_</text:span><text:span text:style-name="T592">translations</text:span><text:span text:style-name="T467"> </text:span><text:span text:style-name="T468">متعلق به یک رکور از جدول </text:span><text:span text:style-name="T466"><text:s/></text:span><text:span text:style-name="T590">developer_informations</text:span><text:span text:style-name="T466"> <text:s/></text:span><text:span text:style-name="T469">است !!!</text:span></text:p>
                </text:list-item>
              </text:list>
            </text:list-item>
          </text:list>
        </text:list-item>
      </text:list>
      <text:p text:style-name="P8"/>
      <text:list xml:id="list150919273448307" text:continue-list="list150918600303729" text:style-name="L26">
        <text:list-item>
          <text:p text:style-name="P1669"><text:span text:style-name="T594">developer_information_translations</text:span><text:span text:style-name="T595"> : </text:span><text:span text:style-name="T460">این جدول متن های </text:span><text:span text:style-name="T594">developer_information</text:span><text:span text:style-name="T596">s</text:span><text:span text:style-name="T461"> را که </text:span><text:span text:style-name="T462">برای یک زبان خاص ایجاد میشود را ذخیره میکند </text:span></text:p>
        </text:list-item>
      </text:list>
      <text:p text:style-name="P82"/>
      <text:list xml:id="list150919143254422" text:continue-numbering="true" text:style-name="L26">
        <text:list-item>
          <text:list>
            <text:list-item>
              <text:p text:style-name="P1383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600469175568">
          <table:table-cell table:style-name="Table20.A1" office:value-type="string">
            <text:p text:style-name="P374">Name</text:p>
          </table:table-cell>
          <table:table-cell table:style-name="Table20.A1" office:value-type="string">
            <text:p text:style-name="P374">Data Type</text:p>
          </table:table-cell>
          <table:table-cell table:style-name="Table20.A1" office:value-type="string">
            <text:p text:style-name="P374">Attributes</text:p>
          </table:table-cell>
          <table:table-cell table:style-name="Table20.D1" office:value-type="string">
            <text:p text:style-name="P374">Comment</text:p>
          </table:table-cell>
        </table:table-row>
        <table:table-row table:style-name="TableLine94600469267632">
          <table:table-cell table:style-name="Table20.A2" office:value-type="string">
            <text:p text:style-name="P561">Id</text:p>
          </table:table-cell>
          <table:table-cell table:style-name="Table20.A2" office:value-type="string">
            <text:p text:style-name="P562">Big int </text:p>
          </table:table-cell>
          <table:table-cell table:style-name="Table20.A2" office:value-type="string">
            <text:p text:style-name="P566">Unsigned ,</text:p>
            <text:p text:style-name="P566"><text:s/>not null ,index,</text:p>
            <text:p text:style-name="P567">unique , </text:p>
            <text:p text:style-name="P573">auto increment ,</text:p>
            <text:p text:style-name="P568">primary key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600469269632">
          <table:table-cell table:style-name="Table20.A2" office:value-type="string">
            <text:p text:style-name="P561">title</text:p>
          </table:table-cell>
          <table:table-cell table:style-name="Table20.A2" office:value-type="string">
            <text:p text:style-name="P337"><text:span text:style-name="T470">varchar(</text:span><text:span text:style-name="T624">50</text:span><text:span text:style-name="T470">)</text:span></text:p>
          </table:table-cell>
          <table:table-cell table:style-name="Table20.A2" office:value-type="string">
            <text:p text:style-name="P569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600469270544">
          <table:table-cell table:style-name="Table20.A2" office:value-type="string">
            <text:p text:style-name="P561">caption</text:p>
          </table:table-cell>
          <table:table-cell table:style-name="Table20.A2" office:value-type="string">
            <text:p text:style-name="P563">varchar(400)</text:p>
          </table:table-cell>
          <table:table-cell table:style-name="Table20.A2" office:value-type="string">
            <text:p text:style-name="P570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600469271504">
          <table:table-cell table:style-name="Table20.A2" office:value-type="string">
            <text:p text:style-name="P712">location</text:p>
          </table:table-cell>
          <table:table-cell table:style-name="Table20.A2" office:value-type="string">
            <text:p text:style-name="P350"><text:span text:style-name="T626">varchar(</text:span><text:span text:style-name="T625">30</text:span><text:span text:style-name="T626">)</text:span></text:p>
          </table:table-cell>
          <table:table-cell table:style-name="Table20.A2" office:value-type="string">
            <text:p text:style-name="P713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600469272416">
          <table:table-cell table:style-name="Table20.A2" office:value-type="string">
            <text:p text:style-name="P710">Developer_</text:p>
            <text:p text:style-name="P710">information_id</text:p>
          </table:table-cell>
          <table:table-cell table:style-name="Table20.A2" office:value-type="string">
            <text:p text:style-name="P564">Big int </text:p>
          </table:table-cell>
          <table:table-cell table:style-name="Table20.A2" office:value-type="string">
            <text:p text:style-name="P571">Unsigned,not null,</text:p>
            <text:p text:style-name="P572">foreign key → </text:p>
            <text:p text:style-name="P572"/>
            <text:p text:style-name="P711">Developer_information<text:span text:style-name="T597">s</text:span><text:span text:style-name="T598">(</text:span><text:span text:style-name="T471">id</text:span><text:span text:style-name="T598">)</text:span></text:p>
            <text:p text:style-name="P421"/>
            <text:p text:style-name="P657">on Delete → (<text:span text:style-name="T539">cascade</text:span>)</text:p>
            <text:p text:style-name="P657"/>
            <text:p text:style-name="P657">on <text:span text:style-name="T539">Update</text:span> → (<text:span text:style-name="T539">cascade</text:span>)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600469273280">
          <table:table-cell table:style-name="Table20.A2" office:value-type="string">
            <text:p text:style-name="P338"><text:span text:style-name="T464">language</text:span><text:span text:style-name="T463">_id</text:span></text:p>
          </table:table-cell>
          <table:table-cell table:style-name="Table20.A2" office:value-type="string">
            <text:p text:style-name="P565">Big int </text:p>
          </table:table-cell>
          <table:table-cell table:style-name="Table20.A2" office:value-type="string">
            <text:p text:style-name="P574">Unsigned , not null ,</text:p>
            <text:p text:style-name="P574">foreign key → languages(id)</text:p>
            <text:p text:style-name="P422"/>
            <text:p text:style-name="P658">on Delete → (<text:span text:style-name="T539">cascade</text:span>)</text:p>
            <text:p text:style-name="P658"/>
            <text:p text:style-name="P658">on <text:span text:style-name="T539">Update</text:span> → (<text:span text:style-name="T539">cascade</text:span>)</text:p>
          </table:table-cell>
          <table:table-cell table:style-name="Table20.D2" office:value-type="string">
            <text:p text:style-name="P330"/>
          </table:table-cell>
        </table:table-row>
      </table:table>
      <text:p text:style-name="P275"/>
      <text:p text:style-name="P275"/>
      <text:list xml:id="list2533461622" text:style-name="L35">
        <text:list-item>
          <text:list>
            <text:list-item>
              <text:p text:style-name="P1384">ارتباطات :‌</text:p>
            </text:list-item>
          </text:list>
        </text:list-item>
      </text:list>
      <text:p text:style-name="P83"/>
      <text:list xml:id="list150917370732502" text:continue-numbering="true" text:style-name="L35">
        <text:list-item>
          <text:list>
            <text:list-item>
              <text:list>
                <text:list-item>
                  <text:p text:style-name="P1143"><text:span text:style-name="T599">developer_informations</text:span><text:span text:style-name="T600"> : </text:span></text:p>
                  <text:list>
                    <text:list-item>
                      <text:p text:style-name="P1381">نوع : <text:span text:style-name="T465">1 به n </text:span></text:p>
                    </text:list-item>
                    <text:list-item>
                      <text:p text:style-name="P1382">توضیحات : <text:span text:style-name="T466">هر یک رکورد از جدول </text:span><text:span text:style-name="T599">developer_informations</text:span><text:span text:style-name="T466"> دارای چندین </text:span><text:span text:style-name="T467">translate است و هر یک از رکورد در جدول </text:span><text:span text:style-name="T594">developer_information_translations</text:span><text:span text:style-name="T467"> </text:span><text:span text:style-name="T468">متعلق به یک رکور از جدول </text:span><text:span text:style-name="T594">developer_information</text:span><text:span text:style-name="T601">s</text:span><text:span text:style-name="T469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list xml:id="list150918079673745" text:continue-numbering="true" text:style-name="L35">
        <text:list-item>
          <text:list>
            <text:list-item>
              <text:list>
                <text:list-item>
                  <text:p text:style-name="P1385"><text:soft-page-break/>languages: </text:p>
                  <text:list>
                    <text:list-item>
                      <text:p text:style-name="P1386">نوع : <text:span text:style-name="T472">1 به n</text:span></text:p>
                    </text:list-item>
                    <text:list-item>
                      <text:p text:style-name="P1387">توضیحات : <text:span text:style-name="T473">هر یک translate متعلق به یک language است و هر یک language دارای چندین رکورد translate در جدول <text:s/></text:span><text:span text:style-name="T594">developer_information_translations</text:span><text:span text:style-name="T467"> </text:span><text:span text:style-name="T473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2">social_networks : <text:span text:style-name="T477">در این جدو</text:span><text:span text:style-name="T478">ل</text:span><text:span text:style-name="T477"> شبکه های اجتماعی ذخیره میشود !!!</text:span></text:p>
        </text:list-item>
      </text:list>
      <text:p text:style-name="P84"/>
      <text:list xml:id="list150917523366579" text:continue-numbering="true" text:style-name="L35">
        <text:list-item>
          <text:list>
            <text:list-item>
              <text:p text:style-name="P1388">ستون ها :‌</text:p>
            </text:list-item>
          </text:list>
        </text:list-item>
      </text:list>
      <text:p text:style-name="P8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600469299296">
          <table:table-cell table:style-name="Table21.A1" office:value-type="string">
            <text:p text:style-name="P374">Name</text:p>
          </table:table-cell>
          <table:table-cell table:style-name="Table21.A1" office:value-type="string">
            <text:p text:style-name="P374">Data Type</text:p>
          </table:table-cell>
          <table:table-cell table:style-name="Table21.A1" office:value-type="string">
            <text:p text:style-name="P374">Attributes</text:p>
          </table:table-cell>
          <table:table-cell table:style-name="Table21.D1" office:value-type="string">
            <text:p text:style-name="P374">Comment</text:p>
          </table:table-cell>
        </table:table-row>
        <table:table-row table:style-name="TableLine94600469338192">
          <table:table-cell table:style-name="Table21.A2" office:value-type="string">
            <text:p text:style-name="P1019">Id</text:p>
          </table:table-cell>
          <table:table-cell table:style-name="Table21.A2" office:value-type="string">
            <text:p text:style-name="P1019">Big int </text:p>
          </table:table-cell>
          <table:table-cell table:style-name="Table21.A2" office:value-type="string">
            <text:p text:style-name="P1019">Unsigned ,<text:span text:style-name="T480">not null ,</text:span><text:span text:style-name="T481">index ,unique ,</text:span></text:p>
            <text:p text:style-name="P1020">primary key ,<text:span text:style-name="T482">auto increment</text:span></text:p>
          </table:table-cell>
          <table:table-cell table:style-name="Table21.D2" office:value-type="string">
            <text:p text:style-name="P330"/>
          </table:table-cell>
        </table:table-row>
        <table:table-row table:style-name="TableLine94600469340240">
          <table:table-cell table:style-name="Table21.A2" office:value-type="string">
            <text:p text:style-name="P1021">Name</text:p>
          </table:table-cell>
          <table:table-cell table:style-name="Table21.A2" office:value-type="string">
            <text:p text:style-name="P1021">varchar(14)</text:p>
          </table:table-cell>
          <table:table-cell table:style-name="Table21.A2" office:value-type="string">
            <text:p text:style-name="P1018">Not null </text:p>
          </table:table-cell>
          <table:table-cell table:style-name="Table21.D2" office:value-type="string">
            <text:p text:style-name="P330"/>
          </table:table-cell>
        </table:table-row>
      </table:table>
      <text:p text:style-name="P276"/>
      <text:list xml:id="list283318116" text:style-name="L36">
        <text:list-item>
          <text:list>
            <text:list-item>
              <text:p text:style-name="P1389">ارتباطات :‌</text:p>
              <text:list>
                <text:list-item>
                  <text:p text:style-name="P1390">dates : </text:p>
                  <text:list>
                    <text:list-item>
                      <text:p text:style-name="P1391">نوع :‌<text:span text:style-name="T483">1 به n</text:span></text:p>
                    </text:list-item>
                    <text:list-item>
                      <text:p text:style-name="P1391">توضیحات : <text:span text:style-name="T485">هر یک social_network دارای چندین date است در جدول dates و هر یک تاریخ درون جدول dates متعلق به یک </text:span><text:span text:style-name="T486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50918078371365" text:continue-numbering="true" text:style-name="L36">
        <text:list-item>
          <text:list>
            <text:list-item>
              <text:list>
                <text:list-item>
                  <text:p text:style-name="P1392">users : </text:p>
                  <text:list>
                    <text:list-item>
                      <text:p text:style-name="P1392">نوع : <text:span text:style-name="T487">1 به n</text:span></text:p>
                    </text:list-item>
                    <text:list-item>
                      <text:p text:style-name="P1393">توضیحات : <text:span text:style-name="T488">هر یک user میتواند چندین social_media ایجاد کند !! و هر یک <text:s/>از social_media متعلق به یک user است !!!</text:span><text:span text:style-name="T447">(این رابطه توسط جدول </text:span><text:span text:style-name="T448">dates برقرار میشود </text:span><text:span text:style-name="T490"><text:s/></text:span><text:span text:style-name="T48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50917161523639" text:continue-numbering="true" text:style-name="L36">
        <text:list-item>
          <text:list>
            <text:list-item>
              <text:list>
                <text:list-item>
                  <text:p text:style-name="P1394">iconables : </text:p>
                  <text:list>
                    <text:list-item>
                      <text:p text:style-name="P1395">نوع : <text:span text:style-name="T484">1 به 1 </text:span></text:p>
                    </text:list-item>
                    <text:list-item>
                      <text:p text:style-name="P1395">توضیحات : <text:span text:style-name="T491">هر یک social_network دارای یک رکورد در جدول iconables است و هر یک رکورد از جدول iconables میتواند متعلق به یک رکورد از </text:span><text:span text:style-name="T492">جدول</text:span><text:span text:style-name="T491"> social_network</text:span><text:span text:style-name="T493">s</text:span><text:span text:style-name="T49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50918292121973" text:continue-numbering="true" text:style-name="L36">
        <text:list-item>
          <text:p text:style-name="P1683">socialables : <text:span text:style-name="T494">در این جدول social network هایی ک برای object های مختلف </text:span><text:span text:style-name="T495">set میشوند را به همراه url آن ذخیره میکند !!!</text:span></text:p>
        </text:list-item>
      </text:list>
      <text:p text:style-name="P89"/>
      <text:list xml:id="list150918946628786" text:continue-numbering="true" text:style-name="L36">
        <text:list-item>
          <text:list>
            <text:list-item>
              <text:p text:style-name="P1396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600469391824">
          <table:table-cell table:style-name="Table22.A1" office:value-type="string">
            <text:p text:style-name="P374">Name</text:p>
          </table:table-cell>
          <table:table-cell table:style-name="Table22.A1" office:value-type="string">
            <text:p text:style-name="P374">Data Type</text:p>
          </table:table-cell>
          <table:table-cell table:style-name="Table22.A1" office:value-type="string">
            <text:p text:style-name="P374">Attributes</text:p>
          </table:table-cell>
          <table:table-cell table:style-name="Table22.D1" office:value-type="string">
            <text:p text:style-name="P374">Comment</text:p>
          </table:table-cell>
        </table:table-row>
        <table:table-row table:style-name="TableLine94600469428480">
          <table:table-cell table:style-name="Table22.A2" office:value-type="string">
            <text:p text:style-name="P575">id</text:p>
          </table:table-cell>
          <table:table-cell table:style-name="Table22.A2" office:value-type="string">
            <text:p text:style-name="P578">Big int </text:p>
          </table:table-cell>
          <table:table-cell table:style-name="Table22.A2" office:value-type="string">
            <text:p text:style-name="P578">Unsigned , <text:span text:style-name="T496">not null ,</text:span></text:p>
            <text:p text:style-name="P582">unique , primary key ,</text:p>
            <text:p text:style-name="P583">autoincrement , <text:span text:style-name="T497">index</text:span>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600469430784">
          <table:table-cell table:style-name="Table22.A2" office:value-type="string">
            <text:p text:style-name="P576">url</text:p>
          </table:table-cell>
          <table:table-cell table:style-name="Table22.A2" office:value-type="string">
            <text:p text:style-name="P339"><text:span text:style-name="T501">varchar(</text:span><text:span text:style-name="T500">128</text:span><text:span text:style-name="T501">)</text:span></text:p>
          </table:table-cell>
          <table:table-cell table:style-name="Table22.A2" office:value-type="string">
            <text:p text:style-name="P584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600469431696">
          <table:table-cell table:style-name="Table22.A2" office:value-type="string">
            <text:p text:style-name="P576">object_class</text:p>
          </table:table-cell>
          <table:table-cell table:style-name="Table22.A2" office:value-type="string">
            <text:p text:style-name="P579">varchar(255)</text:p>
          </table:table-cell>
          <table:table-cell table:style-name="Table22.A2" office:value-type="string">
            <text:p text:style-name="P585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600469432656">
          <table:table-cell table:style-name="Table22.A2" office:value-type="string">
            <text:p text:style-name="P576">object_id</text:p>
          </table:table-cell>
          <table:table-cell table:style-name="Table22.A2" office:value-type="string">
            <text:p text:style-name="P580">Big int</text:p>
          </table:table-cell>
          <table:table-cell table:style-name="Table22.A2" office:value-type="string">
            <text:p text:style-name="P585">Unsigned , 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577">social_network_id</text:p>
          </table:table-cell>
          <table:table-cell table:style-name="Table22.A2" office:value-type="string">
            <text:p text:style-name="P581">Big int</text:p>
          </table:table-cell>
          <table:table-cell table:style-name="Table22.A2" office:value-type="string">
            <text:p text:style-name="P586">Unsigned , not null ,</text:p>
            <text:p text:style-name="P670">foreign key → social_networks(id)</text:p>
            <text:p text:style-name="P423"/>
            <text:p text:style-name="P659">on Delete → (<text:span text:style-name="T539">cascade</text:span>)</text:p>
            <text:p text:style-name="P659"/>
            <text:p text:style-name="P659">on <text:span text:style-name="T539">Update</text:span> → (<text:span text:style-name="T539">cascade</text:span>)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673">sort</text:p>
          </table:table-cell>
          <table:table-cell table:style-name="Table22.A2" office:value-type="string">
            <text:p text:style-name="P674">tinyInt</text:p>
          </table:table-cell>
          <table:table-cell table:style-name="Table22.A2" office:value-type="string">
            <text:p text:style-name="P675">Unsigned , <text:span text:style-name="T543">nullable</text:span></text:p>
          </table:table-cell>
          <table:table-cell table:style-name="Table22.D2" office:value-type="string">
            <text:p text:style-name="P1022">این ستون ترتیب شبکه های اجتماعی که برای هر موجودیت انتخاب شده را مشخص میکند</text:p>
          </table:table-cell>
        </table:table-row>
      </table:table>
      <text:p text:style-name="P277"/>
      <text:list xml:id="list2062132736" text:style-name="L37">
        <text:list-item>
          <text:list>
            <text:list-item>
              <text:p text:style-name="P1397">ارتباطات :‌</text:p>
              <text:list>
                <text:list-item>
                  <text:p text:style-name="P1398">social_networks : </text:p>
                  <text:list>
                    <text:list-item>
                      <text:p text:style-name="P1399">نوع : <text:span text:style-name="T498">1 بع n </text:span></text:p>
                    </text:list-item>
                    <text:list-item>
                      <text:p text:style-name="P1399">توضیحات : <text:span text:style-name="T499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50918358834837" text:continue-numbering="true" text:style-name="L37">
        <text:list-item>
          <text:list>
            <text:list-item>
              <text:list>
                <text:list-item>
                  <text:p text:style-name="P1400">app_Settings : </text:p>
                  <text:list>
                    <text:list-item>
                      <text:p text:style-name="P1400">نوع : 1 به n</text:p>
                    </text:list-item>
                    <text:list-item>
                      <text:p text:style-name="P1400">توضیحات :‌ هر یک <text:span text:style-name="T549">رکورد در جدول socialables میتواند متعلق به یک <text:s text:c="2"/></text:span><text:span text:style-name="T550">app_setting </text:span><text:span text:style-name="T551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4">favorits : <text:span text:style-name="T502">این جدول برای ذخیره علایق درست شده که در صفحه index نشان داده میشود . </text:span></text:p>
        </text:list-item>
      </text:list>
      <text:p text:style-name="P90"/>
      <text:list xml:id="list150918849021259" text:continue-numbering="true" text:style-name="L37">
        <text:list-item>
          <text:list>
            <text:list-item>
              <text:p text:style-name="P1401">ستون ها : </text:p>
            </text:list-item>
          </text:list>
        </text:list-item>
      </text:list>
      <text:p text:style-name="P9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600469474656">
          <table:table-cell table:style-name="Table23.A1" office:value-type="string">
            <text:p text:style-name="P374">Name</text:p>
          </table:table-cell>
          <table:table-cell table:style-name="Table23.A1" office:value-type="string">
            <text:p text:style-name="P374">Data Type</text:p>
          </table:table-cell>
          <table:table-cell table:style-name="Table23.A1" office:value-type="string">
            <text:p text:style-name="P374">Attributes</text:p>
          </table:table-cell>
          <table:table-cell table:style-name="Table23.D1" office:value-type="string">
            <text:p text:style-name="P374">Comment</text:p>
          </table:table-cell>
        </table:table-row>
        <table:table-row table:style-name="TableLine94600469508112">
          <table:table-cell table:style-name="Table23.A2" office:value-type="string">
            <text:p text:style-name="P587">id</text:p>
          </table:table-cell>
          <table:table-cell table:style-name="Table23.A2" office:value-type="string">
            <text:p text:style-name="P589">Big int </text:p>
          </table:table-cell>
          <table:table-cell table:style-name="Table23.A2" office:value-type="string">
            <text:p text:style-name="P591">Unsigned , <text:span text:style-name="T505">not null , index,</text:span></text:p>
            <text:p text:style-name="P592">primary key , unique , </text:p>
            <text:p text:style-name="P595">auto increment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600469510672">
          <table:table-cell table:style-name="Table23.A2" office:value-type="string">
            <text:p text:style-name="P588">name</text:p>
          </table:table-cell>
          <table:table-cell table:style-name="Table23.A2" office:value-type="string">
            <text:p text:style-name="P589">Varchar(<text:span text:style-name="T503">48</text:span>)</text:p>
          </table:table-cell>
          <table:table-cell table:style-name="Table23.A2" office:value-type="string">
            <text:p text:style-name="P590">Not null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600469511584">
          <table:table-cell table:style-name="Table23.A2" office:value-type="string">
            <text:p text:style-name="P588">url</text:p>
          </table:table-cell>
          <table:table-cell table:style-name="Table23.A2" office:value-type="string">
            <text:p text:style-name="P589">varchar(<text:span text:style-name="T504">128</text:span>)</text:p>
          </table:table-cell>
          <table:table-cell table:style-name="Table23.A2" office:value-type="string">
            <text:p text:style-name="P593">Nullable ,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600469512544">
          <table:table-cell table:style-name="Table23.A2" office:value-type="string">
            <text:p text:style-name="P588">status</text:p>
          </table:table-cell>
          <table:table-cell table:style-name="Table23.A2" office:value-type="string">
            <text:p text:style-name="P1023">boolean</text:p>
          </table:table-cell>
          <table:table-cell table:style-name="Table23.A2" office:value-type="string">
            <text:p text:style-name="P594">Not null , <text:span text:style-name="T506">defualt ‘1’</text:span>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600469513728">
          <table:table-cell table:style-name="Table23.A2" office:value-type="string">
            <text:p text:style-name="P671">sort</text:p>
          </table:table-cell>
          <table:table-cell table:style-name="Table23.A2" office:value-type="string">
            <text:p text:style-name="P676">TinyInt</text:p>
          </table:table-cell>
          <table:table-cell table:style-name="Table23.A2" office:value-type="string">
            <text:p text:style-name="P596">Nullable , <text:span text:style-name="T544">unsigned</text:span></text:p>
          </table:table-cell>
          <table:table-cell table:style-name="Table23.D2" office:value-type="string">
            <text:p text:style-name="P330"/>
          </table:table-cell>
        </table:table-row>
      </table:table>
      <text:p text:style-name="P278"/>
      <text:list xml:id="list1534878956" text:style-name="L38">
        <text:list-item>
          <text:list>
            <text:list-item>
              <text:p text:style-name="P1402">ارتباطات :</text:p>
              <text:list>
                <text:list-item>
                  <text:p text:style-name="P1403">dates : </text:p>
                  <text:list>
                    <text:list-item>
                      <text:p text:style-name="P1404">نوع :‌<text:span text:style-name="T507">1 به n </text:span></text:p>
                    </text:list-item>
                    <text:list-item>
                      <text:p text:style-name="P1404">توضیحات :‌ <text:span text:style-name="T508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50918937734310" text:continue-numbering="true" text:style-name="L38">
        <text:list-item>
          <text:list>
            <text:list-item>
              <text:list>
                <text:list-item>
                  <text:p text:style-name="P1405">users : </text:p>
                  <text:list>
                    <text:list-item>
                      <text:p text:style-name="P1406">نوع :‌<text:span text:style-name="T510">1 به n</text:span></text:p>
                    </text:list-item>
                    <text:list-item>
                      <text:p text:style-name="P1406">توضیحات :‌ <text:span text:style-name="T512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50918298808473" text:continue-numbering="true" text:style-name="L38">
        <text:list-item>
          <text:list>
            <text:list-item>
              <text:list>
                <text:list-item>
                  <text:p text:style-name="P1407">icon<text:span text:style-name="T509">ables : </text:span></text:p>
                  <text:list>
                    <text:list-item>
                      <text:p text:style-name="P1408">نوع :‌<text:span text:style-name="T511">1 به 1</text:span></text:p>
                    </text:list-item>
                    <text:list-item>
                      <text:p text:style-name="P1408">توضیحات :‌<text:span text:style-name="T513">هر یک favorit دارای یک </text:span><text:span text:style-name="T514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50918164538454" text:continue-numbering="true" text:style-name="L38">
        <text:list-item>
          <text:p text:style-name="P1685">favorit_translations: <text:span text:style-name="T515">در این جدول ترجمه های </text:span><text:span text:style-name="T516">caption یک favorit ذخیره میشود !!!!</text:span></text:p>
        </text:list-item>
      </text:list>
      <text:p text:style-name="P95"/>
      <text:list xml:id="list150918878497274" text:continue-numbering="true" text:style-name="L38">
        <text:list-item>
          <text:list>
            <text:list-item>
              <text:p text:style-name="P1409">ستون ها : </text:p>
            </text:list-item>
          </text:list>
        </text:list-item>
      </text:list>
      <text:p text:style-name="P9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600469531808">
          <table:table-cell table:style-name="Table24.A1" office:value-type="string">
            <text:p text:style-name="P374">Name</text:p>
          </table:table-cell>
          <table:table-cell table:style-name="Table24.A1" office:value-type="string">
            <text:p text:style-name="P374">Data Type</text:p>
          </table:table-cell>
          <table:table-cell table:style-name="Table24.A1" office:value-type="string">
            <text:p text:style-name="P374">Attributes</text:p>
          </table:table-cell>
          <table:table-cell table:style-name="Table24.D1" office:value-type="string">
            <text:p text:style-name="P374">Comment</text:p>
          </table:table-cell>
        </table:table-row>
        <table:table-row table:style-name="TableLine94600469593312">
          <table:table-cell table:style-name="Table24.A2" office:value-type="string">
            <text:p text:style-name="P597">id</text:p>
          </table:table-cell>
          <table:table-cell table:style-name="Table24.A2" office:value-type="string">
            <text:p text:style-name="P601">Big int</text:p>
          </table:table-cell>
          <table:table-cell table:style-name="Table24.A2" office:value-type="string">
            <text:p text:style-name="P604">Unsigned,not null,unique,index</text:p>
            <text:p text:style-name="P605">primary key ,auto increment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600469595488">
          <table:table-cell table:style-name="Table24.A2" office:value-type="string">
            <text:p text:style-name="P598">caption</text:p>
          </table:table-cell>
          <table:table-cell table:style-name="Table24.A2" office:value-type="string">
            <text:p text:style-name="P602">varchar(<text:span text:style-name="T517">164</text:span>)</text:p>
          </table:table-cell>
          <table:table-cell table:style-name="Table24.A2" office:value-type="string">
            <text:p text:style-name="P606">Not null 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600469596400">
          <table:table-cell table:style-name="Table24.A2" office:value-type="string">
            <text:p text:style-name="P599">favorit_id</text:p>
          </table:table-cell>
          <table:table-cell table:style-name="Table24.A2" office:value-type="string">
            <text:p text:style-name="P603">Big int</text:p>
          </table:table-cell>
          <table:table-cell table:style-name="Table24.A2" office:value-type="string">
            <text:p text:style-name="P607">Unsigned , not null , </text:p>
            <text:p text:style-name="P672">foreign key → favorits(id)</text:p>
            <text:p text:style-name="P424"/>
            <text:p text:style-name="P660">on Delete → (<text:span text:style-name="T539">cascade</text:span>)</text:p>
            <text:p text:style-name="P660"/>
            <text:p text:style-name="P660">on <text:span text:style-name="T539">Update</text:span> → (<text:span text:style-name="T539">cascade</text:span>)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600469597360">
          <table:table-cell table:style-name="Table24.A2" office:value-type="string">
            <text:p text:style-name="P600">language_id</text:p>
          </table:table-cell>
          <table:table-cell table:style-name="Table24.A2" office:value-type="string">
            <text:p text:style-name="P603">Big int</text:p>
          </table:table-cell>
          <table:table-cell table:style-name="Table24.A2" office:value-type="string">
            <text:p text:style-name="P608">Unsigned , not null , </text:p>
            <text:p text:style-name="P347"><text:span text:style-name="T518">foreign key → </text:span><text:span text:style-name="T519">languages</text:span><text:span text:style-name="T518">(id)</text:span></text:p>
            <text:p text:style-name="P425"/>
            <text:p text:style-name="P661">on Delete → (<text:span text:style-name="T539">cascade</text:span>)</text:p>
            <text:p text:style-name="P661"/>
            <text:p text:style-name="P661">on <text:span text:style-name="T539">Update</text:span> → (<text:span text:style-name="T539">cascade</text:span>)</text:p>
          </table:table-cell>
          <table:table-cell table:style-name="Table24.D2" office:value-type="string">
            <text:p text:style-name="P330"/>
          </table:table-cell>
        </table:table-row>
      </table:table>
      <text:p text:style-name="P279"/>
      <text:list xml:id="list3737469321" text:style-name="L39">
        <text:list-item>
          <text:list>
            <text:list-item>
              <text:p text:style-name="P1410">ارتباطات : </text:p>
              <text:list>
                <text:list-item>
                  <text:p text:style-name="P1410">favorits : </text:p>
                  <text:list>
                    <text:list-item>
                      <text:p text:style-name="P1410">نوع :‌<text:span text:style-name="T520">1 به n</text:span></text:p>
                    </text:list-item>
                    <text:list-item>
                      <text:p text:style-name="P1410">توضیحات : <text:s/><text:span text:style-name="T521">هر یک </text:span><text:span text:style-name="T522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50918641479007" text:continue-numbering="true" text:style-name="L39">
        <text:list-item>
          <text:list>
            <text:list-item>
              <text:list>
                <text:list-item>
                  <text:p text:style-name="P1411">languages : </text:p>
                  <text:list>
                    <text:list-item>
                      <text:p text:style-name="P1412">نوع : <text:span text:style-name="T523">1 به n </text:span></text:p>
                    </text:list-item>
                    <text:list-item>
                      <text:p text:style-name="P1412">توضیحات : <text:span text:style-name="T524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6">services : <text:span text:style-name="T552">در این جدول لیست خدمات من ذخیره میشود که در صفحه اصلی نشان داده میشود !!!</text:span></text:p>
        </text:list-item>
      </text:list>
      <text:p text:style-name="P101"/>
      <text:list xml:id="list150917974084793" text:continue-numbering="true" text:style-name="L39">
        <text:list-item>
          <text:list>
            <text:list-item>
              <text:p text:style-name="P1413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600469614480">
          <table:table-cell table:style-name="Table25.A1" office:value-type="string">
            <text:p text:style-name="P374">Name</text:p>
          </table:table-cell>
          <table:table-cell table:style-name="Table25.A1" office:value-type="string">
            <text:p text:style-name="P374">Data Type</text:p>
          </table:table-cell>
          <table:table-cell table:style-name="Table25.A1" office:value-type="string">
            <text:p text:style-name="P374">Attributes</text:p>
          </table:table-cell>
          <table:table-cell table:style-name="Table25.D1" office:value-type="string">
            <text:p text:style-name="P374">Comment</text:p>
          </table:table-cell>
        </table:table-row>
        <table:table-row table:style-name="Table25.2">
          <table:table-cell table:style-name="Table25.A2" office:value-type="string">
            <text:p text:style-name="P680">id</text:p>
          </table:table-cell>
          <table:table-cell table:style-name="Table25.A2" office:value-type="string">
            <text:p text:style-name="P683">Big int</text:p>
          </table:table-cell>
          <table:table-cell table:style-name="Table25.A2" office:value-type="string">
            <text:p text:style-name="P686">Unsigned , <text:span text:style-name="T557">not null ,</text:span><text:span text:style-name="T558">unique ,</text:span></text:p>
            <text:p text:style-name="P688">primary key ,auto increment,</text:p>
            <text:p text:style-name="P689">index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600469665872">
          <table:table-cell table:style-name="Table25.A2" office:value-type="string">
            <text:p text:style-name="P681">status</text:p>
          </table:table-cell>
          <table:table-cell table:style-name="Table25.A2" office:value-type="string">
            <text:p text:style-name="P1024">boolean</text:p>
          </table:table-cell>
          <table:table-cell table:style-name="Table25.A2" office:value-type="string">
            <text:p text:style-name="P690">Not <text:span text:style-name="T560">null , defualt </text:span><text:span text:style-name="T561">0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600469666784">
          <table:table-cell table:style-name="Table25.A2" office:value-type="string">
            <text:p text:style-name="P681">sort</text:p>
          </table:table-cell>
          <table:table-cell table:style-name="Table25.A2" office:value-type="string">
            <text:p text:style-name="P684">Tiny Int</text:p>
          </table:table-cell>
          <table:table-cell table:style-name="Table25.A2" office:value-type="string">
            <text:p text:style-name="P687">Unsigned , <text:span text:style-name="T559">nullable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600469667744">
          <table:table-cell table:style-name="Table25.A2" office:value-type="string">
            <text:p text:style-name="P682">app_setting_id</text:p>
          </table:table-cell>
          <table:table-cell table:style-name="Table25.A2" office:value-type="string">
            <text:p text:style-name="P685">Big int</text:p>
          </table:table-cell>
          <table:table-cell table:style-name="Table25.A2" office:value-type="string">
            <text:p text:style-name="P691">Not null , <text:span text:style-name="T562">unsigned , </text:span></text:p>
            <text:p text:style-name="P692">foreign key → app_settings(id)</text:p>
            <text:p text:style-name="P692"/>
            <text:p text:style-name="P693">on Delete → (<text:span text:style-name="T563">cascade</text:span>)</text:p>
            <text:p text:style-name="P693"/>
            <text:p text:style-name="P693">on Update → (<text:span text:style-name="T563">cascade</text:span>)</text:p>
          </table:table-cell>
          <table:table-cell table:style-name="Table25.D2" office:value-type="string">
            <text:p text:style-name="P330"/>
          </table:table-cell>
        </table:table-row>
      </table:table>
      <text:p text:style-name="P282"/>
      <text:list xml:id="list150917872764839" text:continue-numbering="true" text:style-name="L39">
        <text:list-item>
          <text:list>
            <text:list-item>
              <text:p text:style-name="P1414">ارتباطات :‌</text:p>
              <text:list>
                <text:list-item>
                  <text:p text:style-name="P1415">app_settings : </text:p>
                  <text:list>
                    <text:list-item>
                      <text:p text:style-name="P1416">نوع : <text:span text:style-name="T565">1 به n</text:span></text:p>
                    </text:list-item>
                    <text:list-item>
                      <text:p text:style-name="P1422">توضیحات :‌ <text:span text:style-name="T566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50917316473837" text:continue-numbering="true" text:style-name="L39">
        <text:list-item>
          <text:list>
            <text:list-item>
              <text:list>
                <text:list-item>
                  <text:p text:style-name="P1426">dates : </text:p>
                  <text:list>
                    <text:list-item>
                      <text:p text:style-name="P1417">نوع : <text:span text:style-name="T567">1 به n </text:span></text:p>
                    </text:list-item>
                    <text:list-item>
                      <text:p text:style-name="P1422">توضیحات :‌<text:span text:style-name="T567">هر یک service دارای چندین date است </text:span><text:span text:style-name="T568">و هر یک date در جدول dates </text:span><text:span text:style-name="T569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50918439067377" text:continue-numbering="true" text:style-name="L39">
        <text:list-item>
          <text:list>
            <text:list-item>
              <text:list>
                <text:list-item>
                  <text:p text:style-name="P1426">users : </text:p>
                  <text:list>
                    <text:list-item>
                      <text:p text:style-name="P1418">نوع : <text:span text:style-name="T570">1 به n</text:span></text:p>
                    </text:list-item>
                    <text:list-item>
                      <text:p text:style-name="P1423">توضیحات :‌ <text:span text:style-name="T570">هر یک user میتواند چندین </text:span><text:span text:style-name="T571">service بسازد </text:span><text:span text:style-name="T572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50918847939321" text:continue-numbering="true" text:style-name="L39">
        <text:list-item>
          <text:list>
            <text:list-item>
              <text:list>
                <text:list-item>
                  <text:p text:style-name="P1426">service_translations : </text:p>
                  <text:list>
                    <text:list-item>
                      <text:p text:style-name="P1419">نوع : <text:span text:style-name="T573">1 به n</text:span></text:p>
                    </text:list-item>
                    <text:list-item>
                      <text:p text:style-name="P1424">توضیحات :‌ <text:span text:style-name="T573">هر یک </text:span><text:span text:style-name="T574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50919067282366" text:continue-numbering="true" text:style-name="L39">
        <text:list-item>
          <text:list>
            <text:list-item>
              <text:list>
                <text:list-item>
                  <text:p text:style-name="P1427"><text:soft-page-break/>iconables :</text:p>
                  <text:list>
                    <text:list-item>
                      <text:p text:style-name="P1420">نوع : <text:span text:style-name="T575">1 به 1 </text:span></text:p>
                    </text:list-item>
                  </text:list>
                </text:list-item>
                <text:list-item>
                  <text:p text:style-name="P1427"><text:span text:style-name="T564">توضیحات </text:span>: <text:span text:style-name="T576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2"/>
      <text:list xml:id="list150918877356043" text:continue-numbering="true" text:style-name="L39">
        <text:list-item>
          <text:p text:style-name="P1670"><text:span text:style-name="T553">service_translations : در این جدول </text:span><text:span text:style-name="T556">ترجمه متن های</text:span><text:span text:style-name="T554"> </text:span><text:span text:style-name="T555">یک service را ذخیره میکنیم </text:span></text:p>
        </text:list-item>
      </text:list>
      <text:p text:style-name="P12"/>
      <text:list xml:id="list150919051081251" text:continue-numbering="true" text:style-name="L39">
        <text:list-item>
          <text:list>
            <text:list-item>
              <text:p text:style-name="P1428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600469723168">
          <table:table-cell table:style-name="Table26.A1" office:value-type="string">
            <text:p text:style-name="P374">Name</text:p>
          </table:table-cell>
          <table:table-cell table:style-name="Table26.A1" office:value-type="string">
            <text:p text:style-name="P374">Data Type</text:p>
          </table:table-cell>
          <table:table-cell table:style-name="Table26.A1" office:value-type="string">
            <text:p text:style-name="P374">Attributes</text:p>
          </table:table-cell>
          <table:table-cell table:style-name="Table26.D1" office:value-type="string">
            <text:p text:style-name="P374">Comment</text:p>
          </table:table-cell>
        </table:table-row>
        <table:table-row table:style-name="TableLine94600469747344">
          <table:table-cell table:style-name="Table26.A2" office:value-type="string">
            <text:p text:style-name="P694">id</text:p>
          </table:table-cell>
          <table:table-cell table:style-name="Table26.A2" office:value-type="string">
            <text:p text:style-name="P695">Big int</text:p>
          </table:table-cell>
          <table:table-cell table:style-name="Table26.A2" office:value-type="string">
            <text:p text:style-name="P700">Unsigned , index , <text:span text:style-name="T578">unique , </text:span><text:span text:style-name="T579">primary key , </text:span><text:span text:style-name="T580">auto increment ,</text:span></text:p>
            <text:p text:style-name="P701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600469749040">
          <table:table-cell table:style-name="Table26.A2" office:value-type="string">
            <text:p text:style-name="P694">title</text:p>
          </table:table-cell>
          <table:table-cell table:style-name="Table26.A2" office:value-type="string">
            <text:p text:style-name="P696">varchar(64)</text:p>
          </table:table-cell>
          <table:table-cell table:style-name="Table26.A2" office:value-type="string">
            <text:p text:style-name="P702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600469749952">
          <table:table-cell table:style-name="Table26.A2" office:value-type="string">
            <text:p text:style-name="P694">content</text:p>
          </table:table-cell>
          <table:table-cell table:style-name="Table26.A2" office:value-type="string">
            <text:p text:style-name="P697">varchar(<text:span text:style-name="T577">400</text:span>)</text:p>
          </table:table-cell>
          <table:table-cell table:style-name="Table26.A2" office:value-type="string">
            <text:p text:style-name="P703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600469750912">
          <table:table-cell table:style-name="Table26.A2" office:value-type="string">
            <text:p text:style-name="P694">service_id</text:p>
          </table:table-cell>
          <table:table-cell table:style-name="Table26.A2" office:value-type="string">
            <text:p text:style-name="P698">Big int </text:p>
          </table:table-cell>
          <table:table-cell table:style-name="Table26.A2" office:value-type="string">
            <text:p text:style-name="P704">Not null , <text:span text:style-name="T582">unsigned ,</text:span></text:p>
            <text:p text:style-name="P709">foreign key → servicers (id) ,</text:p>
            <text:p text:style-name="P704"/>
            <text:p text:style-name="P705">on Delete → (cascade) ,</text:p>
            <text:p text:style-name="P706">on Update → <text:span text:style-name="T581">(cascade) ,</text:span>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600469752096">
          <table:table-cell table:style-name="Table26.A2" office:value-type="string">
            <text:p text:style-name="P694">language_id</text:p>
          </table:table-cell>
          <table:table-cell table:style-name="Table26.A2" office:value-type="string">
            <text:p text:style-name="P699">Big int </text:p>
          </table:table-cell>
          <table:table-cell table:style-name="Table26.A2" office:value-type="string">
            <text:p text:style-name="P707">Not null , unsigned , </text:p>
            <text:p text:style-name="P707"><text:span text:style-name="T583">foreign key →</text:span><text:span text:style-name="T584"> </text:span><text:span text:style-name="T585">languages(id)</text:span></text:p>
            <text:p text:style-name="P707"/>
            <text:p text:style-name="P708">on Delete → (<text:span text:style-name="T586">cascade</text:span>)</text:p>
            <text:p text:style-name="P708">on Update → (<text:span text:style-name="T587">cascade</text:span>)</text:p>
          </table:table-cell>
          <table:table-cell table:style-name="Table26.D2" office:value-type="string">
            <text:p text:style-name="P330"/>
          </table:table-cell>
        </table:table-row>
      </table:table>
      <text:p text:style-name="P283"/>
      <text:list xml:id="list150917840559717" text:continue-numbering="true" text:style-name="L39">
        <text:list-item>
          <text:list>
            <text:list-item>
              <text:p text:style-name="P1429">ارتباطات :‌</text:p>
              <text:list>
                <text:list-item>
                  <text:p text:style-name="P1429">services : </text:p>
                  <text:list>
                    <text:list-item>
                      <text:p text:style-name="P1421">نوع : <text:span text:style-name="T573">1 به n</text:span></text:p>
                    </text:list-item>
                    <text:list-item>
                      <text:p text:style-name="P1425">توضیحات :‌ <text:span text:style-name="T573">هر یک </text:span><text:span text:style-name="T574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50918293061571" text:continue-numbering="true" text:style-name="L39">
        <text:list-item>
          <text:list>
            <text:list-item>
              <text:list>
                <text:list-item>
                  <text:p text:style-name="P1430">languages : </text:p>
                  <text:list>
                    <text:list-item>
                      <text:p text:style-name="P1431">نوع :‌<text:span text:style-name="T588">1 به n </text:span></text:p>
                    </text:list-item>
                    <text:list-item>
                      <text:p text:style-name="P1431">توضیحات : <text:s/><text:span text:style-name="T589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7">skill_groups : <text:span text:style-name="T651">در این جدول skill group ها ذخیره م</text:span><text:span text:style-name="T652">یشود !!!</text:span></text:p>
        </text:list-item>
      </text:list>
      <text:p text:style-name="P117"/>
      <text:list xml:id="list150917815081582" text:continue-numbering="true" text:style-name="L39">
        <text:list-item>
          <text:list>
            <text:list-item>
              <text:p text:style-name="P1432">ستون ها : </text:p>
            </text:list-item>
          </text:list>
        </text:list-item>
      </text:list>
      <text:p text:style-name="P11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600469776096">
          <table:table-cell table:style-name="Table29.A1" office:value-type="string">
            <text:p text:style-name="P374">Name</text:p>
          </table:table-cell>
          <table:table-cell table:style-name="Table29.A1" office:value-type="string">
            <text:p text:style-name="P374">Data Type</text:p>
          </table:table-cell>
          <table:table-cell table:style-name="Table29.A1" office:value-type="string">
            <text:p text:style-name="P374">Attributes</text:p>
          </table:table-cell>
          <table:table-cell table:style-name="Table29.D1" office:value-type="string">
            <text:p text:style-name="P374">Comment</text:p>
          </table:table-cell>
        </table:table-row>
        <table:table-row table:style-name="TableLine94600469806496">
          <table:table-cell table:style-name="Table29.A2" office:value-type="string">
            <text:p text:style-name="P737">Id</text:p>
          </table:table-cell>
          <table:table-cell table:style-name="Table29.A2" office:value-type="string">
            <text:p text:style-name="P737">Big int</text:p>
          </table:table-cell>
          <table:table-cell table:style-name="Table29.A2" office:value-type="string">
            <text:p text:style-name="P745">Unsigned , not null ,<text:span text:style-name="T656">index,</text:span></text:p>
            <text:p text:style-name="P746">unique ,<text:span text:style-name="T657">primary key ,</text:span></text:p>
            <text:p text:style-name="P749"><text:s/>auto increment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600469808928">
          <table:table-cell table:style-name="Table29.A2" office:value-type="string">
            <text:p text:style-name="P738">name</text:p>
          </table:table-cell>
          <table:table-cell table:style-name="Table29.A2" office:value-type="string">
            <text:p text:style-name="P738">varchar(<text:span text:style-name="T653">50</text:span>)</text:p>
          </table:table-cell>
          <table:table-cell table:style-name="Table29.A2" office:value-type="string">
            <text:p text:style-name="P747">Not null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600469809840">
          <table:table-cell table:style-name="Table29.A2" office:value-type="string">
            <text:p text:style-name="P352"><text:span text:style-name="T654">p</text:span><text:span text:style-name="T655">ercent</text:span></text:p>
          </table:table-cell>
          <table:table-cell table:style-name="Table29.A2" office:value-type="string">
            <text:p text:style-name="P743">Tiny Int</text:p>
          </table:table-cell>
          <table:table-cell table:style-name="Table29.A2" office:value-type="string">
            <text:p text:style-name="P744">Unsigned , not null ,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600469810800">
          <table:table-cell table:style-name="Table29.A2" office:value-type="string">
            <text:p text:style-name="P739">status</text:p>
          </table:table-cell>
          <table:table-cell table:style-name="Table29.A2" office:value-type="string">
            <text:p text:style-name="P1025">boolean</text:p>
          </table:table-cell>
          <table:table-cell table:style-name="Table29.A2" office:value-type="string">
            <text:p text:style-name="P748">Not null defualt ‘<text:span text:style-name="T658">1</text:span>’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600469811712">
          <table:table-cell table:style-name="Table29.A2" office:value-type="string">
            <text:p text:style-name="P740">sort</text:p>
          </table:table-cell>
          <table:table-cell table:style-name="Table29.A2" office:value-type="string">
            <text:p text:style-name="P741">Tiny int</text:p>
          </table:table-cell>
          <table:table-cell table:style-name="Table29.A2" office:value-type="string">
            <text:p text:style-name="P742">Unsigned , nullable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600469812736">
          <table:table-cell table:style-name="Table29.A2" office:value-type="string">
            <text:p text:style-name="P750">app_setting_id</text:p>
          </table:table-cell>
          <table:table-cell table:style-name="Table29.A2" office:value-type="string">
            <text:p text:style-name="P751">Big int</text:p>
          </table:table-cell>
          <table:table-cell table:style-name="Table29.A2" office:value-type="string">
            <text:p text:style-name="P752">Unsigned , <text:span text:style-name="T659">not null , foreign key → app_settings(id)</text:span></text:p>
            <text:p text:style-name="P752"/>
            <text:p text:style-name="P753">on Delete → (<text:span text:style-name="T660">cascade</text:span>)</text:p>
            <text:p text:style-name="P753">on Update → (<text:span text:style-name="T660">cascade</text:span>)</text:p>
          </table:table-cell>
          <table:table-cell table:style-name="Table29.D2" office:value-type="string">
            <text:p text:style-name="P330"/>
          </table:table-cell>
        </table:table-row>
      </table:table>
      <text:p text:style-name="P286"/>
      <text:list xml:id="list1559296286" text:style-name="L40">
        <text:list-item>
          <text:list>
            <text:list-item>
              <text:p text:style-name="P1433">روابط :‌</text:p>
              <text:list>
                <text:list-item>
                  <text:p text:style-name="P1434">app_Settings : </text:p>
                  <text:list>
                    <text:list-item>
                      <text:p text:style-name="P1435">نوع‌: <text:span text:style-name="T661">1 به n</text:span></text:p>
                    </text:list-item>
                    <text:list-item>
                      <text:p text:style-name="P1436">توضیحات: <text:span text:style-name="T664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50917608218652" text:continue-numbering="true" text:style-name="L40">
        <text:list-item>
          <text:list>
            <text:list-item>
              <text:list>
                <text:list-item>
                  <text:p text:style-name="P1440">dates : </text:p>
                  <text:list>
                    <text:list-item>
                      <text:p text:style-name="P1437">نوع‌: <text:span text:style-name="T661">1 به n </text:span></text:p>
                    </text:list-item>
                    <text:list-item>
                      <text:p text:style-name="P1437">توضیحات: <text:span text:style-name="T665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50917837607033" text:continue-numbering="true" text:style-name="L40">
        <text:list-item>
          <text:list>
            <text:list-item>
              <text:list>
                <text:list-item>
                  <text:p text:style-name="P1440">users :</text:p>
                  <text:list>
                    <text:list-item>
                      <text:p text:style-name="P1436">نوع‌:<text:span text:style-name="T663">1 به n </text:span></text:p>
                    </text:list-item>
                    <text:list-item>
                      <text:p text:style-name="P1438">توضیحات: <text:span text:style-name="T665">هر یک user </text:span><text:span text:style-name="T666">میتواند چندین skill group ایجاد کند و هر یک </text:span><text:span text:style-name="T667">skill group متعلق به یک user است !!!</text:span><text:span text:style-name="T68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20"/>
      <text:p text:style-name="P120"/>
      <text:p text:style-name="P120"/>
      <text:p text:style-name="P120"/>
      <text:p text:style-name="P120"/>
      <text:list xml:id="list150919307178192" text:continue-numbering="true" text:style-name="L40">
        <text:list-item>
          <text:list>
            <text:list-item>
              <text:list>
                <text:list-item>
                  <text:p text:style-name="P1441"><text:soft-page-break/>iconables : </text:p>
                  <text:list>
                    <text:list-item>
                      <text:p text:style-name="P1439">نوع‌:<text:span text:style-name="T662">1 به 1</text:span></text:p>
                    </text:list-item>
                    <text:list-item>
                      <text:p text:style-name="P1439">توضیحات: <text:span text:style-name="T667">هر یک skill group </text:span><text:span text:style-name="T668">دارای یک رکورد در جدول iconables است </text:span><text:span text:style-name="T669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102"/>
      <text:list xml:id="list150918946918662" text:continue-numbering="true" text:style-name="L40">
        <text:list-item>
          <text:p text:style-name="P1144"><text:span text:style-name="T672">skill_items</text:span><text:span text:style-name="T670"> : </text:span><text:span text:style-name="T671">در این جدول </text:span><text:span text:style-name="T672">skill هایی که عضو هر یک skill_group </text:span><text:span text:style-name="T673">میشود را ذخیره میکند </text:span><text:span text:style-name="T674">به همراه اطلاعات ان skill . </text:span></text:p>
          <text:p text:style-name="P1144"/>
          <text:list>
            <text:list-item>
              <text:p text:style-name="P1442">ستون : </text:p>
            </text:list-item>
          </text:list>
        </text:list-item>
      </text:list>
      <text:p text:style-name="P12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600469878320">
          <table:table-cell table:style-name="Table30.A1" office:value-type="string">
            <text:p text:style-name="P374">Name</text:p>
          </table:table-cell>
          <table:table-cell table:style-name="Table30.A1" office:value-type="string">
            <text:p text:style-name="P374">Data Type</text:p>
          </table:table-cell>
          <table:table-cell table:style-name="Table30.A1" office:value-type="string">
            <text:p text:style-name="P374">Attributes</text:p>
          </table:table-cell>
          <table:table-cell table:style-name="Table30.D1" office:value-type="string">
            <text:p text:style-name="P374">Comment</text:p>
          </table:table-cell>
        </table:table-row>
        <table:table-row table:style-name="TableLine94600469910000">
          <table:table-cell table:style-name="Table30.A2" office:value-type="string">
            <text:p text:style-name="P754">id</text:p>
          </table:table-cell>
          <table:table-cell table:style-name="Table30.A2" office:value-type="string">
            <text:p text:style-name="P755">Big int</text:p>
          </table:table-cell>
          <table:table-cell table:style-name="Table30.A2" office:value-type="string">
            <text:p text:style-name="P758">Unsigned , not null , index,</text:p>
            <text:p text:style-name="P759">unique , primary key , </text:p>
            <text:p text:style-name="P774">auto increment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600469912016">
          <table:table-cell table:style-name="Table30.A2" office:value-type="string">
            <text:p text:style-name="P754">name</text:p>
          </table:table-cell>
          <table:table-cell table:style-name="Table30.A2" office:value-type="string">
            <text:p text:style-name="P365"><text:span text:style-name="T980">varchar(6</text:span><text:span text:style-name="T979">4</text:span><text:span text:style-name="T980">)</text:span></text:p>
          </table:table-cell>
          <table:table-cell table:style-name="Table30.A2" office:value-type="string">
            <text:p text:style-name="P760">Not null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600469912928">
          <table:table-cell table:style-name="Table30.A2" office:value-type="string">
            <text:p text:style-name="P353"><text:span text:style-name="T654">p</text:span><text:span text:style-name="T655">ercent</text:span></text:p>
          </table:table-cell>
          <table:table-cell table:style-name="Table30.A2" office:value-type="string">
            <text:p text:style-name="P756">Tiny int</text:p>
          </table:table-cell>
          <table:table-cell table:style-name="Table30.A2" office:value-type="string">
            <text:p text:style-name="P761">Unsigned , not null 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600469913888">
          <table:table-cell table:style-name="Table30.A2" office:value-type="string">
            <text:p text:style-name="P754">sort</text:p>
          </table:table-cell>
          <table:table-cell table:style-name="Table30.A2" office:value-type="string">
            <text:p text:style-name="P757">Tiny int</text:p>
          </table:table-cell>
          <table:table-cell table:style-name="Table30.A2" office:value-type="string">
            <text:p text:style-name="P762">Unsigned , nullable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600469915072">
          <table:table-cell table:style-name="Table30.A2" office:value-type="string">
            <text:p text:style-name="P754">status</text:p>
          </table:table-cell>
          <table:table-cell table:style-name="Table30.A2" office:value-type="string">
            <text:p text:style-name="P1026">boolean</text:p>
          </table:table-cell>
          <table:table-cell table:style-name="Table30.A2" office:value-type="string">
            <text:p text:style-name="P763">Not null , defualt <text:span text:style-name="T675">1</text:span>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600469916096">
          <table:table-cell table:style-name="Table30.A2" office:value-type="string">
            <text:p text:style-name="P754">skill_group_id</text:p>
          </table:table-cell>
          <table:table-cell table:style-name="Table30.A2" office:value-type="string">
            <text:p text:style-name="P757">Big int</text:p>
          </table:table-cell>
          <table:table-cell table:style-name="Table30.A2" office:value-type="string">
            <text:p text:style-name="P764">Unsigned , <text:span text:style-name="T676">nullable , </text:span></text:p>
            <text:p text:style-name="P765">foreign key → <text:span text:style-name="T677">skill_groups(</text:span><text:span text:style-name="T678">id</text:span><text:span text:style-name="T677">)</text:span></text:p>
            <text:p text:style-name="P765"/>
            <text:p text:style-name="P766">on Delete → (set null)</text:p>
            <text:p text:style-name="P767">on Update → (cascade)</text:p>
          </table:table-cell>
          <table:table-cell table:style-name="Table30.D2" office:value-type="string">
            <text:p text:style-name="P330"/>
          </table:table-cell>
        </table:table-row>
      </table:table>
      <text:p text:style-name="P281"/>
      <text:list xml:id="list2269446647" text:style-name="L41">
        <text:list-item>
          <text:list>
            <text:list-item>
              <text:p text:style-name="P1443">ارتباط ها :‌</text:p>
              <text:list>
                <text:list-item>
                  <text:p text:style-name="P1444">skill_groups : </text:p>
                  <text:list>
                    <text:list-item>
                      <text:p text:style-name="P1445">نوع : <text:span text:style-name="T679">1 به n </text:span></text:p>
                    </text:list-item>
                    <text:list-item>
                      <text:p text:style-name="P1445">توضیحات : <text:s/><text:span text:style-name="T680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50917701676852" text:continue-numbering="true" text:style-name="L41">
        <text:list-item>
          <text:list>
            <text:list-item>
              <text:list>
                <text:list-item>
                  <text:p text:style-name="P1444">dates : </text:p>
                  <text:list>
                    <text:list-item>
                      <text:p text:style-name="P1445">نوع : <text:span text:style-name="T681">1 به n </text:span></text:p>
                    </text:list-item>
                    <text:list-item>
                      <text:p text:style-name="P1445">توضیحات : <text:span text:style-name="T681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50917477435838" text:continue-numbering="true" text:style-name="L41">
        <text:list-item>
          <text:list>
            <text:list-item>
              <text:list>
                <text:list-item>
                  <text:p text:style-name="P1444">users : </text:p>
                  <text:list>
                    <text:list-item>
                      <text:p text:style-name="P1446">نوع : <text:s/><text:span text:style-name="T681">1 به n </text:span></text:p>
                    </text:list-item>
                    <text:list-item>
                      <text:p text:style-name="P1445">توضیحات : <text:span text:style-name="T682">هر یک user میتواند چندین skill_item ایجاد کند و هر یک sk</text:span><text:span text:style-name="T684">i</text:span><text:span text:style-name="T682">ll _ item متعلق به یک user است . </text:span><text:span text:style-name="T68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8">single_skills : در این جدول skill های تکی که عضو هیچ گروهی نیستند <text:span text:style-name="T685">ذخیره میشود !!!</text:span></text:p>
          <text:list>
            <text:list-item>
              <text:p text:style-name="P1447">ستون ها :‌</text:p>
            </text:list-item>
          </text:list>
        </text:list-item>
      </text:list>
      <text:p text:style-name="P12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600469954912">
          <table:table-cell table:style-name="Table31.A1" office:value-type="string">
            <text:p text:style-name="P374">Name</text:p>
          </table:table-cell>
          <table:table-cell table:style-name="Table31.A1" office:value-type="string">
            <text:p text:style-name="P374">Data Type</text:p>
          </table:table-cell>
          <table:table-cell table:style-name="Table31.A1" office:value-type="string">
            <text:p text:style-name="P374">Attributes</text:p>
          </table:table-cell>
          <table:table-cell table:style-name="Table31.D1" office:value-type="string">
            <text:p text:style-name="P374">Comment</text:p>
          </table:table-cell>
        </table:table-row>
        <table:table-row table:style-name="TableLine94600469988432">
          <table:table-cell table:style-name="Table31.A2" office:value-type="string">
            <text:p text:style-name="P769">id</text:p>
          </table:table-cell>
          <table:table-cell table:style-name="Table31.A2" office:value-type="string">
            <text:p text:style-name="P773">Big int</text:p>
          </table:table-cell>
          <table:table-cell table:style-name="Table31.A2" office:value-type="string">
            <text:p text:style-name="P773">Unsigned , not null ,index,</text:p>
            <text:p text:style-name="P773">unique , primary key , </text:p>
            <text:p text:style-name="P773">auto increment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600469990608">
          <table:table-cell table:style-name="Table31.A2" office:value-type="string">
            <text:p text:style-name="P769">name</text:p>
          </table:table-cell>
          <table:table-cell table:style-name="Table31.A2" office:value-type="string">
            <text:p text:style-name="P366"><text:span text:style-name="T982">varchar(</text:span><text:span text:style-name="T981">44</text:span><text:span text:style-name="T982">)</text:span></text:p>
          </table:table-cell>
          <table:table-cell table:style-name="Table31.A2" office:value-type="string">
            <text:p text:style-name="P773">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600469991520">
          <table:table-cell table:style-name="Table31.A2" office:value-type="string">
            <text:p text:style-name="P768"><text:span text:style-name="T654">p</text:span><text:span text:style-name="T655">ercent</text:span></text:p>
          </table:table-cell>
          <table:table-cell table:style-name="Table31.A2" office:value-type="string">
            <text:p text:style-name="P773">Tiny int</text:p>
          </table:table-cell>
          <table:table-cell table:style-name="Table31.A2" office:value-type="string">
            <text:p text:style-name="P773"><text:s/>Unsigned , 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600469992480">
          <table:table-cell table:style-name="Table31.A2" office:value-type="string">
            <text:p text:style-name="P770">status</text:p>
          </table:table-cell>
          <table:table-cell table:style-name="Table31.A2" office:value-type="string">
            <text:p text:style-name="P1027">boolean</text:p>
          </table:table-cell>
          <table:table-cell table:style-name="Table31.A2" office:value-type="string">
            <text:p text:style-name="P775">No null ,defualt 1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600469993904">
          <table:table-cell table:style-name="Table31.A2" office:value-type="string">
            <text:p text:style-name="P771">sort</text:p>
          </table:table-cell>
          <table:table-cell table:style-name="Table31.A2" office:value-type="string">
            <text:p text:style-name="P773">Tiny int</text:p>
          </table:table-cell>
          <table:table-cell table:style-name="Table31.A2" office:value-type="string">
            <text:p text:style-name="P776">Nullable , unsigned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600469994928">
          <table:table-cell table:style-name="Table31.A2" office:value-type="string">
            <text:p text:style-name="P772">app_setting_id</text:p>
          </table:table-cell>
          <table:table-cell table:style-name="Table31.A2" office:value-type="string">
            <text:p text:style-name="P773">Big int</text:p>
          </table:table-cell>
          <table:table-cell table:style-name="Table31.A2" office:value-type="string">
            <text:p text:style-name="P777">Unsigned , nullable , </text:p>
            <text:p text:style-name="P777">foreign key → app_settings(id)</text:p>
            <text:p text:style-name="P777"/>
            <text:p text:style-name="P778">on Delete → (set null) </text:p>
            <text:p text:style-name="P778">on Update → (cascade) </text:p>
          </table:table-cell>
          <table:table-cell table:style-name="Table31.D2" office:value-type="string">
            <text:p text:style-name="P330"/>
          </table:table-cell>
        </table:table-row>
      </table:table>
      <text:p text:style-name="P287"/>
      <text:list xml:id="list2720751007" text:style-name="L42">
        <text:list-item>
          <text:list>
            <text:list-item>
              <text:p text:style-name="P1448">ارتباطات : </text:p>
              <text:list>
                <text:list-item>
                  <text:p text:style-name="P1449">dates : </text:p>
                  <text:list>
                    <text:list-item>
                      <text:p text:style-name="P1449">نوع : <text:span text:style-name="T686">1 به n</text:span></text:p>
                    </text:list-item>
                    <text:list-item>
                      <text:p text:style-name="P1449">توضیحات : <text:s/><text:span text:style-name="T686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50917990312494" text:continue-numbering="true" text:style-name="L42">
        <text:list-item>
          <text:list>
            <text:list-item>
              <text:list>
                <text:list-item>
                  <text:p text:style-name="P1450">users : </text:p>
                  <text:list>
                    <text:list-item>
                      <text:p text:style-name="P1450">نوع : <text:span text:style-name="T687">1 به n </text:span></text:p>
                    </text:list-item>
                    <text:list-item>
                      <text:p text:style-name="P1451">توضیحات : <text:span text:style-name="T687">هر یک user میتواند چندین single_skill بسازد و هر یک single_skill متعلق به یک user است !!!</text:span><text:span text:style-name="T68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50917886939348" text:continue-numbering="true" text:style-name="L42">
        <text:list-item>
          <text:list>
            <text:list-item>
              <text:list>
                <text:list-item>
                  <text:p text:style-name="P1452">app_settings : </text:p>
                  <text:list>
                    <text:list-item>
                      <text:p text:style-name="P1452">نوع :‌<text:span text:style-name="T688">1 به n </text:span></text:p>
                    </text:list-item>
                    <text:list-item>
                      <text:p text:style-name="P1452">توضیحات :‌ <text:span text:style-name="T688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9">loading_messages : <text:span text:style-name="T691">در این جدول </text:span><text:span text:style-name="T692">متن های loading ذخیره میشود !!! </text:span><text:span text:style-name="T693">که به صورت رندوم <text:s/>در زمان load دیتاها به کاربر نمایش داده میشوند !!!</text:span></text:p>
        </text:list-item>
      </text:list>
      <text:p text:style-name="P127"/>
      <text:list xml:id="list150918726867037" text:continue-numbering="true" text:style-name="L42">
        <text:list-item>
          <text:list>
            <text:list-item>
              <text:p text:style-name="P1453">ستون ها :‌</text:p>
            </text:list-item>
          </text:list>
        </text:list-item>
      </text:list>
      <text:p text:style-name="P128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600470032160">
          <table:table-cell table:style-name="Table32.A1" office:value-type="string">
            <text:p text:style-name="P374">Name</text:p>
          </table:table-cell>
          <table:table-cell table:style-name="Table32.A1" office:value-type="string">
            <text:p text:style-name="P374">Data Type</text:p>
          </table:table-cell>
          <table:table-cell table:style-name="Table32.A1" office:value-type="string">
            <text:p text:style-name="P374">Attributes</text:p>
          </table:table-cell>
          <table:table-cell table:style-name="Table32.D1" office:value-type="string">
            <text:p text:style-name="P374">Comment</text:p>
          </table:table-cell>
        </table:table-row>
        <table:table-row table:style-name="TableLine94600470072320">
          <table:table-cell table:style-name="Table32.A2" office:value-type="string">
            <text:p text:style-name="P779">id</text:p>
          </table:table-cell>
          <table:table-cell table:style-name="Table32.A2" office:value-type="string">
            <text:p text:style-name="P781">Big int</text:p>
          </table:table-cell>
          <table:table-cell table:style-name="Table32.A2" office:value-type="string">
            <text:p text:style-name="P783">Unsigned, not null , index </text:p>
            <text:p text:style-name="P784">unique , primary key , auto increment 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600470074752">
          <table:table-cell table:style-name="Table32.A2" office:value-type="string">
            <text:p text:style-name="P779">message</text:p>
          </table:table-cell>
          <table:table-cell table:style-name="Table32.A2" office:value-type="string">
            <text:p text:style-name="P782">varchar(<text:span text:style-name="T694">128</text:span>)</text:p>
          </table:table-cell>
          <table:table-cell table:style-name="Table32.A2" office:value-type="string">
            <text:p text:style-name="P785">Not null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600470075664">
          <table:table-cell table:style-name="Table32.A2" office:value-type="string">
            <text:p text:style-name="P780">status</text:p>
          </table:table-cell>
          <table:table-cell table:style-name="Table32.A2" office:value-type="string">
            <text:p text:style-name="P1028">boolean</text:p>
          </table:table-cell>
          <table:table-cell table:style-name="Table32.A2" office:value-type="string">
            <text:p text:style-name="P786">Not nul<text:span text:style-name="T695">l , </text:span><text:span text:style-name="T696">defualt 1 </text:span>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600470076624">
          <table:table-cell table:style-name="Table32.A2" office:value-type="string">
            <text:p text:style-name="P780">app_Setting_id</text:p>
          </table:table-cell>
          <table:table-cell table:style-name="Table32.A2" office:value-type="string">
            <text:p text:style-name="P781">Big int</text:p>
          </table:table-cell>
          <table:table-cell table:style-name="Table32.A2" office:value-type="string">
            <text:p text:style-name="P788">Nullable , <text:span text:style-name="T751">unsigned ,</text:span></text:p>
            <text:p text:style-name="P811">foreign key → app_settings(id)</text:p>
            <text:p text:style-name="P787"/>
            <text:p text:style-name="P789">On Delete → (set null) ,</text:p>
            <text:p text:style-name="P789">On Update → (cascade) ,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600470078048">
          <table:table-cell table:style-name="Table32.A2" office:value-type="string">
            <text:p text:style-name="P780">language_id</text:p>
          </table:table-cell>
          <table:table-cell table:style-name="Table32.A2" office:value-type="string">
            <text:p text:style-name="P781">Big int</text:p>
          </table:table-cell>
          <table:table-cell table:style-name="Table32.A2" office:value-type="string">
            <text:p text:style-name="P804">Not null , <text:span text:style-name="T751">unsigned ,</text:span></text:p>
            <text:p text:style-name="P801">foreign key → languages(id)</text:p>
            <text:p text:style-name="P801"/>
            <text:p text:style-name="P790">On Delete → (cascade) ,</text:p>
            <text:p text:style-name="P791">On Update → (cascade) ,</text:p>
          </table:table-cell>
          <table:table-cell table:style-name="Table32.D2" office:value-type="string">
            <text:p text:style-name="P330"/>
          </table:table-cell>
        </table:table-row>
      </table:table>
      <text:p text:style-name="P288"/>
      <text:list xml:id="list1403343190" text:style-name="L43">
        <text:list-item>
          <text:list>
            <text:list-item>
              <text:p text:style-name="P1454">ارتباطات : </text:p>
              <text:list>
                <text:list-item>
                  <text:p text:style-name="P1455">app_settings : </text:p>
                  <text:list>
                    <text:list-item>
                      <text:p text:style-name="P1456">نوع : <text:span text:style-name="T698">1 به n </text:span></text:p>
                    </text:list-item>
                    <text:list-item>
                      <text:p text:style-name="P1145"><text:span text:style-name="T699">توضیحات</text:span><text:span text:style-name="T697"> : </text:span><text:span text:style-name="T700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0919383201608" text:continue-numbering="true" text:style-name="L43">
        <text:list-item>
          <text:list>
            <text:list-item>
              <text:list>
                <text:list-item>
                  <text:p text:style-name="P1455">languages : </text:p>
                  <text:list>
                    <text:list-item>
                      <text:p text:style-name="P1456">نوع : <text:span text:style-name="T701">1 به n</text:span></text:p>
                    </text:list-item>
                    <text:list-item>
                      <text:p text:style-name="P1457"><text:span text:style-name="T699">توضیحات</text:span> : <text:span text:style-name="T701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0918445478810" text:continue-numbering="true" text:style-name="L43">
        <text:list-item>
          <text:list>
            <text:list-item>
              <text:list>
                <text:list-item>
                  <text:p text:style-name="P1455">dates : </text:p>
                  <text:list>
                    <text:list-item>
                      <text:p text:style-name="P1456">نوع : <text:span text:style-name="T702">1 به n </text:span></text:p>
                    </text:list-item>
                    <text:list-item>
                      <text:p text:style-name="P1457"><text:span text:style-name="T699">توضیحات</text:span> : <text:span text:style-name="T703">هر یک loading message دارای چندین date است و هر رکورد از جدول date میتواند متعلق به </text:span><text:span text:style-name="T704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p text:style-name="P129"/>
      <text:p text:style-name="P129"/>
      <text:list xml:id="list150918507460019" text:continue-numbering="true" text:style-name="L43">
        <text:list-item>
          <text:list>
            <text:list-item>
              <text:list>
                <text:list-item>
                  <text:p text:style-name="P1455"><text:soft-page-break/>users : </text:p>
                  <text:list>
                    <text:list-item>
                      <text:p text:style-name="P1456">نوع : <text:span text:style-name="T705">1 به n</text:span></text:p>
                    </text:list-item>
                    <text:list-item>
                      <text:p text:style-name="P1457"><text:span text:style-name="T699">توضیحات</text:span> : <text:span text:style-name="T705">هر یک user میتواند چندین loading message بسازد و هر یک loading message متعلق به یک user است !!!(این رابطه توسط جدول dates </text:span><text:span text:style-name="T706">برقرار میشود !!!</text:span><text:span text:style-name="T70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0917975898296" text:continue-numbering="true" text:style-name="L43">
        <text:list-item>
          <text:p text:style-name="P1690">contact_subjects : <text:span text:style-name="T707">در این جدول </text:span><text:span text:style-name="T708">موضوعات </text:span><text:span text:style-name="T709">فورم تماس با ما در صفحه index ذخیره میشود !!!</text:span></text:p>
        </text:list-item>
      </text:list>
      <text:p text:style-name="P130"/>
      <text:list xml:id="list150919340243817" text:continue-numbering="true" text:style-name="L43">
        <text:list-item>
          <text:list>
            <text:list-item>
              <text:p text:style-name="P1458">ستون ها : </text:p>
            </text:list-item>
          </text:list>
        </text:list-item>
      </text:list>
      <text:p text:style-name="P13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600470106720">
          <table:table-cell table:style-name="Table33.A1" office:value-type="string">
            <text:p text:style-name="P374">Name</text:p>
          </table:table-cell>
          <table:table-cell table:style-name="Table33.A1" office:value-type="string">
            <text:p text:style-name="P374">Data Type</text:p>
          </table:table-cell>
          <table:table-cell table:style-name="Table33.A1" office:value-type="string">
            <text:p text:style-name="P374">Attributes</text:p>
          </table:table-cell>
          <table:table-cell table:style-name="Table33.D1" office:value-type="string">
            <text:p text:style-name="P374">Comment</text:p>
          </table:table-cell>
        </table:table-row>
        <table:table-row table:style-name="TableLine94600470154336">
          <table:table-cell table:style-name="Table33.A2" office:value-type="string">
            <text:p text:style-name="P812">id</text:p>
          </table:table-cell>
          <table:table-cell table:style-name="Table33.A2" office:value-type="string">
            <text:p text:style-name="P813">Big int</text:p>
          </table:table-cell>
          <table:table-cell table:style-name="Table33.A2" office:value-type="string">
            <text:p text:style-name="P816">Unsigned , not null , index ,</text:p>
            <text:p text:style-name="P816">unique , primary key , </text:p>
            <text:p text:style-name="P816">auto increment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600470156384">
          <table:table-cell table:style-name="Table33.A2" office:value-type="string">
            <text:p text:style-name="P812">sort</text:p>
          </table:table-cell>
          <table:table-cell table:style-name="Table33.A2" office:value-type="string">
            <text:p text:style-name="P814">Tiny int</text:p>
          </table:table-cell>
          <table:table-cell table:style-name="Table33.A2" office:value-type="string">
            <text:p text:style-name="P817">Nullable , unsigned 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600470157296">
          <table:table-cell table:style-name="Table33.A2" office:value-type="string">
            <text:p text:style-name="P812">status</text:p>
          </table:table-cell>
          <table:table-cell table:style-name="Table33.A2" office:value-type="string">
            <text:p text:style-name="P1029">boolean</text:p>
          </table:table-cell>
          <table:table-cell table:style-name="Table33.A2" office:value-type="string">
            <text:p text:style-name="P818">Not null , <text:span text:style-name="T710">defualt ‘</text:span><text:span text:style-name="T711">1</text:span><text:span text:style-name="T710">’</text:span>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600470158256">
          <table:table-cell table:style-name="Table33.A2" office:value-type="string">
            <text:p text:style-name="P812">app_setting_id</text:p>
          </table:table-cell>
          <table:table-cell table:style-name="Table33.A2" office:value-type="string">
            <text:p text:style-name="P815">Big int</text:p>
          </table:table-cell>
          <table:table-cell table:style-name="Table33.A2" office:value-type="string">
            <text:p text:style-name="P820">Not null , <text:span text:style-name="T751">unsigned ,</text:span></text:p>
            <text:p text:style-name="P824">foreign key → app_settings(id)</text:p>
            <text:p text:style-name="P819"/>
            <text:p text:style-name="P822">On Delete → (cascade)</text:p>
            <text:p text:style-name="P822">On Update → (cascade)</text:p>
          </table:table-cell>
          <table:table-cell table:style-name="Table33.D2" office:value-type="string">
            <text:p text:style-name="P330"/>
          </table:table-cell>
        </table:table-row>
      </table:table>
      <text:p text:style-name="P289"/>
      <text:p text:style-name="P289"/>
      <text:list xml:id="list786302492" text:style-name="L44">
        <text:list-item>
          <text:list>
            <text:list-item>
              <text:p text:style-name="P1459">ارتباطات : </text:p>
              <text:list>
                <text:list-item>
                  <text:p text:style-name="P1460">dates <text:s/>:<text:tab/></text:p>
                  <text:list>
                    <text:list-item>
                      <text:p text:style-name="P1461">نوع : <text:span text:style-name="T712">1 به n </text:span></text:p>
                    </text:list-item>
                    <text:list-item>
                      <text:p text:style-name="P1461">توضیحات : <text:s/><text:span text:style-name="T712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0918746017226" text:continue-numbering="true" text:style-name="L44">
        <text:list-item>
          <text:list>
            <text:list-item>
              <text:list>
                <text:list-item>
                  <text:p text:style-name="P1460">users : </text:p>
                  <text:list>
                    <text:list-item>
                      <text:p text:style-name="P1461">نوع : <text:span text:style-name="T713">1 به n </text:span></text:p>
                    </text:list-item>
                    <text:list-item>
                      <text:p text:style-name="P1461">توضیحات : <text:span text:style-name="T714">هر یک user میتواند چندین </text:span><text:span text:style-name="T715">contact subject ایجاد کند </text:span><text:span text:style-name="T716">و هر یک contact subject متعلق به یک user است </text:span><text:span text:style-name="T717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0918847381861" text:continue-numbering="true" text:style-name="L44">
        <text:list-item>
          <text:list>
            <text:list-item>
              <text:list>
                <text:list-item>
                  <text:p text:style-name="P1460">app_settings : </text:p>
                  <text:list>
                    <text:list-item>
                      <text:p text:style-name="P1461">نوع : <text:span text:style-name="T719">1 به n</text:span></text:p>
                    </text:list-item>
                    <text:list-item>
                      <text:p text:style-name="P1461">توضیحات : <text:span text:style-name="T719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0918175173984" text:continue-numbering="true" text:style-name="L44">
        <text:list-item>
          <text:list>
            <text:list-item>
              <text:list>
                <text:list-item>
                  <text:p text:style-name="P1460">iconables : </text:p>
                  <text:list>
                    <text:list-item>
                      <text:p text:style-name="P1461">نوع : <text:span text:style-name="T718">1 به 1 </text:span></text:p>
                    </text:list-item>
                    <text:list-item>
                      <text:p text:style-name="P1461">توضیحات : <text:span text:style-name="T720">هر یک subject دارای یک رکورد در جدول </text:span><text:span text:style-name="T721">iconables است </text:span><text:span text:style-name="T722">و هر یک </text:span><text:span text:style-name="T723">رکورد در جدول </text:span><text:span text:style-name="T722"><text:s/>iconables میتواند </text:span><text:span text:style-name="T724">متعلق به یک subject باشد </text:span></text:p>
                    </text:list-item>
                  </text:list>
                </text:list-item>
                <text:list-item>
                  <text:p text:style-name="P1462"><text:soft-page-break/>contact_subject_translations : </text:p>
                  <text:list>
                    <text:list-item>
                      <text:p text:style-name="P1463">نوع : <text:span text:style-name="T734">1 به n</text:span></text:p>
                    </text:list-item>
                    <text:list-item>
                      <text:p text:style-name="P1463">توضیحات : <text:span text:style-name="T734">هر یک </text:span><text:span text:style-name="T735">contact subject دارای </text:span><text:span text:style-name="T736">چندین </text:span><text:span text:style-name="T737">translate است و هر یک</text:span><text:span text:style-name="T738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2996156326" text:style-name="L45">
        <text:list-item>
          <text:list>
            <text:list-item>
              <text:list>
                <text:list-item>
                  <text:p text:style-name="P1466">contacts : </text:p>
                  <text:list>
                    <text:list-item>
                      <text:p text:style-name="P1468">نوع ‌: <text:span text:style-name="T753">1 به n </text:span></text:p>
                    </text:list-item>
                    <text:list-item>
                      <text:p text:style-name="P1468">توضیحات :‌<text:span text:style-name="T756">هر یک contact متعلق به یک subject است </text:span><text:span text:style-name="T757">و هر یک subject دارای چندین </text:span><text:span text:style-name="T758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50919167621549" text:continue-list="list150918175173984" text:style-name="L44">
        <text:list-item>
          <text:p text:style-name="P1691">contact_subject_translations : <text:span text:style-name="T725">در این جدول </text:span><text:span text:style-name="T726">ترجمه های هر یک از contact subject ذخیره میشود !!!</text:span></text:p>
        </text:list-item>
      </text:list>
      <text:p text:style-name="P133"/>
      <text:list xml:id="list150917422129933" text:continue-numbering="true" text:style-name="L44">
        <text:list-item>
          <text:list>
            <text:list-item>
              <text:p text:style-name="P1472">ستون ها : </text:p>
            </text:list-item>
          </text:list>
        </text:list-item>
      </text:list>
      <text:p text:style-name="P13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600470242032">
          <table:table-cell table:style-name="Table34.A1" office:value-type="string">
            <text:p text:style-name="P374">Name</text:p>
          </table:table-cell>
          <table:table-cell table:style-name="Table34.A1" office:value-type="string">
            <text:p text:style-name="P374">Data Type</text:p>
          </table:table-cell>
          <table:table-cell table:style-name="Table34.A1" office:value-type="string">
            <text:p text:style-name="P374">Attributes</text:p>
          </table:table-cell>
          <table:table-cell table:style-name="Table34.D1" office:value-type="string">
            <text:p text:style-name="P374">Comment</text:p>
          </table:table-cell>
        </table:table-row>
        <table:table-row table:style-name="TableLine94600470263968">
          <table:table-cell table:style-name="Table34.A2" office:value-type="string">
            <text:p text:style-name="P826">id</text:p>
          </table:table-cell>
          <table:table-cell table:style-name="Table34.A2" office:value-type="string">
            <text:p text:style-name="P827">Big int</text:p>
          </table:table-cell>
          <table:table-cell table:style-name="Table34.A2" office:value-type="string">
            <text:p text:style-name="P830">Unsigned , not null ,</text:p>
            <text:p text:style-name="P830">index , <text:span text:style-name="T727">unique , </text:span></text:p>
            <text:p text:style-name="P831">primary key , <text:span text:style-name="T728">auto increment</text:span>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600470266528">
          <table:table-cell table:style-name="Table34.A2" office:value-type="string">
            <text:p text:style-name="P826">name</text:p>
          </table:table-cell>
          <table:table-cell table:style-name="Table34.A2" office:value-type="string">
            <text:p text:style-name="P827">varchar(<text:span text:style-name="T729">50</text:span>)</text:p>
          </table:table-cell>
          <table:table-cell table:style-name="Table34.A2" office:value-type="string">
            <text:p text:style-name="P832">Not null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600470267440">
          <table:table-cell table:style-name="Table34.A2" office:value-type="string">
            <text:p text:style-name="P826">contact_subject_id</text:p>
          </table:table-cell>
          <table:table-cell table:style-name="Table34.A2" office:value-type="string">
            <text:p text:style-name="P828">Big int</text:p>
          </table:table-cell>
          <table:table-cell table:style-name="Table34.A2" office:value-type="string">
            <text:p text:style-name="P834">Not null , <text:span text:style-name="T751">unsigned ,</text:span></text:p>
            <text:p text:style-name="P833">foreign key → contact_subjects(id)</text:p>
            <text:p text:style-name="P833"/>
            <text:p text:style-name="P835">On Delete → (cascade)</text:p>
            <text:p text:style-name="P835">On Update → (cascade)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600470268400">
          <table:table-cell table:style-name="Table34.A2" office:value-type="string">
            <text:p text:style-name="P826">language_id</text:p>
          </table:table-cell>
          <table:table-cell table:style-name="Table34.A2" office:value-type="string">
            <text:p text:style-name="P829">Big int</text:p>
          </table:table-cell>
          <table:table-cell table:style-name="Table34.A2" office:value-type="string">
            <text:p text:style-name="P803">Not null , <text:span text:style-name="T751">unsigned ,</text:span> </text:p>
            <text:p text:style-name="P802">foreign key → languages(id)</text:p>
            <text:p text:style-name="P802"/>
            <text:p text:style-name="P792">On Delete → (cascade) ,</text:p>
            <text:p text:style-name="P792">On Update → (cascade) ,</text:p>
          </table:table-cell>
          <table:table-cell table:style-name="Table34.D2" office:value-type="string">
            <text:p text:style-name="P330"/>
          </table:table-cell>
        </table:table-row>
      </table:table>
      <text:p text:style-name="P290"/>
      <text:list xml:id="list3083886891" text:style-name="L46">
        <text:list-item>
          <text:list>
            <text:list-item>
              <text:p text:style-name="P1473">ارتباطات :‌</text:p>
              <text:list>
                <text:list-item>
                  <text:p text:style-name="P1474">languages : </text:p>
                  <text:list>
                    <text:list-item>
                      <text:p text:style-name="P1464">نوع : <text:span text:style-name="T730">1 به n</text:span></text:p>
                    </text:list-item>
                    <text:list-item>
                      <text:p text:style-name="P1465">توضیحات : <text:span text:style-name="T730">هر یک language دارای چندین </text:span><text:span text:style-name="T731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><text:span text:style-name="T731"><text:tab/><text:tab/> <text:s text:c="5"/>contact_subject_translations است و هر یک </text:span><text:span text:style-name="T732">رکورد در جدول </text:span></text:p>
      <text:p text:style-name="P137"><text:tab/><text:tab/> <text:s text:c="3"/><text:span text:style-name="T731"><text:s/>contact_subject_translations </text:span><text:span text:style-name="T733">متعلق به یک language است !!!!</text:span></text:p>
      <text:p text:style-name="P135"/>
      <text:list xml:id="list150919398570440" text:continue-numbering="true" text:style-name="L46">
        <text:list-item>
          <text:list>
            <text:list-item>
              <text:list>
                <text:list-item>
                  <text:p text:style-name="P1475">contact_subjects : </text:p>
                  <text:list>
                    <text:list-item>
                      <text:p text:style-name="P1464">نوع : <text:span text:style-name="T734">1 به n</text:span></text:p>
                    </text:list-item>
                    <text:list-item>
                      <text:p text:style-name="P1464">توضیحات : <text:span text:style-name="T734">هر یک </text:span><text:span text:style-name="T735">contact subject دارای </text:span><text:span text:style-name="T736">چندین </text:span><text:span text:style-name="T737">translate است و هر یک </text:span><text:span text:style-name="T738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2">contacts : <text:span text:style-name="T739">در این جدول message های تماس با ما ذخیره میشود !!! که فورم ان در صفحه index است . </text:span></text:p>
          <text:p text:style-name="P1476"><text:span text:style-name="T996">تماس با ما هم میتواند کاربرانی که auth شده اند را پوشش دهد و هم کاربرانی که auth نشده اند !!! </text:span><text:span text:style-name="T997">کاربرانی که auth </text:span><text:span text:style-name="T998">شده اند فیلد name , email انها null میشود و </text:span><text:span text:style-name="T999">از طریق جدول dates <text:s/>و با فیلد user_id و با created_at میتوانیم بفهمیم این contact برای چه کاربری است !!!</text:span></text:p>
        </text:list-item>
      </text:list>
      <text:p text:style-name="P139"/>
      <text:list xml:id="list150917697629619" text:continue-numbering="true" text:style-name="L46">
        <text:list-item>
          <text:list>
            <text:list-item>
              <text:p text:style-name="P1477">ستون ها :‌</text:p>
            </text:list-item>
          </text:list>
        </text:list-item>
      </text:list>
      <text:p text:style-name="P14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600470198624">
          <table:table-cell table:style-name="Table35.A1" office:value-type="string">
            <text:p text:style-name="P374">Name</text:p>
          </table:table-cell>
          <table:table-cell table:style-name="Table35.A1" office:value-type="string">
            <text:p text:style-name="P374">Data Type</text:p>
          </table:table-cell>
          <table:table-cell table:style-name="Table35.A1" office:value-type="string">
            <text:p text:style-name="P374">Attributes</text:p>
          </table:table-cell>
          <table:table-cell table:style-name="Table35.D1" office:value-type="string">
            <text:p text:style-name="P374">Comment</text:p>
          </table:table-cell>
        </table:table-row>
        <table:table-row table:style-name="TableLine94600470370528">
          <table:table-cell table:style-name="Table35.A2" office:value-type="string">
            <text:p text:style-name="P836">id</text:p>
          </table:table-cell>
          <table:table-cell table:style-name="Table35.A2" office:value-type="string">
            <text:p text:style-name="P838">Big int</text:p>
          </table:table-cell>
          <table:table-cell table:style-name="Table35.A2" office:value-type="string">
            <text:p text:style-name="P844">Unsigned , index, </text:p>
            <text:p text:style-name="P845">not null ,<text:span text:style-name="T740">primary key , unique ,</text:span></text:p>
            <text:p text:style-name="P845"><text:span text:style-name="T740"><text:s/></text:span><text:span text:style-name="T741">auto increment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600470373888">
          <table:table-cell table:style-name="Table35.A2" office:value-type="string">
            <text:p text:style-name="P836">name</text:p>
          </table:table-cell>
          <table:table-cell table:style-name="Table35.A2" office:value-type="string">
            <text:p text:style-name="P839">varchar(<text:span text:style-name="T742">48</text:span>)</text:p>
          </table:table-cell>
          <table:table-cell table:style-name="Table35.A2" office:value-type="string">
            <text:p text:style-name="P1038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600470374368">
          <table:table-cell table:style-name="Table35.A2" office:value-type="string">
            <text:p text:style-name="P836">email</text:p>
          </table:table-cell>
          <table:table-cell table:style-name="Table35.A2" office:value-type="string">
            <text:p text:style-name="P840">varchar(<text:span text:style-name="T743">64</text:span>)</text:p>
          </table:table-cell>
          <table:table-cell table:style-name="Table35.A2" office:value-type="string">
            <text:p text:style-name="P1038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600470375184">
          <table:table-cell table:style-name="Table35.A2" office:value-type="string">
            <text:p text:style-name="P836">message</text:p>
          </table:table-cell>
          <table:table-cell table:style-name="Table35.A2" office:value-type="string">
            <text:p text:style-name="P854">text</text:p>
          </table:table-cell>
          <table:table-cell table:style-name="Table35.A2" office:value-type="string">
            <text:p text:style-name="P846">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600470376272">
          <table:table-cell table:style-name="Table35.A2" office:value-type="string">
            <text:p text:style-name="P836">ip</text:p>
          </table:table-cell>
          <table:table-cell table:style-name="Table35.A2" office:value-type="string">
            <text:p text:style-name="P843">int</text:p>
          </table:table-cell>
          <table:table-cell table:style-name="Table35.A2" office:value-type="string">
            <text:p text:style-name="P847">Unsigned , 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600470377088">
          <table:table-cell table:style-name="Table35.A2" office:value-type="string">
            <text:p text:style-name="P836">contact_subject_id</text:p>
          </table:table-cell>
          <table:table-cell table:style-name="Table35.A2" office:value-type="string">
            <text:p text:style-name="P841">Big int</text:p>
          </table:table-cell>
          <table:table-cell table:style-name="Table35.A2" office:value-type="string">
            <text:p text:style-name="P849">Nullable , <text:span text:style-name="T751">unsigned</text:span></text:p>
            <text:p text:style-name="P849"><text:s/><text:span text:style-name="T745">foreign key → </text:span><text:span text:style-name="T746">contact_subjects(id)</text:span></text:p>
            <text:p text:style-name="P848"/>
            <text:p text:style-name="P851">On Delete → <text:span text:style-name="T747">(set Null)</text:span></text:p>
            <text:p text:style-name="P354"><text:span text:style-name="T748">On </text:span><text:span text:style-name="T749">Update</text:span><text:span text:style-name="T748"> → </text:span><text:span text:style-name="T750">(</text:span><text:span text:style-name="T749">cascade</text:span><text:span text:style-name="T750">)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600470377904">
          <table:table-cell table:style-name="Table35.A2" office:value-type="string">
            <text:p text:style-name="P837">language_id</text:p>
          </table:table-cell>
          <table:table-cell table:style-name="Table35.A2" office:value-type="string">
            <text:p text:style-name="P842">Big int</text:p>
          </table:table-cell>
          <table:table-cell table:style-name="Table35.A2" office:value-type="string">
            <text:p text:style-name="P850">Nullable , <text:span text:style-name="T751">unsigned</text:span></text:p>
            <text:p text:style-name="P355"><text:span text:style-name="T744"><text:s/></text:span><text:span text:style-name="T745">foreign key → </text:span><text:span text:style-name="T752">languages</text:span><text:span text:style-name="T746">(id)</text:span></text:p>
            <text:p text:style-name="P850"/>
            <text:p text:style-name="P852">On Delete → <text:span text:style-name="T747">(set Null)</text:span></text:p>
            <text:p text:style-name="P853"><text:span text:style-name="T748">On </text:span><text:span text:style-name="T749">Update</text:span><text:span text:style-name="T748"> → </text:span><text:span text:style-name="T750">(</text:span><text:span text:style-name="T749">cascade</text:span><text:span text:style-name="T750">)</text:span></text:p>
          </table:table-cell>
          <table:table-cell table:style-name="Table35.D2" office:value-type="string">
            <text:p text:style-name="P330"/>
          </table:table-cell>
        </table:table-row>
      </table:table>
      <text:p text:style-name="P311"/>
      <text:list xml:id="list150917394999099" text:continue-list="list2996156326" text:style-name="L45">
        <text:list-item>
          <text:list>
            <text:list-item>
              <text:p text:style-name="P1478">ارتباطات :‌</text:p>
              <text:list>
                <text:list-item>
                  <text:p text:style-name="P1467">languages : </text:p>
                  <text:list>
                    <text:list-item>
                      <text:p text:style-name="P1469">نوع ‌: <text:span text:style-name="T753">1 به n</text:span></text:p>
                    </text:list-item>
                    <text:list-item>
                      <text:p text:style-name="P1469">توضیحات :‌<text:span text:style-name="T754">هر یک contact متعلق به یک language است و هر یک language دارای چندین </text:span><text:span text:style-name="T755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50917622351761" text:continue-numbering="true" text:style-name="L45">
        <text:list-item>
          <text:list>
            <text:list-item>
              <text:list>
                <text:list-item>
                  <text:p text:style-name="P1467">contact_subjects : </text:p>
                  <text:list>
                    <text:list-item>
                      <text:p text:style-name="P1470">نوع ‌: <text:span text:style-name="T753">1 به n </text:span></text:p>
                    </text:list-item>
                    <text:list-item>
                      <text:p text:style-name="P1470">توضیحات :‌<text:span text:style-name="T756">هر یک contact متعلق به یک subject است </text:span><text:span text:style-name="T757">و هر یک subject دارای چندین </text:span><text:span text:style-name="T758">contact میباشد !!!</text:span></text:p>
                    </text:list-item>
                  </text:list>
                </text:list-item>
                <text:list-item>
                  <text:p text:style-name="P1479"><text:soft-page-break/>dates : </text:p>
                  <text:list>
                    <text:list-item>
                      <text:p text:style-name="P1471">نوع ‌: <text:span text:style-name="T759">1 به n </text:span></text:p>
                    </text:list-item>
                    <text:list-item>
                      <text:p text:style-name="P1471">توضیحات :‌ <text:span text:style-name="T759">هر یک contact دارای چندین date است و هر یک date در جدول dates میتواند متعلق به یک contact باشد (created_at , replied_at , </text:span><text:span text:style-name="T760">readed_At</text:span><text:span text:style-name="T75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50918591959115" text:continue-numbering="true" text:style-name="L45">
        <text:list-item>
          <text:list>
            <text:list-item>
              <text:list>
                <text:list-item>
                  <text:p text:style-name="P1480">contact_replies : </text:p>
                  <text:list>
                    <text:list-item>
                      <text:p text:style-name="P1481">نوع : <text:span text:style-name="T766">1 به n </text:span></text:p>
                    </text:list-item>
                    <text:list-item>
                      <text:p text:style-name="P1481">توضیحات ‌: <text:span text:style-name="T766">هر یک contact دارای چندین reply است و هر یک reply متعلق به یک </text:span><text:span text:style-name="T767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50918818475893" text:continue-numbering="true" text:style-name="L45">
        <text:list-item>
          <text:list>
            <text:list-item>
              <text:list>
                <text:list-item>
                  <text:p text:style-name="P1484">users : </text:p>
                  <text:list>
                    <text:list-item>
                      <text:p text:style-name="P1484">نوع :‌ 1 به n </text:p>
                    </text:list-item>
                    <text:list-item>
                      <text:p text:style-name="P1484">توضیحات : <text:s/><text:span text:style-name="T993">هر یک user میتواند چندین contact ایجاد کند و هر یک contact میتواند متعلق به یک user <text:s/></text:span><text:span text:style-name="T994">باشد </text:span><text:span text:style-name="T995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3">contact_replies : در این جدول پاسخ هایی که برای هر کدام از contact <text:s/>ایجاد میشود !!! ذخیره میشود !!!</text:p>
        </text:list-item>
      </text:list>
      <text:p text:style-name="P144"/>
      <text:list xml:id="list150917451621296" text:continue-numbering="true" text:style-name="L45">
        <text:list-item>
          <text:list>
            <text:list-item>
              <text:p text:style-name="P1485">ستون ها : </text:p>
            </text:list-item>
          </text:list>
        </text:list-item>
      </text:list>
      <text:p text:style-name="P14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600470427904">
          <table:table-cell table:style-name="Table36.A1" office:value-type="string">
            <text:p text:style-name="P374">Name</text:p>
          </table:table-cell>
          <table:table-cell table:style-name="Table36.A1" office:value-type="string">
            <text:p text:style-name="P374">Data Type</text:p>
          </table:table-cell>
          <table:table-cell table:style-name="Table36.A1" office:value-type="string">
            <text:p text:style-name="P374">Attributes</text:p>
          </table:table-cell>
          <table:table-cell table:style-name="Table36.D1" office:value-type="string">
            <text:p text:style-name="P374">Comment</text:p>
          </table:table-cell>
        </table:table-row>
        <table:table-row table:style-name="TableLine94600470449648">
          <table:table-cell table:style-name="Table36.A2" office:value-type="string">
            <text:p text:style-name="P855">id</text:p>
          </table:table-cell>
          <table:table-cell table:style-name="Table36.A2" office:value-type="string">
            <text:p text:style-name="P857">Big int</text:p>
          </table:table-cell>
          <table:table-cell table:style-name="Table36.A2" office:value-type="string">
            <text:p text:style-name="P860">Unsigned , index , primary key ,</text:p>
            <text:p text:style-name="P861">unique , auto increment , </text:p>
            <text:p text:style-name="P863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600470448000">
          <table:table-cell table:style-name="Table36.A2" office:value-type="string">
            <text:p text:style-name="P855">subject</text:p>
          </table:table-cell>
          <table:table-cell table:style-name="Table36.A2" office:value-type="string">
            <text:p text:style-name="P859">varchar(128)</text:p>
          </table:table-cell>
          <table:table-cell table:style-name="Table36.A2" office:value-type="string">
            <text:p text:style-name="P862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600470448912">
          <table:table-cell table:style-name="Table36.A2" office:value-type="string">
            <text:p text:style-name="P855">message</text:p>
          </table:table-cell>
          <table:table-cell table:style-name="Table36.A2" office:value-type="string">
            <text:p text:style-name="P859">text</text:p>
          </table:table-cell>
          <table:table-cell table:style-name="Table36.A2" office:value-type="string">
            <text:p text:style-name="P862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600470453888">
          <table:table-cell table:style-name="Table36.A2" office:value-type="string">
            <text:p text:style-name="P856">contact_id</text:p>
          </table:table-cell>
          <table:table-cell table:style-name="Table36.A2" office:value-type="string">
            <text:p text:style-name="P858">Big int</text:p>
          </table:table-cell>
          <table:table-cell table:style-name="Table36.A2" office:value-type="string">
            <text:p text:style-name="P864">Unsigned , Not null , </text:p>
            <text:p text:style-name="P864"><text:span text:style-name="T761">foreign key → </text:span><text:span text:style-name="T762">contacts(id)</text:span></text:p>
            <text:p text:style-name="P864"/>
            <text:p text:style-name="P864"/>
            <text:p text:style-name="P865">On Delete →<text:span text:style-name="T764"> </text:span>(‘<text:span text:style-name="T764">cascade</text:span>’)</text:p>
            <text:p text:style-name="P356"><text:span text:style-name="T763">On </text:span><text:span text:style-name="T765">Update</text:span><text:span text:style-name="T763"> →</text:span><text:span text:style-name="T764"> </text:span><text:span text:style-name="T763">(‘</text:span><text:span text:style-name="T764">cascade</text:span><text:span text:style-name="T763">’)</text:span></text:p>
          </table:table-cell>
          <table:table-cell table:style-name="Table36.D2" office:value-type="string">
            <text:p text:style-name="P330"/>
          </table:table-cell>
        </table:table-row>
      </table:table>
      <text:p text:style-name="P291"/>
      <text:list xml:id="list3327022026" text:style-name="L47">
        <text:list-item>
          <text:list>
            <text:list-item>
              <text:p text:style-name="P1486">ارتباطات :‌</text:p>
              <text:list>
                <text:list-item>
                  <text:p text:style-name="P1486">contacts :</text:p>
                  <text:list>
                    <text:list-item>
                      <text:p text:style-name="P1482">نوع : <text:span text:style-name="T766">1 به n </text:span></text:p>
                    </text:list-item>
                    <text:list-item>
                      <text:p text:style-name="P1482">توضیحات ‌: <text:span text:style-name="T766">هر یک contact دارای چندین reply است و هر یک reply متعلق به یک </text:span><text:span text:style-name="T767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50918736295078" text:continue-numbering="true" text:style-name="L47">
        <text:list-item>
          <text:list>
            <text:list-item>
              <text:list>
                <text:list-item>
                  <text:p text:style-name="P1486">dates : </text:p>
                  <text:list>
                    <text:list-item>
                      <text:p text:style-name="P1487">نوع <text:s/>:<text:span text:style-name="T768">1 به n </text:span></text:p>
                    </text:list-item>
                    <text:list-item>
                      <text:p text:style-name="P1488">توضیحات : <text:span text:style-name="T768">هر یک </text:span><text:span text:style-name="T769">reply دارای چندین date است</text:span></text:p>
                      <text:p text:style-name="P1488"><text:span text:style-name="T769"><text:s/>(create,update,send _at ) و هر یک date در جدول dates میتواند </text:span><text:span text:style-name="T770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50918183479998" text:continue-numbering="true" text:style-name="L47">
        <text:list-item>
          <text:list>
            <text:list-item>
              <text:list>
                <text:list-item>
                  <text:p text:style-name="P1486">users :</text:p>
                  <text:list>
                    <text:list-item>
                      <text:p text:style-name="P1483">نوع : <text:span text:style-name="T771">1 به n </text:span></text:p>
                    </text:list-item>
                    <text:list-item>
                      <text:p text:style-name="P1483">توضیحات ‌: <text:s/><text:span text:style-name="T771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50918303068285" text:continue-numbering="true" text:style-name="L47">
        <text:list-item>
          <text:p text:style-name="P1694">counters : <text:span text:style-name="T772">در این جدول شمارنده ها ذخیره میشود که در صفحه index نمایش داده میشود !!!</text:span></text:p>
        </text:list-item>
      </text:list>
      <text:p text:style-name="P148"/>
      <text:list xml:id="list150918924468503" text:continue-numbering="true" text:style-name="L47">
        <text:list-item>
          <text:list>
            <text:list-item>
              <text:p text:style-name="P1489">ستون ها :‌</text:p>
            </text:list-item>
          </text:list>
        </text:list-item>
      </text:list>
      <text:p text:style-name="P149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600470495632">
          <table:table-cell table:style-name="Table37.A1" office:value-type="string">
            <text:p text:style-name="P374">Name</text:p>
          </table:table-cell>
          <table:table-cell table:style-name="Table37.A1" office:value-type="string">
            <text:p text:style-name="P374">Data Type</text:p>
          </table:table-cell>
          <table:table-cell table:style-name="Table37.A1" office:value-type="string">
            <text:p text:style-name="P374">Attributes</text:p>
          </table:table-cell>
          <table:table-cell table:style-name="Table37.D1" office:value-type="string">
            <text:p text:style-name="P374">Comment</text:p>
          </table:table-cell>
        </table:table-row>
        <table:table-row table:style-name="TableLine94600470533328">
          <table:table-cell table:style-name="Table37.A2" office:value-type="string">
            <text:p text:style-name="P866">id</text:p>
          </table:table-cell>
          <table:table-cell table:style-name="Table37.A2" office:value-type="string">
            <text:p text:style-name="P867">Big int</text:p>
          </table:table-cell>
          <table:table-cell table:style-name="Table37.A2" office:value-type="string">
            <text:p text:style-name="P873">Not null , unsigned ,</text:p>
            <text:p text:style-name="P874">index , unique , primary key , </text:p>
            <text:p text:style-name="P874">auto increment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600470535888">
          <table:table-cell table:style-name="Table37.A2" office:value-type="string">
            <text:p text:style-name="P866">number</text:p>
          </table:table-cell>
          <table:table-cell table:style-name="Table37.A2" office:value-type="string">
            <text:p text:style-name="P875">Big int</text:p>
          </table:table-cell>
          <table:table-cell table:style-name="Table37.A2" office:value-type="string">
            <text:p text:style-name="P872">Not null <text:s/>, <text:span text:style-name="T773">unsigned</text:span>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600470536800">
          <table:table-cell table:style-name="Table37.A2" office:value-type="string">
            <text:p text:style-name="P866">status</text:p>
          </table:table-cell>
          <table:table-cell table:style-name="Table37.A2" office:value-type="string">
            <text:p text:style-name="P1030">boolean</text:p>
          </table:table-cell>
          <table:table-cell table:style-name="Table37.A2" office:value-type="string">
            <text:p text:style-name="P871">Not null , defualt 1 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600470537760">
          <table:table-cell table:style-name="Table37.A2" office:value-type="string">
            <text:p text:style-name="P866">sort</text:p>
          </table:table-cell>
          <table:table-cell table:style-name="Table37.A2" office:value-type="string">
            <text:p text:style-name="P868">Tiny int</text:p>
          </table:table-cell>
          <table:table-cell table:style-name="Table37.A2" office:value-type="string">
            <text:p text:style-name="P868">Unsigned , nullable</text:p>
          </table:table-cell>
          <table:table-cell table:style-name="Table37.D2" office:value-type="string">
            <text:p text:style-name="P330"/>
          </table:table-cell>
        </table:table-row>
        <table:table-row table:style-name="Table37.6">
          <table:table-cell table:style-name="Table37.A2" office:value-type="string">
            <text:p text:style-name="P866">app_setting_id</text:p>
          </table:table-cell>
          <table:table-cell table:style-name="Table37.A2" office:value-type="string">
            <text:p text:style-name="P869">Big int</text:p>
          </table:table-cell>
          <table:table-cell table:style-name="Table37.A2" office:value-type="string">
            <text:p text:style-name="P876">Unsigned , not null </text:p>
            <text:p text:style-name="P825">foreign key → app_settings(id)</text:p>
            <text:p text:style-name="P821"/>
            <text:p text:style-name="P823">On Delete → (cascade)</text:p>
            <text:p text:style-name="P870"><text:span text:style-name="T774">On Update → (cascade)</text:span> </text:p>
          </table:table-cell>
          <table:table-cell table:style-name="Table37.D2" office:value-type="string">
            <text:p text:style-name="P330"/>
          </table:table-cell>
        </table:table-row>
      </table:table>
      <text:p text:style-name="P292"/>
      <text:p text:style-name="P292"/>
      <text:list xml:id="list101884850" text:style-name="L48">
        <text:list-item>
          <text:list>
            <text:list-item>
              <text:p text:style-name="P1490">رابطه ها : </text:p>
              <text:list>
                <text:list-item>
                  <text:p text:style-name="P1490">dates : </text:p>
                  <text:list>
                    <text:list-item>
                      <text:p text:style-name="P1491">نوع :‌ <text:span text:style-name="T775">1 به n</text:span></text:p>
                    </text:list-item>
                    <text:list-item>
                      <text:p text:style-name="P1491">توضیحات :‌<text:span text:style-name="T776">هر یک counter دارای چندین date است و هر یک date میتواند متعلق به یک </text:span><text:span text:style-name="T777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50917647962756" text:continue-numbering="true" text:style-name="L48">
        <text:list-item>
          <text:list>
            <text:list-item>
              <text:list>
                <text:list-item>
                  <text:p text:style-name="P1490">users : </text:p>
                  <text:list>
                    <text:list-item>
                      <text:p text:style-name="P1491">نوع :‌ <text:span text:style-name="T775">1 به n</text:span></text:p>
                    </text:list-item>
                    <text:list-item>
                      <text:p text:style-name="P1491">توضیحات :‌ <text:span text:style-name="T778">هر یک user میتواند </text:span><text:span text:style-name="T779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50917901006841" text:continue-numbering="true" text:style-name="L48">
        <text:list-item>
          <text:list>
            <text:list-item>
              <text:list>
                <text:list-item>
                  <text:p text:style-name="P1494">iconables : </text:p>
                  <text:list>
                    <text:list-item>
                      <text:p text:style-name="P1492">نوع :‌ <text:span text:style-name="T775">1 به 1</text:span></text:p>
                    </text:list-item>
                    <text:list-item>
                      <text:p text:style-name="P1492">توضیحات :‌<text:span text:style-name="T780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101"/>
      <text:list xml:id="list150918910588176" text:continue-numbering="true" text:style-name="L48">
        <text:list-item>
          <text:list>
            <text:list-item>
              <text:list>
                <text:list-item>
                  <text:p text:style-name="P1495">counter_translations :</text:p>
                  <text:list>
                    <text:list-item>
                      <text:p text:style-name="P1496">نوع : <text:span text:style-name="T791">1 به n</text:span></text:p>
                    </text:list-item>
                    <text:list-item>
                      <text:p text:style-name="P1496">توضیحات :‌<text:span text:style-name="T792">هر یک </text:span><text:span text:style-name="T793">translate متعلق به یک counters است </text:span><text:span text:style-name="T794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50918953619575" text:continue-numbering="true" text:style-name="L48">
        <text:list-item>
          <text:list>
            <text:list-item>
              <text:list>
                <text:list-item>
                  <text:p text:style-name="P1499">app_settings : </text:p>
                  <text:list>
                    <text:list-item>
                      <text:p text:style-name="P1493">نوع :‌<text:span text:style-name="T781">1 به n</text:span></text:p>
                    </text:list-item>
                    <text:list-item>
                      <text:p text:style-name="P1493">توضیحات :‌ <text:span text:style-name="T781">هر یک app_setting دارای چندین counter است و هر یک counter متعلق به یک </text:span><text:span text:style-name="T782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list xml:id="list150919048927144" text:continue-numbering="true" text:style-name="L48">
        <text:list-item>
          <text:p text:style-name="P1500"><text:soft-page-break/>counter_translations : در این جدول <text:span text:style-name="T783">ترجمه های </text:span><text:span text:style-name="T784">یک counter ذخیره میشود !!!</text:span></text:p>
        </text:list-item>
      </text:list>
      <text:p text:style-name="P153"/>
      <text:list xml:id="list150918740577687" text:continue-numbering="true" text:style-name="L48">
        <text:list-item>
          <text:list>
            <text:list-item>
              <text:p text:style-name="P1501">ستون ها : </text:p>
            </text:list-item>
          </text:list>
        </text:list-item>
      </text:list>
      <text:p text:style-name="P154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600470632832">
          <table:table-cell table:style-name="Table38.A1" office:value-type="string">
            <text:p text:style-name="P374">Name</text:p>
          </table:table-cell>
          <table:table-cell table:style-name="Table38.A1" office:value-type="string">
            <text:p text:style-name="P374">Data Type</text:p>
          </table:table-cell>
          <table:table-cell table:style-name="Table38.A1" office:value-type="string">
            <text:p text:style-name="P374">Attributes</text:p>
          </table:table-cell>
          <table:table-cell table:style-name="Table38.D1" office:value-type="string">
            <text:p text:style-name="P374">Comment</text:p>
          </table:table-cell>
        </table:table-row>
        <table:table-row table:style-name="TableLine94600470635136">
          <table:table-cell table:style-name="Table38.A2" office:value-type="string">
            <text:p text:style-name="P877">id</text:p>
          </table:table-cell>
          <table:table-cell table:style-name="Table38.A2" office:value-type="string">
            <text:p text:style-name="P878">Big int</text:p>
          </table:table-cell>
          <table:table-cell table:style-name="Table38.A2" office:value-type="string">
            <text:p text:style-name="P881">Unsigned , <text:span text:style-name="T786">index , unique,</text:span></text:p>
            <text:p text:style-name="P883">primary key ,</text:p>
            <text:p text:style-name="P883"><text:s/>auto increment , <text:span text:style-name="T787">not null <text:s/></text:span>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600470606784">
          <table:table-cell table:style-name="Table38.A2" office:value-type="string">
            <text:p text:style-name="P877">Title</text:p>
          </table:table-cell>
          <table:table-cell table:style-name="Table38.A2" office:value-type="string">
            <text:p text:style-name="P358"><text:span text:style-name="T785">varchar(</text:span><text:span text:style-name="T790">36</text:span><text:span text:style-name="T785">)</text:span></text:p>
          </table:table-cell>
          <table:table-cell table:style-name="Table38.A2" office:value-type="string">
            <text:p text:style-name="P882">Not null 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600470623104">
          <table:table-cell table:style-name="Table38.A2" office:value-type="string">
            <text:p text:style-name="P877">language_id</text:p>
          </table:table-cell>
          <table:table-cell table:style-name="Table38.A2" office:value-type="string">
            <text:p text:style-name="P879">Big int</text:p>
          </table:table-cell>
          <table:table-cell table:style-name="Table38.A2" office:value-type="string">
            <text:p text:style-name="P805">Not null , <text:span text:style-name="T751">unsigned ,</text:span> </text:p>
            <text:p text:style-name="P805">foreign key → languages(id)</text:p>
            <text:p text:style-name="P805"/>
            <text:p text:style-name="P793">On Delete → (cascade) ,</text:p>
            <text:p text:style-name="P793">On Update → (cascade) ,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600470648480">
          <table:table-cell table:style-name="Table38.A2" office:value-type="string">
            <text:p text:style-name="P877">counter_id</text:p>
          </table:table-cell>
          <table:table-cell table:style-name="Table38.A2" office:value-type="string">
            <text:p text:style-name="P880">Big int</text:p>
          </table:table-cell>
          <table:table-cell table:style-name="Table38.A2" office:value-type="string">
            <text:p text:style-name="P806">Not null , <text:span text:style-name="T751">unsigned ,</text:span> </text:p>
            <text:p text:style-name="P357"><text:span text:style-name="T788">foreign key → </text:span><text:span text:style-name="T789">counters</text:span><text:span text:style-name="T788">(id)</text:span></text:p>
            <text:p text:style-name="P806"/>
            <text:p text:style-name="P794">On Delete → (cascade) ,</text:p>
            <text:p text:style-name="P794">On Update → (cascade) ,</text:p>
          </table:table-cell>
          <table:table-cell table:style-name="Table38.D2" office:value-type="string">
            <text:p text:style-name="P330"/>
          </table:table-cell>
        </table:table-row>
      </table:table>
      <text:p text:style-name="P293"/>
      <text:p text:style-name="P293"/>
      <text:list xml:id="list3561533453" text:style-name="L49">
        <text:list-item>
          <text:list>
            <text:list-item>
              <text:p text:style-name="P1502">ارتباطات :‌</text:p>
              <text:list>
                <text:list-item>
                  <text:p text:style-name="P1502">languages : </text:p>
                  <text:list>
                    <text:list-item>
                      <text:p text:style-name="P1497">نوع : <text:span text:style-name="T791">1 به n</text:span></text:p>
                    </text:list-item>
                    <text:list-item>
                      <text:p text:style-name="P1497">توضیحات :‌ <text:span text:style-name="T791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50918092182245" text:continue-numbering="true" text:style-name="L49">
        <text:list-item>
          <text:list>
            <text:list-item>
              <text:list>
                <text:list-item>
                  <text:p text:style-name="P1502">counters : </text:p>
                  <text:list>
                    <text:list-item>
                      <text:p text:style-name="P1498">نوع : <text:span text:style-name="T791">1 به n</text:span></text:p>
                    </text:list-item>
                    <text:list-item>
                      <text:p text:style-name="P1497">توضیحات :‌<text:span text:style-name="T792">هر یک </text:span><text:span text:style-name="T793">translate متعلق به یک counters است </text:span><text:span text:style-name="T794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50918456473292" text:continue-numbering="true" text:style-name="L49">
        <text:list-item>
          <text:p text:style-name="P1695">teams : در این جدول <text:span text:style-name="T795">team ها ذخیره میشوند !!</text:span></text:p>
        </text:list-item>
      </text:list>
      <text:p text:style-name="P157"/>
      <text:list xml:id="list150918089990777" text:continue-numbering="true" text:style-name="L49">
        <text:list-item>
          <text:list>
            <text:list-item>
              <text:p text:style-name="P1503">ستون ها : </text:p>
            </text:list-item>
          </text:list>
        </text:list-item>
      </text:list>
      <text:p text:style-name="P158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600470689296">
          <table:table-cell table:style-name="Table39.A1" office:value-type="string">
            <text:p text:style-name="P374">Name</text:p>
          </table:table-cell>
          <table:table-cell table:style-name="Table39.A1" office:value-type="string">
            <text:p text:style-name="P374">Data Type</text:p>
          </table:table-cell>
          <table:table-cell table:style-name="Table39.A1" office:value-type="string">
            <text:p text:style-name="P374">Attributes</text:p>
          </table:table-cell>
          <table:table-cell table:style-name="Table39.D1" office:value-type="string">
            <text:p text:style-name="P374">Comment</text:p>
          </table:table-cell>
        </table:table-row>
        <table:table-row table:style-name="TableLine94600470701888">
          <table:table-cell table:style-name="Table39.A2" office:value-type="string">
            <text:p text:style-name="P884">id</text:p>
          </table:table-cell>
          <table:table-cell table:style-name="Table39.A2" office:value-type="string">
            <text:p text:style-name="P885">Big int</text:p>
          </table:table-cell>
          <table:table-cell table:style-name="Table39.A2" office:value-type="string">
            <text:p text:style-name="P886">Not null , unsigned ,index ,</text:p>
            <text:p text:style-name="P886">unique , primary key ,</text:p>
            <text:p text:style-name="P886"><text:s/>auto increment</text:p>
          </table:table-cell>
          <table:table-cell table:style-name="Table39.D2" office:value-type="string">
            <text:p text:style-name="P330"/>
          </table:table-cell>
        </table:table-row>
        <table:table-row table:style-name="TableLine94600470704336">
          <table:table-cell table:style-name="Table39.A2" office:value-type="string">
            <text:p text:style-name="P884">status</text:p>
          </table:table-cell>
          <table:table-cell table:style-name="Table39.A2" office:value-type="string">
            <text:p text:style-name="P1031">boolean</text:p>
          </table:table-cell>
          <table:table-cell table:style-name="Table39.A2" office:value-type="string">
            <text:p text:style-name="P887">Not null , defualt 1</text:p>
          </table:table-cell>
          <table:table-cell table:style-name="Table39.D2" office:value-type="string">
            <text:p text:style-name="P330"/>
          </table:table-cell>
        </table:table-row>
      </table:table>
      <text:p text:style-name="P294"/>
      <text:p text:style-name="P294"/>
      <text:list xml:id="list1514886335" text:style-name="L50">
        <text:list-item>
          <text:list>
            <text:list-item>
              <text:p text:style-name="P1504">ارتباطات :‌</text:p>
            </text:list-item>
          </text:list>
        </text:list-item>
      </text:list>
      <text:p text:style-name="P159"/>
      <text:list xml:id="list150919288449909" text:continue-numbering="true" text:style-name="L50">
        <text:list-item>
          <text:list>
            <text:list-item>
              <text:list>
                <text:list-item>
                  <text:p text:style-name="P1504">dates : </text:p>
                  <text:list>
                    <text:list-item>
                      <text:p text:style-name="P1505">نوع :‌<text:span text:style-name="T802">1 به n</text:span></text:p>
                    </text:list-item>
                    <text:list-item>
                      <text:p text:style-name="P1505">توضیحات :‌ <text:span text:style-name="T802">هر یک team دارای چندین date و هر یک date میتواند متعلق به یک </text:span><text:span text:style-name="T803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0918430463642" text:continue-numbering="true" text:style-name="L50">
        <text:list-item>
          <text:list>
            <text:list-item>
              <text:list>
                <text:list-item>
                  <text:p text:style-name="P1504">users : </text:p>
                  <text:list>
                    <text:list-item>
                      <text:p text:style-name="P1505">نوع :‌ <text:span text:style-name="T800">1 به n </text:span></text:p>
                    </text:list-item>
                    <text:list-item>
                      <text:p text:style-name="P1505">توضیحات :‌ <text:span text:style-name="T800">هر یک user میتواند چندین team بسازد و هر یک team </text:span><text:span text:style-name="T801">متعلق به یک user است !!!</text:span><text:span text:style-name="T804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0918995717300" text:continue-numbering="true" text:style-name="L50">
        <text:list-item>
          <text:list>
            <text:list-item>
              <text:list>
                <text:list-item>
                  <text:p text:style-name="P1504">socialables : </text:p>
                  <text:list>
                    <text:list-item>
                      <text:p text:style-name="P1505">نوع :‌<text:span text:style-name="T805">1 به n</text:span></text:p>
                    </text:list-item>
                    <text:list-item>
                      <text:p text:style-name="P1505">توضیحات :‌ <text:span text:style-name="T805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0917354501650" text:continue-numbering="true" text:style-name="L50">
        <text:list-item>
          <text:list>
            <text:list-item>
              <text:list>
                <text:list-item>
                  <text:p text:style-name="P1508">team_translations : </text:p>
                  <text:list>
                    <text:list-item>
                      <text:p text:style-name="P1505">نوع :‌ <text:span text:style-name="T798">1 به n</text:span></text:p>
                    </text:list-item>
                    <text:list-item>
                      <text:p text:style-name="P1505">توضیحات :‌ <text:span text:style-name="T798">هر یک team دارای چندین translate و هر یک translate متعلق به یک </text:span><text:span text:style-name="T799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0919312605596" text:continue-numbering="true" text:style-name="L50">
        <text:list-item>
          <text:list>
            <text:list-item>
              <text:list>
                <text:list-item>
                  <text:p text:style-name="P1146"><text:span text:style-name="T939">iconables</text:span><text:span text:style-name="T940"> : </text:span></text:p>
                  <text:list>
                    <text:list-item>
                      <text:p text:style-name="P1505">نوع :‌<text:span text:style-name="T796">1 به 1 </text:span></text:p>
                    </text:list-item>
                    <text:list-item>
                      <text:p text:style-name="P1506">توضیحات :‌<text:span text:style-name="T796">هر یک </text:span><text:span text:style-name="T797">team یک رکورد در جدول </text:span><text:span text:style-name="T939">iconables</text:span><text:span text:style-name="T797"> دارد و هر یک رکورد در جدول </text:span><text:span text:style-name="T939">iconables</text:span><text:span text:style-name="T797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0918309955247" text:continue-numbering="true" text:style-name="L50">
        <text:list-item>
          <text:list>
            <text:list-item>
              <text:list>
                <text:list-item>
                  <text:p text:style-name="P1671"><text:span text:style-name="T935">portfolios</text:span><text:span text:style-name="T932"> : </text:span></text:p>
                  <text:list>
                    <text:list-item>
                      <text:p text:style-name="P1509">نوع :‌1 به n </text:p>
                    </text:list-item>
                    <text:list-item>
                      <text:p text:style-name="P1509">توضیحات :‌ <text:span text:style-name="T934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6">team_translations : <text:span text:style-name="T806">در این جدول </text:span><text:span text:style-name="T807">ترجمه های هر یک team که برای زبان های مختلق ایجاد میشود ذخیره میکنیم !!!</text:span></text:p>
        </text:list-item>
      </text:list>
      <text:p text:style-name="P160"/>
      <text:list xml:id="list150917371591211" text:continue-numbering="true" text:style-name="L50">
        <text:list-item>
          <text:list>
            <text:list-item>
              <text:p text:style-name="P1513">ستون ها : </text:p>
            </text:list-item>
          </text:list>
        </text:list-item>
      </text:list>
      <text:p text:style-name="P16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600470774688">
          <table:table-cell table:style-name="Table40.A1" office:value-type="string">
            <text:p text:style-name="P374">Name</text:p>
          </table:table-cell>
          <table:table-cell table:style-name="Table40.A1" office:value-type="string">
            <text:p text:style-name="P374">Data Type</text:p>
          </table:table-cell>
          <table:table-cell table:style-name="Table40.A1" office:value-type="string">
            <text:p text:style-name="P374">Attributes</text:p>
          </table:table-cell>
          <table:table-cell table:style-name="Table40.D1" office:value-type="string">
            <text:p text:style-name="P374">Comment</text:p>
          </table:table-cell>
        </table:table-row>
        <table:table-row table:style-name="TableLine94600470802592">
          <table:table-cell table:style-name="Table40.A2" office:value-type="string">
            <text:p text:style-name="P888">id</text:p>
          </table:table-cell>
          <table:table-cell table:style-name="Table40.A2" office:value-type="string">
            <text:p text:style-name="P890">Big int</text:p>
          </table:table-cell>
          <table:table-cell table:style-name="Table40.A2" office:value-type="string">
            <text:p text:style-name="P894">Not null , unsigned , unique ,</text:p>
            <text:p text:style-name="P894">index , primary key , </text:p>
            <text:p text:style-name="P894">auto increment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600470804768">
          <table:table-cell table:style-name="Table40.A2" office:value-type="string">
            <text:p text:style-name="P888">title</text:p>
          </table:table-cell>
          <table:table-cell table:style-name="Table40.A2" office:value-type="string">
            <text:p text:style-name="P359"><text:span text:style-name="T808">varchar(</text:span><text:span text:style-name="T809">64</text:span><text:span text:style-name="T808">)</text:span></text:p>
          </table:table-cell>
          <table:table-cell table:style-name="Table40.A2" office:value-type="string">
            <text:p text:style-name="P895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600470805680">
          <table:table-cell table:style-name="Table40.A2" office:value-type="string">
            <text:p text:style-name="P891">describe</text:p>
          </table:table-cell>
          <table:table-cell table:style-name="Table40.A2" office:value-type="string">
            <text:p text:style-name="P893">varchar(800)</text:p>
          </table:table-cell>
          <table:table-cell table:style-name="Table40.A2" office:value-type="string">
            <text:p text:style-name="P895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600470806640">
          <table:table-cell table:style-name="Table40.A2" office:value-type="string">
            <text:p text:style-name="P889">language_id</text:p>
          </table:table-cell>
          <table:table-cell table:style-name="Table40.A2" office:value-type="string">
            <text:p text:style-name="P892">Big int</text:p>
          </table:table-cell>
          <table:table-cell table:style-name="Table40.A2" office:value-type="string">
            <text:p text:style-name="P807">Not null , <text:span text:style-name="T751">unsigned ,</text:span> </text:p>
            <text:p text:style-name="P807">foreign key → languages(id)</text:p>
            <text:p text:style-name="P807"/>
            <text:p text:style-name="P795">On Delete → (cascade) ,</text:p>
            <text:p text:style-name="P795">On Update → (cascade)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600470807824">
          <table:table-cell table:style-name="Table40.A2" office:value-type="string">
            <text:p text:style-name="P889">team_id</text:p>
          </table:table-cell>
          <table:table-cell table:style-name="Table40.A2" office:value-type="string">
            <text:p text:style-name="P892">Big int</text:p>
          </table:table-cell>
          <table:table-cell table:style-name="Table40.A2" office:value-type="string">
            <text:p text:style-name="P896">Not null , unsigned ,</text:p>
            <text:p text:style-name="P896">foreign key → teams(id)</text:p>
            <text:p text:style-name="P896"/>
            <text:p text:style-name="P896">On Delete → (cascade) ,</text:p>
            <text:p text:style-name="P896">On <text:span text:style-name="T810">Update</text:span> → (cascade) ,</text:p>
          </table:table-cell>
          <table:table-cell table:style-name="Table40.D2" office:value-type="string">
            <text:p text:style-name="P330"/>
          </table:table-cell>
        </table:table-row>
      </table:table>
      <text:p text:style-name="P295"/>
      <text:p text:style-name="P295"/>
      <text:list xml:id="list2042258226" text:style-name="L51">
        <text:list-item>
          <text:list>
            <text:list-item>
              <text:p text:style-name="P1514">ارتباطات :‌</text:p>
              <text:list>
                <text:list-item>
                  <text:p text:style-name="P1514">teams : </text:p>
                  <text:list>
                    <text:list-item>
                      <text:p text:style-name="P1507">نوع :‌ <text:span text:style-name="T798">1 به n</text:span></text:p>
                    </text:list-item>
                    <text:list-item>
                      <text:p text:style-name="P1507">توضیحات :‌ <text:span text:style-name="T798">هر یک team دارای چندین translate و هر یک translate متعلق به یک </text:span><text:span text:style-name="T799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50917787110592" text:continue-numbering="true" text:style-name="L51">
        <text:list-item>
          <text:list>
            <text:list-item>
              <text:list>
                <text:list-item>
                  <text:p text:style-name="P1514">languages : </text:p>
                  <text:list>
                    <text:list-item>
                      <text:p text:style-name="P1515">نوع : <text:span text:style-name="T811">1 به n </text:span></text:p>
                    </text:list-item>
                    <text:list-item>
                      <text:p text:style-name="P1515">توضیحات : <text:span text:style-name="T811">هر یک </text:span><text:span text:style-name="T812">translate متعلق به یک language است </text:span><text:span text:style-name="T813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p text:style-name="P170"/>
      <text:list xml:id="list150919186035994" text:continue-numbering="true" text:style-name="L51">
        <text:list-item>
          <text:p text:style-name="P1672"><text:span text:style-name="T826">starables</text:span><text:span text:style-name="T825"> : </text:span><text:span text:style-name="T827">در این جدول </text:span><text:span text:style-name="T828">ایتم هایی که دارای ستاره هستند به همراه تعداد ستاره انها ذخیره میشود !! </text:span><text:span text:style-name="T860">فقط ادمین میتواند به یک ایتمی ستاره بدهد … </text:span></text:p>
        </text:list-item>
      </text:list>
      <text:p text:style-name="P13"/>
      <text:list xml:id="list150918338533615" text:continue-numbering="true" text:style-name="L51">
        <text:list-item>
          <text:list>
            <text:list-item>
              <text:p text:style-name="P1516">ستون ها :‌</text:p>
            </text:list-item>
          </text:list>
        </text:list-item>
      </text:list>
      <text:p text:style-name="P17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600468798288">
          <table:table-cell table:style-name="Table42.A1" office:value-type="string">
            <text:p text:style-name="P374">Name</text:p>
          </table:table-cell>
          <table:table-cell table:style-name="Table42.A1" office:value-type="string">
            <text:p text:style-name="P374">Data Type</text:p>
          </table:table-cell>
          <table:table-cell table:style-name="Table42.A1" office:value-type="string">
            <text:p text:style-name="P374">Attributes</text:p>
          </table:table-cell>
          <table:table-cell table:style-name="Table42.D1" office:value-type="string">
            <text:p text:style-name="P374">Comment</text:p>
          </table:table-cell>
        </table:table-row>
        <table:table-row table:style-name="TableLine94600470870400">
          <table:table-cell table:style-name="Table42.A2" office:value-type="string">
            <text:p text:style-name="P904">id</text:p>
          </table:table-cell>
          <table:table-cell table:style-name="Table42.A2" office:value-type="string">
            <text:p text:style-name="P904">Big int</text:p>
          </table:table-cell>
          <table:table-cell table:style-name="Table42.A2" office:value-type="string">
            <text:p text:style-name="P906">Not null , unsigned , index , </text:p>
            <text:p text:style-name="P906">unique , primary key , </text:p>
            <text:p text:style-name="P906">auto increment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600470872672">
          <table:table-cell table:style-name="Table42.A2" office:value-type="string">
            <text:p text:style-name="P904">object_class</text:p>
          </table:table-cell>
          <table:table-cell table:style-name="Table42.A2" office:value-type="string">
            <text:p text:style-name="P906">varchar(255)</text:p>
          </table:table-cell>
          <table:table-cell table:style-name="Table42.A2" office:value-type="string">
            <text:p text:style-name="P906">Not null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600470873584">
          <table:table-cell table:style-name="Table42.A2" office:value-type="string">
            <text:p text:style-name="P904">object_id</text:p>
          </table:table-cell>
          <table:table-cell table:style-name="Table42.A2" office:value-type="string">
            <text:p text:style-name="P905">Big int</text:p>
          </table:table-cell>
          <table:table-cell table:style-name="Table42.A2" office:value-type="string">
            <text:p text:style-name="P906">Not null , <text:span text:style-name="T829">unsigned</text:span>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600470874544">
          <table:table-cell table:style-name="Table42.A2" office:value-type="string">
            <text:p text:style-name="P904">star</text:p>
          </table:table-cell>
          <table:table-cell table:style-name="Table42.A2" office:value-type="string">
            <text:p text:style-name="P908">Float(4,2)</text:p>
          </table:table-cell>
          <table:table-cell table:style-name="Table42.A2" office:value-type="string">
            <text:p text:style-name="P907">Not null , <text:span text:style-name="T830">unsigned</text:span></text:p>
          </table:table-cell>
          <table:table-cell table:style-name="Table42.D2" office:value-type="string">
            <text:p text:style-name="P330"/>
          </table:table-cell>
        </table:table-row>
      </table:table>
      <text:p text:style-name="P297"/>
      <text:list xml:id="list1684040426" text:style-name="L52">
        <text:list-item>
          <text:list>
            <text:list-item>
              <text:p text:style-name="P1517">ارتباط ها : </text:p>
              <text:list>
                <text:list-item>
                  <text:p text:style-name="P1517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2"/>
      <text:list xml:id="list150917931832749" text:continue-numbering="true" text:style-name="L52">
        <text:list-item>
          <text:p text:style-name="P1697">likeables : در این جدول تعداد لایک های هر <text:s/>یک رکورد از جداول را ذخیره میکنیم </text:p>
        </text:list-item>
      </text:list>
      <text:p text:style-name="P175"/>
      <text:list xml:id="list150918106569233" text:continue-numbering="true" text:style-name="L52">
        <text:list-item>
          <text:list>
            <text:list-item>
              <text:p text:style-name="P1518">ستون ها : </text:p>
            </text:list-item>
          </text:list>
        </text:list-item>
      </text:list>
      <text:p text:style-name="P17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600470901344">
          <table:table-cell table:style-name="Table44.A1" office:value-type="string">
            <text:p text:style-name="P374">Name</text:p>
          </table:table-cell>
          <table:table-cell table:style-name="Table44.A1" office:value-type="string">
            <text:p text:style-name="P374">Data Type</text:p>
          </table:table-cell>
          <table:table-cell table:style-name="Table44.A1" office:value-type="string">
            <text:p text:style-name="P374">Attributes</text:p>
          </table:table-cell>
          <table:table-cell table:style-name="Table44.D1" office:value-type="string">
            <text:p text:style-name="P374">Comment</text:p>
          </table:table-cell>
        </table:table-row>
        <table:table-row table:style-name="TableLine94600470926000">
          <table:table-cell table:style-name="Table44.A2" office:value-type="string">
            <text:p text:style-name="P919">id</text:p>
          </table:table-cell>
          <table:table-cell table:style-name="Table44.A2" office:value-type="string">
            <text:p text:style-name="P919">Big int</text:p>
          </table:table-cell>
          <table:table-cell table:style-name="Table44.A2" office:value-type="string">
            <text:p text:style-name="P921">Unsigned , not null , unique ,</text:p>
            <text:p text:style-name="P921">primary key ,auto increment , </text:p>
            <text:p text:style-name="P921">index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600470928448">
          <table:table-cell table:style-name="Table44.A2" office:value-type="string">
            <text:p text:style-name="P919">object_class</text:p>
          </table:table-cell>
          <table:table-cell table:style-name="Table44.A2" office:value-type="string">
            <text:p text:style-name="P919">varchar(255)</text:p>
          </table:table-cell>
          <table:table-cell table:style-name="Table44.A2" office:value-type="string">
            <text:p text:style-name="P921">Not null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600470929360">
          <table:table-cell table:style-name="Table44.A2" office:value-type="string">
            <text:p text:style-name="P919">object_id</text:p>
          </table:table-cell>
          <table:table-cell table:style-name="Table44.A2" office:value-type="string">
            <text:p text:style-name="P919">Big int</text:p>
          </table:table-cell>
          <table:table-cell table:style-name="Table44.A2" office:value-type="string">
            <text:p text:style-name="P921">Not null , unsigned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600470930320">
          <table:table-cell table:style-name="Table44.A2" office:value-type="string">
            <text:p text:style-name="P919">like</text:p>
          </table:table-cell>
          <table:table-cell table:style-name="Table44.A2" office:value-type="string">
            <text:p text:style-name="P920">Big int</text:p>
          </table:table-cell>
          <table:table-cell table:style-name="Table44.A2" office:value-type="string">
            <text:p text:style-name="P921">Not null , unsigned</text:p>
            <text:p text:style-name="P1049">defualt 0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600470931744">
          <table:table-cell table:style-name="Table44.A2" office:value-type="string">
            <text:p text:style-name="P1046">disliked</text:p>
          </table:table-cell>
          <table:table-cell table:style-name="Table44.A2" office:value-type="string">
            <text:p text:style-name="P1047">Big int</text:p>
          </table:table-cell>
          <table:table-cell table:style-name="Table44.A2" office:value-type="string">
            <text:p text:style-name="P1048">Not null , unsigned , </text:p>
            <text:p text:style-name="P1048">defualt 0 </text:p>
          </table:table-cell>
          <table:table-cell table:style-name="Table44.D2" office:value-type="string">
            <text:p text:style-name="P330"/>
          </table:table-cell>
        </table:table-row>
      </table:table>
      <text:p text:style-name="P299"/>
      <text:p text:style-name="P299"/>
      <text:list xml:id="list1955257889" text:style-name="L53">
        <text:list-item>
          <text:list>
            <text:list-item>
              <text:p text:style-name="P1519">ارتباطات :‌</text:p>
              <text:list>
                <text:list-item>
                  <text:p text:style-name="P1519">dates : </text:p>
                  <text:list>
                    <text:list-item>
                      <text:p text:style-name="P1519">نوع : <text:span text:style-name="T1034">1 به n </text:span></text:p>
                    </text:list-item>
                    <text:list-item>
                      <text:p text:style-name="P1147"><text:span text:style-name="T1028">توضیحات : </text:span><text:span text:style-name="T845">هر یک </text:span><text:span text:style-name="T1027">رکورد در جدول likeables </text:span><text:span text:style-name="T845"><text:s/>دارای چندین رکورد</text:span><text:span text:style-name="T846">(</text:span><text:span text:style-name="T845"> از نوع </text:span><text:span text:style-name="T1029">liked_at , disliked_at</text:span><text:span text:style-name="T845"> <text:s/>: </text:span><text:span text:style-name="T847">چونکه هر رکورد در likables اپدیت میشود </text:span><text:span text:style-name="T1031">که ان اپدیت یا برای like است ویا deslike است </text:span><text:span text:style-name="T847"><text:s/></text:span><text:span text:style-name="T848">و </text:span><text:span text:style-name="T1032">ما</text:span><text:span text:style-name="T848"> میخواهیم ببینیم </text:span><text:span text:style-name="T1033">کدام user </text:span><text:span text:style-name="T848"><text:s/>انرا</text:span><text:span text:style-name="T1033">like و یا deslike </text:span><text:span text:style-name="T848"><text:s/>میکند </text:span><text:span text:style-name="T849"><text:s/></text:span><text:span text:style-name="T846">) </text:span><text:span text:style-name="T845">در جدول dates دارد و </text:span><text:span text:style-name="T850">هر یک date در جدول dates میتواند متعلق به یک </text:span><text:span text:style-name="T1030">رکورد در جدول likeables</text:span><text:span text:style-name="T850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50917871327552" text:continue-numbering="true" text:style-name="L53">
        <text:list-item>
          <text:list>
            <text:list-item>
              <text:list>
                <text:list-item>
                  <text:p text:style-name="P1519">users </text:p>
                  <text:list>
                    <text:list-item>
                      <text:p text:style-name="P1519">نوع :<text:span text:style-name="T851">n به n </text:span></text:p>
                    </text:list-item>
                    <text:list-item>
                      <text:p text:style-name="P1148"><text:span text:style-name="T852">توضیحات :‌هر یک رکورد از جدول likeables را چندین user </text:span><text:span text:style-name="T853">میتواند</text:span><text:span text:style-name="T852"> آپدیت کنند</text:span></text:p>
                      <text:p text:style-name="P1148"><text:span text:style-name="T852"><text:s/></text:span><text:span text:style-name="T858">( که لیست </text:span><text:span text:style-name="T859">user هایی که اپدیت کرده اند را در جدول dates نگه داری میشود </text:span><text:span text:style-name="T1036">به همراه نوع اپدیت انها like || dislike </text:span><text:span text:style-name="T859"><text:s/>اینطوری میتوان فهمید کدام user و در کدام تاریخ ایتمی را لایک </text:span><text:span text:style-name="T1035">ویا disliked </text:span><text:span text:style-name="T859"><text:s/>کرده است !!! </text:span><text:span text:style-name="T858">)</text:span></text:p>
                      <text:p text:style-name="P1148"/>
                      <text:p text:style-name="P1148"><text:span text:style-name="T854">و هر یک user میتواند چندین </text:span><text:span text:style-name="T855">رکورد اپد</text:span><text:span text:style-name="T856">یت شده </text:span><text:span text:style-name="T857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50918341863934" text:continue-numbering="true" text:style-name="L53">
        <text:list-item>
          <text:p text:style-name="P1698">comments : <text:span text:style-name="T1000">در این جدول comment ها</text:span><text:span text:style-name="T1001">ی هر ایتم </text:span><text:span text:style-name="T1000"><text:s/>ذخیره میشوند </text:span></text:p>
          <text:p text:style-name="P1520">این جدول <text:span text:style-name="T1025">کامنت کاربر هایی که log in شده اند و هم کاربرانی که login نشده اند را ذخیره میکند با استفاده از فیلد های name , email , <text:s/>.</text:span></text:p>
          <text:p text:style-name="P1521">درزمانیکه کاربر login است و میخواهد comment بگذارد فیلد های name , email , به صورت null پر میشوند <text:span text:style-name="T1026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5"/>
      <text:list xml:id="list150917733873477" text:continue-numbering="true" text:style-name="L53">
        <text:list-item>
          <text:list>
            <text:list-item>
              <text:p text:style-name="P1522">ستون ها :‌</text:p>
            </text:list-item>
          </text:list>
        </text:list-item>
      </text:list>
      <text:p text:style-name="P226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600470959536">
          <table:table-cell table:style-name="Table56.A1" office:value-type="string">
            <text:p text:style-name="P374">Name</text:p>
          </table:table-cell>
          <table:table-cell table:style-name="Table56.A1" office:value-type="string">
            <text:p text:style-name="P374">Data Type</text:p>
          </table:table-cell>
          <table:table-cell table:style-name="Table56.A1" office:value-type="string">
            <text:p text:style-name="P374">Attributes</text:p>
          </table:table-cell>
          <table:table-cell table:style-name="Table56.D1" office:value-type="string">
            <text:p text:style-name="P374">Comment</text:p>
          </table:table-cell>
        </table:table-row>
        <table:table-row table:style-name="TableLine94600471036336">
          <table:table-cell table:style-name="Table56.A2" office:value-type="string">
            <text:p text:style-name="P1039">id</text:p>
          </table:table-cell>
          <table:table-cell table:style-name="Table56.A2" office:value-type="string">
            <text:p text:style-name="P1040">Big int</text:p>
          </table:table-cell>
          <table:table-cell table:style-name="Table56.A2" office:value-type="string">
            <text:p text:style-name="P1042">Not null , unsigned , index ,</text:p>
            <text:p text:style-name="P1042">priamry key , unique ,</text:p>
            <text:p text:style-name="P1042">auto increment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600471038896">
          <table:table-cell table:style-name="Table56.A2" office:value-type="string">
            <text:p text:style-name="P1039">name</text:p>
          </table:table-cell>
          <table:table-cell table:style-name="Table56.A2" office:value-type="string">
            <text:p text:style-name="P1041">varchar(<text:span text:style-name="T1002">50</text:span>)</text:p>
          </table:table-cell>
          <table:table-cell table:style-name="Table56.A2" office:value-type="string">
            <text:p text:style-name="P1043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600471039808">
          <table:table-cell table:style-name="Table56.A2" office:value-type="string">
            <text:p text:style-name="P1039">email</text:p>
          </table:table-cell>
          <table:table-cell table:style-name="Table56.A2" office:value-type="string">
            <text:p text:style-name="P1041">varchar(<text:span text:style-name="T1002">64</text:span>)</text:p>
          </table:table-cell>
          <table:table-cell table:style-name="Table56.A2" office:value-type="string">
            <text:p text:style-name="P1043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600471040768">
          <table:table-cell table:style-name="Table56.A2" office:value-type="string">
            <text:p text:style-name="P1039">url</text:p>
          </table:table-cell>
          <table:table-cell table:style-name="Table56.A2" office:value-type="string">
            <text:p text:style-name="P1041">varchar(<text:span text:style-name="T1003">32</text:span>)</text:p>
          </table:table-cell>
          <table:table-cell table:style-name="Table56.A2" office:value-type="string">
            <text:p text:style-name="P1043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600471042192">
          <table:table-cell table:style-name="Table56.A2" office:value-type="string">
            <text:p text:style-name="P1039">body</text:p>
          </table:table-cell>
          <table:table-cell table:style-name="Table56.A2" office:value-type="string">
            <text:p text:style-name="P1041">varchar(<text:span text:style-name="T1004">4000</text:span>)</text:p>
          </table:table-cell>
          <table:table-cell table:style-name="Table56.A2" office:value-type="string">
            <text:p text:style-name="P1043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600471043216">
          <table:table-cell table:style-name="Table56.A2" office:value-type="string">
            <text:p text:style-name="P1039">object_class</text:p>
          </table:table-cell>
          <table:table-cell table:style-name="Table56.A2" office:value-type="string">
            <text:p text:style-name="P1041">varchar(255)</text:p>
          </table:table-cell>
          <table:table-cell table:style-name="Table56.A2" office:value-type="string">
            <text:p text:style-name="P1043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600471044288">
          <table:table-cell table:style-name="Table56.A2" office:value-type="string">
            <text:p text:style-name="P1039">object_id</text:p>
          </table:table-cell>
          <table:table-cell table:style-name="Table56.A2" office:value-type="string">
            <text:p text:style-name="P1041">Big int</text:p>
          </table:table-cell>
          <table:table-cell table:style-name="Table56.A2" office:value-type="string">
            <text:p text:style-name="P1043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600471045360">
          <table:table-cell table:style-name="Table56.A2" office:value-type="string">
            <text:p text:style-name="P1039">comment_id</text:p>
          </table:table-cell>
          <table:table-cell table:style-name="Table56.A2" office:value-type="string">
            <text:p text:style-name="P1041">Big int</text:p>
          </table:table-cell>
          <table:table-cell table:style-name="Table56.A2" office:value-type="string">
            <text:p text:style-name="P1043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600471046352">
          <table:table-cell table:style-name="Table56.A2" office:value-type="string">
            <text:p text:style-name="P1039">ip</text:p>
          </table:table-cell>
          <table:table-cell table:style-name="Table56.A2" office:value-type="string">
            <text:p text:style-name="P1041">int</text:p>
          </table:table-cell>
          <table:table-cell table:style-name="Table56.A2" office:value-type="string">
            <text:p text:style-name="P1043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600471047424">
          <table:table-cell table:style-name="Table56.A2" office:value-type="string">
            <text:p text:style-name="P1039">language_id</text:p>
          </table:table-cell>
          <table:table-cell table:style-name="Table56.A2" office:value-type="string">
            <text:p text:style-name="P1041">Big int</text:p>
          </table:table-cell>
          <table:table-cell table:style-name="Table56.A2" office:value-type="string">
            <text:p text:style-name="P1043">Not null</text:p>
          </table:table-cell>
          <table:table-cell table:style-name="Table56.D2" office:value-type="string">
            <text:p text:style-name="P330"/>
          </table:table-cell>
        </table:table-row>
      </table:table>
      <text:p text:style-name="P312"/>
      <text:p text:style-name="P312"/>
      <text:list xml:id="list1275883934" text:style-name="L54">
        <text:list-item>
          <text:list>
            <text:list-item>
              <text:p text:style-name="P1523">ارتباط ها : </text:p>
              <text:list>
                <text:list-item>
                  <text:p text:style-name="P1523">dates : </text:p>
                  <text:list>
                    <text:list-item>
                      <text:p text:style-name="P1523">نوع : <text:span text:style-name="T1009">1 به n </text:span></text:p>
                    </text:list-item>
                    <text:list-item>
                      <text:p text:style-name="P1523">توضیحات : <text:span text:style-name="T1009">هر یک comment دارای چندین date است و هر یک date میتواند متعلق به یک comment باشد !!!</text:span><text:span text:style-name="T1012">(</text:span><text:span text:style-name="T1013">created_At , accepted_at</text:span><text:span text:style-name="T101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50917548093044" text:continue-numbering="true" text:style-name="L54">
        <text:list-item>
          <text:list>
            <text:list-item>
              <text:list>
                <text:list-item>
                  <text:p text:style-name="P1149"><text:span text:style-name="T1006">languages</text:span><text:span text:style-name="T1005"> : </text:span></text:p>
                  <text:list>
                    <text:list-item>
                      <text:p text:style-name="P1523">نوع :<text:span text:style-name="T1010">1 به n </text:span></text:p>
                    </text:list-item>
                    <text:list-item>
                      <text:p text:style-name="P1523">توضیحات :<text:span text:style-name="T1011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p text:style-name="P1103"/>
      <text:list xml:id="list150918709379723" text:continue-numbering="true" text:style-name="L54">
        <text:list-item>
          <text:list>
            <text:list-item>
              <text:list>
                <text:list-item>
                  <text:p text:style-name="P1150"><text:span text:style-name="T1008">users</text:span><text:span text:style-name="T1005"> : </text:span></text:p>
                  <text:list>
                    <text:list-item>
                      <text:p text:style-name="P1524">نوع :<text:span text:style-name="T1014">1 به n </text:span></text:p>
                    </text:list-item>
                    <text:list-item>
                      <text:p text:style-name="P1524">توضیحات : <text:span text:style-name="T1015">هر یک user میتواند چندین </text:span><text:span text:style-name="T1016">comment ایجاد کند و هر یک comment میتواند متعلق به یک user باشد </text:span><text:span text:style-name="T1017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50918748948200" text:continue-numbering="true" text:style-name="L54">
        <text:list-item>
          <text:list>
            <text:list-item>
              <text:list>
                <text:list-item>
                  <text:p text:style-name="P1526">comments : </text:p>
                  <text:list>
                    <text:list-item>
                      <text:p text:style-name="P1526">نوع :‌ <text:span text:style-name="T1018">1 به n </text:span></text:p>
                    </text:list-item>
                    <text:list-item>
                      <text:p text:style-name="P1526">توضیحات :‌ <text:span text:style-name="T1019">هر یک comment میتواند متعلق به یک <text:s/>comment دیگر باشد !! و هر یک </text:span><text:span text:style-name="T1020">comment میتواند </text:span><text:span text:style-name="T1021">چندین comment داشته باشد !!!</text:span></text:p>
                      <text:p text:style-name="P1527">(این رابطه برای ایجاد comment های تودرتو <text:span text:style-name="T1022">است </text:span><text:span text:style-name="T1023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50917542787220" text:continue-numbering="true" text:style-name="L54">
        <text:list-item>
          <text:list>
            <text:list-item>
              <text:list>
                <text:list-item>
                  <text:p text:style-name="P1151"><text:span text:style-name="T1007">likeables</text:span><text:span text:style-name="T1005"> : </text:span></text:p>
                  <text:list>
                    <text:list-item>
                      <text:p text:style-name="P1525">نوع : <text:span text:style-name="T1024">1 به 1</text:span></text:p>
                    </text:list-item>
                    <text:list-item>
                      <text:p text:style-name="P1525">توضیحات : <text:span text:style-name="T1024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227"/>
      <text:list xml:id="list150918139316711" text:continue-list="list150917733873477" text:style-name="L53">
        <text:list-item>
          <text:p text:style-name="P1673"><text:span text:style-name="T927">clients</text:span><text:span text:style-name="T928"> : در این جدول </text:span><text:span text:style-name="T927">مشتریان</text:span><text:span text:style-name="T928"> به همراه نام و لوگوی انها را ذخیره میکنیم !!</text:span></text:p>
        </text:list-item>
      </text:list>
      <text:p text:style-name="P181"/>
      <text:list xml:id="list150918425048060" text:continue-numbering="true" text:style-name="L53">
        <text:list-item>
          <text:list>
            <text:list-item>
              <text:p text:style-name="P1528">ستون ها :‌</text:p>
            </text:list-item>
          </text:list>
        </text:list-item>
      </text:list>
      <text:p text:style-name="P182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600471106992">
          <table:table-cell table:style-name="Table45.A1" office:value-type="string">
            <text:p text:style-name="P374">Name</text:p>
          </table:table-cell>
          <table:table-cell table:style-name="Table45.A1" office:value-type="string">
            <text:p text:style-name="P374">Data Type</text:p>
          </table:table-cell>
          <table:table-cell table:style-name="Table45.A1" office:value-type="string">
            <text:p text:style-name="P374">Attributes</text:p>
          </table:table-cell>
          <table:table-cell table:style-name="Table45.D1" office:value-type="string">
            <text:p text:style-name="P374">Comment</text:p>
          </table:table-cell>
        </table:table-row>
        <table:table-row table:style-name="TableLine94600471135664">
          <table:table-cell table:style-name="Table45.A2" office:value-type="string">
            <text:p text:style-name="P923">id</text:p>
          </table:table-cell>
          <table:table-cell table:style-name="Table45.A2" office:value-type="string">
            <text:p text:style-name="P924">Big int</text:p>
          </table:table-cell>
          <table:table-cell table:style-name="Table45.A2" office:value-type="string">
            <text:p text:style-name="P927">Not null ,unsigned ,index ,</text:p>
            <text:p text:style-name="P927">unique , primary key , </text:p>
            <text:p text:style-name="P927">auto increment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4600471137840">
          <table:table-cell table:style-name="Table45.A2" office:value-type="string">
            <text:p text:style-name="P924">url</text:p>
          </table:table-cell>
          <table:table-cell table:style-name="Table45.A2" office:value-type="string">
            <text:p text:style-name="P925">varchar(<text:span text:style-name="T862">32</text:span>)</text:p>
          </table:table-cell>
          <table:table-cell table:style-name="Table45.A2" office:value-type="string">
            <text:p text:style-name="P930">nullable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4600471138752">
          <table:table-cell table:style-name="Table45.A2" office:value-type="string">
            <text:p text:style-name="P978">show_brand</text:p>
          </table:table-cell>
          <table:table-cell table:style-name="Table45.A2" office:value-type="string">
            <text:p text:style-name="P1032">boolean</text:p>
          </table:table-cell>
          <table:table-cell table:style-name="Table45.A2" office:value-type="string">
            <text:p text:style-name="P931">Not null , <text:span text:style-name="T861">defualt 1 </text:span></text:p>
          </table:table-cell>
          <table:table-cell table:style-name="Table45.D2" office:value-type="string">
            <text:p text:style-name="P977">نمایش ان در لیست برند ها</text:p>
          </table:table-cell>
        </table:table-row>
        <table:table-row table:style-name="TableLine94600471139712">
          <table:table-cell table:style-name="Table45.A2" office:value-type="string">
            <text:p text:style-name="P924">sort</text:p>
          </table:table-cell>
          <table:table-cell table:style-name="Table45.A2" office:value-type="string">
            <text:p text:style-name="P926">Tiny int</text:p>
          </table:table-cell>
          <table:table-cell table:style-name="Table45.A2" office:value-type="string">
            <text:p text:style-name="P926">Nullable , unsigned</text:p>
          </table:table-cell>
          <table:table-cell table:style-name="Table45.D2" office:value-type="string">
            <text:p text:style-name="P330"/>
          </table:table-cell>
        </table:table-row>
      </table:table>
      <text:p text:style-name="P300"/>
      <text:p text:style-name="P300"/>
      <text:list xml:id="list1530751146" text:style-name="L55">
        <text:list-item>
          <text:list>
            <text:list-item>
              <text:p text:style-name="P1529">ارتباط ها :‌</text:p>
              <text:list>
                <text:list-item>
                  <text:p text:style-name="P1529">dates : </text:p>
                  <text:list>
                    <text:list-item>
                      <text:p text:style-name="P1530">نوع : <text:span text:style-name="T864">1 به n</text:span></text:p>
                    </text:list-item>
                    <text:list-item>
                      <text:p text:style-name="P1531">توضیحات : <text:span text:style-name="T864">هر یک </text:span><text:span text:style-name="T927">client</text:span><text:span text:style-name="T865"> دارای چندین date است و هر یک date میتواند متعلق به یک </text:span><text:span text:style-name="T927">client</text:span><text:span text:style-name="T86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50918061029685" text:continue-numbering="true" text:style-name="L55">
        <text:list-item>
          <text:list>
            <text:list-item>
              <text:list>
                <text:list-item>
                  <text:p text:style-name="P1529">users : </text:p>
                  <text:list>
                    <text:list-item>
                      <text:p text:style-name="P1530">نوع : <text:span text:style-name="T866">1 به n </text:span></text:p>
                    </text:list-item>
                    <text:list-item>
                      <text:p text:style-name="P1531">توضیحات : <text:span text:style-name="T866">هر یک </text:span><text:span text:style-name="T927">client</text:span><text:span text:style-name="T866"> متعلق به یک user است و هر یک user میتواند چندین </text:span><text:span text:style-name="T927">client</text:span><text:span text:style-name="T866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p text:style-name="P183"/>
      <text:list xml:id="list150919501158090" text:continue-numbering="true" text:style-name="L55">
        <text:list-item>
          <text:list>
            <text:list-item>
              <text:list>
                <text:list-item>
                  <text:p text:style-name="P1152"><text:span text:style-name="T880">iconables</text:span><text:span text:style-name="T881"> : </text:span></text:p>
                  <text:list>
                    <text:list-item>
                      <text:p text:style-name="P1530">نوع : <text:span text:style-name="T867">1 به 1</text:span></text:p>
                    </text:list-item>
                    <text:list-item>
                      <text:p text:style-name="P1531">توضیحات : <text:s/><text:span text:style-name="T867">هر یک </text:span><text:span text:style-name="T927">client</text:span><text:span text:style-name="T868"> دارای یک رکورد در </text:span><text:span text:style-name="T869">جدول </text:span><text:span text:style-name="T880">iconables</text:span><text:span text:style-name="T869"> </text:span><text:span text:style-name="T870">است و هر یک رکورد در جدول </text:span><text:span text:style-name="T880">iconables</text:span><text:span text:style-name="T870"> میتواند متعلق به یک </text:span><text:span text:style-name="T927">client</text:span><text:span text:style-name="T870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50918496436911" text:continue-numbering="true" text:style-name="L55">
        <text:list-item>
          <text:list>
            <text:list-item>
              <text:list>
                <text:list-item>
                  <text:p text:style-name="P1153"><text:span text:style-name="T929">client</text:span><text:span text:style-name="T930">_translations : </text:span></text:p>
                  <text:list>
                    <text:list-item>
                      <text:p text:style-name="P1530">نوع : <text:span text:style-name="T871">1 به n </text:span></text:p>
                    </text:list-item>
                    <text:list-item>
                      <text:p text:style-name="P1154"><text:span text:style-name="T931">توضیحات : </text:span><text:span text:style-name="T871">هر یک </text:span><text:span text:style-name="T929">client</text:span><text:span text:style-name="T871"> دارای چندین translate است و هر یک translate متعلق به یک </text:span><text:span text:style-name="T929">client</text:span><text:span text:style-name="T871"> اس</text:span><text:span text:style-name="T872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50917463494402" text:continue-numbering="true" text:style-name="L55">
        <text:list-item>
          <text:list>
            <text:list-item>
              <text:list>
                <text:list-item>
                  <text:p text:style-name="P1155"><text:span text:style-name="T937">portfolios</text:span><text:span text:style-name="T933"> : </text:span></text:p>
                  <text:list>
                    <text:list-item>
                      <text:p text:style-name="P1510">نوع :‌1 به n </text:p>
                    </text:list-item>
                    <text:list-item>
                      <text:p text:style-name="P1510">توضیحات :‌ <text:span text:style-name="T936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534"><text:soft-page-break/>media : </text:p>
                  <text:list>
                    <text:list-item>
                      <text:p text:style-name="P1534">نوع : <text:span text:style-name="T984">1 به 1</text:span></text:p>
                    </text:list-item>
                    <text:list-item>
                      <text:p text:style-name="P1156"><text:span text:style-name="T983">توضیحات : <text:s/></text:span><text:span text:style-name="T984">هر یک client میتواند دارای یک record در جدول media باشد (برای </text:span><text:span text:style-name="T985">ذخیره عکس مدیر ان برند که </text:span><text:span text:style-name="T986">زمانیکه نظر ان راجب هر یک از portfilio نمایش داده میشود اواتار ان </text:span><text:span text:style-name="T987">کنار ان باشد !!!</text:span><text:span text:style-name="T986"> </text:span><text:span text:style-name="T984">) </text:span><text:span text:style-name="T988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9"><text:span text:style-name="T929">client</text:span>_translations : در این جدول ترجمه های <text:span text:style-name="T863">یک </text:span><text:span text:style-name="T929">client</text:span><text:span text:style-name="T863"> که برای زبان های مختلف ایجاد شده ذخیره میشود !!!</text:span></text:p>
        </text:list-item>
      </text:list>
      <text:p text:style-name="P185"/>
      <text:list xml:id="list150918409325379" text:continue-numbering="true" text:style-name="L55">
        <text:list-item>
          <text:list>
            <text:list-item>
              <text:p text:style-name="P1535">ستون ها : </text:p>
            </text:list-item>
          </text:list>
        </text:list-item>
      </text:list>
      <text:p text:style-name="P18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600471194848">
          <table:table-cell table:style-name="Table46.A1" office:value-type="string">
            <text:p text:style-name="P374">Name</text:p>
          </table:table-cell>
          <table:table-cell table:style-name="Table46.A1" office:value-type="string">
            <text:p text:style-name="P374">Data Type</text:p>
          </table:table-cell>
          <table:table-cell table:style-name="Table46.A1" office:value-type="string">
            <text:p text:style-name="P374">Attributes</text:p>
          </table:table-cell>
          <table:table-cell table:style-name="Table46.D1" office:value-type="string">
            <text:p text:style-name="P374">Comment</text:p>
          </table:table-cell>
        </table:table-row>
        <table:table-row table:style-name="TableLine94600471248624">
          <table:table-cell table:style-name="Table46.A2" office:value-type="string">
            <text:p text:style-name="P932">id</text:p>
          </table:table-cell>
          <table:table-cell table:style-name="Table46.A2" office:value-type="string">
            <text:p text:style-name="P934">Big int</text:p>
          </table:table-cell>
          <table:table-cell table:style-name="Table46.A2" office:value-type="string">
            <text:p text:style-name="P928">Not null , unsigned ,index ,</text:p>
            <text:p text:style-name="P928">unique , primary key , </text:p>
            <text:p text:style-name="P928">auto increment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600471250928">
          <table:table-cell table:style-name="Table46.A2" office:value-type="string">
            <text:p text:style-name="P932">name</text:p>
          </table:table-cell>
          <table:table-cell table:style-name="Table46.A2" office:value-type="string">
            <text:p text:style-name="P934">varchar(<text:span text:style-name="T875">64</text:span>)</text:p>
          </table:table-cell>
          <table:table-cell table:style-name="Table46.A2" office:value-type="string">
            <text:p text:style-name="P943">Not null 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600471251840">
          <table:table-cell table:style-name="Table46.A2" office:value-type="string">
            <text:p text:style-name="P933"><text:span text:style-name="T929">client</text:span>_id</text:p>
          </table:table-cell>
          <table:table-cell table:style-name="Table46.A2" office:value-type="string">
            <text:p text:style-name="P934">Big int</text:p>
          </table:table-cell>
          <table:table-cell table:style-name="Table46.A2" office:value-type="string">
            <text:p text:style-name="P935">Not null , unsigned , </text:p>
            <text:p text:style-name="P938">fo<text:span text:style-name="T873">reign</text:span> key → brands(id)</text:p>
            <text:p text:style-name="P938"/>
            <text:p text:style-name="P939">On Delete → (cascade) ,</text:p>
            <text:p text:style-name="P939">On Update →<text:span text:style-name="T874"> </text:span>(cascade) ,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600471252800">
          <table:table-cell table:style-name="Table46.A2" office:value-type="string">
            <text:p text:style-name="P932">language_id</text:p>
          </table:table-cell>
          <table:table-cell table:style-name="Table46.A2" office:value-type="string">
            <text:p text:style-name="P934">Big int</text:p>
          </table:table-cell>
          <table:table-cell table:style-name="Table46.A2" office:value-type="string">
            <text:p text:style-name="P936">Not null , unsigned</text:p>
            <text:p text:style-name="P936"/>
            <text:p text:style-name="P940">foreign key → languages(id)</text:p>
            <text:p text:style-name="P940"/>
            <text:p text:style-name="P797">On Delete → (cascade) ,</text:p>
            <text:p text:style-name="P797">On Update → (cascade) ,</text:p>
          </table:table-cell>
          <table:table-cell table:style-name="Table46.D2" office:value-type="string">
            <text:p text:style-name="P330"/>
          </table:table-cell>
        </table:table-row>
      </table:table>
      <text:p text:style-name="P301"/>
      <text:list xml:id="list1373432806" text:style-name="L56">
        <text:list-item>
          <text:list>
            <text:list-item>
              <text:p text:style-name="P1536">ارتباط ها : </text:p>
              <text:list>
                <text:list-item>
                  <text:p text:style-name="P1537"><text:span text:style-name="T929">clients</text:span> : </text:p>
                  <text:list>
                    <text:list-item>
                      <text:p text:style-name="P1532">نوع : <text:span text:style-name="T871">1 به n </text:span></text:p>
                    </text:list-item>
                    <text:list-item>
                      <text:p text:style-name="P1533">توضیحات : <text:span text:style-name="T871">هر یک </text:span><text:span text:style-name="T929">client</text:span><text:span text:style-name="T871"> دارای چندین translate است و هر یک translate متعلق به یک brand اس</text:span><text:span text:style-name="T872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50918145515589" text:continue-numbering="true" text:style-name="L56">
        <text:list-item>
          <text:list>
            <text:list-item>
              <text:list>
                <text:list-item>
                  <text:p text:style-name="P1536">languages : </text:p>
                  <text:list>
                    <text:list-item>
                      <text:p text:style-name="P1538">نوع : 1 به n </text:p>
                    </text:list-item>
                    <text:list-item>
                      <text:p text:style-name="P1538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50918515482873" text:continue-numbering="true" text:style-name="L56">
        <text:list-item>
          <text:p text:style-name="P1674"><text:span text:style-name="T876">technologies : </text:span><text:span text:style-name="T877">در این جدول لیست تکنولوژی ها ذخیره میشود !!! </text:span></text:p>
        </text:list-item>
      </text:list>
      <text:p text:style-name="P14"/>
      <text:list xml:id="list150918310487266" text:continue-numbering="true" text:style-name="L56">
        <text:list-item>
          <text:list>
            <text:list-item>
              <text:p text:style-name="P1539">ستون ها : </text:p>
            </text:list-item>
          </text:list>
        </text:list-item>
      </text:list>
      <text:p text:style-name="P302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600471296560">
          <table:table-cell table:style-name="Table47.A1" office:value-type="string">
            <text:p text:style-name="P374">Name</text:p>
          </table:table-cell>
          <table:table-cell table:style-name="Table47.A1" office:value-type="string">
            <text:p text:style-name="P374">Data Type</text:p>
          </table:table-cell>
          <table:table-cell table:style-name="Table47.A1" office:value-type="string">
            <text:p text:style-name="P374">Attributes</text:p>
          </table:table-cell>
          <table:table-cell table:style-name="Table47.D1" office:value-type="string">
            <text:p text:style-name="P374">Comment</text:p>
          </table:table-cell>
        </table:table-row>
        <table:table-row table:style-name="TableLine94600471315776">
          <table:table-cell table:style-name="Table47.A2" office:value-type="string">
            <text:p text:style-name="P945">id</text:p>
          </table:table-cell>
          <table:table-cell table:style-name="Table47.A2" office:value-type="string">
            <text:p text:style-name="P946">Big int</text:p>
          </table:table-cell>
          <table:table-cell table:style-name="Table47.A2" office:value-type="string">
            <text:p text:style-name="P929">Not null , unsigned ,index ,</text:p>
            <text:p text:style-name="P929">unique , primary key , </text:p>
            <text:p text:style-name="P929">auto increment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4600471317952">
          <table:table-cell table:style-name="Table47.A2" office:value-type="string">
            <text:p text:style-name="P945">name</text:p>
          </table:table-cell>
          <table:table-cell table:style-name="Table47.A2" office:value-type="string">
            <text:p text:style-name="P361"><text:span text:style-name="T878">varchar(</text:span><text:span text:style-name="T879">24</text:span><text:span text:style-name="T878">)</text:span></text:p>
          </table:table-cell>
          <table:table-cell table:style-name="Table47.A2" office:value-type="string">
            <text:p text:style-name="P947">Not null 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4600471318864">
          <table:table-cell table:style-name="Table47.A2" office:value-type="string">
            <text:p text:style-name="P982">url</text:p>
          </table:table-cell>
          <table:table-cell table:style-name="Table47.A2" office:value-type="string">
            <text:p text:style-name="P982">varchar(64)</text:p>
          </table:table-cell>
          <table:table-cell table:style-name="Table47.A2" office:value-type="string">
            <text:p text:style-name="P982">nullable</text:p>
          </table:table-cell>
          <table:table-cell table:style-name="Table47.D2" office:value-type="string">
            <text:p text:style-name="P330"/>
          </table:table-cell>
        </table:table-row>
      </table:table>
      <text:p text:style-name="P302"/>
      <text:list xml:id="list348119636" text:style-name="L57">
        <text:list-item>
          <text:list>
            <text:list-item>
              <text:p text:style-name="P1540">ارتباط ها : </text:p>
              <text:list>
                <text:list-item>
                  <text:p text:style-name="P1540">dates : </text:p>
                  <text:list>
                    <text:list-item>
                      <text:p text:style-name="P1541">نوع : <text:span text:style-name="T882">1 به n </text:span></text:p>
                    </text:list-item>
                    <text:list-item>
                      <text:p text:style-name="P1541">توضیحات : <text:s/><text:span text:style-name="T882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50917513911753" text:continue-numbering="true" text:style-name="L57">
        <text:list-item>
          <text:list>
            <text:list-item>
              <text:list>
                <text:list-item>
                  <text:p text:style-name="P1540">users : </text:p>
                  <text:list>
                    <text:list-item>
                      <text:p text:style-name="P1541">نوع : <text:span text:style-name="T883">1 به n </text:span></text:p>
                    </text:list-item>
                    <text:list-item>
                      <text:p text:style-name="P1541">توضیحات : <text:s/><text:span text:style-name="T883">هر یک technology متعلق به یک user است و هر یک user میتواند چندین </text:span><text:span text:style-name="T884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50919165819864" text:continue-numbering="true" text:style-name="L57">
        <text:list-item>
          <text:list>
            <text:list-item>
              <text:list>
                <text:list-item>
                  <text:p text:style-name="P1540">technology_translations : </text:p>
                  <text:list>
                    <text:list-item>
                      <text:p text:style-name="P1541">نوع : <text:span text:style-name="T885">1 به n </text:span></text:p>
                    </text:list-item>
                    <text:list-item>
                      <text:p text:style-name="P1541">توضیحات : <text:s/><text:span text:style-name="T885">هر یک </text:span><text:span text:style-name="T886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50919054418940" text:continue-numbering="true" text:style-name="L57">
        <text:list-item>
          <text:list>
            <text:list-item>
              <text:list>
                <text:list-item>
                  <text:p text:style-name="P1543">iconables : </text:p>
                  <text:list>
                    <text:list-item>
                      <text:p text:style-name="P1544">نوع : <text:span text:style-name="T888">1 به 1 </text:span></text:p>
                    </text:list-item>
                    <text:list-item>
                      <text:p text:style-name="P1544">توضیحات : <text:span text:style-name="T889">هر یک technology دارای یک رکورد در جدول </text:span><text:span text:style-name="T890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50918173946568" text:continue-numbering="true" text:style-name="L57">
        <text:list-item>
          <text:list>
            <text:list-item>
              <text:list>
                <text:list-item>
                  <text:p text:style-name="P1157"><text:span text:style-name="T916">portfolio</text:span><text:span text:style-name="T914">: </text:span></text:p>
                  <text:list>
                    <text:list-item>
                      <text:p text:style-name="P1545">نوع :‌<text:span text:style-name="T915">m به n </text:span></text:p>
                    </text:list-item>
                    <text:list-item>
                      <text:p text:style-name="P1545">توضیحات :‌<text:span text:style-name="T915">هر یک technology </text:span><text:span text:style-name="T916">میتواند </text:span><text:span text:style-name="T917">متعلق به چندین portfolio باشد !!! و هر یک portfolio میتواند چندین technology داشته باشد !! </text:span></text:p>
                      <text:p text:style-name="P1546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00">technology_translations : در این جدول ترجمه های هر یک از تکنولوژی ذخیره میشود که برای هر زبان ایجاد شده !!!. </text:p>
        </text:list-item>
      </text:list>
      <text:p text:style-name="P188"/>
      <text:list xml:id="list150917566524596" text:continue-numbering="true" text:style-name="L57">
        <text:list-item>
          <text:list>
            <text:list-item>
              <text:p text:style-name="P1548">ستون ها : </text:p>
            </text:list-item>
          </text:list>
        </text:list-item>
      </text:list>
      <text:p text:style-name="P189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600471388352">
          <table:table-cell table:style-name="Table48.A1" office:value-type="string">
            <text:p text:style-name="P374">Name</text:p>
          </table:table-cell>
          <table:table-cell table:style-name="Table48.A1" office:value-type="string">
            <text:p text:style-name="P374">Data Type</text:p>
          </table:table-cell>
          <table:table-cell table:style-name="Table48.A1" office:value-type="string">
            <text:p text:style-name="P374">Attributes</text:p>
          </table:table-cell>
          <table:table-cell table:style-name="Table48.D1" office:value-type="string">
            <text:p text:style-name="P374">Comment</text:p>
          </table:table-cell>
        </table:table-row>
        <table:table-row table:style-name="TableLine94600471409152">
          <table:table-cell table:style-name="Table48.A2" office:value-type="string">
            <text:p text:style-name="P949">id</text:p>
          </table:table-cell>
          <table:table-cell table:style-name="Table48.A2" office:value-type="string">
            <text:p text:style-name="P950">Big int</text:p>
          </table:table-cell>
          <table:table-cell table:style-name="Table48.A2" office:value-type="string">
            <text:p text:style-name="P950">Unsigned , index ,unique , <text:span text:style-name="T891">primary key , auto increment,</text:span></text:p>
            <text:p text:style-name="P951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600471411712">
          <table:table-cell table:style-name="Table48.A2" office:value-type="string">
            <text:p text:style-name="P949">describe</text:p>
          </table:table-cell>
          <table:table-cell table:style-name="Table48.A2" office:value-type="string">
            <text:p text:style-name="P950">varchar(<text:span text:style-name="T892">164</text:span>)</text:p>
          </table:table-cell>
          <table:table-cell table:style-name="Table48.A2" office:value-type="string">
            <text:p text:style-name="P952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600471412624">
          <table:table-cell table:style-name="Table48.A2" office:value-type="string">
            <text:p text:style-name="P949">technology_id</text:p>
          </table:table-cell>
          <table:table-cell table:style-name="Table48.A2" office:value-type="string">
            <text:p text:style-name="P953">Big int</text:p>
          </table:table-cell>
          <table:table-cell table:style-name="Table48.A2" office:value-type="string">
            <text:p text:style-name="P954">Not null , unsigned ,</text:p>
            <text:p text:style-name="P954">foreign key → technologies(id)</text:p>
            <text:p text:style-name="P954"/>
            <text:p text:style-name="P955">on Delete → (cascade) ,</text:p>
            <text:p text:style-name="P955">on update → (cascade) ,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600471413584">
          <table:table-cell table:style-name="Table48.A2" office:value-type="string">
            <text:p text:style-name="P949">language_id</text:p>
          </table:table-cell>
          <table:table-cell table:style-name="Table48.A2" office:value-type="string">
            <text:p text:style-name="P953">Big int</text:p>
          </table:table-cell>
          <table:table-cell table:style-name="Table48.A2" office:value-type="string">
            <text:p text:style-name="P937">Not null , unsigned</text:p>
            <text:p text:style-name="P937"/>
            <text:p text:style-name="P941">foreign key → languages(id)</text:p>
            <text:p text:style-name="P941"/>
            <text:p text:style-name="P798">On Delete → (cascade) ,</text:p>
            <text:p text:style-name="P798">On Update → (cascade) ,</text:p>
          </table:table-cell>
          <table:table-cell table:style-name="Table48.D2" office:value-type="string">
            <text:p text:style-name="P330"/>
          </table:table-cell>
        </table:table-row>
      </table:table>
      <text:p text:style-name="P303"/>
      <text:p text:style-name="P303"/>
      <text:list xml:id="list2907897401" text:style-name="L58">
        <text:list-item>
          <text:list>
            <text:list-item>
              <text:p text:style-name="P1549">ارتباط ها :‌</text:p>
              <text:list>
                <text:list-item>
                  <text:p text:style-name="P1550">technologies :</text:p>
                  <text:list>
                    <text:list-item>
                      <text:p text:style-name="P1542">نوع : <text:span text:style-name="T885">1 به n </text:span></text:p>
                    </text:list-item>
                    <text:list-item>
                      <text:p text:style-name="P1550"><text:span text:style-name="T887">توضیحات : <text:s/></text:span><text:span text:style-name="T885">هر یک </text:span><text:span text:style-name="T886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50917598386935" text:continue-numbering="true" text:style-name="L58">
        <text:list-item>
          <text:list>
            <text:list-item>
              <text:list>
                <text:list-item>
                  <text:p text:style-name="P1549">languages : </text:p>
                  <text:list>
                    <text:list-item>
                      <text:p text:style-name="P1551">نوع : 1 به n </text:p>
                    </text:list-item>
                    <text:list-item>
                      <text:p text:style-name="P1158"><text:span text:style-name="T893">توضیحات : <text:s/>هر یک language دارای چندین </text:span><text:span text:style-name="T894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0918846478077" text:continue-list="list150918338533615" text:style-name="L51">
        <text:list-item>
          <text:p text:style-name="P1701">portfolios : در این جدول نمونه کار ها ذخیره میشود !!</text:p>
        </text:list-item>
      </text:list>
      <text:p text:style-name="P164"/>
      <text:list xml:id="list150918609538670" text:continue-numbering="true" text:style-name="L51">
        <text:list-item>
          <text:list>
            <text:list-item>
              <text:p text:style-name="P1552">ستون ها : </text:p>
            </text:list-item>
          </text:list>
        </text:list-item>
      </text:list>
      <text:p text:style-name="P165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600471456992">
          <table:table-cell table:style-name="Table41.A1" office:value-type="string">
            <text:p text:style-name="P374">Name</text:p>
          </table:table-cell>
          <table:table-cell table:style-name="Table41.A1" office:value-type="string">
            <text:p text:style-name="P374">Data Type</text:p>
          </table:table-cell>
          <table:table-cell table:style-name="Table41.A1" office:value-type="string">
            <text:p text:style-name="P374">Attributes</text:p>
          </table:table-cell>
          <table:table-cell table:style-name="Table41.D1" office:value-type="string">
            <text:p text:style-name="P374">Comment</text:p>
          </table:table-cell>
        </table:table-row>
        <table:table-row table:style-name="TableLine94600471493424">
          <table:table-cell table:style-name="Table41.A2" office:value-type="string">
            <text:p text:style-name="P897">id</text:p>
          </table:table-cell>
          <table:table-cell table:style-name="Table41.A2" office:value-type="string">
            <text:p text:style-name="P899">Big int</text:p>
          </table:table-cell>
          <table:table-cell table:style-name="Table41.A2" office:value-type="string">
            <text:p text:style-name="P901">Unsigned , not null , index , <text:span text:style-name="T824">unique ,primary key ,auto increment</text:span>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4600471495728">
          <table:table-cell table:style-name="Table41.A2" office:value-type="string">
            <text:p text:style-name="P898">url</text:p>
          </table:table-cell>
          <table:table-cell table:style-name="Table41.A2" office:value-type="string">
            <text:p text:style-name="P900">varchar(<text:span text:style-name="T820">32</text:span>)</text:p>
          </table:table-cell>
          <table:table-cell table:style-name="Table41.A2" office:value-type="string">
            <text:p text:style-name="P903">Not null 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4600471496640">
          <table:table-cell table:style-name="Table41.A2" office:value-type="string">
            <text:p text:style-name="P942">role</text:p>
          </table:table-cell>
          <table:table-cell table:style-name="Table41.A2" office:value-type="string">
            <text:p text:style-name="P362"><text:span text:style-name="T896">varchar(</text:span><text:span text:style-name="T895">164</text:span><text:span text:style-name="T896">)</text:span></text:p>
          </table:table-cell>
          <table:table-cell table:style-name="Table41.A2" office:value-type="string">
            <text:p text:style-name="P942">Nullable </text:p>
          </table:table-cell>
          <table:table-cell table:style-name="Table41.D2" office:value-type="string">
            <text:p text:style-name="P948">نقش من در این پروژه مثلا front , android developer </text:p>
          </table:table-cell>
        </table:table-row>
        <table:table-row table:style-name="TableLine94600471497600">
          <table:table-cell table:style-name="Table41.A2" office:value-type="string">
            <text:p text:style-name="P944">status</text:p>
          </table:table-cell>
          <table:table-cell table:style-name="Table41.A2" office:value-type="string">
            <text:p text:style-name="P1033">boolean</text:p>
          </table:table-cell>
          <table:table-cell table:style-name="Table41.A2" office:value-type="string">
            <text:p text:style-name="P319">Not null , defualt 1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600471499024">
          <table:table-cell table:style-name="Table41.A2" office:value-type="string">
            <text:p text:style-name="P962">completed</text:p>
          </table:table-cell>
          <table:table-cell table:style-name="Table41.A2" office:value-type="string">
            <text:p text:style-name="P1033">boolean</text:p>
          </table:table-cell>
          <table:table-cell table:style-name="Table41.A2" office:value-type="string">
            <text:p text:style-name="P320">Not null , defualt 0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600471500048">
          <table:table-cell table:style-name="Table41.A2" office:value-type="string">
            <text:p text:style-name="P1010">commentable</text:p>
          </table:table-cell>
          <table:table-cell table:style-name="Table41.A2" office:value-type="string">
            <text:p text:style-name="P1033">boolean</text:p>
          </table:table-cell>
          <table:table-cell table:style-name="Table41.A2" office:value-type="string">
            <text:p text:style-name="P324">Not null , default 1</text:p>
          </table:table-cell>
          <table:table-cell table:style-name="Table41.D2" office:value-type="string">
            <text:p text:style-name="P1011">نمونه کار کامنت پذیر است یا خیر‌ !!!</text:p>
          </table:table-cell>
        </table:table-row>
        <table:table-row table:style-name="TableLine94600471501120">
          <table:table-cell table:style-name="Table41.A2" office:value-type="string">
            <text:p text:style-name="P979">team_id</text:p>
          </table:table-cell>
          <table:table-cell table:style-name="Table41.A2" office:value-type="string">
            <text:p text:style-name="P979">Big int</text:p>
          </table:table-cell>
          <table:table-cell table:style-name="Table41.A2" office:value-type="string">
            <text:p text:style-name="P321">Nullable , unsigned , </text:p>
            <text:p text:style-name="P322">foreign key → <text:span text:style-name="T938">teams(id)</text:span></text:p>
            <text:p text:style-name="P322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600471502192">
          <table:table-cell table:style-name="Table41.A2" office:value-type="string">
            <text:p text:style-name="P980">Client_id</text:p>
          </table:table-cell>
          <table:table-cell table:style-name="Table41.A2" office:value-type="string">
            <text:p text:style-name="P981">Big int</text:p>
          </table:table-cell>
          <table:table-cell table:style-name="Table41.A2" office:value-type="string">
            <text:p text:style-name="P321">Nullable , unsigned , </text:p>
            <text:p text:style-name="P321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</table:table>
      <text:p text:style-name="P296"/>
      <text:list xml:id="list2468372405" text:style-name="L59">
        <text:list-item>
          <text:list>
            <text:list-item>
              <text:p text:style-name="P1553">ارتباطات : </text:p>
              <text:list>
                <text:list-item>
                  <text:p text:style-name="P1553">dates : </text:p>
                  <text:list>
                    <text:list-item>
                      <text:p text:style-name="P1554">نوع :‌ <text:span text:style-name="T814">1 به n </text:span></text:p>
                    </text:list-item>
                    <text:list-item>
                      <text:p text:style-name="P1555">توضیحات :‌ <text:span text:style-name="T814">هر یک portfolio دارای چندین date و هر یک date در جدول dates میتواند متعلق به یک </text:span><text:span text:style-name="T815">portfolio باشد</text:span></text:p>
                      <text:list>
                        <text:list-header>
                          <text:p text:style-name="P1556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50917476316048" text:continue-numbering="true" text:style-name="L59">
        <text:list-item>
          <text:list>
            <text:list-item>
              <text:list>
                <text:list-item>
                  <text:p text:style-name="P1557">users : </text:p>
                  <text:list>
                    <text:list-item>
                      <text:p text:style-name="P1558">نوع : 1 به n </text:p>
                    </text:list-item>
                    <text:list-item>
                      <text:p text:style-name="P1558">توضیحات : <text:s/>هر یک user میتواند <text:span text:style-name="T816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67"/>
      <text:p text:style-name="P167"/>
      <text:list xml:id="list150917565440474" text:continue-numbering="true" text:style-name="L59">
        <text:list-item>
          <text:list>
            <text:list-item>
              <text:list>
                <text:list-item>
                  <text:p text:style-name="P1559"><text:soft-page-break/>portfolio_translations : </text:p>
                  <text:list>
                    <text:list-item>
                      <text:p text:style-name="P1559">نوع : <text:span text:style-name="T817">1 به n </text:span></text:p>
                    </text:list-item>
                    <text:list-item>
                      <text:p text:style-name="P1559">توضیحات : <text:s/><text:span text:style-name="T818">هر یک portfolio دارای چندین translate است و هر یک </text:span><text:span text:style-name="T819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50918159056707" text:continue-numbering="true" text:style-name="L59">
        <text:list-item>
          <text:list>
            <text:list-item>
              <text:list>
                <text:list-item>
                  <text:p text:style-name="P1561">socialables : </text:p>
                  <text:list>
                    <text:list-item>
                      <text:p text:style-name="P1562">نوع : <text:span text:style-name="T821">1 به n </text:span></text:p>
                    </text:list-item>
                    <text:list-item>
                      <text:p text:style-name="P1562">توضیحات :‌ <text:span text:style-name="T821">هر یک portfolio دارای چندین رکورد در جدول socialables است </text:span><text:span text:style-name="T822">و هر یک </text:span><text:span text:style-name="T823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50919515749441" text:continue-numbering="true" text:style-name="L59">
        <text:list-item>
          <text:list>
            <text:list-item>
              <text:list>
                <text:list-item>
                  <text:p text:style-name="P1564">starables : </text:p>
                  <text:list>
                    <text:list-item>
                      <text:p text:style-name="P1564">نوع : <text:span text:style-name="T831">1 به 1 </text:span></text:p>
                    </text:list-item>
                    <text:list-item>
                      <text:p text:style-name="P1564">توضیحات : <text:s/><text:span text:style-name="T831">هر یک portfolio دارای یک رکورد در جدول </text:span><text:span text:style-name="T832">starables است و هر یک رکورد در جدول starables <text:s/></text:span><text:span text:style-name="T833">میتواند </text:span><text:span text:style-name="T832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50917838736148" text:continue-numbering="true" text:style-name="L59">
        <text:list-item>
          <text:list>
            <text:list-item>
              <text:list>
                <text:list-item>
                  <text:p text:style-name="P1565">likeables : </text:p>
                  <text:list>
                    <text:list-item>
                      <text:p text:style-name="P1565">نوع :‌<text:span text:style-name="T991">1 به 1</text:span></text:p>
                    </text:list-item>
                    <text:list-item>
                      <text:p text:style-name="P1565">توضیحات : <text:s/><text:span text:style-name="T991">هر یک portfolio دارای یک رکورد در جدول likeables است و هر یک likeables میتواند متعلق به یک </text:span><text:span text:style-name="T992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p text:style-name="P174"/>
      <text:list xml:id="list150918092564101" text:continue-numbering="true" text:style-name="L59">
        <text:list-item>
          <text:list>
            <text:list-item>
              <text:list>
                <text:list-item>
                  <text:p text:style-name="P1566">media : </text:p>
                  <text:list>
                    <text:list-item>
                      <text:p text:style-name="P1562">نوع : <text:span text:style-name="T834">1 به n </text:span></text:p>
                    </text:list-item>
                    <text:list-item>
                      <text:p text:style-name="P1563">توضیحات :‌ <text:span text:style-name="T834">هر یک portfolio دارای چندین رکورد در جدول media است و هر یک </text:span><text:span text:style-name="T835">رکورد در جدول media میتواند متعلق به یک portfolio باشد</text:span></text:p>
                      <text:p text:style-name="P1567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50919480023920" text:continue-numbering="true" text:style-name="L59">
        <text:list-item>
          <text:list>
            <text:list-item>
              <text:list>
                <text:list-item>
                  <text:p text:style-name="P1568">technologies : </text:p>
                  <text:list>
                    <text:list-item>
                      <text:p text:style-name="P1568">نوع : n به n </text:p>
                    </text:list-item>
                    <text:list-item>
                      <text:p text:style-name="P1569">توضیحات :‌ هر یک portfolio دارای چندین technology است و هر یک <text:span text:style-name="T912">technology </text:span><text:span text:style-name="T913">میتواند متعلق به چندین portfolio باشد !!!</text:span></text:p>
                      <text:p text:style-name="P154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50917568518701" text:continue-numbering="true" text:style-name="L59">
        <text:list-item>
          <text:list>
            <text:list-item>
              <text:list>
                <text:list-item>
                  <text:p text:style-name="P1511">teams : </text:p>
                  <text:list>
                    <text:list-item>
                      <text:p text:style-name="P1511">نوع :‌1 به n </text:p>
                    </text:list-item>
                    <text:list-item>
                      <text:p text:style-name="P1511">توضیحات :‌ <text:span text:style-name="T934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50918619916584" text:continue-numbering="true" text:style-name="L59">
        <text:list-item>
          <text:list>
            <text:list-item>
              <text:list>
                <text:list-item>
                  <text:p text:style-name="P1570"><text:soft-page-break/>clients : </text:p>
                  <text:list>
                    <text:list-item>
                      <text:p text:style-name="P1512">نوع :‌1 به n </text:p>
                    </text:list-item>
                    <text:list-item>
                      <text:p text:style-name="P1512">توضیحات :‌ <text:span text:style-name="T936">هر یک portfolio متعلق به یک client است و هر یک client دارای چندین portfolio است !!!</text:span></text:p>
                    </text:list-item>
                  </text:list>
                  <text:p text:style-name="P1571"/>
                </text:list-item>
                <text:list-item>
                  <text:p text:style-name="P1571"><text:span text:style-name="T966">portfolio_</text:span><text:span text:style-name="T969">attribute_</text:span><text:span text:style-name="T970">items</text:span><text:span text:style-name="T966"> : </text:span></text:p>
                  <text:list>
                    <text:list-item>
                      <text:p text:style-name="P1572">نوع :‌ <text:s/>n به n </text:p>
                    </text:list-item>
                    <text:list-item>
                      <text:p text:style-name="P1574">توضیحات :‌هر یک portfolio دارای چندین attribute است و هر یک attribute میتواند <text:span text:style-name="T967">متعلق به چندین portfolio باشد !!! <text:s text:c="21"/></text:span><text:span text:style-name="T968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02">portfolio_translations : در این جدول <text:span text:style-name="T836">ترجمه های هر یک از portfolio ذخیره میشود که برای هر زبان تولید شده ۱!!</text:span></text:p>
        </text:list-item>
      </text:list>
      <text:p text:style-name="P177"/>
      <text:list xml:id="list150918829776434" text:continue-numbering="true" text:style-name="L59">
        <text:list-item>
          <text:list>
            <text:list-item>
              <text:p text:style-name="P1576">ستون ها : </text:p>
            </text:list-item>
          </text:list>
        </text:list-item>
      </text:list>
      <text:p text:style-name="P178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600471632368">
          <table:table-cell table:style-name="Table43.A1" office:value-type="string">
            <text:p text:style-name="P374">Name</text:p>
          </table:table-cell>
          <table:table-cell table:style-name="Table43.A1" office:value-type="string">
            <text:p text:style-name="P374">Data Type</text:p>
          </table:table-cell>
          <table:table-cell table:style-name="Table43.A1" office:value-type="string">
            <text:p text:style-name="P374">Attributes</text:p>
          </table:table-cell>
          <table:table-cell table:style-name="Table43.D1" office:value-type="string">
            <text:p text:style-name="P374">Comment</text:p>
          </table:table-cell>
        </table:table-row>
        <table:table-row table:style-name="TableLine94600471678000">
          <table:table-cell table:style-name="Table43.A2" office:value-type="string">
            <text:p text:style-name="P909">id</text:p>
          </table:table-cell>
          <table:table-cell table:style-name="Table43.A2" office:value-type="string">
            <text:p text:style-name="P910">Big int</text:p>
          </table:table-cell>
          <table:table-cell table:style-name="Table43.A2" office:value-type="string">
            <text:p text:style-name="P902">Unsigned , not null , index , <text:span text:style-name="T824">unique ,primary key ,auto increment</text:span>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600471680560">
          <table:table-cell table:style-name="Table43.A2" office:value-type="string">
            <text:p text:style-name="P910">title</text:p>
          </table:table-cell>
          <table:table-cell table:style-name="Table43.A2" office:value-type="string">
            <text:p text:style-name="P912">varchar(<text:span text:style-name="T837">60</text:span>)</text:p>
          </table:table-cell>
          <table:table-cell table:style-name="Table43.A2" office:value-type="string">
            <text:p text:style-name="P915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600471681472">
          <table:table-cell table:style-name="Table43.A2" office:value-type="string">
            <text:p text:style-name="P910">content</text:p>
          </table:table-cell>
          <table:table-cell table:style-name="Table43.A2" office:value-type="string">
            <text:p text:style-name="P914">text</text:p>
          </table:table-cell>
          <table:table-cell table:style-name="Table43.A2" office:value-type="string">
            <text:p text:style-name="P915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600471682432">
          <table:table-cell table:style-name="Table43.A2" office:value-type="string">
            <text:p text:style-name="P963">Client_</text:p>
            <text:p text:style-name="P963">review</text:p>
          </table:table-cell>
          <table:table-cell table:style-name="Table43.A2" office:value-type="string">
            <text:p text:style-name="P964">varchar(4000)</text:p>
          </table:table-cell>
          <table:table-cell table:style-name="Table43.A2" office:value-type="string">
            <text:p text:style-name="P965">Nullable , 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600471683856">
          <table:table-cell table:style-name="Table43.A2" office:value-type="string">
            <text:p text:style-name="P966">location</text:p>
          </table:table-cell>
          <table:table-cell table:style-name="Table43.A2" office:value-type="string">
            <text:p text:style-name="P967">varchar(30)</text:p>
          </table:table-cell>
          <table:table-cell table:style-name="Table43.A2" office:value-type="string">
            <text:p text:style-name="P968">Nullable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600471684880">
          <table:table-cell table:style-name="Table43.A2" office:value-type="string">
            <text:p text:style-name="P910">description</text:p>
          </table:table-cell>
          <table:table-cell table:style-name="Table43.A2" office:value-type="string">
            <text:p text:style-name="P913">varchar(<text:span text:style-name="T838">160</text:span>)</text:p>
          </table:table-cell>
          <table:table-cell table:style-name="Table43.A2" office:value-type="string">
            <text:p text:style-name="P915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600471685952">
          <table:table-cell table:style-name="Table43.A2" office:value-type="string">
            <text:p text:style-name="P910">keywords</text:p>
          </table:table-cell>
          <table:table-cell table:style-name="Table43.A2" office:value-type="string">
            <text:p text:style-name="P913">varchar(<text:span text:style-name="T838">255</text:span>)</text:p>
          </table:table-cell>
          <table:table-cell table:style-name="Table43.A2" office:value-type="string">
            <text:p text:style-name="P915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600471687024">
          <table:table-cell table:style-name="Table43.A2" office:value-type="string">
            <text:p text:style-name="P910">portfolio_id</text:p>
          </table:table-cell>
          <table:table-cell table:style-name="Table43.A2" office:value-type="string">
            <text:p text:style-name="P911">Big int</text:p>
          </table:table-cell>
          <table:table-cell table:style-name="Table43.A2" office:value-type="string">
            <text:p text:style-name="P916">Unsigned , not null ,</text:p>
            <text:p text:style-name="P916">foreign key → portfolios(id)</text:p>
            <text:p text:style-name="P916"/>
            <text:p text:style-name="P917">On Delete → (<text:span text:style-name="T839">cascade</text:span>)</text:p>
            <text:p text:style-name="P918">On Update → (cascade)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600471688016">
          <table:table-cell table:style-name="Table43.A2" office:value-type="string">
            <text:p text:style-name="P910">language_id</text:p>
          </table:table-cell>
          <table:table-cell table:style-name="Table43.A2" office:value-type="string">
            <text:p text:style-name="P911">Big int</text:p>
          </table:table-cell>
          <table:table-cell table:style-name="Table43.A2" office:value-type="string">
            <text:p text:style-name="P808">Not null , <text:span text:style-name="T751">unsigned ,</text:span> </text:p>
            <text:p text:style-name="P808">foreign key → languages(id)</text:p>
            <text:p text:style-name="P808"/>
            <text:p text:style-name="P796">On Delete → (cascade) ,</text:p>
            <text:p text:style-name="P796">On Update → (cascade) ,</text:p>
          </table:table-cell>
          <table:table-cell table:style-name="Table43.D2" office:value-type="string">
            <text:p text:style-name="P330"/>
          </table:table-cell>
        </table:table-row>
      </table:table>
      <text:p text:style-name="P298"/>
      <text:p text:style-name="P298"/>
      <text:list xml:id="list2151479182" text:style-name="L60">
        <text:list-item>
          <text:list>
            <text:list-item>
              <text:p text:style-name="P1577">ارتباط ها :‌</text:p>
              <text:list>
                <text:list-item>
                  <text:p text:style-name="P1578">languages : </text:p>
                  <text:list>
                    <text:list-item>
                      <text:p text:style-name="P1579">نوع <text:s/>: <text:span text:style-name="T844">1 به N </text:span></text:p>
                    </text:list-item>
                    <text:list-item>
                      <text:p text:style-name="P1159"><text:span text:style-name="T843">توضیحات </text:span><text:span text:style-name="T840"><text:s/>: </text:span><text:span text:style-name="T841">هر یک </text:span><text:span text:style-name="T842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50919323154358" text:continue-numbering="true" text:style-name="L60">
        <text:list-item>
          <text:list>
            <text:list-item>
              <text:list>
                <text:list-item>
                  <text:p text:style-name="P1580">portfolios : </text:p>
                  <text:list>
                    <text:list-item>
                      <text:p text:style-name="P1560">نوع : <text:span text:style-name="T817">1 به n </text:span></text:p>
                    </text:list-item>
                    <text:list-item>
                      <text:p text:style-name="P1560">توضیحات : <text:s/><text:span text:style-name="T818">هر یک portfolio دارای چندین translate است و هر یک </text:span><text:span text:style-name="T819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50918383333708" text:continue-numbering="true" text:style-name="L60">
        <text:list-item>
          <text:p text:style-name="P1675"><text:span text:style-name="T897">portfolio_technology : </text:span><text:span text:style-name="T898">در این جدول </text:span><text:span text:style-name="T899">تکنولوژی هایی که </text:span><text:span text:style-name="T901">attach میشود </text:span><text:span text:style-name="T899"><text:s/>به هر یک از </text:span><text:span text:style-name="T900">portfolio ذخیره میشود !!! </text:span></text:p>
        </text:list-item>
      </text:list>
      <text:p text:style-name="P194"/>
      <text:list xml:id="list150918240083538" text:continue-numbering="true" text:style-name="L60">
        <text:list-item>
          <text:list>
            <text:list-item>
              <text:p text:style-name="P1581">ستون ها : </text:p>
            </text:list-item>
          </text:list>
        </text:list-item>
      </text:list>
      <text:p text:style-name="P195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600471705120">
          <table:table-cell table:style-name="Table49.A1" office:value-type="string">
            <text:p text:style-name="P374">Name</text:p>
          </table:table-cell>
          <table:table-cell table:style-name="Table49.A1" office:value-type="string">
            <text:p text:style-name="P374">Data Type</text:p>
          </table:table-cell>
          <table:table-cell table:style-name="Table49.A1" office:value-type="string">
            <text:p text:style-name="P374">Attributes</text:p>
          </table:table-cell>
          <table:table-cell table:style-name="Table49.D1" office:value-type="string">
            <text:p text:style-name="P374">Comment</text:p>
          </table:table-cell>
        </table:table-row>
        <table:table-row table:style-name="TableLine94600471757920">
          <table:table-cell table:style-name="Table49.A2" office:value-type="string">
            <text:p text:style-name="P956">id</text:p>
          </table:table-cell>
          <table:table-cell table:style-name="Table49.A2" office:value-type="string">
            <text:p text:style-name="P957">Big int</text:p>
          </table:table-cell>
          <table:table-cell table:style-name="Table49.A2" office:value-type="string">
            <text:p text:style-name="P958">Not null , unsigned , unique ,</text:p>
            <text:p text:style-name="P958">primary key , auto increment ,</text:p>
            <text:p text:style-name="P958">index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600471760096">
          <table:table-cell table:style-name="Table49.A2" office:value-type="string">
            <text:p text:style-name="P956">portfolio_id</text:p>
          </table:table-cell>
          <table:table-cell table:style-name="Table49.A2" office:value-type="string">
            <text:p text:style-name="P957">Big int</text:p>
          </table:table-cell>
          <table:table-cell table:style-name="Table49.A2" office:value-type="string">
            <text:p text:style-name="P959">Not null , unsigned , </text:p>
            <text:p text:style-name="P960">foreign key → portfolios(id)</text:p>
            <text:p text:style-name="P960"/>
            <text:p text:style-name="P960">On Delete → (cascade) ,</text:p>
            <text:p text:style-name="P960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600471761008">
          <table:table-cell table:style-name="Table49.A2" office:value-type="string">
            <text:p text:style-name="P956">technology_id</text:p>
          </table:table-cell>
          <table:table-cell table:style-name="Table49.A2" office:value-type="string">
            <text:p text:style-name="P957">Big int</text:p>
          </table:table-cell>
          <table:table-cell table:style-name="Table49.A2" office:value-type="string">
            <text:p text:style-name="P363"><text:span text:style-name="T902">foreign key → </text:span><text:span text:style-name="T903">technology</text:span><text:span text:style-name="T902">(id)</text:span></text:p>
            <text:p text:style-name="P960"/>
            <text:p text:style-name="P960">On Delete → (cascade) ,</text:p>
            <text:p text:style-name="P960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600471761968">
          <table:table-cell table:style-name="Table49.A2" office:value-type="string">
            <text:p text:style-name="P957">sort</text:p>
          </table:table-cell>
          <table:table-cell table:style-name="Table49.A2" office:value-type="string">
            <text:p text:style-name="P957">Tiny int</text:p>
          </table:table-cell>
          <table:table-cell table:style-name="Table49.A2" office:value-type="string">
            <text:p text:style-name="P961">Unsigned , nullable</text:p>
          </table:table-cell>
          <table:table-cell table:style-name="Table49.D2" office:value-type="string">
            <text:p text:style-name="P1034">ترتیب نمایش تکنولوژی ها </text:p>
          </table:table-cell>
        </table:table-row>
      </table:table>
      <text:p text:style-name="P304"/>
      <text:p text:style-name="P304"/>
      <text:list xml:id="list3409266031" text:style-name="L61">
        <text:list-item>
          <text:list>
            <text:list-item>
              <text:p text:style-name="P1582">ارتباط ها :‌</text:p>
              <text:list>
                <text:list-item>
                  <text:p text:style-name="P1582">portfolios : </text:p>
                  <text:list>
                    <text:list-item>
                      <text:p text:style-name="P1583">نوع : <text:span text:style-name="T904">1 به n </text:span></text:p>
                    </text:list-item>
                    <text:list-item>
                      <text:p text:style-name="P1584">توضیحات : <text:s/><text:span text:style-name="T904">هر یک portfolio دارای چندین رکورد در جدول </text:span><text:span text:style-name="T897">portfolio_technology </text:span><text:span text:style-name="T905">است و هر یک </text:span><text:span text:style-name="T906">رکورد در </text:span><text:span text:style-name="T907">جدول </text:span><text:span text:style-name="T906"><text:s text:c="2"/>portfolio_technology <text:s/></text:span><text:span text:style-name="T907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50917735124139" text:continue-numbering="true" text:style-name="L61">
        <text:list-item>
          <text:list>
            <text:list-item>
              <text:list>
                <text:list-item>
                  <text:p text:style-name="P1582">technologies : </text:p>
                  <text:list>
                    <text:list-item>
                      <text:p text:style-name="P1585">نوع : <text:span text:style-name="T908">1 به n </text:span></text:p>
                    </text:list-item>
                    <text:list-item>
                      <text:p text:style-name="P1585">توضیحات : <text:span text:style-name="T908">هر یک </text:span><text:span text:style-name="T909">technology دارای چندین رکورد در جدول </text:span></text:p>
                      <text:p text:style-name="P1586"><text:span text:style-name="T906">portfolio_technology </text:span><text:span text:style-name="T910">است و هر یک رکورد از جدول </text:span></text:p>
                      <text:p text:style-name="P1586"><text:span text:style-name="T906">portfolio_technology </text:span><text:span text:style-name="T910">متعلق به یک </text:span><text:span text:style-name="T911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50919217045305" text:continue-numbering="true" text:style-name="L61">
        <text:list-item>
          <text:p text:style-name="P1703">portfolio_challenge : <text:span text:style-name="T918">در این جدول challenge هایی </text:span><text:span text:style-name="T919">که برای هر یک از portfolio ایجاد میشود ذخیره میکنیم . !!!</text:span></text:p>
        </text:list-item>
      </text:list>
      <text:p text:style-name="P198"/>
      <text:list xml:id="list150919048825648" text:continue-numbering="true" text:style-name="L61">
        <text:list-item>
          <text:list>
            <text:list-item>
              <text:p text:style-name="P1587">ستون ها :‌</text:p>
            </text:list-item>
          </text:list>
        </text:list-item>
      </text:list>
      <text:p text:style-name="P199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600471721936">
          <table:table-cell table:style-name="Table50.A1" office:value-type="string">
            <text:p text:style-name="P374">Name</text:p>
          </table:table-cell>
          <table:table-cell table:style-name="Table50.A1" office:value-type="string">
            <text:p text:style-name="P374">Data Type</text:p>
          </table:table-cell>
          <table:table-cell table:style-name="Table50.A1" office:value-type="string">
            <text:p text:style-name="P374">Attributes</text:p>
          </table:table-cell>
          <table:table-cell table:style-name="Table50.D1" office:value-type="string">
            <text:p text:style-name="P374">Comment</text:p>
          </table:table-cell>
        </table:table-row>
        <table:table-row table:style-name="TableLine94600471837248">
          <table:table-cell table:style-name="Table50.A2" office:value-type="string">
            <text:p text:style-name="P969">id</text:p>
          </table:table-cell>
          <table:table-cell table:style-name="Table50.A2" office:value-type="string">
            <text:p text:style-name="P969">Big int</text:p>
          </table:table-cell>
          <table:table-cell table:style-name="Table50.A2" office:value-type="string">
            <text:p text:style-name="P969">Unsigned , not null , index ,</text:p>
            <text:p text:style-name="P969">unique , primary key , </text:p>
            <text:p text:style-name="P969">auto increment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600471839808">
          <table:table-cell table:style-name="Table50.A2" office:value-type="string">
            <text:p text:style-name="P969">status</text:p>
          </table:table-cell>
          <table:table-cell table:style-name="Table50.A2" office:value-type="string">
            <text:p text:style-name="P1035">boolean</text:p>
          </table:table-cell>
          <table:table-cell table:style-name="Table50.A2" office:value-type="string">
            <text:p text:style-name="P970">Not null , <text:span text:style-name="T920">defualt 1</text:span>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600471840720">
          <table:table-cell table:style-name="Table50.A2" office:value-type="string">
            <text:p text:style-name="P969">sort</text:p>
          </table:table-cell>
          <table:table-cell table:style-name="Table50.A2" office:value-type="string">
            <text:p text:style-name="P969">Tiny int</text:p>
          </table:table-cell>
          <table:table-cell table:style-name="Table50.A2" office:value-type="string">
            <text:p text:style-name="P971">Nullable , unsigned 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600471841680">
          <table:table-cell table:style-name="Table50.A2" office:value-type="string">
            <text:p text:style-name="P969">portfolio_id</text:p>
          </table:table-cell>
          <table:table-cell table:style-name="Table50.A2" office:value-type="string">
            <text:p text:style-name="P969">Big int</text:p>
          </table:table-cell>
          <table:table-cell table:style-name="Table50.A2" office:value-type="string">
            <text:p text:style-name="P972">Unsigned , not null , </text:p>
            <text:p text:style-name="P972">foreign key → portfolios(id) ,</text:p>
            <text:p text:style-name="P972"/>
            <text:p text:style-name="P973">On Delete → (cascade) ,</text:p>
            <text:p text:style-name="P973">On <text:span text:style-name="T921">Update</text:span> → (cascade) ,</text:p>
          </table:table-cell>
          <table:table-cell table:style-name="Table50.D2" office:value-type="string">
            <text:p text:style-name="P330"/>
          </table:table-cell>
        </table:table-row>
      </table:table>
      <text:p text:style-name="P305"/>
      <text:list xml:id="list2891353116" text:style-name="L62">
        <text:list-item>
          <text:list>
            <text:list-item>
              <text:p text:style-name="P1588">ارتباطات : </text:p>
              <text:list>
                <text:list-item>
                  <text:p text:style-name="P1588">portfolios : </text:p>
                  <text:list>
                    <text:list-item>
                      <text:p text:style-name="P1589">نوع : <text:span text:style-name="T922">1 به N</text:span></text:p>
                    </text:list-item>
                    <text:list-item>
                      <text:p text:style-name="P1589">توضیحات : <text:s/><text:span text:style-name="T922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50919210155884" text:continue-numbering="true" text:style-name="L62">
        <text:list-item>
          <text:list>
            <text:list-item>
              <text:list>
                <text:list-item>
                  <text:p text:style-name="P1588">portfolio_challenge_translations : </text:p>
                  <text:list>
                    <text:list-item>
                      <text:p text:style-name="P1590">نوع :‌ 1 به n </text:p>
                    </text:list-item>
                    <text:list-item>
                      <text:p text:style-name="P1590">توضیحات : <text:s/>هر یک challenge دارای چندین translate است و هر یک translate متعلق به یک <text:span text:style-name="T923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50918500363899" text:continue-numbering="true" text:style-name="L62">
        <text:list-item>
          <text:p text:style-name="P1704">portfolio_challenge_translations : در این جدول <text:span text:style-name="T924">ترجمه های هر یک </text:span><text:span text:style-name="T925">از</text:span><text:span text:style-name="T924"> challenge </text:span><text:span text:style-name="T925">ها برای زبان های مختلف ذخیره میشود !!</text:span></text:p>
        </text:list-item>
      </text:list>
      <text:p text:style-name="P202"/>
      <text:list xml:id="list150919321254279" text:continue-numbering="true" text:style-name="L62">
        <text:list-item>
          <text:list>
            <text:list-item>
              <text:p text:style-name="P1592">ستون ها :‌</text:p>
            </text:list-item>
          </text:list>
        </text:list-item>
      </text:list>
      <text:p text:style-name="P203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600471874976">
          <table:table-cell table:style-name="Table51.A1" office:value-type="string">
            <text:p text:style-name="P374">Name</text:p>
          </table:table-cell>
          <table:table-cell table:style-name="Table51.A1" office:value-type="string">
            <text:p text:style-name="P374">Data Type</text:p>
          </table:table-cell>
          <table:table-cell table:style-name="Table51.A1" office:value-type="string">
            <text:p text:style-name="P374">Attributes</text:p>
          </table:table-cell>
          <table:table-cell table:style-name="Table51.D1" office:value-type="string">
            <text:p text:style-name="P374">Comment</text:p>
          </table:table-cell>
        </table:table-row>
        <table:table-row table:style-name="TableLine94600471908640">
          <table:table-cell table:style-name="Table51.A2" office:value-type="string">
            <text:p text:style-name="P974">id</text:p>
          </table:table-cell>
          <table:table-cell table:style-name="Table51.A2" office:value-type="string">
            <text:p text:style-name="P974">Big int</text:p>
          </table:table-cell>
          <table:table-cell table:style-name="Table51.A2" office:value-type="string">
            <text:p text:style-name="P969">Unsigned , not null , index ,</text:p>
            <text:p text:style-name="P969">unique , primary key , </text:p>
            <text:p text:style-name="P969">auto increment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600471910800">
          <table:table-cell table:style-name="Table51.A2" office:value-type="string">
            <text:p text:style-name="P974">content</text:p>
          </table:table-cell>
          <table:table-cell table:style-name="Table51.A2" office:value-type="string">
            <text:p text:style-name="P975">varchar(<text:span text:style-name="T926">4000</text:span>)</text:p>
          </table:table-cell>
          <table:table-cell table:style-name="Table51.A2" office:value-type="string">
            <text:p text:style-name="P976">Not null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600471911712">
          <table:table-cell table:style-name="Table51.A2" office:value-type="string">
            <text:p text:style-name="P974">Portfolio</text:p>
            <text:p text:style-name="P974">_challenge</text:p>
            <text:p text:style-name="P974">_id</text:p>
          </table:table-cell>
          <table:table-cell table:style-name="Table51.A2" office:value-type="string">
            <text:p text:style-name="P975">Big int</text:p>
          </table:table-cell>
          <table:table-cell table:style-name="Table51.A2" office:value-type="string">
            <text:p text:style-name="P976">Not null , unsigned , </text:p>
            <text:p text:style-name="P976">foreign key → portfolio_challenges_id(id)</text:p>
            <text:p text:style-name="P976"/>
            <text:p text:style-name="P976">On Delete → (cascade) , </text:p>
            <text:p text:style-name="P976">On Update → (cascade) , 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600471912672">
          <table:table-cell table:style-name="Table51.A2" office:value-type="string">
            <text:p text:style-name="P974">language_id</text:p>
          </table:table-cell>
          <table:table-cell table:style-name="Table51.A2" office:value-type="string">
            <text:p text:style-name="P975">Big int</text:p>
          </table:table-cell>
          <table:table-cell table:style-name="Table51.A2" office:value-type="string">
            <text:p text:style-name="P809">Not null , <text:span text:style-name="T751">unsigned ,</text:span> </text:p>
            <text:p text:style-name="P809">foreign key → languages(id)</text:p>
            <text:p text:style-name="P809"/>
            <text:p text:style-name="P799">On Delete → (cascade) ,</text:p>
            <text:p text:style-name="P799">On Update → (cascade) ,</text:p>
          </table:table-cell>
          <table:table-cell table:style-name="Table51.D2" office:value-type="string">
            <text:p text:style-name="P330"/>
          </table:table-cell>
        </table:table-row>
      </table:table>
      <text:p text:style-name="P306"/>
      <text:list xml:id="list926394602" text:style-name="L63">
        <text:list-item>
          <text:list>
            <text:list-item>
              <text:p text:style-name="P1593">ارتباط ها :‌</text:p>
              <text:list>
                <text:list-item>
                  <text:p text:style-name="P1593">portfolio_challenges : </text:p>
                  <text:list>
                    <text:list-item>
                      <text:p text:style-name="P1591">نوع :‌ 1 به n </text:p>
                    </text:list-item>
                    <text:list-item>
                      <text:p text:style-name="P1591">توضیحات : <text:s/>هر یک challenge دارای چندین translate است و هر یک translate متعلق به یک <text:span text:style-name="T923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50918422268034" text:continue-numbering="true" text:style-name="L63">
        <text:list-item>
          <text:list>
            <text:list-item>
              <text:list>
                <text:list-item>
                  <text:p text:style-name="P1593">languages : </text:p>
                  <text:list>
                    <text:list-item>
                      <text:p text:style-name="P1594">نوع : 1 به n </text:p>
                    </text:list-item>
                    <text:list-item>
                      <text:p text:style-name="P1594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p text:style-name="P207"/>
      <text:list xml:id="list150918575457495" text:continue-numbering="true" text:style-name="L63">
        <text:list-item>
          <text:p text:style-name="P1705">portfolio_attribute_groups : در این جدول <text:span text:style-name="T941">attribute group ها را ذخیره میکنیم </text:span><text:span text:style-name="T942">که در </text:span><text:span text:style-name="T943">صفحه ی portfolio ها برای فیلتر و سرچ انها استفاده میشود . </text:span><text:span text:style-name="T944">در این جدول گروه هایی </text:span><text:span text:style-name="T945">&gt; </text:span><text:span text:style-name="T944"><text:s/>مثل </text:span><text:span text:style-name="T945">پلتفرم نمونه کار (linux , web ,android , ios , ) <text:s/>,</text:span><text:span text:style-name="T946">مدت انجام نمونه کار (یک ماه <text:s/>, دو ماه , …. ) <text:s/>, </text:span><text:span text:style-name="T947">رنگ ها (سفید <text:s/>, قرمز , … <text:s/>) , </text:span><text:span text:style-name="T948">نوع سورس (open source , close source )</text:span></text:p>
        </text:list-item>
      </text:list>
      <text:p text:style-name="P208"/>
      <text:list xml:id="list150917913640250" text:continue-numbering="true" text:style-name="L63">
        <text:list-item>
          <text:list>
            <text:list-item>
              <text:p text:style-name="P1595">ستون ها :‌</text:p>
            </text:list-item>
          </text:list>
        </text:list-item>
      </text:list>
      <text:p text:style-name="P209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600471936320">
          <table:table-cell table:style-name="Table52.A1" office:value-type="string">
            <text:p text:style-name="P374">Name</text:p>
          </table:table-cell>
          <table:table-cell table:style-name="Table52.A1" office:value-type="string">
            <text:p text:style-name="P374">Data Type</text:p>
          </table:table-cell>
          <table:table-cell table:style-name="Table52.A1" office:value-type="string">
            <text:p text:style-name="P374">Attributes</text:p>
          </table:table-cell>
          <table:table-cell table:style-name="Table52.D1" office:value-type="string">
            <text:p text:style-name="P374">Comment</text:p>
          </table:table-cell>
        </table:table-row>
        <table:table-row table:style-name="TableLine94600471984528">
          <table:table-cell table:style-name="Table52.A2" office:value-type="string">
            <text:p text:style-name="P983">id</text:p>
          </table:table-cell>
          <table:table-cell table:style-name="Table52.A2" office:value-type="string">
            <text:p text:style-name="P984">Big int</text:p>
          </table:table-cell>
          <table:table-cell table:style-name="Table52.A2" office:value-type="string">
            <text:p text:style-name="P987">Not null , unsigned , unique ,</text:p>
            <text:p text:style-name="P987">primary key , auto increment ,</text:p>
            <text:p text:style-name="P987">index 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4600471986832">
          <table:table-cell table:style-name="Table52.A2" office:value-type="string">
            <text:p text:style-name="P983">sort</text:p>
          </table:table-cell>
          <table:table-cell table:style-name="Table52.A2" office:value-type="string">
            <text:p text:style-name="P985">Tiny int</text:p>
          </table:table-cell>
          <table:table-cell table:style-name="Table52.A2" office:value-type="string">
            <text:p text:style-name="P985">Nullable , unsigned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4600471987744">
          <table:table-cell table:style-name="Table52.A2" office:value-type="string">
            <text:p text:style-name="P983">status</text:p>
          </table:table-cell>
          <table:table-cell table:style-name="Table52.A2" office:value-type="string">
            <text:p text:style-name="P1036">boolean</text:p>
          </table:table-cell>
          <table:table-cell table:style-name="Table52.A2" office:value-type="string">
            <text:p text:style-name="P990">Not null , default 1</text:p>
          </table:table-cell>
          <table:table-cell table:style-name="Table52.D2" office:value-type="string">
            <text:p text:style-name="P989">این گروه در فیلتر ها نمایش داده شود یا خیر</text:p>
          </table:table-cell>
        </table:table-row>
        <table:table-row table:style-name="TableLine94600471988704">
          <table:table-cell table:style-name="Table52.A2" office:value-type="string">
            <text:p text:style-name="P983">type</text:p>
          </table:table-cell>
          <table:table-cell table:style-name="Table52.A2" office:value-type="string">
            <text:p text:style-name="P986">Tiny int </text:p>
          </table:table-cell>
          <table:table-cell table:style-name="Table52.A2" office:value-type="string">
            <text:p text:style-name="P986">Not null , unsigned</text:p>
          </table:table-cell>
          <table:table-cell table:style-name="Table52.D2" office:value-type="string">
            <text:p text:style-name="P991">نوع هر یک از گروه :</text:p>
            <text:p text:style-name="P991">checkbox , radio ,</text:p>
            <text:p text:style-name="P991">color , </text:p>
          </table:table-cell>
        </table:table-row>
      </table:table>
      <text:p text:style-name="P307"/>
      <text:p text:style-name="P307"/>
      <text:list xml:id="list1284082112" text:style-name="L64">
        <text:list-item>
          <text:list>
            <text:list-item>
              <text:p text:style-name="P1596">ارتباط ها : </text:p>
              <text:list>
                <text:list-item>
                  <text:p text:style-name="P1597">dates : </text:p>
                  <text:list>
                    <text:list-item>
                      <text:p text:style-name="P1598">نوع : <text:span text:style-name="T950">1 به n </text:span></text:p>
                    </text:list-item>
                    <text:list-item>
                      <text:p text:style-name="P1598">توضیحات :‌ <text:span text:style-name="T950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50918951735395" text:continue-numbering="true" text:style-name="L64">
        <text:list-item>
          <text:list>
            <text:list-item>
              <text:list>
                <text:list-item>
                  <text:p text:style-name="P1597">users : </text:p>
                  <text:list>
                    <text:list-item>
                      <text:p text:style-name="P1598">نوع : <text:span text:style-name="T954">1 به n</text:span></text:p>
                    </text:list-item>
                    <text:list-item>
                      <text:p text:style-name="P1598">توضیحات :‌ <text:span text:style-name="T954">هر یک user میتواند چندین attribute group ایجاد کند و هر یک attribute group متعلق به یک </text:span><text:span text:style-name="T955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50918386401798" text:continue-numbering="true" text:style-name="L64">
        <text:list-item>
          <text:list>
            <text:list-item>
              <text:list>
                <text:list-item>
                  <text:p text:style-name="P1597">iconables : </text:p>
                  <text:list>
                    <text:list-item>
                      <text:p text:style-name="P1598">نوع : <text:span text:style-name="T956">1 به 1</text:span></text:p>
                    </text:list-item>
                    <text:list-item>
                      <text:p text:style-name="P1598">توضیحات :‌ <text:span text:style-name="T956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p text:style-name="P213"/>
      <text:list xml:id="list150918453454015" text:continue-numbering="true" text:style-name="L64">
        <text:list-item>
          <text:list>
            <text:list-item>
              <text:list>
                <text:list-item>
                  <text:p text:style-name="P1600"><text:soft-page-break/>portfolio_attribute_items : </text:p>
                  <text:list>
                    <text:list-item>
                      <text:p text:style-name="P1598">نوع : <text:span text:style-name="T951">1 به n </text:span></text:p>
                    </text:list-item>
                    <text:list-item>
                      <text:p text:style-name="P1598">توضیحات :‌ <text:span text:style-name="T951">هر یک </text:span><text:span text:style-name="T952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50917467103623" text:continue-numbering="true" text:style-name="L64">
        <text:list-item>
          <text:list>
            <text:list-item>
              <text:list>
                <text:list-item>
                  <text:p text:style-name="P1601">portfolio_attribute_translations : </text:p>
                </text:list-item>
              </text:list>
            </text:list-item>
          </text:list>
        </text:list-item>
      </text:list>
      <text:list xml:id="list2890940461" text:style-name="L65">
        <text:list-item>
          <text:list>
            <text:list-item>
              <text:list>
                <text:list-item>
                  <text:list>
                    <text:list-item>
                      <text:p text:style-name="P1604">نوع :‌1 به n </text:p>
                    </text:list-item>
                    <text:list-item>
                      <text:p text:style-name="P1604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50919104764348" text:continue-list="list150917467103623" text:style-name="L64">
        <text:list-item>
          <text:p text:style-name="P1706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0"/>
      <text:list xml:id="list150919449319319" text:continue-numbering="true" text:style-name="L64">
        <text:list-item>
          <text:list>
            <text:list-item>
              <text:p text:style-name="P1610">ستون ها : </text:p>
            </text:list-item>
          </text:list>
        </text:list-item>
      </text:list>
      <text:p text:style-name="P211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600472011120">
          <table:table-cell table:style-name="Table53.A1" office:value-type="string">
            <text:p text:style-name="P374">Name</text:p>
          </table:table-cell>
          <table:table-cell table:style-name="Table53.A1" office:value-type="string">
            <text:p text:style-name="P374">Data Type</text:p>
          </table:table-cell>
          <table:table-cell table:style-name="Table53.A1" office:value-type="string">
            <text:p text:style-name="P374">Attributes</text:p>
          </table:table-cell>
          <table:table-cell table:style-name="Table53.D1" office:value-type="string">
            <text:p text:style-name="P374">Comment</text:p>
          </table:table-cell>
        </table:table-row>
        <table:table-row table:style-name="TableLine94600472089712">
          <table:table-cell table:style-name="Table53.A2" office:value-type="string">
            <text:p text:style-name="P992">id</text:p>
          </table:table-cell>
          <table:table-cell table:style-name="Table53.A2" office:value-type="string">
            <text:p text:style-name="P992">Big int</text:p>
          </table:table-cell>
          <table:table-cell table:style-name="Table53.A2" office:value-type="string">
            <text:p text:style-name="P988">Not null , unsigned , unique ,</text:p>
            <text:p text:style-name="P988">primary key , auto increment ,</text:p>
            <text:p text:style-name="P988">index 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4600472092272">
          <table:table-cell table:style-name="Table53.A2" office:value-type="string">
            <text:p text:style-name="P992">sort</text:p>
          </table:table-cell>
          <table:table-cell table:style-name="Table53.A2" office:value-type="string">
            <text:p text:style-name="P992">Tiny int</text:p>
          </table:table-cell>
          <table:table-cell table:style-name="Table53.A2" office:value-type="string">
            <text:p text:style-name="P994">Nullable , unsigned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4600472093184">
          <table:table-cell table:style-name="Table53.A2" office:value-type="string">
            <text:p text:style-name="P992">portfolio_attribute_group_id</text:p>
          </table:table-cell>
          <table:table-cell table:style-name="Table53.A2" office:value-type="string">
            <text:p text:style-name="P993">Big int</text:p>
          </table:table-cell>
          <table:table-cell table:style-name="Table53.A2" office:value-type="string">
            <text:p text:style-name="P995">Not null , unsigned , </text:p>
            <text:p text:style-name="P995">foreign key → portfolio_attribute_groups(id)</text:p>
            <text:p text:style-name="P995"/>
            <text:p text:style-name="P996">On Delete → (cascade) ,</text:p>
            <text:p text:style-name="P996">On Update → (cascade) ,</text:p>
          </table:table-cell>
          <table:table-cell table:style-name="Table53.D2" office:value-type="string">
            <text:p text:style-name="P330"/>
          </table:table-cell>
        </table:table-row>
      </table:table>
      <text:p text:style-name="P308"/>
      <text:list xml:id="list150919049148410" text:continue-list="list2890940461" text:style-name="L65">
        <text:list-item>
          <text:list>
            <text:list-item>
              <text:p text:style-name="P1611">ارتباط ها : </text:p>
              <text:list>
                <text:list-item>
                  <text:p text:style-name="P1612">portfolio_attribute_grou<text:span text:style-name="T949">ps : </text:span><text:span text:style-name="T953"><text:s/></text:span></text:p>
                  <text:list>
                    <text:list-item>
                      <text:p text:style-name="P1599">نوع : <text:span text:style-name="T951">1 به n </text:span></text:p>
                    </text:list-item>
                    <text:list-item>
                      <text:p text:style-name="P1599">توضیحات :‌ <text:span text:style-name="T951">هر یک </text:span><text:span text:style-name="T952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50918494123773" text:continue-numbering="true" text:style-name="L65">
        <text:list-item>
          <text:list>
            <text:list-item>
              <text:list>
                <text:list-item>
                  <text:p text:style-name="P1613">iconables : </text:p>
                </text:list-item>
                <text:list-item>
                  <text:p text:style-name="P1614">نوع :‌<text:span text:style-name="T960">1 به 1</text:span></text:p>
                </text:list-item>
                <text:list-item>
                  <text:p text:style-name="P1614">توضیحات :‌ <text:span text:style-name="T960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2"/>
      <text:list xml:id="list150918320342533" text:continue-numbering="true" text:style-name="L65">
        <text:list-item>
          <text:list>
            <text:list-item>
              <text:list>
                <text:list-item>
                  <text:p text:style-name="P1615">dates : </text:p>
                  <text:list>
                    <text:list-item>
                      <text:p text:style-name="P1616">نوع :‌<text:span text:style-name="T957">1 به n </text:span></text:p>
                    </text:list-item>
                    <text:list-item>
                      <text:p text:style-name="P1616">توضیحات :‌ <text:span text:style-name="T957">هر یک attribute item دارای چندین date در جدول dates است و هر یک از </text:span><text:span text:style-name="T958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50919226097214" text:continue-numbering="true" text:style-name="L65">
        <text:list-item>
          <text:list>
            <text:list-item>
              <text:list>
                <text:list-item>
                  <text:p text:style-name="P1615">users : </text:p>
                  <text:list>
                    <text:list-item>
                      <text:p text:style-name="P1617">نوع :‌<text:span text:style-name="T957">1 به n </text:span></text:p>
                    </text:list-item>
                    <text:list-item>
                      <text:p text:style-name="P1616">توضیحات :‌<text:span text:style-name="T959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50918520691014" text:continue-numbering="true" text:style-name="L65">
        <text:list-item>
          <text:list>
            <text:list-item>
              <text:list>
                <text:list-item>
                  <text:p text:style-name="P1707">portfolio_attribute_translations : </text:p>
                  <text:list>
                    <text:list-item>
                      <text:p text:style-name="P1602">نوع :‌ <text:span text:style-name="T963">1 به n </text:span></text:p>
                    </text:list-item>
                    <text:list-item>
                      <text:p text:style-name="P1602">توضیحات :‌ <text:span text:style-name="T963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50919068888940" text:continue-numbering="true" text:style-name="L65">
        <text:list-item>
          <text:list>
            <text:list-item>
              <text:list>
                <text:list-item>
                  <text:p text:style-name="P1573">portfolios : </text:p>
                  <text:list>
                    <text:list-item>
                      <text:p text:style-name="P1573">نوع :‌ <text:s/>n به n </text:p>
                    </text:list-item>
                    <text:list-item>
                      <text:p text:style-name="P1575">توضیحات :‌هر یک portfolio دارای چندین attribute است و هر یک attribute میتواند <text:span text:style-name="T967">متعلق به چندین portfolio باشد !!! <text:s text:c="21"/></text:span><text:span text:style-name="T968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08">portfolio_attribute_translations : <text:span text:style-name="T961">در این جدول </text:span><text:span text:style-name="T962">ترجمه های هر یک از attribute items و attribute groups که برای زبان های مختلف ایجاد شده را ذخیره میکنیم !!! </text:span></text:p>
        </text:list-item>
      </text:list>
      <text:p text:style-name="P216"/>
      <text:list xml:id="list150919286048180" text:continue-numbering="true" text:style-name="L65">
        <text:list-item>
          <text:list>
            <text:list-item>
              <text:p text:style-name="P1618">ستون ها : </text:p>
            </text:list-item>
          </text:list>
        </text:list-item>
      </text:list>
      <text:p text:style-name="P217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600472123728">
          <table:table-cell table:style-name="Table54.A1" office:value-type="string">
            <text:p text:style-name="P374">Name</text:p>
          </table:table-cell>
          <table:table-cell table:style-name="Table54.A1" office:value-type="string">
            <text:p text:style-name="P374">Data Type</text:p>
          </table:table-cell>
          <table:table-cell table:style-name="Table54.A1" office:value-type="string">
            <text:p text:style-name="P374">Attributes</text:p>
          </table:table-cell>
          <table:table-cell table:style-name="Table54.D1" office:value-type="string">
            <text:p text:style-name="P374">Comment</text:p>
          </table:table-cell>
        </table:table-row>
        <table:table-row table:style-name="TableLine94600472180816">
          <table:table-cell table:style-name="Table54.A2" office:value-type="string">
            <text:p text:style-name="P997">id</text:p>
          </table:table-cell>
          <table:table-cell table:style-name="Table54.A2" office:value-type="string">
            <text:p text:style-name="P997">Big int</text:p>
          </table:table-cell>
          <table:table-cell table:style-name="Table54.A2" office:value-type="string">
            <text:p text:style-name="P997">Unsigned , not null , index , unique , primary key , </text:p>
            <text:p text:style-name="P997">auto increment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600472182896">
          <table:table-cell table:style-name="Table54.A2" office:value-type="string">
            <text:p text:style-name="P997">object_class</text:p>
          </table:table-cell>
          <table:table-cell table:style-name="Table54.A2" office:value-type="string">
            <text:p text:style-name="P997">varchar(255)</text:p>
          </table:table-cell>
          <table:table-cell table:style-name="Table54.A2" office:value-type="string">
            <text:p text:style-name="P1000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600472183808">
          <table:table-cell table:style-name="Table54.A2" office:value-type="string">
            <text:p text:style-name="P997">name</text:p>
          </table:table-cell>
          <table:table-cell table:style-name="Table54.A2" office:value-type="string">
            <text:p text:style-name="P997">varchar(30)</text:p>
          </table:table-cell>
          <table:table-cell table:style-name="Table54.A2" office:value-type="string">
            <text:p text:style-name="P1000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600472184768">
          <table:table-cell table:style-name="Table54.A2" office:value-type="string">
            <text:p text:style-name="P997">object_id</text:p>
          </table:table-cell>
          <table:table-cell table:style-name="Table54.A2" office:value-type="string">
            <text:p text:style-name="P999">Big int</text:p>
          </table:table-cell>
          <table:table-cell table:style-name="Table54.A2" office:value-type="string">
            <text:p text:style-name="P999">Unsigned , not null 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600472186192">
          <table:table-cell table:style-name="Table54.A2" office:value-type="string">
            <text:p text:style-name="P997">language_id</text:p>
          </table:table-cell>
          <table:table-cell table:style-name="Table54.A2" office:value-type="string">
            <text:p text:style-name="P999">Big int</text:p>
          </table:table-cell>
          <table:table-cell table:style-name="Table54.A2" office:value-type="string">
            <text:p text:style-name="P810">Not null , <text:span text:style-name="T751">unsigned ,</text:span> </text:p>
            <text:p text:style-name="P810">foreign key → languages(id)</text:p>
            <text:p text:style-name="P810"/>
            <text:p text:style-name="P800">On Delete → (cascade) ,</text:p>
            <text:p text:style-name="P800">On Update → (cascade) ,</text:p>
          </table:table-cell>
          <table:table-cell table:style-name="Table54.D2" office:value-type="string">
            <text:p text:style-name="P330"/>
          </table:table-cell>
        </table:table-row>
      </table:table>
      <text:p text:style-name="P309"/>
      <text:p text:style-name="P61">این جدول بین دو موجودیت portfolio_attribute_groups و portfolio_attribute_items به اشتراک گذاشته میشود !!!</text:p>
      <text:p text:style-name="P61"/>
      <text:list xml:id="list2259476786" text:style-name="L66">
        <text:list-item>
          <text:list>
            <text:list-item>
              <text:p text:style-name="P1606">ارتباط ها :‌</text:p>
              <text:list>
                <text:list-item>
                  <text:p text:style-name="P1607">portfolio_attribute_groups : </text:p>
                  <text:list>
                    <text:list-item>
                      <text:p text:style-name="P1605">نوع :‌1 به n </text:p>
                    </text:list-item>
                    <text:list-item>
                      <text:p text:style-name="P160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50918242545861" text:continue-numbering="true" text:style-name="L66">
        <text:list-item>
          <text:list>
            <text:list-item>
              <text:list>
                <text:list-item>
                  <text:p text:style-name="P1607">portfolio_attribute_items : </text:p>
                  <text:list>
                    <text:list-item>
                      <text:p text:style-name="P1603">نوع :‌ <text:span text:style-name="T963">1 به n </text:span></text:p>
                    </text:list-item>
                    <text:list-item>
                      <text:p text:style-name="P1608">توضیحات :‌ <text:span text:style-name="T963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50919380966486" text:continue-numbering="true" text:style-name="L66">
        <text:list-item>
          <text:list>
            <text:list-item>
              <text:list>
                <text:list-item>
                  <text:p text:style-name="P1607">languages : </text:p>
                  <text:list>
                    <text:list-item>
                      <text:p text:style-name="P1609">نوع <text:s/>: <text:span text:style-name="T964">1 به n </text:span></text:p>
                    </text:list-item>
                    <text:list-item>
                      <text:p text:style-name="P1609">توضیحات : <text:span text:style-name="T965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50919206289776" text:continue-numbering="true" text:style-name="L66">
        <text:list-item>
          <text:p text:style-name="P1676"><text:span text:style-name="T187">portfolio_attribute_attachments</text:span> <text:s/>: <text:span text:style-name="T971">در این جدول <text:s/></text:span><text:span text:style-name="T972">هر یک از attribute هایی که به </text:span><text:span text:style-name="T973">هر یک از portfolio ها attach میشود ذخیره میکنیم !!!</text:span></text:p>
        </text:list-item>
      </text:list>
      <text:p text:style-name="P16"/>
      <text:list xml:id="list150917861359681" text:continue-numbering="true" text:style-name="L66">
        <text:list-item>
          <text:list>
            <text:list-item>
              <text:p text:style-name="P1619">ستون ها : </text:p>
            </text:list-item>
          </text:list>
        </text:list-item>
      </text:list>
      <text:p text:style-name="P223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600472229120">
          <table:table-cell table:style-name="Table55.A1" office:value-type="string">
            <text:p text:style-name="P374">Name</text:p>
          </table:table-cell>
          <table:table-cell table:style-name="Table55.A1" office:value-type="string">
            <text:p text:style-name="P374">Data Type</text:p>
          </table:table-cell>
          <table:table-cell table:style-name="Table55.A1" office:value-type="string">
            <text:p text:style-name="P374">Attributes</text:p>
          </table:table-cell>
          <table:table-cell table:style-name="Table55.D1" office:value-type="string">
            <text:p text:style-name="P374">Comment</text:p>
          </table:table-cell>
        </table:table-row>
        <table:table-row table:style-name="TableLine94600472261152">
          <table:table-cell table:style-name="Table55.A2" office:value-type="string">
            <text:p text:style-name="P1001">id</text:p>
          </table:table-cell>
          <table:table-cell table:style-name="Table55.A2" office:value-type="string">
            <text:p text:style-name="P1004">Big int</text:p>
          </table:table-cell>
          <table:table-cell table:style-name="Table55.A2" office:value-type="string">
            <text:p text:style-name="P998">Unsigned , not null , index , unique , primary key , </text:p>
            <text:p text:style-name="P998">auto increment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600472263168">
          <table:table-cell table:style-name="Table55.A2" office:value-type="string">
            <text:p text:style-name="P1003">sort</text:p>
          </table:table-cell>
          <table:table-cell table:style-name="Table55.A2" office:value-type="string">
            <text:p text:style-name="P1004">Tiny int</text:p>
          </table:table-cell>
          <table:table-cell table:style-name="Table55.A2" office:value-type="string">
            <text:p text:style-name="P1005">Nullable , unsigned 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600472264080">
          <table:table-cell table:style-name="Table55.A2" office:value-type="string">
            <text:p text:style-name="P1002">portfolio_id</text:p>
          </table:table-cell>
          <table:table-cell table:style-name="Table55.A2" office:value-type="string">
            <text:p text:style-name="P1004">Big int</text:p>
          </table:table-cell>
          <table:table-cell table:style-name="Table55.A2" office:value-type="string">
            <text:p text:style-name="P1006">Not null , unsigned ,</text:p>
            <text:p text:style-name="P1006">foreign key → portfolios(id)</text:p>
            <text:p text:style-name="P1006"/>
            <text:p text:style-name="P1008">On Delete → (cascade) ,</text:p>
            <text:p text:style-name="P1008">On Update → (cascade) ,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600472265040">
          <table:table-cell table:style-name="Table55.A2" office:value-type="string">
            <text:p text:style-name="P1002">Portfolio_</text:p>
            <text:p text:style-name="P1002">attribute_</text:p>
            <text:p text:style-name="P1002">item_id</text:p>
          </table:table-cell>
          <table:table-cell table:style-name="Table55.A2" office:value-type="string">
            <text:p text:style-name="P1004">Big int</text:p>
          </table:table-cell>
          <table:table-cell table:style-name="Table55.A2" office:value-type="string">
            <text:p text:style-name="P1007">Not null , unsigned ,</text:p>
            <text:p text:style-name="P364"><text:span text:style-name="T974">foreign key → </text:span><text:span text:style-name="T975">portfolio_attribute_items</text:span><text:span text:style-name="T974">(id)</text:span></text:p>
            <text:p text:style-name="P1007"/>
            <text:p text:style-name="P1009">On Delete → (cascade) ,</text:p>
            <text:p text:style-name="P1009">On Update → (cascade) ,</text:p>
          </table:table-cell>
          <table:table-cell table:style-name="Table55.D2" office:value-type="string">
            <text:p text:style-name="P330"/>
          </table:table-cell>
        </table:table-row>
      </table:table>
      <text:p text:style-name="P310"/>
      <text:p text:style-name="P310"/>
      <text:list xml:id="list1144606263" text:style-name="L67">
        <text:list-item>
          <text:list>
            <text:list-item>
              <text:p text:style-name="P1620">ارتباط ها :‌</text:p>
              <text:list>
                <text:list-item>
                  <text:p text:style-name="P1621">portfolios : </text:p>
                  <text:list>
                    <text:list-item>
                      <text:p text:style-name="P1622">نوع : <text:span text:style-name="T976">1 به n </text:span></text:p>
                    </text:list-item>
                    <text:list-item>
                      <text:p text:style-name="P1622">توضیحات : <text:s/><text:span text:style-name="T976">هر یک portfolio دارای چندین رکورد در جدول </text:span><text:span text:style-name="T977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50918318293282" text:continue-numbering="true" text:style-name="L67">
        <text:list-item>
          <text:list>
            <text:list-item>
              <text:list>
                <text:list-item>
                  <text:p text:style-name="P1621">portfolio_attribute_items : </text:p>
                  <text:list>
                    <text:list-item>
                      <text:p text:style-name="P1622">نوع : <text:span text:style-name="T978">1 به n </text:span></text:p>
                    </text:list-item>
                    <text:list-item>
                      <text:p text:style-name="P1622">توضیحات : <text:s/><text:span text:style-name="T978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60" meta:image-count="0" meta:object-count="0" meta:page-count="93" meta:paragraph-count="2411" meta:word-count="13424" meta:character-count="64590" meta:non-whitespace-character-count="53369"/>
  </office:meta>
</office:document-meta>
</file>